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5405cm" style:use-optimal-column-width="true"/>
    </style:style>
    <style:style style:name="co3" style:family="table-column">
      <style:table-column-properties fo:break-before="auto" style:column-width="1.9685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2.05316666666667cm" style:use-optimal-column-width="true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2.41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id_deaths_data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ountry</text:p>
          </table:table-cell>
          <table:table-cell office:value-type="string" table:style-name="ce2">
            <text:p>date</text:p>
          </table:table-cell>
          <table:table-cell office:value-type="string" table:style-name="ce1">
            <text:p>new_deaths</text:p>
          </table:table-cell>
          <table:table-cell office:value-type="string" table:style-name="ce1">
            <text:p>total_deaths</text:p>
          </table:table-cell>
          <table:table-cell office:value-type="string" table:style-name="ce1">
            <text:p>population</text:p>
          </table:table-cell>
          <table:table-cell office:value-type="string" table:style-name="ce1">
            <text:p>continen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4-02T00:00:00" table:style-name="ce2">
            <text:p>2021-04-02</text:p>
          </table:table-cell>
          <table:table-cell office:value-type="float" office:value="529" table:style-name="ce1">
            <text:p>529</text:p>
          </table:table-cell>
          <table:table-cell office:value-type="float" office:value="79323" table:style-name="ce1">
            <text:p>79323</text:p>
          </table:table-cell>
          <table:table-cell office:value-type="float" office:value="15133991" table:style-name="ce1">
            <text:p>1513399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taly</text:p>
          </table:table-cell>
          <table:table-cell office:value-type="date" office:date-value="2023-09-30T00:00:00" table:style-name="ce2">
            <text:p>2023-09-30</text:p>
          </table:table-cell>
          <table:table-cell office:value-type="float" office:value="673" table:style-name="ce1">
            <text:p>673</text:p>
          </table:table-cell>
          <table:table-cell office:value-type="float" office:value="45038" table:style-name="ce1">
            <text:p>45038</text:p>
          </table:table-cell>
          <table:table-cell office:value-type="float" office:value="39426582" table:style-name="ce1">
            <text:p>3942658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4-04T00:00:00" table:style-name="ce2">
            <text:p>2023-04-04</text:p>
          </table:table-cell>
          <table:table-cell office:value-type="float" office:value="415" table:style-name="ce1">
            <text:p>415</text:p>
          </table:table-cell>
          <table:table-cell office:value-type="float" office:value="10034" table:style-name="ce1">
            <text:p>10034</text:p>
          </table:table-cell>
          <table:table-cell office:value-type="float" office:value="9258795" table:style-name="ce1">
            <text:p>925879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ganda</text:p>
          </table:table-cell>
          <table:table-cell office:value-type="date" office:date-value="2022-05-21T00:00:00" table:style-name="ce2">
            <text:p>2022-05-21</text:p>
          </table:table-cell>
          <table:table-cell office:value-type="float" office:value="378" table:style-name="ce1">
            <text:p>378</text:p>
          </table:table-cell>
          <table:table-cell office:value-type="float" office:value="87001" table:style-name="ce1">
            <text:p>87001</text:p>
          </table:table-cell>
          <table:table-cell office:value-type="float" office:value="26831760" table:style-name="ce1">
            <text:p>2683176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jibouti</text:p>
          </table:table-cell>
          <table:table-cell office:value-type="date" office:date-value="2021-07-21T00:00:00" table:style-name="ce2">
            <text:p>2021-07-21</text:p>
          </table:table-cell>
          <table:table-cell office:value-type="float" office:value="894" table:style-name="ce1">
            <text:p>894</text:p>
          </table:table-cell>
          <table:table-cell office:value-type="float" office:value="38115" table:style-name="ce1">
            <text:p>38115</text:p>
          </table:table-cell>
          <table:table-cell office:value-type="float" office:value="43835643" table:style-name="ce1">
            <text:p>4383564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ntigua and Barbuda</text:p>
          </table:table-cell>
          <table:table-cell office:value-type="date" office:date-value="2023-12-03T00:00:00" table:style-name="ce2">
            <text:p>2023-12-03</text:p>
          </table:table-cell>
          <table:table-cell office:value-type="float" office:value="41" table:style-name="ce1">
            <text:p>41</text:p>
          </table:table-cell>
          <table:table-cell office:value-type="float" office:value="57652" table:style-name="ce1">
            <text:p>57652</text:p>
          </table:table-cell>
          <table:table-cell office:value-type="float" office:value="3990044" table:style-name="ce1">
            <text:p>399004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3-08T00:00:00" table:style-name="ce2">
            <text:p>2023-03-08</text:p>
          </table:table-cell>
          <table:table-cell office:value-type="float" office:value="787" table:style-name="ce1">
            <text:p>787</text:p>
          </table:table-cell>
          <table:table-cell office:value-type="float" office:value="67358" table:style-name="ce1">
            <text:p>67358</text:p>
          </table:table-cell>
          <table:table-cell office:value-type="float" office:value="43423829" table:style-name="ce1">
            <text:p>4342382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erbia</text:p>
          </table:table-cell>
          <table:table-cell office:value-type="date" office:date-value="2023-08-02T00:00:00" table:style-name="ce2">
            <text:p>2023-08-02</text:p>
          </table:table-cell>
          <table:table-cell office:value-type="float" office:value="105" table:style-name="ce1">
            <text:p>105</text:p>
          </table:table-cell>
          <table:table-cell office:value-type="float" office:value="12171" table:style-name="ce1">
            <text:p>12171</text:p>
          </table:table-cell>
          <table:table-cell office:value-type="float" office:value="45047077" table:style-name="ce1">
            <text:p>4504707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taly</text:p>
          </table:table-cell>
          <table:table-cell office:value-type="date" office:date-value="2021-11-27T00:00:00" table:style-name="ce2">
            <text:p>2021-11-27</text:p>
          </table:table-cell>
          <table:table-cell office:value-type="float" office:value="485" table:style-name="ce1">
            <text:p>485</text:p>
          </table:table-cell>
          <table:table-cell office:value-type="float" office:value="21842" table:style-name="ce1">
            <text:p>21842</text:p>
          </table:table-cell>
          <table:table-cell office:value-type="float" office:value="44659857" table:style-name="ce1">
            <text:p>4465985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acedonia</text:p>
          </table:table-cell>
          <table:table-cell office:value-type="date" office:date-value="2023-03-17T00:00:00" table:style-name="ce2">
            <text:p>2023-03-17</text:p>
          </table:table-cell>
          <table:table-cell office:value-type="float" office:value="863" table:style-name="ce1">
            <text:p>863</text:p>
          </table:table-cell>
          <table:table-cell office:value-type="float" office:value="21485" table:style-name="ce1">
            <text:p>21485</text:p>
          </table:table-cell>
          <table:table-cell office:value-type="float" office:value="11745086" table:style-name="ce1">
            <text:p>1174508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atar</text:p>
          </table:table-cell>
          <table:table-cell office:value-type="date" office:date-value="2021-11-20T00:00:00" table:style-name="ce2">
            <text:p>2021-11-20</text:p>
          </table:table-cell>
          <table:table-cell office:value-type="float" office:value="575" table:style-name="ce1">
            <text:p>575</text:p>
          </table:table-cell>
          <table:table-cell office:value-type="float" office:value="61778" table:style-name="ce1">
            <text:p>61778</text:p>
          </table:table-cell>
          <table:table-cell office:value-type="float" office:value="5079282" table:style-name="ce1">
            <text:p>507928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atar</text:p>
          </table:table-cell>
          <table:table-cell office:value-type="date" office:date-value="2023-08-27T00:00:00" table:style-name="ce2">
            <text:p>2023-08-27</text:p>
          </table:table-cell>
          <table:table-cell office:value-type="float" office:value="821" table:style-name="ce1">
            <text:p>821</text:p>
          </table:table-cell>
          <table:table-cell office:value-type="float" office:value="26603" table:style-name="ce1">
            <text:p>26603</text:p>
          </table:table-cell>
          <table:table-cell office:value-type="float" office:value="9508418" table:style-name="ce1">
            <text:p>950841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uritius</text:p>
          </table:table-cell>
          <table:table-cell office:value-type="date" office:date-value="2023-09-06T00:00:00" table:style-name="ce2">
            <text:p>2023-09-06</text:p>
          </table:table-cell>
          <table:table-cell office:value-type="float" office:value="860" table:style-name="ce1">
            <text:p>860</text:p>
          </table:table-cell>
          <table:table-cell office:value-type="float" office:value="10449" table:style-name="ce1">
            <text:p>10449</text:p>
          </table:table-cell>
          <table:table-cell office:value-type="float" office:value="25471799" table:style-name="ce1">
            <text:p>2547179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enegal</text:p>
          </table:table-cell>
          <table:table-cell office:value-type="date" office:date-value="2021-05-26T00:00:00" table:style-name="ce2">
            <text:p>2021-05-26</text:p>
          </table:table-cell>
          <table:table-cell office:value-type="float" office:value="747" table:style-name="ce1">
            <text:p>747</text:p>
          </table:table-cell>
          <table:table-cell office:value-type="float" office:value="49138" table:style-name="ce1">
            <text:p>49138</text:p>
          </table:table-cell>
          <table:table-cell office:value-type="float" office:value="17581886" table:style-name="ce1">
            <text:p>1758188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jibouti</text:p>
          </table:table-cell>
          <table:table-cell office:value-type="date" office:date-value="2021-04-01T00:00:00" table:style-name="ce2">
            <text:p>2021-04-01</text:p>
          </table:table-cell>
          <table:table-cell office:value-type="float" office:value="768" table:style-name="ce1">
            <text:p>768</text:p>
          </table:table-cell>
          <table:table-cell office:value-type="float" office:value="79696" table:style-name="ce1">
            <text:p>79696</text:p>
          </table:table-cell>
          <table:table-cell office:value-type="float" office:value="33488819" table:style-name="ce1">
            <text:p>3348881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ermuda</text:p>
          </table:table-cell>
          <table:table-cell office:value-type="date" office:date-value="2023-05-07T00:00:00" table:style-name="ce2">
            <text:p>2023-05-07</text:p>
          </table:table-cell>
          <table:table-cell office:value-type="float" office:value="984" table:style-name="ce1">
            <text:p>984</text:p>
          </table:table-cell>
          <table:table-cell office:value-type="float" office:value="87103" table:style-name="ce1">
            <text:p>87103</text:p>
          </table:table-cell>
          <table:table-cell office:value-type="float" office:value="34619238" table:style-name="ce1">
            <text:p>3461923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oldova</text:p>
          </table:table-cell>
          <table:table-cell office:value-type="date" office:date-value="2023-05-25T00:00:00" table:style-name="ce2">
            <text:p>2023-05-25</text:p>
          </table:table-cell>
          <table:table-cell office:value-type="float" office:value="789" table:style-name="ce1">
            <text:p>789</text:p>
          </table:table-cell>
          <table:table-cell office:value-type="float" office:value="90235" table:style-name="ce1">
            <text:p>90235</text:p>
          </table:table-cell>
          <table:table-cell office:value-type="float" office:value="27955852" table:style-name="ce1">
            <text:p>2795585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negal</text:p>
          </table:table-cell>
          <table:table-cell office:value-type="date" office:date-value="2021-06-23T00:00:00" table:style-name="ce2">
            <text:p>2021-06-23</text:p>
          </table:table-cell>
          <table:table-cell office:value-type="float" office:value="408" table:style-name="ce1">
            <text:p>408</text:p>
          </table:table-cell>
          <table:table-cell office:value-type="float" office:value="3980" table:style-name="ce1">
            <text:p>3980</text:p>
          </table:table-cell>
          <table:table-cell office:value-type="float" office:value="7713651" table:style-name="ce1">
            <text:p>771365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uritius</text:p>
          </table:table-cell>
          <table:table-cell office:value-type="date" office:date-value="2022-12-25T00:00:00" table:style-name="ce2">
            <text:p>2022-12-25</text:p>
          </table:table-cell>
          <table:table-cell office:value-type="float" office:value="205" table:style-name="ce1">
            <text:p>205</text:p>
          </table:table-cell>
          <table:table-cell office:value-type="float" office:value="90399" table:style-name="ce1">
            <text:p>90399</text:p>
          </table:table-cell>
          <table:table-cell office:value-type="float" office:value="46532373" table:style-name="ce1">
            <text:p>4653237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urundi</text:p>
          </table:table-cell>
          <table:table-cell office:value-type="date" office:date-value="2021-09-05T00:00:00" table:style-name="ce2">
            <text:p>2021-09-05</text:p>
          </table:table-cell>
          <table:table-cell office:value-type="float" office:value="72" table:style-name="ce1">
            <text:p>72</text:p>
          </table:table-cell>
          <table:table-cell office:value-type="float" office:value="5719" table:style-name="ce1">
            <text:p>5719</text:p>
          </table:table-cell>
          <table:table-cell office:value-type="float" office:value="8287074" table:style-name="ce1">
            <text:p>828707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uba</text:p>
          </table:table-cell>
          <table:table-cell office:value-type="date" office:date-value="2021-02-08T00:00:00" table:style-name="ce2">
            <text:p>2021-02-08</text:p>
          </table:table-cell>
          <table:table-cell office:value-type="float" office:value="173" table:style-name="ce1">
            <text:p>173</text:p>
          </table:table-cell>
          <table:table-cell office:value-type="float" office:value="6943" table:style-name="ce1">
            <text:p>6943</text:p>
          </table:table-cell>
          <table:table-cell office:value-type="float" office:value="18506061" table:style-name="ce1">
            <text:p>1850606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6-03T00:00:00" table:style-name="ce2">
            <text:p>2021-06-03</text:p>
          </table:table-cell>
          <table:table-cell office:value-type="float" office:value="720" table:style-name="ce1">
            <text:p>720</text:p>
          </table:table-cell>
          <table:table-cell office:value-type="float" office:value="48028" table:style-name="ce1">
            <text:p>48028</text:p>
          </table:table-cell>
          <table:table-cell office:value-type="float" office:value="46202906" table:style-name="ce1">
            <text:p>4620290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ermuda</text:p>
          </table:table-cell>
          <table:table-cell office:value-type="date" office:date-value="2022-04-06T00:00:00" table:style-name="ce2">
            <text:p>2022-04-06</text:p>
          </table:table-cell>
          <table:table-cell office:value-type="float" office:value="458" table:style-name="ce1">
            <text:p>458</text:p>
          </table:table-cell>
          <table:table-cell office:value-type="float" office:value="35176" table:style-name="ce1">
            <text:p>35176</text:p>
          </table:table-cell>
          <table:table-cell office:value-type="float" office:value="31999353" table:style-name="ce1">
            <text:p>3199935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osnia and Herzegovina</text:p>
          </table:table-cell>
          <table:table-cell office:value-type="date" office:date-value="2023-02-03T00:00:00" table:style-name="ce2">
            <text:p>2023-02-03</text:p>
          </table:table-cell>
          <table:table-cell office:value-type="float" office:value="416" table:style-name="ce1">
            <text:p>416</text:p>
          </table:table-cell>
          <table:table-cell office:value-type="float" office:value="39750" table:style-name="ce1">
            <text:p>39750</text:p>
          </table:table-cell>
          <table:table-cell office:value-type="float" office:value="34742370" table:style-name="ce1">
            <text:p>3474237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2-24T00:00:00" table:style-name="ce2">
            <text:p>2021-02-24</text:p>
          </table:table-cell>
          <table:table-cell office:value-type="float" office:value="526" table:style-name="ce1">
            <text:p>526</text:p>
          </table:table-cell>
          <table:table-cell office:value-type="float" office:value="26584" table:style-name="ce1">
            <text:p>26584</text:p>
          </table:table-cell>
          <table:table-cell office:value-type="float" office:value="40643172" table:style-name="ce1">
            <text:p>4064317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oldova</text:p>
          </table:table-cell>
          <table:table-cell office:value-type="date" office:date-value="2021-05-21T00:00:00" table:style-name="ce2">
            <text:p>2021-05-21</text:p>
          </table:table-cell>
          <table:table-cell office:value-type="float" office:value="500" table:style-name="ce1">
            <text:p>500</text:p>
          </table:table-cell>
          <table:table-cell office:value-type="float" office:value="36342" table:style-name="ce1">
            <text:p>36342</text:p>
          </table:table-cell>
          <table:table-cell office:value-type="float" office:value="32474607" table:style-name="ce1">
            <text:p>3247460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Guam</text:p>
          </table:table-cell>
          <table:table-cell office:value-type="date" office:date-value="2021-07-01T00:00:00" table:style-name="ce2">
            <text:p>2021-07-01</text:p>
          </table:table-cell>
          <table:table-cell office:value-type="float" office:value="249" table:style-name="ce1">
            <text:p>249</text:p>
          </table:table-cell>
          <table:table-cell office:value-type="float" office:value="64688" table:style-name="ce1">
            <text:p>64688</text:p>
          </table:table-cell>
          <table:table-cell office:value-type="float" office:value="11190202" table:style-name="ce1">
            <text:p>1119020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bania</text:p>
          </table:table-cell>
          <table:table-cell office:value-type="date" office:date-value="2021-02-09T00:00:00" table:style-name="ce2">
            <text:p>2021-02-09</text:p>
          </table:table-cell>
          <table:table-cell office:value-type="float" office:value="156" table:style-name="ce1">
            <text:p>156</text:p>
          </table:table-cell>
          <table:table-cell office:value-type="float" office:value="76285" table:style-name="ce1">
            <text:p>76285</text:p>
          </table:table-cell>
          <table:table-cell office:value-type="float" office:value="24829818" table:style-name="ce1">
            <text:p>2482981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taly</text:p>
          </table:table-cell>
          <table:table-cell office:value-type="date" office:date-value="2022-05-04T00:00:00" table:style-name="ce2">
            <text:p>2022-05-04</text:p>
          </table:table-cell>
          <table:table-cell office:value-type="float" office:value="586" table:style-name="ce1">
            <text:p>586</text:p>
          </table:table-cell>
          <table:table-cell office:value-type="float" office:value="97342" table:style-name="ce1">
            <text:p>97342</text:p>
          </table:table-cell>
          <table:table-cell office:value-type="float" office:value="11115896" table:style-name="ce1">
            <text:p>1111589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zech Republic</text:p>
          </table:table-cell>
          <table:table-cell office:value-type="date" office:date-value="2021-02-20T00:00:00" table:style-name="ce2">
            <text:p>2021-02-20</text:p>
          </table:table-cell>
          <table:table-cell office:value-type="float" office:value="758" table:style-name="ce1">
            <text:p>758</text:p>
          </table:table-cell>
          <table:table-cell office:value-type="float" office:value="72337" table:style-name="ce1">
            <text:p>72337</text:p>
          </table:table-cell>
          <table:table-cell office:value-type="float" office:value="3204467" table:style-name="ce1">
            <text:p>320446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taly</text:p>
          </table:table-cell>
          <table:table-cell office:value-type="date" office:date-value="2023-10-26T00:00:00" table:style-name="ce2">
            <text:p>2023-10-26</text:p>
          </table:table-cell>
          <table:table-cell office:value-type="float" office:value="295" table:style-name="ce1">
            <text:p>295</text:p>
          </table:table-cell>
          <table:table-cell office:value-type="float" office:value="51954" table:style-name="ce1">
            <text:p>51954</text:p>
          </table:table-cell>
          <table:table-cell office:value-type="float" office:value="29540628" table:style-name="ce1">
            <text:p>2954062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bania</text:p>
          </table:table-cell>
          <table:table-cell office:value-type="date" office:date-value="2023-02-09T00:00:00" table:style-name="ce2">
            <text:p>2023-02-09</text:p>
          </table:table-cell>
          <table:table-cell office:value-type="float" office:value="854" table:style-name="ce1">
            <text:p>854</text:p>
          </table:table-cell>
          <table:table-cell office:value-type="float" office:value="73490" table:style-name="ce1">
            <text:p>73490</text:p>
          </table:table-cell>
          <table:table-cell office:value-type="float" office:value="44339640" table:style-name="ce1">
            <text:p>4433964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ntigua and Barbuda</text:p>
          </table:table-cell>
          <table:table-cell office:value-type="date" office:date-value="2022-05-07T00:00:00" table:style-name="ce2">
            <text:p>2022-05-07</text:p>
          </table:table-cell>
          <table:table-cell office:value-type="float" office:value="755" table:style-name="ce1">
            <text:p>755</text:p>
          </table:table-cell>
          <table:table-cell office:value-type="float" office:value="54080" table:style-name="ce1">
            <text:p>54080</text:p>
          </table:table-cell>
          <table:table-cell office:value-type="float" office:value="46861410" table:style-name="ce1">
            <text:p>4686141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Uganda</text:p>
          </table:table-cell>
          <table:table-cell office:value-type="date" office:date-value="2021-08-31T00:00:00" table:style-name="ce2">
            <text:p>2021-08-31</text:p>
          </table:table-cell>
          <table:table-cell office:value-type="float" office:value="630" table:style-name="ce1">
            <text:p>630</text:p>
          </table:table-cell>
          <table:table-cell office:value-type="float" office:value="57345" table:style-name="ce1">
            <text:p>57345</text:p>
          </table:table-cell>
          <table:table-cell office:value-type="float" office:value="49212227" table:style-name="ce1">
            <text:p>4921222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enegal</text:p>
          </table:table-cell>
          <table:table-cell office:value-type="date" office:date-value="2023-10-13T00:00:00" table:style-name="ce2">
            <text:p>2023-10-13</text:p>
          </table:table-cell>
          <table:table-cell office:value-type="float" office:value="504" table:style-name="ce1">
            <text:p>504</text:p>
          </table:table-cell>
          <table:table-cell office:value-type="float" office:value="29861" table:style-name="ce1">
            <text:p>29861</text:p>
          </table:table-cell>
          <table:table-cell office:value-type="float" office:value="17766355" table:style-name="ce1">
            <text:p>1776635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etherlands Antilles</text:p>
          </table:table-cell>
          <table:table-cell office:value-type="date" office:date-value="2022-12-16T00:00:00" table:style-name="ce2">
            <text:p>2022-12-16</text:p>
          </table:table-cell>
          <table:table-cell office:value-type="float" office:value="493" table:style-name="ce1">
            <text:p>493</text:p>
          </table:table-cell>
          <table:table-cell office:value-type="float" office:value="27943" table:style-name="ce1">
            <text:p>27943</text:p>
          </table:table-cell>
          <table:table-cell office:value-type="float" office:value="23115023" table:style-name="ce1">
            <text:p>2311502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Reunion</text:p>
          </table:table-cell>
          <table:table-cell office:value-type="date" office:date-value="2021-10-11T00:00:00" table:style-name="ce2">
            <text:p>2021-10-11</text:p>
          </table:table-cell>
          <table:table-cell office:value-type="float" office:value="410" table:style-name="ce1">
            <text:p>410</text:p>
          </table:table-cell>
          <table:table-cell office:value-type="float" office:value="38189" table:style-name="ce1">
            <text:p>38189</text:p>
          </table:table-cell>
          <table:table-cell office:value-type="float" office:value="27721898" table:style-name="ce1">
            <text:p>2772189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uadeloupe</text:p>
          </table:table-cell>
          <table:table-cell office:value-type="date" office:date-value="2021-07-20T00:00:00" table:style-name="ce2">
            <text:p>2021-07-20</text:p>
          </table:table-cell>
          <table:table-cell office:value-type="float" office:value="100" table:style-name="ce1">
            <text:p>100</text:p>
          </table:table-cell>
          <table:table-cell office:value-type="float" office:value="99853" table:style-name="ce1">
            <text:p>99853</text:p>
          </table:table-cell>
          <table:table-cell office:value-type="float" office:value="15929452" table:style-name="ce1">
            <text:p>1592945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Kiribati</text:p>
          </table:table-cell>
          <table:table-cell office:value-type="date" office:date-value="2023-01-05T00:00:00" table:style-name="ce2">
            <text:p>2023-01-05</text:p>
          </table:table-cell>
          <table:table-cell office:value-type="float" office:value="788" table:style-name="ce1">
            <text:p>788</text:p>
          </table:table-cell>
          <table:table-cell office:value-type="float" office:value="5947" table:style-name="ce1">
            <text:p>5947</text:p>
          </table:table-cell>
          <table:table-cell office:value-type="float" office:value="4204177" table:style-name="ce1">
            <text:p>420417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8-30T00:00:00" table:style-name="ce2">
            <text:p>2023-08-30</text:p>
          </table:table-cell>
          <table:table-cell office:value-type="float" office:value="836" table:style-name="ce1">
            <text:p>836</text:p>
          </table:table-cell>
          <table:table-cell office:value-type="float" office:value="62851" table:style-name="ce1">
            <text:p>62851</text:p>
          </table:table-cell>
          <table:table-cell office:value-type="float" office:value="28296020" table:style-name="ce1">
            <text:p>2829602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Trinidad and Tobago</text:p>
          </table:table-cell>
          <table:table-cell office:value-type="date" office:date-value="2021-05-10T00:00:00" table:style-name="ce2">
            <text:p>2021-05-10</text:p>
          </table:table-cell>
          <table:table-cell office:value-type="float" office:value="515" table:style-name="ce1">
            <text:p>515</text:p>
          </table:table-cell>
          <table:table-cell office:value-type="float" office:value="84773" table:style-name="ce1">
            <text:p>84773</text:p>
          </table:table-cell>
          <table:table-cell office:value-type="float" office:value="28303526" table:style-name="ce1">
            <text:p>2830352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Jamaica</text:p>
          </table:table-cell>
          <table:table-cell office:value-type="date" office:date-value="2023-03-20T00:00:00" table:style-name="ce2">
            <text:p>2023-03-20</text:p>
          </table:table-cell>
          <table:table-cell office:value-type="float" office:value="778" table:style-name="ce1">
            <text:p>778</text:p>
          </table:table-cell>
          <table:table-cell office:value-type="float" office:value="85066" table:style-name="ce1">
            <text:p>85066</text:p>
          </table:table-cell>
          <table:table-cell office:value-type="float" office:value="32623085" table:style-name="ce1">
            <text:p>3262308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ji</text:p>
          </table:table-cell>
          <table:table-cell office:value-type="date" office:date-value="2022-04-30T00:00:00" table:style-name="ce2">
            <text:p>2022-04-30</text:p>
          </table:table-cell>
          <table:table-cell office:value-type="float" office:value="613" table:style-name="ce1">
            <text:p>613</text:p>
          </table:table-cell>
          <table:table-cell office:value-type="float" office:value="18938" table:style-name="ce1">
            <text:p>18938</text:p>
          </table:table-cell>
          <table:table-cell office:value-type="float" office:value="17665906" table:style-name="ce1">
            <text:p>1766590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2-08-27T00:00:00" table:style-name="ce2">
            <text:p>2022-08-27</text:p>
          </table:table-cell>
          <table:table-cell office:value-type="float" office:value="3" table:style-name="ce1">
            <text:p>3</text:p>
          </table:table-cell>
          <table:table-cell office:value-type="float" office:value="31868" table:style-name="ce1">
            <text:p>31868</text:p>
          </table:table-cell>
          <table:table-cell office:value-type="float" office:value="22520658" table:style-name="ce1">
            <text:p>2252065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4-26T00:00:00" table:style-name="ce2">
            <text:p>2022-04-26</text:p>
          </table:table-cell>
          <table:table-cell office:value-type="float" office:value="240" table:style-name="ce1">
            <text:p>240</text:p>
          </table:table-cell>
          <table:table-cell office:value-type="float" office:value="84337" table:style-name="ce1">
            <text:p>84337</text:p>
          </table:table-cell>
          <table:table-cell office:value-type="float" office:value="38885768" table:style-name="ce1">
            <text:p>3888576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cuador</text:p>
          </table:table-cell>
          <table:table-cell office:value-type="date" office:date-value="2022-05-01T00:00:00" table:style-name="ce2">
            <text:p>2022-05-01</text:p>
          </table:table-cell>
          <table:table-cell office:value-type="float" office:value="593" table:style-name="ce1">
            <text:p>593</text:p>
          </table:table-cell>
          <table:table-cell office:value-type="float" office:value="78387" table:style-name="ce1">
            <text:p>78387</text:p>
          </table:table-cell>
          <table:table-cell office:value-type="float" office:value="22564699" table:style-name="ce1">
            <text:p>2256469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Italy</text:p>
          </table:table-cell>
          <table:table-cell office:value-type="date" office:date-value="2022-04-07T00:00:00" table:style-name="ce2">
            <text:p>2022-04-07</text:p>
          </table:table-cell>
          <table:table-cell office:value-type="float" office:value="33" table:style-name="ce1">
            <text:p>33</text:p>
          </table:table-cell>
          <table:table-cell office:value-type="float" office:value="27040" table:style-name="ce1">
            <text:p>27040</text:p>
          </table:table-cell>
          <table:table-cell office:value-type="float" office:value="41672117" table:style-name="ce1">
            <text:p>4167211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Bosnia and Herzegovina</text:p>
          </table:table-cell>
          <table:table-cell office:value-type="date" office:date-value="2023-04-12T00:00:00" table:style-name="ce2">
            <text:p>2023-04-12</text:p>
          </table:table-cell>
          <table:table-cell office:value-type="float" office:value="107" table:style-name="ce1">
            <text:p>107</text:p>
          </table:table-cell>
          <table:table-cell office:value-type="float" office:value="88411" table:style-name="ce1">
            <text:p>88411</text:p>
          </table:table-cell>
          <table:table-cell office:value-type="float" office:value="8768047" table:style-name="ce1">
            <text:p>876804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1-08T00:00:00" table:style-name="ce2">
            <text:p>2023-01-08</text:p>
          </table:table-cell>
          <table:table-cell office:value-type="float" office:value="270" table:style-name="ce1">
            <text:p>270</text:p>
          </table:table-cell>
          <table:table-cell office:value-type="float" office:value="53330" table:style-name="ce1">
            <text:p>53330</text:p>
          </table:table-cell>
          <table:table-cell office:value-type="float" office:value="11027278" table:style-name="ce1">
            <text:p>1102727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nguilla</text:p>
          </table:table-cell>
          <table:table-cell office:value-type="date" office:date-value="2023-06-20T00:00:00" table:style-name="ce2">
            <text:p>2023-06-20</text:p>
          </table:table-cell>
          <table:table-cell office:value-type="float" office:value="11" table:style-name="ce1">
            <text:p>11</text:p>
          </table:table-cell>
          <table:table-cell office:value-type="float" office:value="42811" table:style-name="ce1">
            <text:p>42811</text:p>
          </table:table-cell>
          <table:table-cell office:value-type="float" office:value="14496948" table:style-name="ce1">
            <text:p>1449694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ri Lanka</text:p>
          </table:table-cell>
          <table:table-cell office:value-type="date" office:date-value="2023-04-26T00:00:00" table:style-name="ce2">
            <text:p>2023-04-26</text:p>
          </table:table-cell>
          <table:table-cell office:value-type="float" office:value="114" table:style-name="ce1">
            <text:p>114</text:p>
          </table:table-cell>
          <table:table-cell office:value-type="float" office:value="40943" table:style-name="ce1">
            <text:p>40943</text:p>
          </table:table-cell>
          <table:table-cell office:value-type="float" office:value="13004489" table:style-name="ce1">
            <text:p>1300448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oldova</text:p>
          </table:table-cell>
          <table:table-cell office:value-type="date" office:date-value="2023-06-26T00:00:00" table:style-name="ce2">
            <text:p>2023-06-26</text:p>
          </table:table-cell>
          <table:table-cell office:value-type="float" office:value="255" table:style-name="ce1">
            <text:p>255</text:p>
          </table:table-cell>
          <table:table-cell office:value-type="float" office:value="16536" table:style-name="ce1">
            <text:p>16536</text:p>
          </table:table-cell>
          <table:table-cell office:value-type="float" office:value="24651208" table:style-name="ce1">
            <text:p>2465120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uritius</text:p>
          </table:table-cell>
          <table:table-cell office:value-type="date" office:date-value="2023-03-07T00:00:00" table:style-name="ce2">
            <text:p>2023-03-07</text:p>
          </table:table-cell>
          <table:table-cell office:value-type="float" office:value="73" table:style-name="ce1">
            <text:p>73</text:p>
          </table:table-cell>
          <table:table-cell office:value-type="float" office:value="33621" table:style-name="ce1">
            <text:p>33621</text:p>
          </table:table-cell>
          <table:table-cell office:value-type="float" office:value="196042" table:style-name="ce1">
            <text:p>19604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udan</text:p>
          </table:table-cell>
          <table:table-cell office:value-type="date" office:date-value="2021-05-06T00:00:00" table:style-name="ce2">
            <text:p>2021-05-06</text:p>
          </table:table-cell>
          <table:table-cell office:value-type="float" office:value="168" table:style-name="ce1">
            <text:p>168</text:p>
          </table:table-cell>
          <table:table-cell office:value-type="float" office:value="14318" table:style-name="ce1">
            <text:p>14318</text:p>
          </table:table-cell>
          <table:table-cell office:value-type="float" office:value="34821969" table:style-name="ce1">
            <text:p>3482196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2-15T00:00:00" table:style-name="ce2">
            <text:p>2023-02-15</text:p>
          </table:table-cell>
          <table:table-cell office:value-type="float" office:value="129" table:style-name="ce1">
            <text:p>129</text:p>
          </table:table-cell>
          <table:table-cell office:value-type="float" office:value="22339" table:style-name="ce1">
            <text:p>22339</text:p>
          </table:table-cell>
          <table:table-cell office:value-type="float" office:value="24729608" table:style-name="ce1">
            <text:p>2472960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uadeloupe</text:p>
          </table:table-cell>
          <table:table-cell office:value-type="date" office:date-value="2021-10-12T00:00:00" table:style-name="ce2">
            <text:p>2021-10-12</text:p>
          </table:table-cell>
          <table:table-cell office:value-type="float" office:value="194" table:style-name="ce1">
            <text:p>194</text:p>
          </table:table-cell>
          <table:table-cell office:value-type="float" office:value="48927" table:style-name="ce1">
            <text:p>48927</text:p>
          </table:table-cell>
          <table:table-cell office:value-type="float" office:value="5709785" table:style-name="ce1">
            <text:p>570978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uritius</text:p>
          </table:table-cell>
          <table:table-cell office:value-type="date" office:date-value="2022-07-30T00:00:00" table:style-name="ce2">
            <text:p>2022-07-30</text:p>
          </table:table-cell>
          <table:table-cell office:value-type="float" office:value="279" table:style-name="ce1">
            <text:p>279</text:p>
          </table:table-cell>
          <table:table-cell office:value-type="float" office:value="18764" table:style-name="ce1">
            <text:p>18764</text:p>
          </table:table-cell>
          <table:table-cell office:value-type="float" office:value="18848071" table:style-name="ce1">
            <text:p>1884807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taly</text:p>
          </table:table-cell>
          <table:table-cell office:value-type="date" office:date-value="2023-11-24T00:00:00" table:style-name="ce2">
            <text:p>2023-11-24</text:p>
          </table:table-cell>
          <table:table-cell office:value-type="float" office:value="589" table:style-name="ce1">
            <text:p>589</text:p>
          </table:table-cell>
          <table:table-cell office:value-type="float" office:value="99765" table:style-name="ce1">
            <text:p>99765</text:p>
          </table:table-cell>
          <table:table-cell office:value-type="float" office:value="7049835" table:style-name="ce1">
            <text:p>704983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rinidad and Tobago</text:p>
          </table:table-cell>
          <table:table-cell office:value-type="date" office:date-value="2022-12-30T00:00:00" table:style-name="ce2">
            <text:p>2022-12-30</text:p>
          </table:table-cell>
          <table:table-cell office:value-type="float" office:value="503" table:style-name="ce1">
            <text:p>503</text:p>
          </table:table-cell>
          <table:table-cell office:value-type="float" office:value="75829" table:style-name="ce1">
            <text:p>75829</text:p>
          </table:table-cell>
          <table:table-cell office:value-type="float" office:value="32926759" table:style-name="ce1">
            <text:p>3292675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Benin</text:p>
          </table:table-cell>
          <table:table-cell office:value-type="date" office:date-value="2021-04-02T00:00:00" table:style-name="ce2">
            <text:p>2021-04-02</text:p>
          </table:table-cell>
          <table:table-cell office:value-type="float" office:value="886" table:style-name="ce1">
            <text:p>886</text:p>
          </table:table-cell>
          <table:table-cell office:value-type="float" office:value="1562" table:style-name="ce1">
            <text:p>1562</text:p>
          </table:table-cell>
          <table:table-cell office:value-type="float" office:value="30137780" table:style-name="ce1">
            <text:p>3013778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Kiribati</text:p>
          </table:table-cell>
          <table:table-cell office:value-type="date" office:date-value="2022-02-08T00:00:00" table:style-name="ce2">
            <text:p>2022-02-08</text:p>
          </table:table-cell>
          <table:table-cell office:value-type="float" office:value="262" table:style-name="ce1">
            <text:p>262</text:p>
          </table:table-cell>
          <table:table-cell office:value-type="float" office:value="23653" table:style-name="ce1">
            <text:p>23653</text:p>
          </table:table-cell>
          <table:table-cell office:value-type="float" office:value="6288852" table:style-name="ce1">
            <text:p>628885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yanmar</text:p>
          </table:table-cell>
          <table:table-cell office:value-type="date" office:date-value="2023-03-13T00:00:00" table:style-name="ce2">
            <text:p>2023-03-13</text:p>
          </table:table-cell>
          <table:table-cell office:value-type="float" office:value="671" table:style-name="ce1">
            <text:p>671</text:p>
          </table:table-cell>
          <table:table-cell office:value-type="float" office:value="35042" table:style-name="ce1">
            <text:p>35042</text:p>
          </table:table-cell>
          <table:table-cell office:value-type="float" office:value="39835711" table:style-name="ce1">
            <text:p>3983571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uritius</text:p>
          </table:table-cell>
          <table:table-cell office:value-type="date" office:date-value="2022-12-07T00:00:00" table:style-name="ce2">
            <text:p>2022-12-07</text:p>
          </table:table-cell>
          <table:table-cell office:value-type="float" office:value="483" table:style-name="ce1">
            <text:p>483</text:p>
          </table:table-cell>
          <table:table-cell office:value-type="float" office:value="1139" table:style-name="ce1">
            <text:p>1139</text:p>
          </table:table-cell>
          <table:table-cell office:value-type="float" office:value="34235386" table:style-name="ce1">
            <text:p>3423538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rinidad and Tobago</text:p>
          </table:table-cell>
          <table:table-cell office:value-type="date" office:date-value="2023-02-20T00:00:00" table:style-name="ce2">
            <text:p>2023-02-20</text:p>
          </table:table-cell>
          <table:table-cell office:value-type="float" office:value="429" table:style-name="ce1">
            <text:p>429</text:p>
          </table:table-cell>
          <table:table-cell office:value-type="float" office:value="548" table:style-name="ce1">
            <text:p>548</text:p>
          </table:table-cell>
          <table:table-cell office:value-type="float" office:value="16529088" table:style-name="ce1">
            <text:p>1652908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Kiribati</text:p>
          </table:table-cell>
          <table:table-cell office:value-type="date" office:date-value="2022-11-25T00:00:00" table:style-name="ce2">
            <text:p>2022-11-25</text:p>
          </table:table-cell>
          <table:table-cell office:value-type="float" office:value="743" table:style-name="ce1">
            <text:p>743</text:p>
          </table:table-cell>
          <table:table-cell office:value-type="float" office:value="97473" table:style-name="ce1">
            <text:p>97473</text:p>
          </table:table-cell>
          <table:table-cell office:value-type="float" office:value="32211148" table:style-name="ce1">
            <text:p>3221114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Fiji</text:p>
          </table:table-cell>
          <table:table-cell office:value-type="date" office:date-value="2023-08-06T00:00:00" table:style-name="ce2">
            <text:p>2023-08-06</text:p>
          </table:table-cell>
          <table:table-cell office:value-type="float" office:value="536" table:style-name="ce1">
            <text:p>536</text:p>
          </table:table-cell>
          <table:table-cell office:value-type="float" office:value="28002" table:style-name="ce1">
            <text:p>28002</text:p>
          </table:table-cell>
          <table:table-cell office:value-type="float" office:value="46365914" table:style-name="ce1">
            <text:p>4636591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Uganda</text:p>
          </table:table-cell>
          <table:table-cell office:value-type="date" office:date-value="2023-12-23T00:00:00" table:style-name="ce2">
            <text:p>2023-12-23</text:p>
          </table:table-cell>
          <table:table-cell office:value-type="float" office:value="319" table:style-name="ce1">
            <text:p>319</text:p>
          </table:table-cell>
          <table:table-cell office:value-type="float" office:value="54914" table:style-name="ce1">
            <text:p>54914</text:p>
          </table:table-cell>
          <table:table-cell office:value-type="float" office:value="21218680" table:style-name="ce1">
            <text:p>2121868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cedonia</text:p>
          </table:table-cell>
          <table:table-cell office:value-type="date" office:date-value="2023-09-04T00:00:00" table:style-name="ce2">
            <text:p>2023-09-04</text:p>
          </table:table-cell>
          <table:table-cell office:value-type="float" office:value="778" table:style-name="ce1">
            <text:p>778</text:p>
          </table:table-cell>
          <table:table-cell office:value-type="float" office:value="65777" table:style-name="ce1">
            <text:p>65777</text:p>
          </table:table-cell>
          <table:table-cell office:value-type="float" office:value="30776136" table:style-name="ce1">
            <text:p>3077613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Cyprus</text:p>
          </table:table-cell>
          <table:table-cell office:value-type="date" office:date-value="2021-11-01T00:00:00" table:style-name="ce2">
            <text:p>2021-11-01</text:p>
          </table:table-cell>
          <table:table-cell office:value-type="float" office:value="126" table:style-name="ce1">
            <text:p>126</text:p>
          </table:table-cell>
          <table:table-cell office:value-type="float" office:value="20857" table:style-name="ce1">
            <text:p>20857</text:p>
          </table:table-cell>
          <table:table-cell office:value-type="float" office:value="38338064" table:style-name="ce1">
            <text:p>3833806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Guam</text:p>
          </table:table-cell>
          <table:table-cell office:value-type="date" office:date-value="2023-04-01T00:00:00" table:style-name="ce2">
            <text:p>2023-04-01</text:p>
          </table:table-cell>
          <table:table-cell office:value-type="float" office:value="541" table:style-name="ce1">
            <text:p>541</text:p>
          </table:table-cell>
          <table:table-cell office:value-type="float" office:value="41530" table:style-name="ce1">
            <text:p>41530</text:p>
          </table:table-cell>
          <table:table-cell office:value-type="float" office:value="45158413" table:style-name="ce1">
            <text:p>4515841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bania</text:p>
          </table:table-cell>
          <table:table-cell office:value-type="date" office:date-value="2021-07-15T00:00:00" table:style-name="ce2">
            <text:p>2021-07-15</text:p>
          </table:table-cell>
          <table:table-cell office:value-type="float" office:value="244" table:style-name="ce1">
            <text:p>244</text:p>
          </table:table-cell>
          <table:table-cell office:value-type="float" office:value="52637" table:style-name="ce1">
            <text:p>52637</text:p>
          </table:table-cell>
          <table:table-cell office:value-type="float" office:value="38207340" table:style-name="ce1">
            <text:p>3820734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ongo</text:p>
          </table:table-cell>
          <table:table-cell office:value-type="date" office:date-value="2022-11-07T00:00:00" table:style-name="ce2">
            <text:p>2022-11-07</text:p>
          </table:table-cell>
          <table:table-cell office:value-type="float" office:value="272" table:style-name="ce1">
            <text:p>272</text:p>
          </table:table-cell>
          <table:table-cell office:value-type="float" office:value="40332" table:style-name="ce1">
            <text:p>40332</text:p>
          </table:table-cell>
          <table:table-cell office:value-type="float" office:value="3600969" table:style-name="ce1">
            <text:p>360096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Saint Barthelemy</text:p>
          </table:table-cell>
          <table:table-cell office:value-type="date" office:date-value="2023-03-21T00:00:00" table:style-name="ce2">
            <text:p>2023-03-21</text:p>
          </table:table-cell>
          <table:table-cell office:value-type="float" office:value="265" table:style-name="ce1">
            <text:p>265</text:p>
          </table:table-cell>
          <table:table-cell office:value-type="float" office:value="57792" table:style-name="ce1">
            <text:p>57792</text:p>
          </table:table-cell>
          <table:table-cell office:value-type="float" office:value="2408355" table:style-name="ce1">
            <text:p>240835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ongo</text:p>
          </table:table-cell>
          <table:table-cell office:value-type="date" office:date-value="2021-05-14T00:00:00" table:style-name="ce2">
            <text:p>2021-05-14</text:p>
          </table:table-cell>
          <table:table-cell office:value-type="float" office:value="931" table:style-name="ce1">
            <text:p>931</text:p>
          </table:table-cell>
          <table:table-cell office:value-type="float" office:value="98857" table:style-name="ce1">
            <text:p>98857</text:p>
          </table:table-cell>
          <table:table-cell office:value-type="float" office:value="16784086" table:style-name="ce1">
            <text:p>1678408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ongo</text:p>
          </table:table-cell>
          <table:table-cell office:value-type="date" office:date-value="2021-04-17T00:00:00" table:style-name="ce2">
            <text:p>2021-04-17</text:p>
          </table:table-cell>
          <table:table-cell office:value-type="float" office:value="255" table:style-name="ce1">
            <text:p>255</text:p>
          </table:table-cell>
          <table:table-cell office:value-type="float" office:value="73959" table:style-name="ce1">
            <text:p>73959</text:p>
          </table:table-cell>
          <table:table-cell office:value-type="float" office:value="42088679" table:style-name="ce1">
            <text:p>4208867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akistan</text:p>
          </table:table-cell>
          <table:table-cell office:value-type="date" office:date-value="2021-12-06T00:00:00" table:style-name="ce2">
            <text:p>2021-12-06</text:p>
          </table:table-cell>
          <table:table-cell office:value-type="float" office:value="395" table:style-name="ce1">
            <text:p>395</text:p>
          </table:table-cell>
          <table:table-cell office:value-type="float" office:value="26729" table:style-name="ce1">
            <text:p>26729</text:p>
          </table:table-cell>
          <table:table-cell office:value-type="float" office:value="35430642" table:style-name="ce1">
            <text:p>3543064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amibia</text:p>
          </table:table-cell>
          <table:table-cell office:value-type="date" office:date-value="2023-07-27T00:00:00" table:style-name="ce2">
            <text:p>2023-07-27</text:p>
          </table:table-cell>
          <table:table-cell office:value-type="float" office:value="57" table:style-name="ce1">
            <text:p>57</text:p>
          </table:table-cell>
          <table:table-cell office:value-type="float" office:value="25185" table:style-name="ce1">
            <text:p>25185</text:p>
          </table:table-cell>
          <table:table-cell office:value-type="float" office:value="11227556" table:style-name="ce1">
            <text:p>1122755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Ecuador</text:p>
          </table:table-cell>
          <table:table-cell office:value-type="date" office:date-value="2023-09-26T00:00:00" table:style-name="ce2">
            <text:p>2023-09-26</text:p>
          </table:table-cell>
          <table:table-cell office:value-type="float" office:value="846" table:style-name="ce1">
            <text:p>846</text:p>
          </table:table-cell>
          <table:table-cell office:value-type="float" office:value="66307" table:style-name="ce1">
            <text:p>66307</text:p>
          </table:table-cell>
          <table:table-cell office:value-type="float" office:value="23936199" table:style-name="ce1">
            <text:p>2393619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taly</text:p>
          </table:table-cell>
          <table:table-cell office:value-type="date" office:date-value="2023-07-25T00:00:00" table:style-name="ce2">
            <text:p>2023-07-25</text:p>
          </table:table-cell>
          <table:table-cell office:value-type="float" office:value="273" table:style-name="ce1">
            <text:p>273</text:p>
          </table:table-cell>
          <table:table-cell office:value-type="float" office:value="53185" table:style-name="ce1">
            <text:p>53185</text:p>
          </table:table-cell>
          <table:table-cell office:value-type="float" office:value="27169715" table:style-name="ce1">
            <text:p>2716971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Reunion</text:p>
          </table:table-cell>
          <table:table-cell office:value-type="date" office:date-value="2021-05-23T00:00:00" table:style-name="ce2">
            <text:p>2021-05-23</text:p>
          </table:table-cell>
          <table:table-cell office:value-type="float" office:value="904" table:style-name="ce1">
            <text:p>904</text:p>
          </table:table-cell>
          <table:table-cell office:value-type="float" office:value="69133" table:style-name="ce1">
            <text:p>69133</text:p>
          </table:table-cell>
          <table:table-cell office:value-type="float" office:value="5705834" table:style-name="ce1">
            <text:p>570583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uadeloupe</text:p>
          </table:table-cell>
          <table:table-cell office:value-type="date" office:date-value="2022-12-28T00:00:00" table:style-name="ce2">
            <text:p>2022-12-28</text:p>
          </table:table-cell>
          <table:table-cell office:value-type="float" office:value="266" table:style-name="ce1">
            <text:p>266</text:p>
          </table:table-cell>
          <table:table-cell office:value-type="float" office:value="65404" table:style-name="ce1">
            <text:p>65404</text:p>
          </table:table-cell>
          <table:table-cell office:value-type="float" office:value="16381723" table:style-name="ce1">
            <text:p>1638172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7-28T00:00:00" table:style-name="ce2">
            <text:p>2023-07-28</text:p>
          </table:table-cell>
          <table:table-cell office:value-type="float" office:value="789" table:style-name="ce1">
            <text:p>789</text:p>
          </table:table-cell>
          <table:table-cell office:value-type="float" office:value="11873" table:style-name="ce1">
            <text:p>11873</text:p>
          </table:table-cell>
          <table:table-cell office:value-type="float" office:value="43396185" table:style-name="ce1">
            <text:p>4339618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Fiji</text:p>
          </table:table-cell>
          <table:table-cell office:value-type="date" office:date-value="2022-09-07T00:00:00" table:style-name="ce2">
            <text:p>2022-09-07</text:p>
          </table:table-cell>
          <table:table-cell office:value-type="float" office:value="922" table:style-name="ce1">
            <text:p>922</text:p>
          </table:table-cell>
          <table:table-cell office:value-type="float" office:value="48179" table:style-name="ce1">
            <text:p>48179</text:p>
          </table:table-cell>
          <table:table-cell office:value-type="float" office:value="3632850" table:style-name="ce1">
            <text:p>363285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Ecuador</text:p>
          </table:table-cell>
          <table:table-cell office:value-type="date" office:date-value="2022-01-03T00:00:00" table:style-name="ce2">
            <text:p>2022-01-03</text:p>
          </table:table-cell>
          <table:table-cell office:value-type="float" office:value="264" table:style-name="ce1">
            <text:p>264</text:p>
          </table:table-cell>
          <table:table-cell office:value-type="float" office:value="37110" table:style-name="ce1">
            <text:p>37110</text:p>
          </table:table-cell>
          <table:table-cell office:value-type="float" office:value="24509893" table:style-name="ce1">
            <text:p>2450989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acedonia</text:p>
          </table:table-cell>
          <table:table-cell office:value-type="date" office:date-value="2021-05-13T00:00:00" table:style-name="ce2">
            <text:p>2021-05-13</text:p>
          </table:table-cell>
          <table:table-cell office:value-type="float" office:value="353" table:style-name="ce1">
            <text:p>353</text:p>
          </table:table-cell>
          <table:table-cell office:value-type="float" office:value="6638" table:style-name="ce1">
            <text:p>6638</text:p>
          </table:table-cell>
          <table:table-cell office:value-type="float" office:value="33589662" table:style-name="ce1">
            <text:p>3358966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12-22T00:00:00" table:style-name="ce2">
            <text:p>2022-12-22</text:p>
          </table:table-cell>
          <table:table-cell office:value-type="float" office:value="187" table:style-name="ce1">
            <text:p>187</text:p>
          </table:table-cell>
          <table:table-cell office:value-type="float" office:value="42371" table:style-name="ce1">
            <text:p>42371</text:p>
          </table:table-cell>
          <table:table-cell office:value-type="float" office:value="29684487" table:style-name="ce1">
            <text:p>2968448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5-20T00:00:00" table:style-name="ce2">
            <text:p>2023-05-20</text:p>
          </table:table-cell>
          <table:table-cell office:value-type="float" office:value="130" table:style-name="ce1">
            <text:p>130</text:p>
          </table:table-cell>
          <table:table-cell office:value-type="float" office:value="69399" table:style-name="ce1">
            <text:p>69399</text:p>
          </table:table-cell>
          <table:table-cell office:value-type="float" office:value="46417853" table:style-name="ce1">
            <text:p>4641785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1-21T00:00:00" table:style-name="ce2">
            <text:p>2023-01-21</text:p>
          </table:table-cell>
          <table:table-cell office:value-type="float" office:value="917" table:style-name="ce1">
            <text:p>917</text:p>
          </table:table-cell>
          <table:table-cell office:value-type="float" office:value="57062" table:style-name="ce1">
            <text:p>57062</text:p>
          </table:table-cell>
          <table:table-cell office:value-type="float" office:value="44392851" table:style-name="ce1">
            <text:p>4439285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ongo</text:p>
          </table:table-cell>
          <table:table-cell office:value-type="date" office:date-value="2023-10-16T00:00:00" table:style-name="ce2">
            <text:p>2023-10-16</text:p>
          </table:table-cell>
          <table:table-cell office:value-type="float" office:value="379" table:style-name="ce1">
            <text:p>379</text:p>
          </table:table-cell>
          <table:table-cell office:value-type="float" office:value="74835" table:style-name="ce1">
            <text:p>74835</text:p>
          </table:table-cell>
          <table:table-cell office:value-type="float" office:value="1564203" table:style-name="ce1">
            <text:p>156420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Netherlands Antilles</text:p>
          </table:table-cell>
          <table:table-cell office:value-type="date" office:date-value="2022-10-05T00:00:00" table:style-name="ce2">
            <text:p>2022-10-05</text:p>
          </table:table-cell>
          <table:table-cell office:value-type="float" office:value="265" table:style-name="ce1">
            <text:p>265</text:p>
          </table:table-cell>
          <table:table-cell office:value-type="float" office:value="66756" table:style-name="ce1">
            <text:p>66756</text:p>
          </table:table-cell>
          <table:table-cell office:value-type="float" office:value="21249070" table:style-name="ce1">
            <text:p>2124907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Philippines</text:p>
          </table:table-cell>
          <table:table-cell office:value-type="date" office:date-value="2021-09-04T00:00:00" table:style-name="ce2">
            <text:p>2021-09-04</text:p>
          </table:table-cell>
          <table:table-cell office:value-type="float" office:value="184" table:style-name="ce1">
            <text:p>184</text:p>
          </table:table-cell>
          <table:table-cell office:value-type="float" office:value="33344" table:style-name="ce1">
            <text:p>33344</text:p>
          </table:table-cell>
          <table:table-cell office:value-type="float" office:value="19297704" table:style-name="ce1">
            <text:p>1929770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2-24T00:00:00" table:style-name="ce2">
            <text:p>2021-02-24</text:p>
          </table:table-cell>
          <table:table-cell office:value-type="float" office:value="16" table:style-name="ce1">
            <text:p>16</text:p>
          </table:table-cell>
          <table:table-cell office:value-type="float" office:value="47318" table:style-name="ce1">
            <text:p>47318</text:p>
          </table:table-cell>
          <table:table-cell office:value-type="float" office:value="46988925" table:style-name="ce1">
            <text:p>4698892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uba</text:p>
          </table:table-cell>
          <table:table-cell office:value-type="date" office:date-value="2022-01-09T00:00:00" table:style-name="ce2">
            <text:p>2022-01-09</text:p>
          </table:table-cell>
          <table:table-cell office:value-type="float" office:value="618" table:style-name="ce1">
            <text:p>618</text:p>
          </table:table-cell>
          <table:table-cell office:value-type="float" office:value="61781" table:style-name="ce1">
            <text:p>61781</text:p>
          </table:table-cell>
          <table:table-cell office:value-type="float" office:value="2897778" table:style-name="ce1">
            <text:p>289777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8-18T00:00:00" table:style-name="ce2">
            <text:p>2022-08-18</text:p>
          </table:table-cell>
          <table:table-cell office:value-type="float" office:value="603" table:style-name="ce1">
            <text:p>603</text:p>
          </table:table-cell>
          <table:table-cell office:value-type="float" office:value="60217" table:style-name="ce1">
            <text:p>60217</text:p>
          </table:table-cell>
          <table:table-cell office:value-type="float" office:value="29969565" table:style-name="ce1">
            <text:p>2996956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Kiribati</text:p>
          </table:table-cell>
          <table:table-cell office:value-type="date" office:date-value="2023-12-03T00:00:00" table:style-name="ce2">
            <text:p>2023-12-03</text:p>
          </table:table-cell>
          <table:table-cell office:value-type="float" office:value="173" table:style-name="ce1">
            <text:p>173</text:p>
          </table:table-cell>
          <table:table-cell office:value-type="float" office:value="94035" table:style-name="ce1">
            <text:p>94035</text:p>
          </table:table-cell>
          <table:table-cell office:value-type="float" office:value="7871904" table:style-name="ce1">
            <text:p>787190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uba</text:p>
          </table:table-cell>
          <table:table-cell office:value-type="date" office:date-value="2022-01-20T00:00:00" table:style-name="ce2">
            <text:p>2022-01-20</text:p>
          </table:table-cell>
          <table:table-cell office:value-type="float" office:value="977" table:style-name="ce1">
            <text:p>977</text:p>
          </table:table-cell>
          <table:table-cell office:value-type="float" office:value="42129" table:style-name="ce1">
            <text:p>42129</text:p>
          </table:table-cell>
          <table:table-cell office:value-type="float" office:value="6211112" table:style-name="ce1">
            <text:p>621111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Pakistan</text:p>
          </table:table-cell>
          <table:table-cell office:value-type="date" office:date-value="2022-04-26T00:00:00" table:style-name="ce2">
            <text:p>2022-04-26</text:p>
          </table:table-cell>
          <table:table-cell office:value-type="float" office:value="746" table:style-name="ce1">
            <text:p>746</text:p>
          </table:table-cell>
          <table:table-cell office:value-type="float" office:value="12099" table:style-name="ce1">
            <text:p>12099</text:p>
          </table:table-cell>
          <table:table-cell office:value-type="float" office:value="48851877" table:style-name="ce1">
            <text:p>4885187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Bosnia and Herzegovina</text:p>
          </table:table-cell>
          <table:table-cell office:value-type="date" office:date-value="2021-06-08T00:00:00" table:style-name="ce2">
            <text:p>2021-06-08</text:p>
          </table:table-cell>
          <table:table-cell office:value-type="float" office:value="509" table:style-name="ce1">
            <text:p>509</text:p>
          </table:table-cell>
          <table:table-cell office:value-type="float" office:value="48480" table:style-name="ce1">
            <text:p>48480</text:p>
          </table:table-cell>
          <table:table-cell office:value-type="float" office:value="22459469" table:style-name="ce1">
            <text:p>2245946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osnia and Herzegovina</text:p>
          </table:table-cell>
          <table:table-cell office:value-type="date" office:date-value="2022-06-24T00:00:00" table:style-name="ce2">
            <text:p>2022-06-24</text:p>
          </table:table-cell>
          <table:table-cell office:value-type="float" office:value="517" table:style-name="ce1">
            <text:p>517</text:p>
          </table:table-cell>
          <table:table-cell office:value-type="float" office:value="87489" table:style-name="ce1">
            <text:p>87489</text:p>
          </table:table-cell>
          <table:table-cell office:value-type="float" office:value="46069379" table:style-name="ce1">
            <text:p>4606937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udan</text:p>
          </table:table-cell>
          <table:table-cell office:value-type="date" office:date-value="2023-04-08T00:00:00" table:style-name="ce2">
            <text:p>2023-04-08</text:p>
          </table:table-cell>
          <table:table-cell office:value-type="float" office:value="138" table:style-name="ce1">
            <text:p>138</text:p>
          </table:table-cell>
          <table:table-cell office:value-type="float" office:value="83332" table:style-name="ce1">
            <text:p>83332</text:p>
          </table:table-cell>
          <table:table-cell office:value-type="float" office:value="29072617" table:style-name="ce1">
            <text:p>2907261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Benin</text:p>
          </table:table-cell>
          <table:table-cell office:value-type="date" office:date-value="2021-01-22T00:00:00" table:style-name="ce2">
            <text:p>2021-01-22</text:p>
          </table:table-cell>
          <table:table-cell office:value-type="float" office:value="883" table:style-name="ce1">
            <text:p>883</text:p>
          </table:table-cell>
          <table:table-cell office:value-type="float" office:value="93796" table:style-name="ce1">
            <text:p>93796</text:p>
          </table:table-cell>
          <table:table-cell office:value-type="float" office:value="33008274" table:style-name="ce1">
            <text:p>3300827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Trinidad and Tobago</text:p>
          </table:table-cell>
          <table:table-cell office:value-type="date" office:date-value="2022-01-28T00:00:00" table:style-name="ce2">
            <text:p>2022-01-28</text:p>
          </table:table-cell>
          <table:table-cell office:value-type="float" office:value="39" table:style-name="ce1">
            <text:p>39</text:p>
          </table:table-cell>
          <table:table-cell office:value-type="float" office:value="12345" table:style-name="ce1">
            <text:p>12345</text:p>
          </table:table-cell>
          <table:table-cell office:value-type="float" office:value="12769415" table:style-name="ce1">
            <text:p>1276941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Guadeloupe</text:p>
          </table:table-cell>
          <table:table-cell office:value-type="date" office:date-value="2023-05-25T00:00:00" table:style-name="ce2">
            <text:p>2023-05-25</text:p>
          </table:table-cell>
          <table:table-cell office:value-type="float" office:value="577" table:style-name="ce1">
            <text:p>577</text:p>
          </table:table-cell>
          <table:table-cell office:value-type="float" office:value="43728" table:style-name="ce1">
            <text:p>43728</text:p>
          </table:table-cell>
          <table:table-cell office:value-type="float" office:value="9997571" table:style-name="ce1">
            <text:p>999757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uba</text:p>
          </table:table-cell>
          <table:table-cell office:value-type="date" office:date-value="2022-02-24T00:00:00" table:style-name="ce2">
            <text:p>2022-02-24</text:p>
          </table:table-cell>
          <table:table-cell office:value-type="float" office:value="653" table:style-name="ce1">
            <text:p>653</text:p>
          </table:table-cell>
          <table:table-cell office:value-type="float" office:value="28516" table:style-name="ce1">
            <text:p>28516</text:p>
          </table:table-cell>
          <table:table-cell office:value-type="float" office:value="8977588" table:style-name="ce1">
            <text:p>897758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Guam</text:p>
          </table:table-cell>
          <table:table-cell office:value-type="date" office:date-value="2022-05-22T00:00:00" table:style-name="ce2">
            <text:p>2022-05-22</text:p>
          </table:table-cell>
          <table:table-cell office:value-type="float" office:value="178" table:style-name="ce1">
            <text:p>178</text:p>
          </table:table-cell>
          <table:table-cell office:value-type="float" office:value="60900" table:style-name="ce1">
            <text:p>60900</text:p>
          </table:table-cell>
          <table:table-cell office:value-type="float" office:value="40662537" table:style-name="ce1">
            <text:p>4066253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Saint Barthelemy</text:p>
          </table:table-cell>
          <table:table-cell office:value-type="date" office:date-value="2021-10-26T00:00:00" table:style-name="ce2">
            <text:p>2021-10-26</text:p>
          </table:table-cell>
          <table:table-cell office:value-type="float" office:value="135" table:style-name="ce1">
            <text:p>135</text:p>
          </table:table-cell>
          <table:table-cell office:value-type="float" office:value="41436" table:style-name="ce1">
            <text:p>41436</text:p>
          </table:table-cell>
          <table:table-cell office:value-type="float" office:value="19099299" table:style-name="ce1">
            <text:p>1909929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6-16T00:00:00" table:style-name="ce2">
            <text:p>2021-06-16</text:p>
          </table:table-cell>
          <table:table-cell office:value-type="float" office:value="29" table:style-name="ce1">
            <text:p>29</text:p>
          </table:table-cell>
          <table:table-cell office:value-type="float" office:value="8738" table:style-name="ce1">
            <text:p>8738</text:p>
          </table:table-cell>
          <table:table-cell office:value-type="float" office:value="15771195" table:style-name="ce1">
            <text:p>1577119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Cyprus</text:p>
          </table:table-cell>
          <table:table-cell office:value-type="date" office:date-value="2022-01-04T00:00:00" table:style-name="ce2">
            <text:p>2022-01-04</text:p>
          </table:table-cell>
          <table:table-cell office:value-type="float" office:value="992" table:style-name="ce1">
            <text:p>992</text:p>
          </table:table-cell>
          <table:table-cell office:value-type="float" office:value="76602" table:style-name="ce1">
            <text:p>76602</text:p>
          </table:table-cell>
          <table:table-cell office:value-type="float" office:value="22465358" table:style-name="ce1">
            <text:p>2246535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Djibouti</text:p>
          </table:table-cell>
          <table:table-cell office:value-type="date" office:date-value="2021-03-31T00:00:00" table:style-name="ce2">
            <text:p>2021-03-31</text:p>
          </table:table-cell>
          <table:table-cell office:value-type="float" office:value="939" table:style-name="ce1">
            <text:p>939</text:p>
          </table:table-cell>
          <table:table-cell office:value-type="float" office:value="18025" table:style-name="ce1">
            <text:p>18025</text:p>
          </table:table-cell>
          <table:table-cell office:value-type="float" office:value="34395858" table:style-name="ce1">
            <text:p>3439585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8-21T00:00:00" table:style-name="ce2">
            <text:p>2023-08-21</text:p>
          </table:table-cell>
          <table:table-cell office:value-type="float" office:value="821" table:style-name="ce1">
            <text:p>821</text:p>
          </table:table-cell>
          <table:table-cell office:value-type="float" office:value="12486" table:style-name="ce1">
            <text:p>12486</text:p>
          </table:table-cell>
          <table:table-cell office:value-type="float" office:value="24480598" table:style-name="ce1">
            <text:p>2448059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Bosnia and Herzegovina</text:p>
          </table:table-cell>
          <table:table-cell office:value-type="date" office:date-value="2021-11-04T00:00:00" table:style-name="ce2">
            <text:p>2021-11-04</text:p>
          </table:table-cell>
          <table:table-cell office:value-type="float" office:value="558" table:style-name="ce1">
            <text:p>558</text:p>
          </table:table-cell>
          <table:table-cell office:value-type="float" office:value="2712" table:style-name="ce1">
            <text:p>2712</text:p>
          </table:table-cell>
          <table:table-cell office:value-type="float" office:value="13346798" table:style-name="ce1">
            <text:p>1334679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6-11T00:00:00" table:style-name="ce2">
            <text:p>2022-06-11</text:p>
          </table:table-cell>
          <table:table-cell office:value-type="float" office:value="201" table:style-name="ce1">
            <text:p>201</text:p>
          </table:table-cell>
          <table:table-cell office:value-type="float" office:value="63957" table:style-name="ce1">
            <text:p>63957</text:p>
          </table:table-cell>
          <table:table-cell office:value-type="float" office:value="27132045" table:style-name="ce1">
            <text:p>2713204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Fiji</text:p>
          </table:table-cell>
          <table:table-cell office:value-type="date" office:date-value="2021-11-20T00:00:00" table:style-name="ce2">
            <text:p>2021-11-20</text:p>
          </table:table-cell>
          <table:table-cell office:value-type="float" office:value="644" table:style-name="ce1">
            <text:p>644</text:p>
          </table:table-cell>
          <table:table-cell office:value-type="float" office:value="20230" table:style-name="ce1">
            <text:p>20230</text:p>
          </table:table-cell>
          <table:table-cell office:value-type="float" office:value="34169756" table:style-name="ce1">
            <text:p>3416975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iribati</text:p>
          </table:table-cell>
          <table:table-cell office:value-type="date" office:date-value="2022-12-06T00:00:00" table:style-name="ce2">
            <text:p>2022-12-06</text:p>
          </table:table-cell>
          <table:table-cell office:value-type="float" office:value="77" table:style-name="ce1">
            <text:p>77</text:p>
          </table:table-cell>
          <table:table-cell office:value-type="float" office:value="20155" table:style-name="ce1">
            <text:p>20155</text:p>
          </table:table-cell>
          <table:table-cell office:value-type="float" office:value="18618510" table:style-name="ce1">
            <text:p>1861851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Uganda</text:p>
          </table:table-cell>
          <table:table-cell office:value-type="date" office:date-value="2022-04-25T00:00:00" table:style-name="ce2">
            <text:p>2022-04-25</text:p>
          </table:table-cell>
          <table:table-cell office:value-type="float" office:value="253" table:style-name="ce1">
            <text:p>253</text:p>
          </table:table-cell>
          <table:table-cell office:value-type="float" office:value="98585" table:style-name="ce1">
            <text:p>98585</text:p>
          </table:table-cell>
          <table:table-cell office:value-type="float" office:value="21518286" table:style-name="ce1">
            <text:p>2151828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erbia</text:p>
          </table:table-cell>
          <table:table-cell office:value-type="date" office:date-value="2023-05-27T00:00:00" table:style-name="ce2">
            <text:p>2023-05-27</text:p>
          </table:table-cell>
          <table:table-cell office:value-type="float" office:value="721" table:style-name="ce1">
            <text:p>721</text:p>
          </table:table-cell>
          <table:table-cell office:value-type="float" office:value="85601" table:style-name="ce1">
            <text:p>85601</text:p>
          </table:table-cell>
          <table:table-cell office:value-type="float" office:value="11047646" table:style-name="ce1">
            <text:p>1104764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bania</text:p>
          </table:table-cell>
          <table:table-cell office:value-type="date" office:date-value="2023-11-10T00:00:00" table:style-name="ce2">
            <text:p>2023-11-10</text:p>
          </table:table-cell>
          <table:table-cell office:value-type="float" office:value="529" table:style-name="ce1">
            <text:p>529</text:p>
          </table:table-cell>
          <table:table-cell office:value-type="float" office:value="94996" table:style-name="ce1">
            <text:p>94996</text:p>
          </table:table-cell>
          <table:table-cell office:value-type="float" office:value="7675823" table:style-name="ce1">
            <text:p>767582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nguilla</text:p>
          </table:table-cell>
          <table:table-cell office:value-type="date" office:date-value="2021-01-08T00:00:00" table:style-name="ce2">
            <text:p>2021-01-08</text:p>
          </table:table-cell>
          <table:table-cell office:value-type="float" office:value="973" table:style-name="ce1">
            <text:p>973</text:p>
          </table:table-cell>
          <table:table-cell office:value-type="float" office:value="68701" table:style-name="ce1">
            <text:p>68701</text:p>
          </table:table-cell>
          <table:table-cell office:value-type="float" office:value="359783" table:style-name="ce1">
            <text:p>35978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enegal</text:p>
          </table:table-cell>
          <table:table-cell office:value-type="date" office:date-value="2021-07-10T00:00:00" table:style-name="ce2">
            <text:p>2021-07-10</text:p>
          </table:table-cell>
          <table:table-cell office:value-type="float" office:value="117" table:style-name="ce1">
            <text:p>117</text:p>
          </table:table-cell>
          <table:table-cell office:value-type="float" office:value="54154" table:style-name="ce1">
            <text:p>54154</text:p>
          </table:table-cell>
          <table:table-cell office:value-type="float" office:value="8544889" table:style-name="ce1">
            <text:p>854488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kistan</text:p>
          </table:table-cell>
          <table:table-cell office:value-type="date" office:date-value="2021-05-17T00:00:00" table:style-name="ce2">
            <text:p>2021-05-17</text:p>
          </table:table-cell>
          <table:table-cell office:value-type="float" office:value="619" table:style-name="ce1">
            <text:p>619</text:p>
          </table:table-cell>
          <table:table-cell office:value-type="float" office:value="98995" table:style-name="ce1">
            <text:p>98995</text:p>
          </table:table-cell>
          <table:table-cell office:value-type="float" office:value="4900915" table:style-name="ce1">
            <text:p>490091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ntigua and Barbuda</text:p>
          </table:table-cell>
          <table:table-cell office:value-type="date" office:date-value="2023-08-20T00:00:00" table:style-name="ce2">
            <text:p>2023-08-20</text:p>
          </table:table-cell>
          <table:table-cell office:value-type="float" office:value="374" table:style-name="ce1">
            <text:p>374</text:p>
          </table:table-cell>
          <table:table-cell office:value-type="float" office:value="48242" table:style-name="ce1">
            <text:p>48242</text:p>
          </table:table-cell>
          <table:table-cell office:value-type="float" office:value="4453847" table:style-name="ce1">
            <text:p>445384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6-24T00:00:00" table:style-name="ce2">
            <text:p>2023-06-24</text:p>
          </table:table-cell>
          <table:table-cell office:value-type="float" office:value="356" table:style-name="ce1">
            <text:p>356</text:p>
          </table:table-cell>
          <table:table-cell office:value-type="float" office:value="69064" table:style-name="ce1">
            <text:p>69064</text:p>
          </table:table-cell>
          <table:table-cell office:value-type="float" office:value="21890479" table:style-name="ce1">
            <text:p>2189047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Congo</text:p>
          </table:table-cell>
          <table:table-cell office:value-type="date" office:date-value="2023-03-03T00:00:00" table:style-name="ce2">
            <text:p>2023-03-03</text:p>
          </table:table-cell>
          <table:table-cell office:value-type="float" office:value="318" table:style-name="ce1">
            <text:p>318</text:p>
          </table:table-cell>
          <table:table-cell office:value-type="float" office:value="88663" table:style-name="ce1">
            <text:p>88663</text:p>
          </table:table-cell>
          <table:table-cell office:value-type="float" office:value="23783159" table:style-name="ce1">
            <text:p>2378315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Moldova</text:p>
          </table:table-cell>
          <table:table-cell office:value-type="date" office:date-value="2023-09-21T00:00:00" table:style-name="ce2">
            <text:p>2023-09-21</text:p>
          </table:table-cell>
          <table:table-cell office:value-type="float" office:value="497" table:style-name="ce1">
            <text:p>497</text:p>
          </table:table-cell>
          <table:table-cell office:value-type="float" office:value="68206" table:style-name="ce1">
            <text:p>68206</text:p>
          </table:table-cell>
          <table:table-cell office:value-type="float" office:value="27260188" table:style-name="ce1">
            <text:p>2726018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3-08T00:00:00" table:style-name="ce2">
            <text:p>2022-03-08</text:p>
          </table:table-cell>
          <table:table-cell office:value-type="float" office:value="537" table:style-name="ce1">
            <text:p>537</text:p>
          </table:table-cell>
          <table:table-cell office:value-type="float" office:value="86926" table:style-name="ce1">
            <text:p>86926</text:p>
          </table:table-cell>
          <table:table-cell office:value-type="float" office:value="7131158" table:style-name="ce1">
            <text:p>713115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Czech Republic</text:p>
          </table:table-cell>
          <table:table-cell office:value-type="date" office:date-value="2023-05-02T00:00:00" table:style-name="ce2">
            <text:p>2023-05-02</text:p>
          </table:table-cell>
          <table:table-cell office:value-type="float" office:value="822" table:style-name="ce1">
            <text:p>822</text:p>
          </table:table-cell>
          <table:table-cell office:value-type="float" office:value="58818" table:style-name="ce1">
            <text:p>58818</text:p>
          </table:table-cell>
          <table:table-cell office:value-type="float" office:value="28022989" table:style-name="ce1">
            <text:p>2802298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Sri Lanka</text:p>
          </table:table-cell>
          <table:table-cell office:value-type="date" office:date-value="2023-12-17T00:00:00" table:style-name="ce2">
            <text:p>2023-12-17</text:p>
          </table:table-cell>
          <table:table-cell office:value-type="float" office:value="652" table:style-name="ce1">
            <text:p>652</text:p>
          </table:table-cell>
          <table:table-cell office:value-type="float" office:value="18031" table:style-name="ce1">
            <text:p>18031</text:p>
          </table:table-cell>
          <table:table-cell office:value-type="float" office:value="27223503" table:style-name="ce1">
            <text:p>2722350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uba</text:p>
          </table:table-cell>
          <table:table-cell office:value-type="date" office:date-value="2022-05-10T00:00:00" table:style-name="ce2">
            <text:p>2022-05-10</text:p>
          </table:table-cell>
          <table:table-cell office:value-type="float" office:value="12" table:style-name="ce1">
            <text:p>12</text:p>
          </table:table-cell>
          <table:table-cell office:value-type="float" office:value="73824" table:style-name="ce1">
            <text:p>73824</text:p>
          </table:table-cell>
          <table:table-cell office:value-type="float" office:value="19397670" table:style-name="ce1">
            <text:p>1939767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Netherlands Antilles</text:p>
          </table:table-cell>
          <table:table-cell office:value-type="date" office:date-value="2023-04-07T00:00:00" table:style-name="ce2">
            <text:p>2023-04-07</text:p>
          </table:table-cell>
          <table:table-cell office:value-type="float" office:value="133" table:style-name="ce1">
            <text:p>133</text:p>
          </table:table-cell>
          <table:table-cell office:value-type="float" office:value="36169" table:style-name="ce1">
            <text:p>36169</text:p>
          </table:table-cell>
          <table:table-cell office:value-type="float" office:value="24137406" table:style-name="ce1">
            <text:p>2413740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Congo</text:p>
          </table:table-cell>
          <table:table-cell office:value-type="date" office:date-value="2021-05-27T00:00:00" table:style-name="ce2">
            <text:p>2021-05-27</text:p>
          </table:table-cell>
          <table:table-cell office:value-type="float" office:value="590" table:style-name="ce1">
            <text:p>590</text:p>
          </table:table-cell>
          <table:table-cell office:value-type="float" office:value="58742" table:style-name="ce1">
            <text:p>58742</text:p>
          </table:table-cell>
          <table:table-cell office:value-type="float" office:value="30414952" table:style-name="ce1">
            <text:p>3041495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ntigua and Barbuda</text:p>
          </table:table-cell>
          <table:table-cell office:value-type="date" office:date-value="2021-03-13T00:00:00" table:style-name="ce2">
            <text:p>2021-03-13</text:p>
          </table:table-cell>
          <table:table-cell office:value-type="float" office:value="662" table:style-name="ce1">
            <text:p>662</text:p>
          </table:table-cell>
          <table:table-cell office:value-type="float" office:value="89970" table:style-name="ce1">
            <text:p>89970</text:p>
          </table:table-cell>
          <table:table-cell office:value-type="float" office:value="5956127" table:style-name="ce1">
            <text:p>595612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Jamaica</text:p>
          </table:table-cell>
          <table:table-cell office:value-type="date" office:date-value="2022-09-29T00:00:00" table:style-name="ce2">
            <text:p>2022-09-29</text:p>
          </table:table-cell>
          <table:table-cell office:value-type="float" office:value="868" table:style-name="ce1">
            <text:p>868</text:p>
          </table:table-cell>
          <table:table-cell office:value-type="float" office:value="58049" table:style-name="ce1">
            <text:p>58049</text:p>
          </table:table-cell>
          <table:table-cell office:value-type="float" office:value="21181420" table:style-name="ce1">
            <text:p>2118142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Italy</text:p>
          </table:table-cell>
          <table:table-cell office:value-type="date" office:date-value="2023-07-02T00:00:00" table:style-name="ce2">
            <text:p>2023-07-02</text:p>
          </table:table-cell>
          <table:table-cell office:value-type="float" office:value="23" table:style-name="ce1">
            <text:p>23</text:p>
          </table:table-cell>
          <table:table-cell office:value-type="float" office:value="87586" table:style-name="ce1">
            <text:p>87586</text:p>
          </table:table-cell>
          <table:table-cell office:value-type="float" office:value="31903983" table:style-name="ce1">
            <text:p>3190398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Namibia</text:p>
          </table:table-cell>
          <table:table-cell office:value-type="date" office:date-value="2021-11-12T00:00:00" table:style-name="ce2">
            <text:p>2021-11-12</text:p>
          </table:table-cell>
          <table:table-cell office:value-type="float" office:value="346" table:style-name="ce1">
            <text:p>346</text:p>
          </table:table-cell>
          <table:table-cell office:value-type="float" office:value="73718" table:style-name="ce1">
            <text:p>73718</text:p>
          </table:table-cell>
          <table:table-cell office:value-type="float" office:value="24723681" table:style-name="ce1">
            <text:p>2472368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nguilla</text:p>
          </table:table-cell>
          <table:table-cell office:value-type="date" office:date-value="2022-05-10T00:00:00" table:style-name="ce2">
            <text:p>2022-05-10</text:p>
          </table:table-cell>
          <table:table-cell office:value-type="float" office:value="280" table:style-name="ce1">
            <text:p>280</text:p>
          </table:table-cell>
          <table:table-cell office:value-type="float" office:value="95056" table:style-name="ce1">
            <text:p>95056</text:p>
          </table:table-cell>
          <table:table-cell office:value-type="float" office:value="12028393" table:style-name="ce1">
            <text:p>1202839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bania</text:p>
          </table:table-cell>
          <table:table-cell office:value-type="date" office:date-value="2022-11-15T00:00:00" table:style-name="ce2">
            <text:p>2022-11-15</text:p>
          </table:table-cell>
          <table:table-cell office:value-type="float" office:value="918" table:style-name="ce1">
            <text:p>918</text:p>
          </table:table-cell>
          <table:table-cell office:value-type="float" office:value="31966" table:style-name="ce1">
            <text:p>31966</text:p>
          </table:table-cell>
          <table:table-cell office:value-type="float" office:value="6901751" table:style-name="ce1">
            <text:p>690175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oldova</text:p>
          </table:table-cell>
          <table:table-cell office:value-type="date" office:date-value="2023-11-09T00:00:00" table:style-name="ce2">
            <text:p>2023-11-09</text:p>
          </table:table-cell>
          <table:table-cell office:value-type="float" office:value="962" table:style-name="ce1">
            <text:p>962</text:p>
          </table:table-cell>
          <table:table-cell office:value-type="float" office:value="52826" table:style-name="ce1">
            <text:p>52826</text:p>
          </table:table-cell>
          <table:table-cell office:value-type="float" office:value="14447982" table:style-name="ce1">
            <text:p>1444798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Djibouti</text:p>
          </table:table-cell>
          <table:table-cell office:value-type="date" office:date-value="2021-10-16T00:00:00" table:style-name="ce2">
            <text:p>2021-10-16</text:p>
          </table:table-cell>
          <table:table-cell office:value-type="float" office:value="943" table:style-name="ce1">
            <text:p>943</text:p>
          </table:table-cell>
          <table:table-cell office:value-type="float" office:value="72969" table:style-name="ce1">
            <text:p>72969</text:p>
          </table:table-cell>
          <table:table-cell office:value-type="float" office:value="14314270" table:style-name="ce1">
            <text:p>1431427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Cayman Islands</text:p>
          </table:table-cell>
          <table:table-cell office:value-type="date" office:date-value="2022-09-07T00:00:00" table:style-name="ce2">
            <text:p>2022-09-07</text:p>
          </table:table-cell>
          <table:table-cell office:value-type="float" office:value="191" table:style-name="ce1">
            <text:p>191</text:p>
          </table:table-cell>
          <table:table-cell office:value-type="float" office:value="28269" table:style-name="ce1">
            <text:p>28269</text:p>
          </table:table-cell>
          <table:table-cell office:value-type="float" office:value="35822860" table:style-name="ce1">
            <text:p>3582286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Myanmar</text:p>
          </table:table-cell>
          <table:table-cell office:value-type="date" office:date-value="2022-05-03T00:00:00" table:style-name="ce2">
            <text:p>2022-05-03</text:p>
          </table:table-cell>
          <table:table-cell office:value-type="float" office:value="968" table:style-name="ce1">
            <text:p>968</text:p>
          </table:table-cell>
          <table:table-cell office:value-type="float" office:value="19004" table:style-name="ce1">
            <text:p>19004</text:p>
          </table:table-cell>
          <table:table-cell office:value-type="float" office:value="10120009" table:style-name="ce1">
            <text:p>1012000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enin</text:p>
          </table:table-cell>
          <table:table-cell office:value-type="date" office:date-value="2022-01-27T00:00:00" table:style-name="ce2">
            <text:p>2022-01-27</text:p>
          </table:table-cell>
          <table:table-cell office:value-type="float" office:value="676" table:style-name="ce1">
            <text:p>676</text:p>
          </table:table-cell>
          <table:table-cell office:value-type="float" office:value="35549" table:style-name="ce1">
            <text:p>35549</text:p>
          </table:table-cell>
          <table:table-cell office:value-type="float" office:value="13405519" table:style-name="ce1">
            <text:p>1340551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Myanmar</text:p>
          </table:table-cell>
          <table:table-cell office:value-type="date" office:date-value="2023-03-31T00:00:00" table:style-name="ce2">
            <text:p>2023-03-31</text:p>
          </table:table-cell>
          <table:table-cell office:value-type="float" office:value="851" table:style-name="ce1">
            <text:p>851</text:p>
          </table:table-cell>
          <table:table-cell office:value-type="float" office:value="85779" table:style-name="ce1">
            <text:p>85779</text:p>
          </table:table-cell>
          <table:table-cell office:value-type="float" office:value="13541891" table:style-name="ce1">
            <text:p>1354189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Fiji</text:p>
          </table:table-cell>
          <table:table-cell office:value-type="date" office:date-value="2023-12-28T00:00:00" table:style-name="ce2">
            <text:p>2023-12-28</text:p>
          </table:table-cell>
          <table:table-cell office:value-type="float" office:value="204" table:style-name="ce1">
            <text:p>204</text:p>
          </table:table-cell>
          <table:table-cell office:value-type="float" office:value="89934" table:style-name="ce1">
            <text:p>89934</text:p>
          </table:table-cell>
          <table:table-cell office:value-type="float" office:value="8539924" table:style-name="ce1">
            <text:p>853992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oldova</text:p>
          </table:table-cell>
          <table:table-cell office:value-type="date" office:date-value="2023-06-21T00:00:00" table:style-name="ce2">
            <text:p>2023-06-21</text:p>
          </table:table-cell>
          <table:table-cell office:value-type="float" office:value="35" table:style-name="ce1">
            <text:p>35</text:p>
          </table:table-cell>
          <table:table-cell office:value-type="float" office:value="18724" table:style-name="ce1">
            <text:p>18724</text:p>
          </table:table-cell>
          <table:table-cell office:value-type="float" office:value="46968066" table:style-name="ce1">
            <text:p>4696806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yanmar</text:p>
          </table:table-cell>
          <table:table-cell office:value-type="date" office:date-value="2022-11-22T00:00:00" table:style-name="ce2">
            <text:p>2022-11-22</text:p>
          </table:table-cell>
          <table:table-cell office:value-type="float" office:value="13" table:style-name="ce1">
            <text:p>13</text:p>
          </table:table-cell>
          <table:table-cell office:value-type="float" office:value="56463" table:style-name="ce1">
            <text:p>56463</text:p>
          </table:table-cell>
          <table:table-cell office:value-type="float" office:value="40322720" table:style-name="ce1">
            <text:p>4032272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enin</text:p>
          </table:table-cell>
          <table:table-cell office:value-type="date" office:date-value="2021-10-27T00:00:00" table:style-name="ce2">
            <text:p>2021-10-27</text:p>
          </table:table-cell>
          <table:table-cell office:value-type="float" office:value="396" table:style-name="ce1">
            <text:p>396</text:p>
          </table:table-cell>
          <table:table-cell office:value-type="float" office:value="9186" table:style-name="ce1">
            <text:p>9186</text:p>
          </table:table-cell>
          <table:table-cell office:value-type="float" office:value="17232347" table:style-name="ce1">
            <text:p>1723234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Pakistan</text:p>
          </table:table-cell>
          <table:table-cell office:value-type="date" office:date-value="2022-03-23T00:00:00" table:style-name="ce2">
            <text:p>2022-03-23</text:p>
          </table:table-cell>
          <table:table-cell office:value-type="float" office:value="53" table:style-name="ce1">
            <text:p>53</text:p>
          </table:table-cell>
          <table:table-cell office:value-type="float" office:value="52850" table:style-name="ce1">
            <text:p>52850</text:p>
          </table:table-cell>
          <table:table-cell office:value-type="float" office:value="24400635" table:style-name="ce1">
            <text:p>2440063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2-03T00:00:00" table:style-name="ce2">
            <text:p>2021-02-03</text:p>
          </table:table-cell>
          <table:table-cell office:value-type="float" office:value="915" table:style-name="ce1">
            <text:p>915</text:p>
          </table:table-cell>
          <table:table-cell office:value-type="float" office:value="89247" table:style-name="ce1">
            <text:p>89247</text:p>
          </table:table-cell>
          <table:table-cell office:value-type="float" office:value="4649901" table:style-name="ce1">
            <text:p>464990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amibia</text:p>
          </table:table-cell>
          <table:table-cell office:value-type="date" office:date-value="2023-02-12T00:00:00" table:style-name="ce2">
            <text:p>2023-02-12</text:p>
          </table:table-cell>
          <table:table-cell office:value-type="float" office:value="790" table:style-name="ce1">
            <text:p>790</text:p>
          </table:table-cell>
          <table:table-cell office:value-type="float" office:value="45156" table:style-name="ce1">
            <text:p>45156</text:p>
          </table:table-cell>
          <table:table-cell office:value-type="float" office:value="27764805" table:style-name="ce1">
            <text:p>2776480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Jamaica</text:p>
          </table:table-cell>
          <table:table-cell office:value-type="date" office:date-value="2021-08-16T00:00:00" table:style-name="ce2">
            <text:p>2021-08-16</text:p>
          </table:table-cell>
          <table:table-cell office:value-type="float" office:value="514" table:style-name="ce1">
            <text:p>514</text:p>
          </table:table-cell>
          <table:table-cell office:value-type="float" office:value="61920" table:style-name="ce1">
            <text:p>61920</text:p>
          </table:table-cell>
          <table:table-cell office:value-type="float" office:value="9970643" table:style-name="ce1">
            <text:p>997064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Burundi</text:p>
          </table:table-cell>
          <table:table-cell office:value-type="date" office:date-value="2022-12-27T00:00:00" table:style-name="ce2">
            <text:p>2022-12-27</text:p>
          </table:table-cell>
          <table:table-cell office:value-type="float" office:value="793" table:style-name="ce1">
            <text:p>793</text:p>
          </table:table-cell>
          <table:table-cell office:value-type="float" office:value="13815" table:style-name="ce1">
            <text:p>13815</text:p>
          </table:table-cell>
          <table:table-cell office:value-type="float" office:value="36604142" table:style-name="ce1">
            <text:p>3660414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Macedonia</text:p>
          </table:table-cell>
          <table:table-cell office:value-type="date" office:date-value="2021-11-24T00:00:00" table:style-name="ce2">
            <text:p>2021-11-24</text:p>
          </table:table-cell>
          <table:table-cell office:value-type="float" office:value="401" table:style-name="ce1">
            <text:p>401</text:p>
          </table:table-cell>
          <table:table-cell office:value-type="float" office:value="16101" table:style-name="ce1">
            <text:p>16101</text:p>
          </table:table-cell>
          <table:table-cell office:value-type="float" office:value="18537077" table:style-name="ce1">
            <text:p>1853707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Italy</text:p>
          </table:table-cell>
          <table:table-cell office:value-type="date" office:date-value="2021-08-26T00:00:00" table:style-name="ce2">
            <text:p>2021-08-26</text:p>
          </table:table-cell>
          <table:table-cell office:value-type="float" office:value="254" table:style-name="ce1">
            <text:p>254</text:p>
          </table:table-cell>
          <table:table-cell office:value-type="float" office:value="80717" table:style-name="ce1">
            <text:p>80717</text:p>
          </table:table-cell>
          <table:table-cell office:value-type="float" office:value="23238447" table:style-name="ce1">
            <text:p>2323844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ape Verde</text:p>
          </table:table-cell>
          <table:table-cell office:value-type="date" office:date-value="2023-12-02T00:00:00" table:style-name="ce2">
            <text:p>2023-12-02</text:p>
          </table:table-cell>
          <table:table-cell office:value-type="float" office:value="593" table:style-name="ce1">
            <text:p>593</text:p>
          </table:table-cell>
          <table:table-cell office:value-type="float" office:value="56384" table:style-name="ce1">
            <text:p>56384</text:p>
          </table:table-cell>
          <table:table-cell office:value-type="float" office:value="13312926" table:style-name="ce1">
            <text:p>1331292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Cayman Islands</text:p>
          </table:table-cell>
          <table:table-cell office:value-type="date" office:date-value="2021-11-23T00:00:00" table:style-name="ce2">
            <text:p>2021-11-23</text:p>
          </table:table-cell>
          <table:table-cell office:value-type="float" office:value="754" table:style-name="ce1">
            <text:p>754</text:p>
          </table:table-cell>
          <table:table-cell office:value-type="float" office:value="57202" table:style-name="ce1">
            <text:p>57202</text:p>
          </table:table-cell>
          <table:table-cell office:value-type="float" office:value="46169683" table:style-name="ce1">
            <text:p>4616968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nguilla</text:p>
          </table:table-cell>
          <table:table-cell office:value-type="date" office:date-value="2023-02-09T00:00:00" table:style-name="ce2">
            <text:p>2023-02-09</text:p>
          </table:table-cell>
          <table:table-cell office:value-type="float" office:value="599" table:style-name="ce1">
            <text:p>599</text:p>
          </table:table-cell>
          <table:table-cell office:value-type="float" office:value="72626" table:style-name="ce1">
            <text:p>72626</text:p>
          </table:table-cell>
          <table:table-cell office:value-type="float" office:value="30466137" table:style-name="ce1">
            <text:p>3046613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bania</text:p>
          </table:table-cell>
          <table:table-cell office:value-type="date" office:date-value="2023-12-24T00:00:00" table:style-name="ce2">
            <text:p>2023-12-24</text:p>
          </table:table-cell>
          <table:table-cell office:value-type="float" office:value="963" table:style-name="ce1">
            <text:p>963</text:p>
          </table:table-cell>
          <table:table-cell office:value-type="float" office:value="52733" table:style-name="ce1">
            <text:p>52733</text:p>
          </table:table-cell>
          <table:table-cell office:value-type="float" office:value="9363204" table:style-name="ce1">
            <text:p>936320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Congo</text:p>
          </table:table-cell>
          <table:table-cell office:value-type="date" office:date-value="2021-12-10T00:00:00" table:style-name="ce2">
            <text:p>2021-12-10</text:p>
          </table:table-cell>
          <table:table-cell office:value-type="float" office:value="992" table:style-name="ce1">
            <text:p>992</text:p>
          </table:table-cell>
          <table:table-cell office:value-type="float" office:value="89655" table:style-name="ce1">
            <text:p>89655</text:p>
          </table:table-cell>
          <table:table-cell office:value-type="float" office:value="25464779" table:style-name="ce1">
            <text:p>2546477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Cayman Islands</text:p>
          </table:table-cell>
          <table:table-cell office:value-type="date" office:date-value="2021-02-12T00:00:00" table:style-name="ce2">
            <text:p>2021-02-12</text:p>
          </table:table-cell>
          <table:table-cell office:value-type="float" office:value="997" table:style-name="ce1">
            <text:p>997</text:p>
          </table:table-cell>
          <table:table-cell office:value-type="float" office:value="30517" table:style-name="ce1">
            <text:p>30517</text:p>
          </table:table-cell>
          <table:table-cell office:value-type="float" office:value="15001920" table:style-name="ce1">
            <text:p>1500192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ongo</text:p>
          </table:table-cell>
          <table:table-cell office:value-type="date" office:date-value="2023-04-15T00:00:00" table:style-name="ce2">
            <text:p>2023-04-15</text:p>
          </table:table-cell>
          <table:table-cell office:value-type="float" office:value="760" table:style-name="ce1">
            <text:p>760</text:p>
          </table:table-cell>
          <table:table-cell office:value-type="float" office:value="78808" table:style-name="ce1">
            <text:p>78808</text:p>
          </table:table-cell>
          <table:table-cell office:value-type="float" office:value="14809664" table:style-name="ce1">
            <text:p>1480966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1-03T00:00:00" table:style-name="ce2">
            <text:p>2023-01-03</text:p>
          </table:table-cell>
          <table:table-cell office:value-type="float" office:value="579" table:style-name="ce1">
            <text:p>579</text:p>
          </table:table-cell>
          <table:table-cell office:value-type="float" office:value="64360" table:style-name="ce1">
            <text:p>64360</text:p>
          </table:table-cell>
          <table:table-cell office:value-type="float" office:value="33978294" table:style-name="ce1">
            <text:p>3397829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9-26T00:00:00" table:style-name="ce2">
            <text:p>2023-09-26</text:p>
          </table:table-cell>
          <table:table-cell office:value-type="float" office:value="61" table:style-name="ce1">
            <text:p>61</text:p>
          </table:table-cell>
          <table:table-cell office:value-type="float" office:value="78708" table:style-name="ce1">
            <text:p>78708</text:p>
          </table:table-cell>
          <table:table-cell office:value-type="float" office:value="27141840" table:style-name="ce1">
            <text:p>2714184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Kiribati</text:p>
          </table:table-cell>
          <table:table-cell office:value-type="date" office:date-value="2022-07-03T00:00:00" table:style-name="ce2">
            <text:p>2022-07-03</text:p>
          </table:table-cell>
          <table:table-cell office:value-type="float" office:value="677" table:style-name="ce1">
            <text:p>677</text:p>
          </table:table-cell>
          <table:table-cell office:value-type="float" office:value="22093" table:style-name="ce1">
            <text:p>22093</text:p>
          </table:table-cell>
          <table:table-cell office:value-type="float" office:value="43238278" table:style-name="ce1">
            <text:p>4323827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Reunion</text:p>
          </table:table-cell>
          <table:table-cell office:value-type="date" office:date-value="2022-09-20T00:00:00" table:style-name="ce2">
            <text:p>2022-09-20</text:p>
          </table:table-cell>
          <table:table-cell office:value-type="float" office:value="163" table:style-name="ce1">
            <text:p>163</text:p>
          </table:table-cell>
          <table:table-cell office:value-type="float" office:value="67802" table:style-name="ce1">
            <text:p>67802</text:p>
          </table:table-cell>
          <table:table-cell office:value-type="float" office:value="3162610" table:style-name="ce1">
            <text:p>316261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6-22T00:00:00" table:style-name="ce2">
            <text:p>2022-06-22</text:p>
          </table:table-cell>
          <table:table-cell office:value-type="float" office:value="716" table:style-name="ce1">
            <text:p>716</text:p>
          </table:table-cell>
          <table:table-cell office:value-type="float" office:value="48179" table:style-name="ce1">
            <text:p>48179</text:p>
          </table:table-cell>
          <table:table-cell office:value-type="float" office:value="31711525" table:style-name="ce1">
            <text:p>3171152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hilippines</text:p>
          </table:table-cell>
          <table:table-cell office:value-type="date" office:date-value="2022-06-29T00:00:00" table:style-name="ce2">
            <text:p>2022-06-29</text:p>
          </table:table-cell>
          <table:table-cell office:value-type="float" office:value="172" table:style-name="ce1">
            <text:p>172</text:p>
          </table:table-cell>
          <table:table-cell office:value-type="float" office:value="52590" table:style-name="ce1">
            <text:p>52590</text:p>
          </table:table-cell>
          <table:table-cell office:value-type="float" office:value="21121435" table:style-name="ce1">
            <text:p>2112143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Burundi</text:p>
          </table:table-cell>
          <table:table-cell office:value-type="date" office:date-value="2021-11-13T00:00:00" table:style-name="ce2">
            <text:p>2021-11-13</text:p>
          </table:table-cell>
          <table:table-cell office:value-type="float" office:value="634" table:style-name="ce1">
            <text:p>634</text:p>
          </table:table-cell>
          <table:table-cell office:value-type="float" office:value="93561" table:style-name="ce1">
            <text:p>93561</text:p>
          </table:table-cell>
          <table:table-cell office:value-type="float" office:value="17041740" table:style-name="ce1">
            <text:p>1704174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3-08T00:00:00" table:style-name="ce2">
            <text:p>2022-03-08</text:p>
          </table:table-cell>
          <table:table-cell office:value-type="float" office:value="931" table:style-name="ce1">
            <text:p>931</text:p>
          </table:table-cell>
          <table:table-cell office:value-type="float" office:value="74210" table:style-name="ce1">
            <text:p>74210</text:p>
          </table:table-cell>
          <table:table-cell office:value-type="float" office:value="18308562" table:style-name="ce1">
            <text:p>1830856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Fiji</text:p>
          </table:table-cell>
          <table:table-cell office:value-type="date" office:date-value="2021-05-30T00:00:00" table:style-name="ce2">
            <text:p>2021-05-30</text:p>
          </table:table-cell>
          <table:table-cell office:value-type="float" office:value="61" table:style-name="ce1">
            <text:p>61</text:p>
          </table:table-cell>
          <table:table-cell office:value-type="float" office:value="23814" table:style-name="ce1">
            <text:p>23814</text:p>
          </table:table-cell>
          <table:table-cell office:value-type="float" office:value="14796564" table:style-name="ce1">
            <text:p>1479656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Qatar</text:p>
          </table:table-cell>
          <table:table-cell office:value-type="date" office:date-value="2022-10-25T00:00:00" table:style-name="ce2">
            <text:p>2022-10-25</text:p>
          </table:table-cell>
          <table:table-cell office:value-type="float" office:value="474" table:style-name="ce1">
            <text:p>474</text:p>
          </table:table-cell>
          <table:table-cell office:value-type="float" office:value="97519" table:style-name="ce1">
            <text:p>97519</text:p>
          </table:table-cell>
          <table:table-cell office:value-type="float" office:value="45057434" table:style-name="ce1">
            <text:p>4505743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Fiji</text:p>
          </table:table-cell>
          <table:table-cell office:value-type="date" office:date-value="2021-07-26T00:00:00" table:style-name="ce2">
            <text:p>2021-07-26</text:p>
          </table:table-cell>
          <table:table-cell office:value-type="float" office:value="834" table:style-name="ce1">
            <text:p>834</text:p>
          </table:table-cell>
          <table:table-cell office:value-type="float" office:value="44380" table:style-name="ce1">
            <text:p>44380</text:p>
          </table:table-cell>
          <table:table-cell office:value-type="float" office:value="49630598" table:style-name="ce1">
            <text:p>4963059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Philippines</text:p>
          </table:table-cell>
          <table:table-cell office:value-type="date" office:date-value="2021-04-16T00:00:00" table:style-name="ce2">
            <text:p>2021-04-16</text:p>
          </table:table-cell>
          <table:table-cell office:value-type="float" office:value="874" table:style-name="ce1">
            <text:p>874</text:p>
          </table:table-cell>
          <table:table-cell office:value-type="float" office:value="45735" table:style-name="ce1">
            <text:p>45735</text:p>
          </table:table-cell>
          <table:table-cell office:value-type="float" office:value="48420665" table:style-name="ce1">
            <text:p>4842066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ape Verde</text:p>
          </table:table-cell>
          <table:table-cell office:value-type="date" office:date-value="2021-12-07T00:00:00" table:style-name="ce2">
            <text:p>2021-12-07</text:p>
          </table:table-cell>
          <table:table-cell office:value-type="float" office:value="633" table:style-name="ce1">
            <text:p>633</text:p>
          </table:table-cell>
          <table:table-cell office:value-type="float" office:value="98301" table:style-name="ce1">
            <text:p>98301</text:p>
          </table:table-cell>
          <table:table-cell office:value-type="float" office:value="1273779" table:style-name="ce1">
            <text:p>127377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Albania</text:p>
          </table:table-cell>
          <table:table-cell office:value-type="date" office:date-value="2022-06-10T00:00:00" table:style-name="ce2">
            <text:p>2022-06-10</text:p>
          </table:table-cell>
          <table:table-cell office:value-type="float" office:value="260" table:style-name="ce1">
            <text:p>260</text:p>
          </table:table-cell>
          <table:table-cell office:value-type="float" office:value="76108" table:style-name="ce1">
            <text:p>76108</text:p>
          </table:table-cell>
          <table:table-cell office:value-type="float" office:value="21448347" table:style-name="ce1">
            <text:p>2144834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Namibia</text:p>
          </table:table-cell>
          <table:table-cell office:value-type="date" office:date-value="2022-11-26T00:00:00" table:style-name="ce2">
            <text:p>2022-11-26</text:p>
          </table:table-cell>
          <table:table-cell office:value-type="float" office:value="886" table:style-name="ce1">
            <text:p>886</text:p>
          </table:table-cell>
          <table:table-cell office:value-type="float" office:value="1387" table:style-name="ce1">
            <text:p>1387</text:p>
          </table:table-cell>
          <table:table-cell office:value-type="float" office:value="34497395" table:style-name="ce1">
            <text:p>3449739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Sri Lanka</text:p>
          </table:table-cell>
          <table:table-cell office:value-type="date" office:date-value="2023-12-02T00:00:00" table:style-name="ce2">
            <text:p>2023-12-02</text:p>
          </table:table-cell>
          <table:table-cell office:value-type="float" office:value="503" table:style-name="ce1">
            <text:p>503</text:p>
          </table:table-cell>
          <table:table-cell office:value-type="float" office:value="87655" table:style-name="ce1">
            <text:p>87655</text:p>
          </table:table-cell>
          <table:table-cell office:value-type="float" office:value="26076768" table:style-name="ce1">
            <text:p>2607676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Ecuador</text:p>
          </table:table-cell>
          <table:table-cell office:value-type="date" office:date-value="2023-08-12T00:00:00" table:style-name="ce2">
            <text:p>2023-08-12</text:p>
          </table:table-cell>
          <table:table-cell office:value-type="float" office:value="183" table:style-name="ce1">
            <text:p>183</text:p>
          </table:table-cell>
          <table:table-cell office:value-type="float" office:value="69792" table:style-name="ce1">
            <text:p>69792</text:p>
          </table:table-cell>
          <table:table-cell office:value-type="float" office:value="39546592" table:style-name="ce1">
            <text:p>3954659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Sri Lanka</text:p>
          </table:table-cell>
          <table:table-cell office:value-type="date" office:date-value="2022-06-06T00:00:00" table:style-name="ce2">
            <text:p>2022-06-06</text:p>
          </table:table-cell>
          <table:table-cell office:value-type="float" office:value="9" table:style-name="ce1">
            <text:p>9</text:p>
          </table:table-cell>
          <table:table-cell office:value-type="float" office:value="71191" table:style-name="ce1">
            <text:p>71191</text:p>
          </table:table-cell>
          <table:table-cell office:value-type="float" office:value="15662204" table:style-name="ce1">
            <text:p>1566220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Bosnia and Herzegovina</text:p>
          </table:table-cell>
          <table:table-cell office:value-type="date" office:date-value="2023-11-18T00:00:00" table:style-name="ce2">
            <text:p>2023-11-18</text:p>
          </table:table-cell>
          <table:table-cell office:value-type="float" office:value="253" table:style-name="ce1">
            <text:p>253</text:p>
          </table:table-cell>
          <table:table-cell office:value-type="float" office:value="22047" table:style-name="ce1">
            <text:p>22047</text:p>
          </table:table-cell>
          <table:table-cell office:value-type="float" office:value="29917375" table:style-name="ce1">
            <text:p>2991737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Guam</text:p>
          </table:table-cell>
          <table:table-cell office:value-type="date" office:date-value="2022-09-18T00:00:00" table:style-name="ce2">
            <text:p>2022-09-18</text:p>
          </table:table-cell>
          <table:table-cell office:value-type="float" office:value="449" table:style-name="ce1">
            <text:p>449</text:p>
          </table:table-cell>
          <table:table-cell office:value-type="float" office:value="7429" table:style-name="ce1">
            <text:p>7429</text:p>
          </table:table-cell>
          <table:table-cell office:value-type="float" office:value="14822496" table:style-name="ce1">
            <text:p>1482249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uritius</text:p>
          </table:table-cell>
          <table:table-cell office:value-type="date" office:date-value="2021-12-01T00:00:00" table:style-name="ce2">
            <text:p>2021-12-01</text:p>
          </table:table-cell>
          <table:table-cell office:value-type="float" office:value="781" table:style-name="ce1">
            <text:p>781</text:p>
          </table:table-cell>
          <table:table-cell office:value-type="float" office:value="99921" table:style-name="ce1">
            <text:p>99921</text:p>
          </table:table-cell>
          <table:table-cell office:value-type="float" office:value="31176838" table:style-name="ce1">
            <text:p>3117683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Djibouti</text:p>
          </table:table-cell>
          <table:table-cell office:value-type="date" office:date-value="2022-03-26T00:00:00" table:style-name="ce2">
            <text:p>2022-03-26</text:p>
          </table:table-cell>
          <table:table-cell office:value-type="float" office:value="6" table:style-name="ce1">
            <text:p>6</text:p>
          </table:table-cell>
          <table:table-cell office:value-type="float" office:value="89691" table:style-name="ce1">
            <text:p>89691</text:p>
          </table:table-cell>
          <table:table-cell office:value-type="float" office:value="35712699" table:style-name="ce1">
            <text:p>3571269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Cuba</text:p>
          </table:table-cell>
          <table:table-cell office:value-type="date" office:date-value="2022-02-15T00:00:00" table:style-name="ce2">
            <text:p>2022-02-15</text:p>
          </table:table-cell>
          <table:table-cell office:value-type="float" office:value="101" table:style-name="ce1">
            <text:p>101</text:p>
          </table:table-cell>
          <table:table-cell office:value-type="float" office:value="92913" table:style-name="ce1">
            <text:p>92913</text:p>
          </table:table-cell>
          <table:table-cell office:value-type="float" office:value="49450974" table:style-name="ce1">
            <text:p>4945097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Sri Lanka</text:p>
          </table:table-cell>
          <table:table-cell office:value-type="date" office:date-value="2023-04-21T00:00:00" table:style-name="ce2">
            <text:p>2023-04-21</text:p>
          </table:table-cell>
          <table:table-cell office:value-type="float" office:value="841" table:style-name="ce1">
            <text:p>841</text:p>
          </table:table-cell>
          <table:table-cell office:value-type="float" office:value="14659" table:style-name="ce1">
            <text:p>14659</text:p>
          </table:table-cell>
          <table:table-cell office:value-type="float" office:value="28688273" table:style-name="ce1">
            <text:p>2868827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Macedonia</text:p>
          </table:table-cell>
          <table:table-cell office:value-type="date" office:date-value="2021-08-18T00:00:00" table:style-name="ce2">
            <text:p>2021-08-18</text:p>
          </table:table-cell>
          <table:table-cell office:value-type="float" office:value="375" table:style-name="ce1">
            <text:p>375</text:p>
          </table:table-cell>
          <table:table-cell office:value-type="float" office:value="8147" table:style-name="ce1">
            <text:p>8147</text:p>
          </table:table-cell>
          <table:table-cell office:value-type="float" office:value="12793148" table:style-name="ce1">
            <text:p>1279314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Pakistan</text:p>
          </table:table-cell>
          <table:table-cell office:value-type="date" office:date-value="2023-09-19T00:00:00" table:style-name="ce2">
            <text:p>2023-09-19</text:p>
          </table:table-cell>
          <table:table-cell office:value-type="float" office:value="191" table:style-name="ce1">
            <text:p>191</text:p>
          </table:table-cell>
          <table:table-cell office:value-type="float" office:value="79126" table:style-name="ce1">
            <text:p>79126</text:p>
          </table:table-cell>
          <table:table-cell office:value-type="float" office:value="12531013" table:style-name="ce1">
            <text:p>1253101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Qatar</text:p>
          </table:table-cell>
          <table:table-cell office:value-type="date" office:date-value="2021-06-23T00:00:00" table:style-name="ce2">
            <text:p>2021-06-23</text:p>
          </table:table-cell>
          <table:table-cell office:value-type="float" office:value="501" table:style-name="ce1">
            <text:p>501</text:p>
          </table:table-cell>
          <table:table-cell office:value-type="float" office:value="38647" table:style-name="ce1">
            <text:p>38647</text:p>
          </table:table-cell>
          <table:table-cell office:value-type="float" office:value="2959532" table:style-name="ce1">
            <text:p>295953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Djibouti</text:p>
          </table:table-cell>
          <table:table-cell office:value-type="date" office:date-value="2023-11-03T00:00:00" table:style-name="ce2">
            <text:p>2023-11-03</text:p>
          </table:table-cell>
          <table:table-cell office:value-type="float" office:value="124" table:style-name="ce1">
            <text:p>124</text:p>
          </table:table-cell>
          <table:table-cell office:value-type="float" office:value="77315" table:style-name="ce1">
            <text:p>77315</text:p>
          </table:table-cell>
          <table:table-cell office:value-type="float" office:value="16770529" table:style-name="ce1">
            <text:p>1677052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Myanmar</text:p>
          </table:table-cell>
          <table:table-cell office:value-type="date" office:date-value="2023-08-23T00:00:00" table:style-name="ce2">
            <text:p>2023-08-23</text:p>
          </table:table-cell>
          <table:table-cell office:value-type="float" office:value="135" table:style-name="ce1">
            <text:p>135</text:p>
          </table:table-cell>
          <table:table-cell office:value-type="float" office:value="6139" table:style-name="ce1">
            <text:p>6139</text:p>
          </table:table-cell>
          <table:table-cell office:value-type="float" office:value="40646720" table:style-name="ce1">
            <text:p>4064672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1-20T00:00:00" table:style-name="ce2">
            <text:p>2021-01-20</text:p>
          </table:table-cell>
          <table:table-cell office:value-type="float" office:value="810" table:style-name="ce1">
            <text:p>810</text:p>
          </table:table-cell>
          <table:table-cell office:value-type="float" office:value="26776" table:style-name="ce1">
            <text:p>26776</text:p>
          </table:table-cell>
          <table:table-cell office:value-type="float" office:value="29654361" table:style-name="ce1">
            <text:p>2965436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Djibouti</text:p>
          </table:table-cell>
          <table:table-cell office:value-type="date" office:date-value="2022-01-15T00:00:00" table:style-name="ce2">
            <text:p>2022-01-15</text:p>
          </table:table-cell>
          <table:table-cell office:value-type="float" office:value="538" table:style-name="ce1">
            <text:p>538</text:p>
          </table:table-cell>
          <table:table-cell office:value-type="float" office:value="49090" table:style-name="ce1">
            <text:p>49090</text:p>
          </table:table-cell>
          <table:table-cell office:value-type="float" office:value="33541992" table:style-name="ce1">
            <text:p>3354199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Bermuda</text:p>
          </table:table-cell>
          <table:table-cell office:value-type="date" office:date-value="2021-03-21T00:00:00" table:style-name="ce2">
            <text:p>2021-03-21</text:p>
          </table:table-cell>
          <table:table-cell office:value-type="float" office:value="437" table:style-name="ce1">
            <text:p>437</text:p>
          </table:table-cell>
          <table:table-cell office:value-type="float" office:value="51619" table:style-name="ce1">
            <text:p>51619</text:p>
          </table:table-cell>
          <table:table-cell office:value-type="float" office:value="40171332" table:style-name="ce1">
            <text:p>4017133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10-14T00:00:00" table:style-name="ce2">
            <text:p>2023-10-14</text:p>
          </table:table-cell>
          <table:table-cell office:value-type="float" office:value="587" table:style-name="ce1">
            <text:p>587</text:p>
          </table:table-cell>
          <table:table-cell office:value-type="float" office:value="95184" table:style-name="ce1">
            <text:p>95184</text:p>
          </table:table-cell>
          <table:table-cell office:value-type="float" office:value="40921486" table:style-name="ce1">
            <text:p>4092148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Serbia</text:p>
          </table:table-cell>
          <table:table-cell office:value-type="date" office:date-value="2023-10-07T00:00:00" table:style-name="ce2">
            <text:p>2023-10-07</text:p>
          </table:table-cell>
          <table:table-cell office:value-type="float" office:value="879" table:style-name="ce1">
            <text:p>879</text:p>
          </table:table-cell>
          <table:table-cell office:value-type="float" office:value="63128" table:style-name="ce1">
            <text:p>63128</text:p>
          </table:table-cell>
          <table:table-cell office:value-type="float" office:value="34286783" table:style-name="ce1">
            <text:p>3428678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Ecuador</text:p>
          </table:table-cell>
          <table:table-cell office:value-type="date" office:date-value="2022-09-01T00:00:00" table:style-name="ce2">
            <text:p>2022-09-01</text:p>
          </table:table-cell>
          <table:table-cell office:value-type="float" office:value="162" table:style-name="ce1">
            <text:p>162</text:p>
          </table:table-cell>
          <table:table-cell office:value-type="float" office:value="53596" table:style-name="ce1">
            <text:p>53596</text:p>
          </table:table-cell>
          <table:table-cell office:value-type="float" office:value="43110721" table:style-name="ce1">
            <text:p>4311072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Cayman Islands</text:p>
          </table:table-cell>
          <table:table-cell office:value-type="date" office:date-value="2021-01-20T00:00:00" table:style-name="ce2">
            <text:p>2021-01-20</text:p>
          </table:table-cell>
          <table:table-cell office:value-type="float" office:value="710" table:style-name="ce1">
            <text:p>710</text:p>
          </table:table-cell>
          <table:table-cell office:value-type="float" office:value="42913" table:style-name="ce1">
            <text:p>42913</text:p>
          </table:table-cell>
          <table:table-cell office:value-type="float" office:value="18114681" table:style-name="ce1">
            <text:p>1811468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Uganda</text:p>
          </table:table-cell>
          <table:table-cell office:value-type="date" office:date-value="2022-06-04T00:00:00" table:style-name="ce2">
            <text:p>2022-06-04</text:p>
          </table:table-cell>
          <table:table-cell office:value-type="float" office:value="628" table:style-name="ce1">
            <text:p>628</text:p>
          </table:table-cell>
          <table:table-cell office:value-type="float" office:value="26015" table:style-name="ce1">
            <text:p>26015</text:p>
          </table:table-cell>
          <table:table-cell office:value-type="float" office:value="25791638" table:style-name="ce1">
            <text:p>2579163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negal</text:p>
          </table:table-cell>
          <table:table-cell office:value-type="date" office:date-value="2021-08-02T00:00:00" table:style-name="ce2">
            <text:p>2021-08-02</text:p>
          </table:table-cell>
          <table:table-cell office:value-type="float" office:value="47" table:style-name="ce1">
            <text:p>47</text:p>
          </table:table-cell>
          <table:table-cell office:value-type="float" office:value="10695" table:style-name="ce1">
            <text:p>10695</text:p>
          </table:table-cell>
          <table:table-cell office:value-type="float" office:value="43027091" table:style-name="ce1">
            <text:p>4302709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12-17T00:00:00" table:style-name="ce2">
            <text:p>2022-12-17</text:p>
          </table:table-cell>
          <table:table-cell office:value-type="float" office:value="183" table:style-name="ce1">
            <text:p>183</text:p>
          </table:table-cell>
          <table:table-cell office:value-type="float" office:value="94738" table:style-name="ce1">
            <text:p>94738</text:p>
          </table:table-cell>
          <table:table-cell office:value-type="float" office:value="4638278" table:style-name="ce1">
            <text:p>463827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2-02-24T00:00:00" table:style-name="ce2">
            <text:p>2022-02-24</text:p>
          </table:table-cell>
          <table:table-cell office:value-type="float" office:value="524" table:style-name="ce1">
            <text:p>524</text:p>
          </table:table-cell>
          <table:table-cell office:value-type="float" office:value="83563" table:style-name="ce1">
            <text:p>83563</text:p>
          </table:table-cell>
          <table:table-cell office:value-type="float" office:value="2949395" table:style-name="ce1">
            <text:p>294939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Jamaica</text:p>
          </table:table-cell>
          <table:table-cell office:value-type="date" office:date-value="2023-11-11T00:00:00" table:style-name="ce2">
            <text:p>2023-11-11</text:p>
          </table:table-cell>
          <table:table-cell office:value-type="float" office:value="776" table:style-name="ce1">
            <text:p>776</text:p>
          </table:table-cell>
          <table:table-cell office:value-type="float" office:value="59357" table:style-name="ce1">
            <text:p>59357</text:p>
          </table:table-cell>
          <table:table-cell office:value-type="float" office:value="39648747" table:style-name="ce1">
            <text:p>3964874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hilippines</text:p>
          </table:table-cell>
          <table:table-cell office:value-type="date" office:date-value="2023-12-07T00:00:00" table:style-name="ce2">
            <text:p>2023-12-07</text:p>
          </table:table-cell>
          <table:table-cell office:value-type="float" office:value="41" table:style-name="ce1">
            <text:p>41</text:p>
          </table:table-cell>
          <table:table-cell office:value-type="float" office:value="53856" table:style-name="ce1">
            <text:p>53856</text:p>
          </table:table-cell>
          <table:table-cell office:value-type="float" office:value="45122713" table:style-name="ce1">
            <text:p>4512271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Uganda</text:p>
          </table:table-cell>
          <table:table-cell office:value-type="date" office:date-value="2021-08-27T00:00:00" table:style-name="ce2">
            <text:p>2021-08-27</text:p>
          </table:table-cell>
          <table:table-cell office:value-type="float" office:value="417" table:style-name="ce1">
            <text:p>417</text:p>
          </table:table-cell>
          <table:table-cell office:value-type="float" office:value="86336" table:style-name="ce1">
            <text:p>86336</text:p>
          </table:table-cell>
          <table:table-cell office:value-type="float" office:value="1451714" table:style-name="ce1">
            <text:p>145171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Qatar</text:p>
          </table:table-cell>
          <table:table-cell office:value-type="date" office:date-value="2021-01-12T00:00:00" table:style-name="ce2">
            <text:p>2021-01-12</text:p>
          </table:table-cell>
          <table:table-cell office:value-type="float" office:value="3" table:style-name="ce1">
            <text:p>3</text:p>
          </table:table-cell>
          <table:table-cell office:value-type="float" office:value="65286" table:style-name="ce1">
            <text:p>65286</text:p>
          </table:table-cell>
          <table:table-cell office:value-type="float" office:value="15030316" table:style-name="ce1">
            <text:p>1503031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Albania</text:p>
          </table:table-cell>
          <table:table-cell office:value-type="date" office:date-value="2023-10-05T00:00:00" table:style-name="ce2">
            <text:p>2023-10-05</text:p>
          </table:table-cell>
          <table:table-cell office:value-type="float" office:value="907" table:style-name="ce1">
            <text:p>907</text:p>
          </table:table-cell>
          <table:table-cell office:value-type="float" office:value="87304" table:style-name="ce1">
            <text:p>87304</text:p>
          </table:table-cell>
          <table:table-cell office:value-type="float" office:value="41700849" table:style-name="ce1">
            <text:p>4170084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Trinidad and Tobago</text:p>
          </table:table-cell>
          <table:table-cell office:value-type="date" office:date-value="2023-12-05T00:00:00" table:style-name="ce2">
            <text:p>2023-12-05</text:p>
          </table:table-cell>
          <table:table-cell office:value-type="float" office:value="862" table:style-name="ce1">
            <text:p>862</text:p>
          </table:table-cell>
          <table:table-cell office:value-type="float" office:value="9014" table:style-name="ce1">
            <text:p>9014</text:p>
          </table:table-cell>
          <table:table-cell office:value-type="float" office:value="17735965" table:style-name="ce1">
            <text:p>1773596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Moldova</text:p>
          </table:table-cell>
          <table:table-cell office:value-type="date" office:date-value="2021-08-23T00:00:00" table:style-name="ce2">
            <text:p>2021-08-23</text:p>
          </table:table-cell>
          <table:table-cell office:value-type="float" office:value="459" table:style-name="ce1">
            <text:p>459</text:p>
          </table:table-cell>
          <table:table-cell office:value-type="float" office:value="31118" table:style-name="ce1">
            <text:p>31118</text:p>
          </table:table-cell>
          <table:table-cell office:value-type="float" office:value="14683287" table:style-name="ce1">
            <text:p>1468328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Fiji</text:p>
          </table:table-cell>
          <table:table-cell office:value-type="date" office:date-value="2022-11-28T00:00:00" table:style-name="ce2">
            <text:p>2022-11-28</text:p>
          </table:table-cell>
          <table:table-cell office:value-type="float" office:value="546" table:style-name="ce1">
            <text:p>546</text:p>
          </table:table-cell>
          <table:table-cell office:value-type="float" office:value="59891" table:style-name="ce1">
            <text:p>59891</text:p>
          </table:table-cell>
          <table:table-cell office:value-type="float" office:value="19631827" table:style-name="ce1">
            <text:p>1963182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Congo</text:p>
          </table:table-cell>
          <table:table-cell office:value-type="date" office:date-value="2022-11-26T00:00:00" table:style-name="ce2">
            <text:p>2022-11-26</text:p>
          </table:table-cell>
          <table:table-cell office:value-type="float" office:value="337" table:style-name="ce1">
            <text:p>337</text:p>
          </table:table-cell>
          <table:table-cell office:value-type="float" office:value="47785" table:style-name="ce1">
            <text:p>47785</text:p>
          </table:table-cell>
          <table:table-cell office:value-type="float" office:value="25366059" table:style-name="ce1">
            <text:p>2536605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Trinidad and Tobago</text:p>
          </table:table-cell>
          <table:table-cell office:value-type="date" office:date-value="2021-08-05T00:00:00" table:style-name="ce2">
            <text:p>2021-08-05</text:p>
          </table:table-cell>
          <table:table-cell office:value-type="float" office:value="742" table:style-name="ce1">
            <text:p>742</text:p>
          </table:table-cell>
          <table:table-cell office:value-type="float" office:value="17187" table:style-name="ce1">
            <text:p>17187</text:p>
          </table:table-cell>
          <table:table-cell office:value-type="float" office:value="37079255" table:style-name="ce1">
            <text:p>3707925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Myanmar</text:p>
          </table:table-cell>
          <table:table-cell office:value-type="date" office:date-value="2023-07-03T00:00:00" table:style-name="ce2">
            <text:p>2023-07-03</text:p>
          </table:table-cell>
          <table:table-cell office:value-type="float" office:value="190" table:style-name="ce1">
            <text:p>190</text:p>
          </table:table-cell>
          <table:table-cell office:value-type="float" office:value="87779" table:style-name="ce1">
            <text:p>87779</text:p>
          </table:table-cell>
          <table:table-cell office:value-type="float" office:value="10484552" table:style-name="ce1">
            <text:p>1048455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ri Lanka</text:p>
          </table:table-cell>
          <table:table-cell office:value-type="date" office:date-value="2023-01-17T00:00:00" table:style-name="ce2">
            <text:p>2023-01-17</text:p>
          </table:table-cell>
          <table:table-cell office:value-type="float" office:value="29" table:style-name="ce1">
            <text:p>29</text:p>
          </table:table-cell>
          <table:table-cell office:value-type="float" office:value="95202" table:style-name="ce1">
            <text:p>95202</text:p>
          </table:table-cell>
          <table:table-cell office:value-type="float" office:value="6249300" table:style-name="ce1">
            <text:p>624930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Mauritius</text:p>
          </table:table-cell>
          <table:table-cell office:value-type="date" office:date-value="2021-01-05T00:00:00" table:style-name="ce2">
            <text:p>2021-01-05</text:p>
          </table:table-cell>
          <table:table-cell office:value-type="float" office:value="84" table:style-name="ce1">
            <text:p>84</text:p>
          </table:table-cell>
          <table:table-cell office:value-type="float" office:value="33095" table:style-name="ce1">
            <text:p>33095</text:p>
          </table:table-cell>
          <table:table-cell office:value-type="float" office:value="34073051" table:style-name="ce1">
            <text:p>3407305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5-22T00:00:00" table:style-name="ce2">
            <text:p>2021-05-22</text:p>
          </table:table-cell>
          <table:table-cell office:value-type="float" office:value="271" table:style-name="ce1">
            <text:p>271</text:p>
          </table:table-cell>
          <table:table-cell office:value-type="float" office:value="62761" table:style-name="ce1">
            <text:p>62761</text:p>
          </table:table-cell>
          <table:table-cell office:value-type="float" office:value="6454529" table:style-name="ce1">
            <text:p>645452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10-03T00:00:00" table:style-name="ce2">
            <text:p>2021-10-03</text:p>
          </table:table-cell>
          <table:table-cell office:value-type="float" office:value="145" table:style-name="ce1">
            <text:p>145</text:p>
          </table:table-cell>
          <table:table-cell office:value-type="float" office:value="67148" table:style-name="ce1">
            <text:p>67148</text:p>
          </table:table-cell>
          <table:table-cell office:value-type="float" office:value="35953122" table:style-name="ce1">
            <text:p>3595312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Mauritius</text:p>
          </table:table-cell>
          <table:table-cell office:value-type="date" office:date-value="2021-05-14T00:00:00" table:style-name="ce2">
            <text:p>2021-05-14</text:p>
          </table:table-cell>
          <table:table-cell office:value-type="float" office:value="773" table:style-name="ce1">
            <text:p>773</text:p>
          </table:table-cell>
          <table:table-cell office:value-type="float" office:value="9003" table:style-name="ce1">
            <text:p>9003</text:p>
          </table:table-cell>
          <table:table-cell office:value-type="float" office:value="29650864" table:style-name="ce1">
            <text:p>2965086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Reunion</text:p>
          </table:table-cell>
          <table:table-cell office:value-type="date" office:date-value="2022-06-30T00:00:00" table:style-name="ce2">
            <text:p>2022-06-30</text:p>
          </table:table-cell>
          <table:table-cell office:value-type="float" office:value="253" table:style-name="ce1">
            <text:p>253</text:p>
          </table:table-cell>
          <table:table-cell office:value-type="float" office:value="80432" table:style-name="ce1">
            <text:p>80432</text:p>
          </table:table-cell>
          <table:table-cell office:value-type="float" office:value="44904722" table:style-name="ce1">
            <text:p>4490472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Djibouti</text:p>
          </table:table-cell>
          <table:table-cell office:value-type="date" office:date-value="2023-10-19T00:00:00" table:style-name="ce2">
            <text:p>2023-10-19</text:p>
          </table:table-cell>
          <table:table-cell office:value-type="float" office:value="233" table:style-name="ce1">
            <text:p>233</text:p>
          </table:table-cell>
          <table:table-cell office:value-type="float" office:value="55569" table:style-name="ce1">
            <text:p>55569</text:p>
          </table:table-cell>
          <table:table-cell office:value-type="float" office:value="21532062" table:style-name="ce1">
            <text:p>2153206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enegal</text:p>
          </table:table-cell>
          <table:table-cell office:value-type="date" office:date-value="2021-11-28T00:00:00" table:style-name="ce2">
            <text:p>2021-11-28</text:p>
          </table:table-cell>
          <table:table-cell office:value-type="float" office:value="740" table:style-name="ce1">
            <text:p>740</text:p>
          </table:table-cell>
          <table:table-cell office:value-type="float" office:value="55949" table:style-name="ce1">
            <text:p>55949</text:p>
          </table:table-cell>
          <table:table-cell office:value-type="float" office:value="30352505" table:style-name="ce1">
            <text:p>3035250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Fiji</text:p>
          </table:table-cell>
          <table:table-cell office:value-type="date" office:date-value="2023-05-19T00:00:00" table:style-name="ce2">
            <text:p>2023-05-19</text:p>
          </table:table-cell>
          <table:table-cell office:value-type="float" office:value="221" table:style-name="ce1">
            <text:p>221</text:p>
          </table:table-cell>
          <table:table-cell office:value-type="float" office:value="97478" table:style-name="ce1">
            <text:p>97478</text:p>
          </table:table-cell>
          <table:table-cell office:value-type="float" office:value="19138713" table:style-name="ce1">
            <text:p>1913871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Anguilla</text:p>
          </table:table-cell>
          <table:table-cell office:value-type="date" office:date-value="2023-06-24T00:00:00" table:style-name="ce2">
            <text:p>2023-06-24</text:p>
          </table:table-cell>
          <table:table-cell office:value-type="float" office:value="640" table:style-name="ce1">
            <text:p>640</text:p>
          </table:table-cell>
          <table:table-cell office:value-type="float" office:value="63235" table:style-name="ce1">
            <text:p>63235</text:p>
          </table:table-cell>
          <table:table-cell office:value-type="float" office:value="10068679" table:style-name="ce1">
            <text:p>1006867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4-17T00:00:00" table:style-name="ce2">
            <text:p>2023-04-17</text:p>
          </table:table-cell>
          <table:table-cell office:value-type="float" office:value="598" table:style-name="ce1">
            <text:p>598</text:p>
          </table:table-cell>
          <table:table-cell office:value-type="float" office:value="24931" table:style-name="ce1">
            <text:p>24931</text:p>
          </table:table-cell>
          <table:table-cell office:value-type="float" office:value="19917795" table:style-name="ce1">
            <text:p>1991779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10-11T00:00:00" table:style-name="ce2">
            <text:p>2021-10-11</text:p>
          </table:table-cell>
          <table:table-cell office:value-type="float" office:value="438" table:style-name="ce1">
            <text:p>438</text:p>
          </table:table-cell>
          <table:table-cell office:value-type="float" office:value="8879" table:style-name="ce1">
            <text:p>8879</text:p>
          </table:table-cell>
          <table:table-cell office:value-type="float" office:value="3599688" table:style-name="ce1">
            <text:p>359968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Netherlands Antilles</text:p>
          </table:table-cell>
          <table:table-cell office:value-type="date" office:date-value="2022-12-10T00:00:00" table:style-name="ce2">
            <text:p>2022-12-10</text:p>
          </table:table-cell>
          <table:table-cell office:value-type="float" office:value="33" table:style-name="ce1">
            <text:p>33</text:p>
          </table:table-cell>
          <table:table-cell office:value-type="float" office:value="2412" table:style-name="ce1">
            <text:p>2412</text:p>
          </table:table-cell>
          <table:table-cell office:value-type="float" office:value="10279458" table:style-name="ce1">
            <text:p>1027945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Saint Barthelemy</text:p>
          </table:table-cell>
          <table:table-cell office:value-type="date" office:date-value="2022-01-11T00:00:00" table:style-name="ce2">
            <text:p>2022-01-11</text:p>
          </table:table-cell>
          <table:table-cell office:value-type="float" office:value="196" table:style-name="ce1">
            <text:p>196</text:p>
          </table:table-cell>
          <table:table-cell office:value-type="float" office:value="32217" table:style-name="ce1">
            <text:p>32217</text:p>
          </table:table-cell>
          <table:table-cell office:value-type="float" office:value="7424381" table:style-name="ce1">
            <text:p>742438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Cyprus</text:p>
          </table:table-cell>
          <table:table-cell office:value-type="date" office:date-value="2021-09-30T00:00:00" table:style-name="ce2">
            <text:p>2021-09-30</text:p>
          </table:table-cell>
          <table:table-cell office:value-type="float" office:value="177" table:style-name="ce1">
            <text:p>177</text:p>
          </table:table-cell>
          <table:table-cell office:value-type="float" office:value="89750" table:style-name="ce1">
            <text:p>89750</text:p>
          </table:table-cell>
          <table:table-cell office:value-type="float" office:value="4038399" table:style-name="ce1">
            <text:p>403839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Benin</text:p>
          </table:table-cell>
          <table:table-cell office:value-type="date" office:date-value="2022-01-06T00:00:00" table:style-name="ce2">
            <text:p>2022-01-06</text:p>
          </table:table-cell>
          <table:table-cell office:value-type="float" office:value="762" table:style-name="ce1">
            <text:p>762</text:p>
          </table:table-cell>
          <table:table-cell office:value-type="float" office:value="58935" table:style-name="ce1">
            <text:p>58935</text:p>
          </table:table-cell>
          <table:table-cell office:value-type="float" office:value="42325818" table:style-name="ce1">
            <text:p>4232581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Namibia</text:p>
          </table:table-cell>
          <table:table-cell office:value-type="date" office:date-value="2022-08-07T00:00:00" table:style-name="ce2">
            <text:p>2022-08-07</text:p>
          </table:table-cell>
          <table:table-cell office:value-type="float" office:value="443" table:style-name="ce1">
            <text:p>443</text:p>
          </table:table-cell>
          <table:table-cell office:value-type="float" office:value="72422" table:style-name="ce1">
            <text:p>72422</text:p>
          </table:table-cell>
          <table:table-cell office:value-type="float" office:value="7061633" table:style-name="ce1">
            <text:p>706163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Mauritius</text:p>
          </table:table-cell>
          <table:table-cell office:value-type="date" office:date-value="2022-06-11T00:00:00" table:style-name="ce2">
            <text:p>2022-06-11</text:p>
          </table:table-cell>
          <table:table-cell office:value-type="float" office:value="147" table:style-name="ce1">
            <text:p>147</text:p>
          </table:table-cell>
          <table:table-cell office:value-type="float" office:value="19437" table:style-name="ce1">
            <text:p>19437</text:p>
          </table:table-cell>
          <table:table-cell office:value-type="float" office:value="1832953" table:style-name="ce1">
            <text:p>183295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Serbia</text:p>
          </table:table-cell>
          <table:table-cell office:value-type="date" office:date-value="2021-04-02T00:00:00" table:style-name="ce2">
            <text:p>2021-04-02</text:p>
          </table:table-cell>
          <table:table-cell office:value-type="float" office:value="989" table:style-name="ce1">
            <text:p>989</text:p>
          </table:table-cell>
          <table:table-cell office:value-type="float" office:value="97549" table:style-name="ce1">
            <text:p>97549</text:p>
          </table:table-cell>
          <table:table-cell office:value-type="float" office:value="584233" table:style-name="ce1">
            <text:p>58423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ganda</text:p>
          </table:table-cell>
          <table:table-cell office:value-type="date" office:date-value="2022-11-09T00:00:00" table:style-name="ce2">
            <text:p>2022-11-09</text:p>
          </table:table-cell>
          <table:table-cell office:value-type="float" office:value="947" table:style-name="ce1">
            <text:p>947</text:p>
          </table:table-cell>
          <table:table-cell office:value-type="float" office:value="11587" table:style-name="ce1">
            <text:p>11587</text:p>
          </table:table-cell>
          <table:table-cell office:value-type="float" office:value="1827966" table:style-name="ce1">
            <text:p>182796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Sri Lanka</text:p>
          </table:table-cell>
          <table:table-cell office:value-type="date" office:date-value="2021-02-27T00:00:00" table:style-name="ce2">
            <text:p>2021-02-27</text:p>
          </table:table-cell>
          <table:table-cell office:value-type="float" office:value="881" table:style-name="ce1">
            <text:p>881</text:p>
          </table:table-cell>
          <table:table-cell office:value-type="float" office:value="9377" table:style-name="ce1">
            <text:p>9377</text:p>
          </table:table-cell>
          <table:table-cell office:value-type="float" office:value="44097325" table:style-name="ce1">
            <text:p>4409732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3-07T00:00:00" table:style-name="ce2">
            <text:p>2023-03-07</text:p>
          </table:table-cell>
          <table:table-cell office:value-type="float" office:value="538" table:style-name="ce1">
            <text:p>538</text:p>
          </table:table-cell>
          <table:table-cell office:value-type="float" office:value="53338" table:style-name="ce1">
            <text:p>53338</text:p>
          </table:table-cell>
          <table:table-cell office:value-type="float" office:value="29621066" table:style-name="ce1">
            <text:p>2962106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Mauritius</text:p>
          </table:table-cell>
          <table:table-cell office:value-type="date" office:date-value="2023-08-22T00:00:00" table:style-name="ce2">
            <text:p>2023-08-22</text:p>
          </table:table-cell>
          <table:table-cell office:value-type="float" office:value="371" table:style-name="ce1">
            <text:p>371</text:p>
          </table:table-cell>
          <table:table-cell office:value-type="float" office:value="54875" table:style-name="ce1">
            <text:p>54875</text:p>
          </table:table-cell>
          <table:table-cell office:value-type="float" office:value="23102724" table:style-name="ce1">
            <text:p>2310272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Cayman Islands</text:p>
          </table:table-cell>
          <table:table-cell office:value-type="date" office:date-value="2021-04-13T00:00:00" table:style-name="ce2">
            <text:p>2021-04-13</text:p>
          </table:table-cell>
          <table:table-cell office:value-type="float" office:value="838" table:style-name="ce1">
            <text:p>838</text:p>
          </table:table-cell>
          <table:table-cell office:value-type="float" office:value="90429" table:style-name="ce1">
            <text:p>90429</text:p>
          </table:table-cell>
          <table:table-cell office:value-type="float" office:value="29763617" table:style-name="ce1">
            <text:p>2976361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3-02T00:00:00" table:style-name="ce2">
            <text:p>2022-03-02</text:p>
          </table:table-cell>
          <table:table-cell office:value-type="float" office:value="758" table:style-name="ce1">
            <text:p>758</text:p>
          </table:table-cell>
          <table:table-cell office:value-type="float" office:value="93202" table:style-name="ce1">
            <text:p>93202</text:p>
          </table:table-cell>
          <table:table-cell office:value-type="float" office:value="7855192" table:style-name="ce1">
            <text:p>785519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Mauritius</text:p>
          </table:table-cell>
          <table:table-cell office:value-type="date" office:date-value="2021-12-17T00:00:00" table:style-name="ce2">
            <text:p>2021-12-17</text:p>
          </table:table-cell>
          <table:table-cell office:value-type="float" office:value="764" table:style-name="ce1">
            <text:p>764</text:p>
          </table:table-cell>
          <table:table-cell office:value-type="float" office:value="1455" table:style-name="ce1">
            <text:p>1455</text:p>
          </table:table-cell>
          <table:table-cell office:value-type="float" office:value="31148490" table:style-name="ce1">
            <text:p>3114849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Burundi</text:p>
          </table:table-cell>
          <table:table-cell office:value-type="date" office:date-value="2023-11-15T00:00:00" table:style-name="ce2">
            <text:p>2023-11-15</text:p>
          </table:table-cell>
          <table:table-cell office:value-type="float" office:value="532" table:style-name="ce1">
            <text:p>532</text:p>
          </table:table-cell>
          <table:table-cell office:value-type="float" office:value="49172" table:style-name="ce1">
            <text:p>49172</text:p>
          </table:table-cell>
          <table:table-cell office:value-type="float" office:value="13487167" table:style-name="ce1">
            <text:p>1348716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Congo</text:p>
          </table:table-cell>
          <table:table-cell office:value-type="date" office:date-value="2021-11-26T00:00:00" table:style-name="ce2">
            <text:p>2021-11-26</text:p>
          </table:table-cell>
          <table:table-cell office:value-type="float" office:value="882" table:style-name="ce1">
            <text:p>882</text:p>
          </table:table-cell>
          <table:table-cell office:value-type="float" office:value="10488" table:style-name="ce1">
            <text:p>10488</text:p>
          </table:table-cell>
          <table:table-cell office:value-type="float" office:value="42452528" table:style-name="ce1">
            <text:p>4245252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Cyprus</text:p>
          </table:table-cell>
          <table:table-cell office:value-type="date" office:date-value="2023-11-13T00:00:00" table:style-name="ce2">
            <text:p>2023-11-13</text:p>
          </table:table-cell>
          <table:table-cell office:value-type="float" office:value="316" table:style-name="ce1">
            <text:p>316</text:p>
          </table:table-cell>
          <table:table-cell office:value-type="float" office:value="34273" table:style-name="ce1">
            <text:p>34273</text:p>
          </table:table-cell>
          <table:table-cell office:value-type="float" office:value="25772524" table:style-name="ce1">
            <text:p>2577252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Moldova</text:p>
          </table:table-cell>
          <table:table-cell office:value-type="date" office:date-value="2021-01-01T00:00:00" table:style-name="ce2">
            <text:p>2021-01-01</text:p>
          </table:table-cell>
          <table:table-cell office:value-type="float" office:value="612" table:style-name="ce1">
            <text:p>612</text:p>
          </table:table-cell>
          <table:table-cell office:value-type="float" office:value="20596" table:style-name="ce1">
            <text:p>20596</text:p>
          </table:table-cell>
          <table:table-cell office:value-type="float" office:value="8907404" table:style-name="ce1">
            <text:p>890740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Moldova</text:p>
          </table:table-cell>
          <table:table-cell office:value-type="date" office:date-value="2021-10-02T00:00:00" table:style-name="ce2">
            <text:p>2021-10-02</text:p>
          </table:table-cell>
          <table:table-cell office:value-type="float" office:value="870" table:style-name="ce1">
            <text:p>870</text:p>
          </table:table-cell>
          <table:table-cell office:value-type="float" office:value="48032" table:style-name="ce1">
            <text:p>48032</text:p>
          </table:table-cell>
          <table:table-cell office:value-type="float" office:value="25025610" table:style-name="ce1">
            <text:p>2502561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Serbia</text:p>
          </table:table-cell>
          <table:table-cell office:value-type="date" office:date-value="2022-02-16T00:00:00" table:style-name="ce2">
            <text:p>2022-02-16</text:p>
          </table:table-cell>
          <table:table-cell office:value-type="float" office:value="487" table:style-name="ce1">
            <text:p>487</text:p>
          </table:table-cell>
          <table:table-cell office:value-type="float" office:value="63695" table:style-name="ce1">
            <text:p>63695</text:p>
          </table:table-cell>
          <table:table-cell office:value-type="float" office:value="41420355" table:style-name="ce1">
            <text:p>4142035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Djibouti</text:p>
          </table:table-cell>
          <table:table-cell office:value-type="date" office:date-value="2023-05-18T00:00:00" table:style-name="ce2">
            <text:p>2023-05-18</text:p>
          </table:table-cell>
          <table:table-cell office:value-type="float" office:value="172" table:style-name="ce1">
            <text:p>172</text:p>
          </table:table-cell>
          <table:table-cell office:value-type="float" office:value="79420" table:style-name="ce1">
            <text:p>79420</text:p>
          </table:table-cell>
          <table:table-cell office:value-type="float" office:value="11664599" table:style-name="ce1">
            <text:p>1166459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urundi</text:p>
          </table:table-cell>
          <table:table-cell office:value-type="date" office:date-value="2021-10-26T00:00:00" table:style-name="ce2">
            <text:p>2021-10-26</text:p>
          </table:table-cell>
          <table:table-cell office:value-type="float" office:value="874" table:style-name="ce1">
            <text:p>874</text:p>
          </table:table-cell>
          <table:table-cell office:value-type="float" office:value="87789" table:style-name="ce1">
            <text:p>87789</text:p>
          </table:table-cell>
          <table:table-cell office:value-type="float" office:value="11067855" table:style-name="ce1">
            <text:p>1106785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Bermuda</text:p>
          </table:table-cell>
          <table:table-cell office:value-type="date" office:date-value="2021-09-27T00:00:00" table:style-name="ce2">
            <text:p>2021-09-27</text:p>
          </table:table-cell>
          <table:table-cell office:value-type="float" office:value="681" table:style-name="ce1">
            <text:p>681</text:p>
          </table:table-cell>
          <table:table-cell office:value-type="float" office:value="68462" table:style-name="ce1">
            <text:p>68462</text:p>
          </table:table-cell>
          <table:table-cell office:value-type="float" office:value="13334541" table:style-name="ce1">
            <text:p>1333454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Congo</text:p>
          </table:table-cell>
          <table:table-cell office:value-type="date" office:date-value="2021-07-13T00:00:00" table:style-name="ce2">
            <text:p>2021-07-13</text:p>
          </table:table-cell>
          <table:table-cell office:value-type="float" office:value="709" table:style-name="ce1">
            <text:p>709</text:p>
          </table:table-cell>
          <table:table-cell office:value-type="float" office:value="31579" table:style-name="ce1">
            <text:p>31579</text:p>
          </table:table-cell>
          <table:table-cell office:value-type="float" office:value="32754760" table:style-name="ce1">
            <text:p>3275476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Benin</text:p>
          </table:table-cell>
          <table:table-cell office:value-type="date" office:date-value="2022-04-07T00:00:00" table:style-name="ce2">
            <text:p>2022-04-07</text:p>
          </table:table-cell>
          <table:table-cell office:value-type="float" office:value="790" table:style-name="ce1">
            <text:p>790</text:p>
          </table:table-cell>
          <table:table-cell office:value-type="float" office:value="50939" table:style-name="ce1">
            <text:p>50939</text:p>
          </table:table-cell>
          <table:table-cell office:value-type="float" office:value="42445865" table:style-name="ce1">
            <text:p>4244586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Sudan</text:p>
          </table:table-cell>
          <table:table-cell office:value-type="date" office:date-value="2023-09-29T00:00:00" table:style-name="ce2">
            <text:p>2023-09-29</text:p>
          </table:table-cell>
          <table:table-cell office:value-type="float" office:value="768" table:style-name="ce1">
            <text:p>768</text:p>
          </table:table-cell>
          <table:table-cell office:value-type="float" office:value="22392" table:style-name="ce1">
            <text:p>22392</text:p>
          </table:table-cell>
          <table:table-cell office:value-type="float" office:value="49780710" table:style-name="ce1">
            <text:p>4978071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Congo</text:p>
          </table:table-cell>
          <table:table-cell office:value-type="date" office:date-value="2023-08-28T00:00:00" table:style-name="ce2">
            <text:p>2023-08-28</text:p>
          </table:table-cell>
          <table:table-cell office:value-type="float" office:value="758" table:style-name="ce1">
            <text:p>758</text:p>
          </table:table-cell>
          <table:table-cell office:value-type="float" office:value="87754" table:style-name="ce1">
            <text:p>87754</text:p>
          </table:table-cell>
          <table:table-cell office:value-type="float" office:value="39524307" table:style-name="ce1">
            <text:p>3952430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Mauritius</text:p>
          </table:table-cell>
          <table:table-cell office:value-type="date" office:date-value="2021-09-05T00:00:00" table:style-name="ce2">
            <text:p>2021-09-05</text:p>
          </table:table-cell>
          <table:table-cell office:value-type="float" office:value="398" table:style-name="ce1">
            <text:p>398</text:p>
          </table:table-cell>
          <table:table-cell office:value-type="float" office:value="29287" table:style-name="ce1">
            <text:p>29287</text:p>
          </table:table-cell>
          <table:table-cell office:value-type="float" office:value="32756432" table:style-name="ce1">
            <text:p>3275643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Mauritius</text:p>
          </table:table-cell>
          <table:table-cell office:value-type="date" office:date-value="2023-12-16T00:00:00" table:style-name="ce2">
            <text:p>2023-12-16</text:p>
          </table:table-cell>
          <table:table-cell office:value-type="float" office:value="659" table:style-name="ce1">
            <text:p>659</text:p>
          </table:table-cell>
          <table:table-cell office:value-type="float" office:value="36750" table:style-name="ce1">
            <text:p>36750</text:p>
          </table:table-cell>
          <table:table-cell office:value-type="float" office:value="28227751" table:style-name="ce1">
            <text:p>2822775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Burundi</text:p>
          </table:table-cell>
          <table:table-cell office:value-type="date" office:date-value="2021-09-25T00:00:00" table:style-name="ce2">
            <text:p>2021-09-25</text:p>
          </table:table-cell>
          <table:table-cell office:value-type="float" office:value="557" table:style-name="ce1">
            <text:p>557</text:p>
          </table:table-cell>
          <table:table-cell office:value-type="float" office:value="23990" table:style-name="ce1">
            <text:p>23990</text:p>
          </table:table-cell>
          <table:table-cell office:value-type="float" office:value="6631028" table:style-name="ce1">
            <text:p>663102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Guam</text:p>
          </table:table-cell>
          <table:table-cell office:value-type="date" office:date-value="2023-10-06T00:00:00" table:style-name="ce2">
            <text:p>2023-10-06</text:p>
          </table:table-cell>
          <table:table-cell office:value-type="float" office:value="751" table:style-name="ce1">
            <text:p>751</text:p>
          </table:table-cell>
          <table:table-cell office:value-type="float" office:value="88425" table:style-name="ce1">
            <text:p>88425</text:p>
          </table:table-cell>
          <table:table-cell office:value-type="float" office:value="4513750" table:style-name="ce1">
            <text:p>451375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Macedonia</text:p>
          </table:table-cell>
          <table:table-cell office:value-type="date" office:date-value="2022-12-31T00:00:00" table:style-name="ce2">
            <text:p>2022-12-31</text:p>
          </table:table-cell>
          <table:table-cell office:value-type="float" office:value="987" table:style-name="ce1">
            <text:p>987</text:p>
          </table:table-cell>
          <table:table-cell office:value-type="float" office:value="33688" table:style-name="ce1">
            <text:p>33688</text:p>
          </table:table-cell>
          <table:table-cell office:value-type="float" office:value="45660981" table:style-name="ce1">
            <text:p>4566098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Fiji</text:p>
          </table:table-cell>
          <table:table-cell office:value-type="date" office:date-value="2021-06-05T00:00:00" table:style-name="ce2">
            <text:p>2021-06-05</text:p>
          </table:table-cell>
          <table:table-cell office:value-type="float" office:value="635" table:style-name="ce1">
            <text:p>635</text:p>
          </table:table-cell>
          <table:table-cell office:value-type="float" office:value="22940" table:style-name="ce1">
            <text:p>22940</text:p>
          </table:table-cell>
          <table:table-cell office:value-type="float" office:value="49742854" table:style-name="ce1">
            <text:p>4974285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9-03T00:00:00" table:style-name="ce2">
            <text:p>2021-09-03</text:p>
          </table:table-cell>
          <table:table-cell office:value-type="float" office:value="242" table:style-name="ce1">
            <text:p>242</text:p>
          </table:table-cell>
          <table:table-cell office:value-type="float" office:value="13141" table:style-name="ce1">
            <text:p>13141</text:p>
          </table:table-cell>
          <table:table-cell office:value-type="float" office:value="29650202" table:style-name="ce1">
            <text:p>2965020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Italy</text:p>
          </table:table-cell>
          <table:table-cell office:value-type="date" office:date-value="2023-11-25T00:00:00" table:style-name="ce2">
            <text:p>2023-11-25</text:p>
          </table:table-cell>
          <table:table-cell office:value-type="float" office:value="515" table:style-name="ce1">
            <text:p>515</text:p>
          </table:table-cell>
          <table:table-cell office:value-type="float" office:value="1933" table:style-name="ce1">
            <text:p>1933</text:p>
          </table:table-cell>
          <table:table-cell office:value-type="float" office:value="27089673" table:style-name="ce1">
            <text:p>2708967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9-07T00:00:00" table:style-name="ce2">
            <text:p>2022-09-07</text:p>
          </table:table-cell>
          <table:table-cell office:value-type="float" office:value="796" table:style-name="ce1">
            <text:p>796</text:p>
          </table:table-cell>
          <table:table-cell office:value-type="float" office:value="7640" table:style-name="ce1">
            <text:p>7640</text:p>
          </table:table-cell>
          <table:table-cell office:value-type="float" office:value="22606069" table:style-name="ce1">
            <text:p>2260606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Mauritius</text:p>
          </table:table-cell>
          <table:table-cell office:value-type="date" office:date-value="2021-03-26T00:00:00" table:style-name="ce2">
            <text:p>2021-03-26</text:p>
          </table:table-cell>
          <table:table-cell office:value-type="float" office:value="281" table:style-name="ce1">
            <text:p>281</text:p>
          </table:table-cell>
          <table:table-cell office:value-type="float" office:value="51265" table:style-name="ce1">
            <text:p>51265</text:p>
          </table:table-cell>
          <table:table-cell office:value-type="float" office:value="7413315" table:style-name="ce1">
            <text:p>741331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1-18T00:00:00" table:style-name="ce2">
            <text:p>2021-01-18</text:p>
          </table:table-cell>
          <table:table-cell office:value-type="float" office:value="740" table:style-name="ce1">
            <text:p>740</text:p>
          </table:table-cell>
          <table:table-cell office:value-type="float" office:value="78379" table:style-name="ce1">
            <text:p>78379</text:p>
          </table:table-cell>
          <table:table-cell office:value-type="float" office:value="15548388" table:style-name="ce1">
            <text:p>1554838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Guam</text:p>
          </table:table-cell>
          <table:table-cell office:value-type="date" office:date-value="2022-05-03T00:00:00" table:style-name="ce2">
            <text:p>2022-05-03</text:p>
          </table:table-cell>
          <table:table-cell office:value-type="float" office:value="213" table:style-name="ce1">
            <text:p>213</text:p>
          </table:table-cell>
          <table:table-cell office:value-type="float" office:value="15115" table:style-name="ce1">
            <text:p>15115</text:p>
          </table:table-cell>
          <table:table-cell office:value-type="float" office:value="29999050" table:style-name="ce1">
            <text:p>2999905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8-01T00:00:00" table:style-name="ce2">
            <text:p>2021-08-01</text:p>
          </table:table-cell>
          <table:table-cell office:value-type="float" office:value="11" table:style-name="ce1">
            <text:p>11</text:p>
          </table:table-cell>
          <table:table-cell office:value-type="float" office:value="21380" table:style-name="ce1">
            <text:p>21380</text:p>
          </table:table-cell>
          <table:table-cell office:value-type="float" office:value="29289422" table:style-name="ce1">
            <text:p>2928942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Guam</text:p>
          </table:table-cell>
          <table:table-cell office:value-type="date" office:date-value="2023-01-06T00:00:00" table:style-name="ce2">
            <text:p>2023-01-06</text:p>
          </table:table-cell>
          <table:table-cell office:value-type="float" office:value="261" table:style-name="ce1">
            <text:p>261</text:p>
          </table:table-cell>
          <table:table-cell office:value-type="float" office:value="83320" table:style-name="ce1">
            <text:p>83320</text:p>
          </table:table-cell>
          <table:table-cell office:value-type="float" office:value="25620063" table:style-name="ce1">
            <text:p>2562006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1-02T00:00:00" table:style-name="ce2">
            <text:p>2022-01-02</text:p>
          </table:table-cell>
          <table:table-cell office:value-type="float" office:value="934" table:style-name="ce1">
            <text:p>934</text:p>
          </table:table-cell>
          <table:table-cell office:value-type="float" office:value="48298" table:style-name="ce1">
            <text:p>48298</text:p>
          </table:table-cell>
          <table:table-cell office:value-type="float" office:value="49763338" table:style-name="ce1">
            <text:p>4976333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Saint Barthelemy</text:p>
          </table:table-cell>
          <table:table-cell office:value-type="date" office:date-value="2021-05-18T00:00:00" table:style-name="ce2">
            <text:p>2021-05-18</text:p>
          </table:table-cell>
          <table:table-cell office:value-type="float" office:value="901" table:style-name="ce1">
            <text:p>901</text:p>
          </table:table-cell>
          <table:table-cell office:value-type="float" office:value="20029" table:style-name="ce1">
            <text:p>20029</text:p>
          </table:table-cell>
          <table:table-cell office:value-type="float" office:value="38391966" table:style-name="ce1">
            <text:p>3839196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Cuba</text:p>
          </table:table-cell>
          <table:table-cell office:value-type="date" office:date-value="2023-07-27T00:00:00" table:style-name="ce2">
            <text:p>2023-07-27</text:p>
          </table:table-cell>
          <table:table-cell office:value-type="float" office:value="683" table:style-name="ce1">
            <text:p>683</text:p>
          </table:table-cell>
          <table:table-cell office:value-type="float" office:value="93634" table:style-name="ce1">
            <text:p>93634</text:p>
          </table:table-cell>
          <table:table-cell office:value-type="float" office:value="6868625" table:style-name="ce1">
            <text:p>686862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Qatar</text:p>
          </table:table-cell>
          <table:table-cell office:value-type="date" office:date-value="2023-12-04T00:00:00" table:style-name="ce2">
            <text:p>2023-12-04</text:p>
          </table:table-cell>
          <table:table-cell office:value-type="float" office:value="676" table:style-name="ce1">
            <text:p>676</text:p>
          </table:table-cell>
          <table:table-cell office:value-type="float" office:value="55410" table:style-name="ce1">
            <text:p>55410</text:p>
          </table:table-cell>
          <table:table-cell office:value-type="float" office:value="14816457" table:style-name="ce1">
            <text:p>1481645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Namibia</text:p>
          </table:table-cell>
          <table:table-cell office:value-type="date" office:date-value="2023-03-06T00:00:00" table:style-name="ce2">
            <text:p>2023-03-06</text:p>
          </table:table-cell>
          <table:table-cell office:value-type="float" office:value="351" table:style-name="ce1">
            <text:p>351</text:p>
          </table:table-cell>
          <table:table-cell office:value-type="float" office:value="97193" table:style-name="ce1">
            <text:p>97193</text:p>
          </table:table-cell>
          <table:table-cell office:value-type="float" office:value="13158486" table:style-name="ce1">
            <text:p>1315848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Antigua and Barbuda</text:p>
          </table:table-cell>
          <table:table-cell office:value-type="date" office:date-value="2022-11-06T00:00:00" table:style-name="ce2">
            <text:p>2022-11-06</text:p>
          </table:table-cell>
          <table:table-cell office:value-type="float" office:value="430" table:style-name="ce1">
            <text:p>430</text:p>
          </table:table-cell>
          <table:table-cell office:value-type="float" office:value="41165" table:style-name="ce1">
            <text:p>41165</text:p>
          </table:table-cell>
          <table:table-cell office:value-type="float" office:value="35858052" table:style-name="ce1">
            <text:p>3585805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Jamaica</text:p>
          </table:table-cell>
          <table:table-cell office:value-type="date" office:date-value="2021-08-14T00:00:00" table:style-name="ce2">
            <text:p>2021-08-14</text:p>
          </table:table-cell>
          <table:table-cell office:value-type="float" office:value="153" table:style-name="ce1">
            <text:p>153</text:p>
          </table:table-cell>
          <table:table-cell office:value-type="float" office:value="28509" table:style-name="ce1">
            <text:p>28509</text:p>
          </table:table-cell>
          <table:table-cell office:value-type="float" office:value="23894141" table:style-name="ce1">
            <text:p>2389414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Cyprus</text:p>
          </table:table-cell>
          <table:table-cell office:value-type="date" office:date-value="2023-01-09T00:00:00" table:style-name="ce2">
            <text:p>2023-01-09</text:p>
          </table:table-cell>
          <table:table-cell office:value-type="float" office:value="44" table:style-name="ce1">
            <text:p>44</text:p>
          </table:table-cell>
          <table:table-cell office:value-type="float" office:value="12552" table:style-name="ce1">
            <text:p>12552</text:p>
          </table:table-cell>
          <table:table-cell office:value-type="float" office:value="23249167" table:style-name="ce1">
            <text:p>2324916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udan</text:p>
          </table:table-cell>
          <table:table-cell office:value-type="date" office:date-value="2022-01-29T00:00:00" table:style-name="ce2">
            <text:p>2022-01-29</text:p>
          </table:table-cell>
          <table:table-cell office:value-type="float" office:value="716" table:style-name="ce1">
            <text:p>716</text:p>
          </table:table-cell>
          <table:table-cell office:value-type="float" office:value="15959" table:style-name="ce1">
            <text:p>15959</text:p>
          </table:table-cell>
          <table:table-cell office:value-type="float" office:value="22762670" table:style-name="ce1">
            <text:p>2276267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Fiji</text:p>
          </table:table-cell>
          <table:table-cell office:value-type="date" office:date-value="2021-04-19T00:00:00" table:style-name="ce2">
            <text:p>2021-04-19</text:p>
          </table:table-cell>
          <table:table-cell office:value-type="float" office:value="197" table:style-name="ce1">
            <text:p>197</text:p>
          </table:table-cell>
          <table:table-cell office:value-type="float" office:value="25462" table:style-name="ce1">
            <text:p>25462</text:p>
          </table:table-cell>
          <table:table-cell office:value-type="float" office:value="13841808" table:style-name="ce1">
            <text:p>1384180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Jamaica</text:p>
          </table:table-cell>
          <table:table-cell office:value-type="date" office:date-value="2021-12-25T00:00:00" table:style-name="ce2">
            <text:p>2021-12-25</text:p>
          </table:table-cell>
          <table:table-cell office:value-type="float" office:value="195" table:style-name="ce1">
            <text:p>195</text:p>
          </table:table-cell>
          <table:table-cell office:value-type="float" office:value="75489" table:style-name="ce1">
            <text:p>75489</text:p>
          </table:table-cell>
          <table:table-cell office:value-type="float" office:value="34113782" table:style-name="ce1">
            <text:p>3411378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Philippines</text:p>
          </table:table-cell>
          <table:table-cell office:value-type="date" office:date-value="2023-09-19T00:00:00" table:style-name="ce2">
            <text:p>2023-09-19</text:p>
          </table:table-cell>
          <table:table-cell office:value-type="float" office:value="676" table:style-name="ce1">
            <text:p>676</text:p>
          </table:table-cell>
          <table:table-cell office:value-type="float" office:value="94033" table:style-name="ce1">
            <text:p>94033</text:p>
          </table:table-cell>
          <table:table-cell office:value-type="float" office:value="39947635" table:style-name="ce1">
            <text:p>3994763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Bosnia and Herzegovina</text:p>
          </table:table-cell>
          <table:table-cell office:value-type="date" office:date-value="2021-03-13T00:00:00" table:style-name="ce2">
            <text:p>2021-03-13</text:p>
          </table:table-cell>
          <table:table-cell office:value-type="float" office:value="400" table:style-name="ce1">
            <text:p>400</text:p>
          </table:table-cell>
          <table:table-cell office:value-type="float" office:value="80576" table:style-name="ce1">
            <text:p>80576</text:p>
          </table:table-cell>
          <table:table-cell office:value-type="float" office:value="6199256" table:style-name="ce1">
            <text:p>619925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rinidad and Tobago</text:p>
          </table:table-cell>
          <table:table-cell office:value-type="date" office:date-value="2023-04-18T00:00:00" table:style-name="ce2">
            <text:p>2023-04-18</text:p>
          </table:table-cell>
          <table:table-cell office:value-type="float" office:value="60" table:style-name="ce1">
            <text:p>60</text:p>
          </table:table-cell>
          <table:table-cell office:value-type="float" office:value="12015" table:style-name="ce1">
            <text:p>12015</text:p>
          </table:table-cell>
          <table:table-cell office:value-type="float" office:value="902108" table:style-name="ce1">
            <text:p>90210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Jamaica</text:p>
          </table:table-cell>
          <table:table-cell office:value-type="date" office:date-value="2023-01-16T00:00:00" table:style-name="ce2">
            <text:p>2023-01-16</text:p>
          </table:table-cell>
          <table:table-cell office:value-type="float" office:value="422" table:style-name="ce1">
            <text:p>422</text:p>
          </table:table-cell>
          <table:table-cell office:value-type="float" office:value="69971" table:style-name="ce1">
            <text:p>69971</text:p>
          </table:table-cell>
          <table:table-cell office:value-type="float" office:value="39917069" table:style-name="ce1">
            <text:p>3991706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ri Lanka</text:p>
          </table:table-cell>
          <table:table-cell office:value-type="date" office:date-value="2021-12-06T00:00:00" table:style-name="ce2">
            <text:p>2021-12-06</text:p>
          </table:table-cell>
          <table:table-cell office:value-type="float" office:value="168" table:style-name="ce1">
            <text:p>168</text:p>
          </table:table-cell>
          <table:table-cell office:value-type="float" office:value="51773" table:style-name="ce1">
            <text:p>51773</text:p>
          </table:table-cell>
          <table:table-cell office:value-type="float" office:value="7105860" table:style-name="ce1">
            <text:p>710586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Jamaica</text:p>
          </table:table-cell>
          <table:table-cell office:value-type="date" office:date-value="2021-08-05T00:00:00" table:style-name="ce2">
            <text:p>2021-08-05</text:p>
          </table:table-cell>
          <table:table-cell office:value-type="float" office:value="454" table:style-name="ce1">
            <text:p>454</text:p>
          </table:table-cell>
          <table:table-cell office:value-type="float" office:value="13693" table:style-name="ce1">
            <text:p>13693</text:p>
          </table:table-cell>
          <table:table-cell office:value-type="float" office:value="20833962" table:style-name="ce1">
            <text:p>2083396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3-25T00:00:00" table:style-name="ce2">
            <text:p>2023-03-25</text:p>
          </table:table-cell>
          <table:table-cell office:value-type="float" office:value="474" table:style-name="ce1">
            <text:p>474</text:p>
          </table:table-cell>
          <table:table-cell office:value-type="float" office:value="69102" table:style-name="ce1">
            <text:p>69102</text:p>
          </table:table-cell>
          <table:table-cell office:value-type="float" office:value="3395733" table:style-name="ce1">
            <text:p>339573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Cayman Islands</text:p>
          </table:table-cell>
          <table:table-cell office:value-type="date" office:date-value="2022-03-30T00:00:00" table:style-name="ce2">
            <text:p>2022-03-30</text:p>
          </table:table-cell>
          <table:table-cell office:value-type="float" office:value="622" table:style-name="ce1">
            <text:p>622</text:p>
          </table:table-cell>
          <table:table-cell office:value-type="float" office:value="76011" table:style-name="ce1">
            <text:p>76011</text:p>
          </table:table-cell>
          <table:table-cell office:value-type="float" office:value="31281331" table:style-name="ce1">
            <text:p>3128133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Netherlands Antilles</text:p>
          </table:table-cell>
          <table:table-cell office:value-type="date" office:date-value="2022-07-14T00:00:00" table:style-name="ce2">
            <text:p>2022-07-14</text:p>
          </table:table-cell>
          <table:table-cell office:value-type="float" office:value="500" table:style-name="ce1">
            <text:p>500</text:p>
          </table:table-cell>
          <table:table-cell office:value-type="float" office:value="60580" table:style-name="ce1">
            <text:p>60580</text:p>
          </table:table-cell>
          <table:table-cell office:value-type="float" office:value="40997780" table:style-name="ce1">
            <text:p>4099778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Antigua and Barbuda</text:p>
          </table:table-cell>
          <table:table-cell office:value-type="date" office:date-value="2021-07-30T00:00:00" table:style-name="ce2">
            <text:p>2021-07-30</text:p>
          </table:table-cell>
          <table:table-cell office:value-type="float" office:value="834" table:style-name="ce1">
            <text:p>834</text:p>
          </table:table-cell>
          <table:table-cell office:value-type="float" office:value="100503" table:style-name="ce1">
            <text:p>100503</text:p>
          </table:table-cell>
          <table:table-cell office:value-type="float" office:value="16554617" table:style-name="ce1">
            <text:p>1655461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Cayman Islands</text:p>
          </table:table-cell>
          <table:table-cell office:value-type="date" office:date-value="2022-12-08T00:00:00" table:style-name="ce2">
            <text:p>2022-12-08</text:p>
          </table:table-cell>
          <table:table-cell office:value-type="float" office:value="428" table:style-name="ce1">
            <text:p>428</text:p>
          </table:table-cell>
          <table:table-cell office:value-type="float" office:value="77775" table:style-name="ce1">
            <text:p>77775</text:p>
          </table:table-cell>
          <table:table-cell office:value-type="float" office:value="11027902" table:style-name="ce1">
            <text:p>1102790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8-20T00:00:00" table:style-name="ce2">
            <text:p>2021-08-20</text:p>
          </table:table-cell>
          <table:table-cell office:value-type="float" office:value="426" table:style-name="ce1">
            <text:p>426</text:p>
          </table:table-cell>
          <table:table-cell office:value-type="float" office:value="93047" table:style-name="ce1">
            <text:p>93047</text:p>
          </table:table-cell>
          <table:table-cell office:value-type="float" office:value="47502051" table:style-name="ce1">
            <text:p>4750205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Qatar</text:p>
          </table:table-cell>
          <table:table-cell office:value-type="date" office:date-value="2023-11-28T00:00:00" table:style-name="ce2">
            <text:p>2023-11-28</text:p>
          </table:table-cell>
          <table:table-cell office:value-type="float" office:value="49" table:style-name="ce1">
            <text:p>49</text:p>
          </table:table-cell>
          <table:table-cell office:value-type="float" office:value="62880" table:style-name="ce1">
            <text:p>62880</text:p>
          </table:table-cell>
          <table:table-cell office:value-type="float" office:value="27491879" table:style-name="ce1">
            <text:p>2749187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Antigua and Barbuda</text:p>
          </table:table-cell>
          <table:table-cell office:value-type="date" office:date-value="2021-07-17T00:00:00" table:style-name="ce2">
            <text:p>2021-07-17</text:p>
          </table:table-cell>
          <table:table-cell office:value-type="float" office:value="744" table:style-name="ce1">
            <text:p>744</text:p>
          </table:table-cell>
          <table:table-cell office:value-type="float" office:value="82895" table:style-name="ce1">
            <text:p>82895</text:p>
          </table:table-cell>
          <table:table-cell office:value-type="float" office:value="16590672" table:style-name="ce1">
            <text:p>1659067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Bosnia and Herzegovina</text:p>
          </table:table-cell>
          <table:table-cell office:value-type="date" office:date-value="2023-07-14T00:00:00" table:style-name="ce2">
            <text:p>2023-07-14</text:p>
          </table:table-cell>
          <table:table-cell office:value-type="float" office:value="538" table:style-name="ce1">
            <text:p>538</text:p>
          </table:table-cell>
          <table:table-cell office:value-type="float" office:value="91738" table:style-name="ce1">
            <text:p>91738</text:p>
          </table:table-cell>
          <table:table-cell office:value-type="float" office:value="32030630" table:style-name="ce1">
            <text:p>3203063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Jamaica</text:p>
          </table:table-cell>
          <table:table-cell office:value-type="date" office:date-value="2023-06-18T00:00:00" table:style-name="ce2">
            <text:p>2023-06-18</text:p>
          </table:table-cell>
          <table:table-cell office:value-type="float" office:value="562" table:style-name="ce1">
            <text:p>562</text:p>
          </table:table-cell>
          <table:table-cell office:value-type="float" office:value="24162" table:style-name="ce1">
            <text:p>24162</text:p>
          </table:table-cell>
          <table:table-cell office:value-type="float" office:value="14316418" table:style-name="ce1">
            <text:p>1431641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enegal</text:p>
          </table:table-cell>
          <table:table-cell office:value-type="date" office:date-value="2022-05-07T00:00:00" table:style-name="ce2">
            <text:p>2022-05-07</text:p>
          </table:table-cell>
          <table:table-cell office:value-type="float" office:value="823" table:style-name="ce1">
            <text:p>823</text:p>
          </table:table-cell>
          <table:table-cell office:value-type="float" office:value="48168" table:style-name="ce1">
            <text:p>48168</text:p>
          </table:table-cell>
          <table:table-cell office:value-type="float" office:value="9147429" table:style-name="ce1">
            <text:p>914742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Ecuador</text:p>
          </table:table-cell>
          <table:table-cell office:value-type="date" office:date-value="2022-01-06T00:00:00" table:style-name="ce2">
            <text:p>2022-01-06</text:p>
          </table:table-cell>
          <table:table-cell office:value-type="float" office:value="669" table:style-name="ce1">
            <text:p>669</text:p>
          </table:table-cell>
          <table:table-cell office:value-type="float" office:value="78373" table:style-name="ce1">
            <text:p>78373</text:p>
          </table:table-cell>
          <table:table-cell office:value-type="float" office:value="29058479" table:style-name="ce1">
            <text:p>2905847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Namibia</text:p>
          </table:table-cell>
          <table:table-cell office:value-type="date" office:date-value="2021-10-06T00:00:00" table:style-name="ce2">
            <text:p>2021-10-06</text:p>
          </table:table-cell>
          <table:table-cell office:value-type="float" office:value="354" table:style-name="ce1">
            <text:p>354</text:p>
          </table:table-cell>
          <table:table-cell office:value-type="float" office:value="80586" table:style-name="ce1">
            <text:p>80586</text:p>
          </table:table-cell>
          <table:table-cell office:value-type="float" office:value="18456586" table:style-name="ce1">
            <text:p>1845658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Namibia</text:p>
          </table:table-cell>
          <table:table-cell office:value-type="date" office:date-value="2023-10-02T00:00:00" table:style-name="ce2">
            <text:p>2023-10-02</text:p>
          </table:table-cell>
          <table:table-cell office:value-type="float" office:value="168" table:style-name="ce1">
            <text:p>168</text:p>
          </table:table-cell>
          <table:table-cell office:value-type="float" office:value="1746" table:style-name="ce1">
            <text:p>1746</text:p>
          </table:table-cell>
          <table:table-cell office:value-type="float" office:value="45893218" table:style-name="ce1">
            <text:p>4589321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Uganda</text:p>
          </table:table-cell>
          <table:table-cell office:value-type="date" office:date-value="2023-11-06T00:00:00" table:style-name="ce2">
            <text:p>2023-11-06</text:p>
          </table:table-cell>
          <table:table-cell office:value-type="float" office:value="266" table:style-name="ce1">
            <text:p>266</text:p>
          </table:table-cell>
          <table:table-cell office:value-type="float" office:value="35856" table:style-name="ce1">
            <text:p>35856</text:p>
          </table:table-cell>
          <table:table-cell office:value-type="float" office:value="28811004" table:style-name="ce1">
            <text:p>2881100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iribati</text:p>
          </table:table-cell>
          <table:table-cell office:value-type="date" office:date-value="2022-10-18T00:00:00" table:style-name="ce2">
            <text:p>2022-10-18</text:p>
          </table:table-cell>
          <table:table-cell office:value-type="float" office:value="82" table:style-name="ce1">
            <text:p>82</text:p>
          </table:table-cell>
          <table:table-cell office:value-type="float" office:value="52266" table:style-name="ce1">
            <text:p>52266</text:p>
          </table:table-cell>
          <table:table-cell office:value-type="float" office:value="25862226" table:style-name="ce1">
            <text:p>2586222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Bosnia and Herzegovina</text:p>
          </table:table-cell>
          <table:table-cell office:value-type="date" office:date-value="2023-01-16T00:00:00" table:style-name="ce2">
            <text:p>2023-01-16</text:p>
          </table:table-cell>
          <table:table-cell office:value-type="float" office:value="638" table:style-name="ce1">
            <text:p>638</text:p>
          </table:table-cell>
          <table:table-cell office:value-type="float" office:value="39831" table:style-name="ce1">
            <text:p>39831</text:p>
          </table:table-cell>
          <table:table-cell office:value-type="float" office:value="26377508" table:style-name="ce1">
            <text:p>2637750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3-24T00:00:00" table:style-name="ce2">
            <text:p>2023-03-24</text:p>
          </table:table-cell>
          <table:table-cell office:value-type="float" office:value="760" table:style-name="ce1">
            <text:p>760</text:p>
          </table:table-cell>
          <table:table-cell office:value-type="float" office:value="58157" table:style-name="ce1">
            <text:p>58157</text:p>
          </table:table-cell>
          <table:table-cell office:value-type="float" office:value="25842626" table:style-name="ce1">
            <text:p>2584262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Jamaica</text:p>
          </table:table-cell>
          <table:table-cell office:value-type="date" office:date-value="2021-04-17T00:00:00" table:style-name="ce2">
            <text:p>2021-04-17</text:p>
          </table:table-cell>
          <table:table-cell office:value-type="float" office:value="736" table:style-name="ce1">
            <text:p>736</text:p>
          </table:table-cell>
          <table:table-cell office:value-type="float" office:value="34204" table:style-name="ce1">
            <text:p>34204</text:p>
          </table:table-cell>
          <table:table-cell office:value-type="float" office:value="34525629" table:style-name="ce1">
            <text:p>3452562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Czech Republic</text:p>
          </table:table-cell>
          <table:table-cell office:value-type="date" office:date-value="2023-02-27T00:00:00" table:style-name="ce2">
            <text:p>2023-02-27</text:p>
          </table:table-cell>
          <table:table-cell office:value-type="float" office:value="240" table:style-name="ce1">
            <text:p>240</text:p>
          </table:table-cell>
          <table:table-cell office:value-type="float" office:value="81023" table:style-name="ce1">
            <text:p>81023</text:p>
          </table:table-cell>
          <table:table-cell office:value-type="float" office:value="31547281" table:style-name="ce1">
            <text:p>3154728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Cape Verde</text:p>
          </table:table-cell>
          <table:table-cell office:value-type="date" office:date-value="2023-08-05T00:00:00" table:style-name="ce2">
            <text:p>2023-08-05</text:p>
          </table:table-cell>
          <table:table-cell office:value-type="float" office:value="201" table:style-name="ce1">
            <text:p>201</text:p>
          </table:table-cell>
          <table:table-cell office:value-type="float" office:value="80681" table:style-name="ce1">
            <text:p>80681</text:p>
          </table:table-cell>
          <table:table-cell office:value-type="float" office:value="24783388" table:style-name="ce1">
            <text:p>2478338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Burundi</text:p>
          </table:table-cell>
          <table:table-cell office:value-type="date" office:date-value="2023-05-17T00:00:00" table:style-name="ce2">
            <text:p>2023-05-17</text:p>
          </table:table-cell>
          <table:table-cell office:value-type="float" office:value="724" table:style-name="ce1">
            <text:p>724</text:p>
          </table:table-cell>
          <table:table-cell office:value-type="float" office:value="47691" table:style-name="ce1">
            <text:p>47691</text:p>
          </table:table-cell>
          <table:table-cell office:value-type="float" office:value="2952286" table:style-name="ce1">
            <text:p>295228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enegal</text:p>
          </table:table-cell>
          <table:table-cell office:value-type="date" office:date-value="2022-07-13T00:00:00" table:style-name="ce2">
            <text:p>2022-07-13</text:p>
          </table:table-cell>
          <table:table-cell office:value-type="float" office:value="249" table:style-name="ce1">
            <text:p>249</text:p>
          </table:table-cell>
          <table:table-cell office:value-type="float" office:value="57556" table:style-name="ce1">
            <text:p>57556</text:p>
          </table:table-cell>
          <table:table-cell office:value-type="float" office:value="35420081" table:style-name="ce1">
            <text:p>3542008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5-04T00:00:00" table:style-name="ce2">
            <text:p>2023-05-04</text:p>
          </table:table-cell>
          <table:table-cell office:value-type="float" office:value="942" table:style-name="ce1">
            <text:p>942</text:p>
          </table:table-cell>
          <table:table-cell office:value-type="float" office:value="77744" table:style-name="ce1">
            <text:p>77744</text:p>
          </table:table-cell>
          <table:table-cell office:value-type="float" office:value="13512725" table:style-name="ce1">
            <text:p>1351272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2-22T00:00:00" table:style-name="ce2">
            <text:p>2023-02-22</text:p>
          </table:table-cell>
          <table:table-cell office:value-type="float" office:value="539" table:style-name="ce1">
            <text:p>539</text:p>
          </table:table-cell>
          <table:table-cell office:value-type="float" office:value="6551" table:style-name="ce1">
            <text:p>6551</text:p>
          </table:table-cell>
          <table:table-cell office:value-type="float" office:value="1596241" table:style-name="ce1">
            <text:p>159624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12-22T00:00:00" table:style-name="ce2">
            <text:p>2023-12-22</text:p>
          </table:table-cell>
          <table:table-cell office:value-type="float" office:value="851" table:style-name="ce1">
            <text:p>851</text:p>
          </table:table-cell>
          <table:table-cell office:value-type="float" office:value="41522" table:style-name="ce1">
            <text:p>41522</text:p>
          </table:table-cell>
          <table:table-cell office:value-type="float" office:value="12317091" table:style-name="ce1">
            <text:p>1231709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Macedonia</text:p>
          </table:table-cell>
          <table:table-cell office:value-type="date" office:date-value="2021-07-24T00:00:00" table:style-name="ce2">
            <text:p>2021-07-24</text:p>
          </table:table-cell>
          <table:table-cell office:value-type="float" office:value="690" table:style-name="ce1">
            <text:p>690</text:p>
          </table:table-cell>
          <table:table-cell office:value-type="float" office:value="98510" table:style-name="ce1">
            <text:p>98510</text:p>
          </table:table-cell>
          <table:table-cell office:value-type="float" office:value="42185974" table:style-name="ce1">
            <text:p>4218597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Trinidad and Tobago</text:p>
          </table:table-cell>
          <table:table-cell office:value-type="date" office:date-value="2021-01-14T00:00:00" table:style-name="ce2">
            <text:p>2021-01-14</text:p>
          </table:table-cell>
          <table:table-cell office:value-type="float" office:value="699" table:style-name="ce1">
            <text:p>699</text:p>
          </table:table-cell>
          <table:table-cell office:value-type="float" office:value="87038" table:style-name="ce1">
            <text:p>87038</text:p>
          </table:table-cell>
          <table:table-cell office:value-type="float" office:value="38226430" table:style-name="ce1">
            <text:p>3822643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Cuba</text:p>
          </table:table-cell>
          <table:table-cell office:value-type="date" office:date-value="2023-05-13T00:00:00" table:style-name="ce2">
            <text:p>2023-05-13</text:p>
          </table:table-cell>
          <table:table-cell office:value-type="float" office:value="968" table:style-name="ce1">
            <text:p>968</text:p>
          </table:table-cell>
          <table:table-cell office:value-type="float" office:value="100880" table:style-name="ce1">
            <text:p>100880</text:p>
          </table:table-cell>
          <table:table-cell office:value-type="float" office:value="4076579" table:style-name="ce1">
            <text:p>407657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Macedonia</text:p>
          </table:table-cell>
          <table:table-cell office:value-type="date" office:date-value="2021-11-07T00:00:00" table:style-name="ce2">
            <text:p>2021-11-07</text:p>
          </table:table-cell>
          <table:table-cell office:value-type="float" office:value="236" table:style-name="ce1">
            <text:p>236</text:p>
          </table:table-cell>
          <table:table-cell office:value-type="float" office:value="67829" table:style-name="ce1">
            <text:p>67829</text:p>
          </table:table-cell>
          <table:table-cell office:value-type="float" office:value="18952286" table:style-name="ce1">
            <text:p>1895228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Albania</text:p>
          </table:table-cell>
          <table:table-cell office:value-type="date" office:date-value="2023-02-24T00:00:00" table:style-name="ce2">
            <text:p>2023-02-24</text:p>
          </table:table-cell>
          <table:table-cell office:value-type="float" office:value="739" table:style-name="ce1">
            <text:p>739</text:p>
          </table:table-cell>
          <table:table-cell office:value-type="float" office:value="15705" table:style-name="ce1">
            <text:p>15705</text:p>
          </table:table-cell>
          <table:table-cell office:value-type="float" office:value="35210050" table:style-name="ce1">
            <text:p>3521005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Trinidad and Tobago</text:p>
          </table:table-cell>
          <table:table-cell office:value-type="date" office:date-value="2023-06-04T00:00:00" table:style-name="ce2">
            <text:p>2023-06-04</text:p>
          </table:table-cell>
          <table:table-cell office:value-type="float" office:value="321" table:style-name="ce1">
            <text:p>321</text:p>
          </table:table-cell>
          <table:table-cell office:value-type="float" office:value="30926" table:style-name="ce1">
            <text:p>30926</text:p>
          </table:table-cell>
          <table:table-cell office:value-type="float" office:value="39629253" table:style-name="ce1">
            <text:p>3962925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Sri Lanka</text:p>
          </table:table-cell>
          <table:table-cell office:value-type="date" office:date-value="2022-07-19T00:00:00" table:style-name="ce2">
            <text:p>2022-07-19</text:p>
          </table:table-cell>
          <table:table-cell office:value-type="float" office:value="308" table:style-name="ce1">
            <text:p>308</text:p>
          </table:table-cell>
          <table:table-cell office:value-type="float" office:value="5483" table:style-name="ce1">
            <text:p>5483</text:p>
          </table:table-cell>
          <table:table-cell office:value-type="float" office:value="8866384" table:style-name="ce1">
            <text:p>886638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Mauritius</text:p>
          </table:table-cell>
          <table:table-cell office:value-type="date" office:date-value="2021-07-22T00:00:00" table:style-name="ce2">
            <text:p>2021-07-22</text:p>
          </table:table-cell>
          <table:table-cell office:value-type="float" office:value="997" table:style-name="ce1">
            <text:p>997</text:p>
          </table:table-cell>
          <table:table-cell office:value-type="float" office:value="30246" table:style-name="ce1">
            <text:p>30246</text:p>
          </table:table-cell>
          <table:table-cell office:value-type="float" office:value="32152458" table:style-name="ce1">
            <text:p>3215245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Italy</text:p>
          </table:table-cell>
          <table:table-cell office:value-type="date" office:date-value="2021-08-22T00:00:00" table:style-name="ce2">
            <text:p>2021-08-22</text:p>
          </table:table-cell>
          <table:table-cell office:value-type="float" office:value="853" table:style-name="ce1">
            <text:p>853</text:p>
          </table:table-cell>
          <table:table-cell office:value-type="float" office:value="68373" table:style-name="ce1">
            <text:p>68373</text:p>
          </table:table-cell>
          <table:table-cell office:value-type="float" office:value="34222518" table:style-name="ce1">
            <text:p>3422251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Qatar</text:p>
          </table:table-cell>
          <table:table-cell office:value-type="date" office:date-value="2021-02-11T00:00:00" table:style-name="ce2">
            <text:p>2021-02-11</text:p>
          </table:table-cell>
          <table:table-cell office:value-type="float" office:value="948" table:style-name="ce1">
            <text:p>948</text:p>
          </table:table-cell>
          <table:table-cell office:value-type="float" office:value="36676" table:style-name="ce1">
            <text:p>36676</text:p>
          </table:table-cell>
          <table:table-cell office:value-type="float" office:value="23751990" table:style-name="ce1">
            <text:p>2375199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Jamaica</text:p>
          </table:table-cell>
          <table:table-cell office:value-type="date" office:date-value="2022-06-08T00:00:00" table:style-name="ce2">
            <text:p>2022-06-08</text:p>
          </table:table-cell>
          <table:table-cell office:value-type="float" office:value="677" table:style-name="ce1">
            <text:p>677</text:p>
          </table:table-cell>
          <table:table-cell office:value-type="float" office:value="88517" table:style-name="ce1">
            <text:p>88517</text:p>
          </table:table-cell>
          <table:table-cell office:value-type="float" office:value="20240455" table:style-name="ce1">
            <text:p>2024045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Kiribati</text:p>
          </table:table-cell>
          <table:table-cell office:value-type="date" office:date-value="2021-08-27T00:00:00" table:style-name="ce2">
            <text:p>2021-08-27</text:p>
          </table:table-cell>
          <table:table-cell office:value-type="float" office:value="885" table:style-name="ce1">
            <text:p>885</text:p>
          </table:table-cell>
          <table:table-cell office:value-type="float" office:value="9823" table:style-name="ce1">
            <text:p>9823</text:p>
          </table:table-cell>
          <table:table-cell office:value-type="float" office:value="10445587" table:style-name="ce1">
            <text:p>1044558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Qatar</text:p>
          </table:table-cell>
          <table:table-cell office:value-type="date" office:date-value="2021-08-31T00:00:00" table:style-name="ce2">
            <text:p>2021-08-31</text:p>
          </table:table-cell>
          <table:table-cell office:value-type="float" office:value="420" table:style-name="ce1">
            <text:p>420</text:p>
          </table:table-cell>
          <table:table-cell office:value-type="float" office:value="82760" table:style-name="ce1">
            <text:p>82760</text:p>
          </table:table-cell>
          <table:table-cell office:value-type="float" office:value="15192597" table:style-name="ce1">
            <text:p>1519259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Anguilla</text:p>
          </table:table-cell>
          <table:table-cell office:value-type="date" office:date-value="2023-09-15T00:00:00" table:style-name="ce2">
            <text:p>2023-09-15</text:p>
          </table:table-cell>
          <table:table-cell office:value-type="float" office:value="625" table:style-name="ce1">
            <text:p>625</text:p>
          </table:table-cell>
          <table:table-cell office:value-type="float" office:value="20765" table:style-name="ce1">
            <text:p>20765</text:p>
          </table:table-cell>
          <table:table-cell office:value-type="float" office:value="42629842" table:style-name="ce1">
            <text:p>4262984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Fiji</text:p>
          </table:table-cell>
          <table:table-cell office:value-type="date" office:date-value="2022-09-03T00:00:00" table:style-name="ce2">
            <text:p>2022-09-03</text:p>
          </table:table-cell>
          <table:table-cell office:value-type="float" office:value="215" table:style-name="ce1">
            <text:p>215</text:p>
          </table:table-cell>
          <table:table-cell office:value-type="float" office:value="85505" table:style-name="ce1">
            <text:p>85505</text:p>
          </table:table-cell>
          <table:table-cell office:value-type="float" office:value="29717450" table:style-name="ce1">
            <text:p>2971745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Sudan</text:p>
          </table:table-cell>
          <table:table-cell office:value-type="date" office:date-value="2021-05-29T00:00:00" table:style-name="ce2">
            <text:p>2021-05-29</text:p>
          </table:table-cell>
          <table:table-cell office:value-type="float" office:value="176" table:style-name="ce1">
            <text:p>176</text:p>
          </table:table-cell>
          <table:table-cell office:value-type="float" office:value="91182" table:style-name="ce1">
            <text:p>91182</text:p>
          </table:table-cell>
          <table:table-cell office:value-type="float" office:value="47485409" table:style-name="ce1">
            <text:p>4748540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Anguilla</text:p>
          </table:table-cell>
          <table:table-cell office:value-type="date" office:date-value="2022-06-10T00:00:00" table:style-name="ce2">
            <text:p>2022-06-10</text:p>
          </table:table-cell>
          <table:table-cell office:value-type="float" office:value="868" table:style-name="ce1">
            <text:p>868</text:p>
          </table:table-cell>
          <table:table-cell office:value-type="float" office:value="42395" table:style-name="ce1">
            <text:p>42395</text:p>
          </table:table-cell>
          <table:table-cell office:value-type="float" office:value="28535223" table:style-name="ce1">
            <text:p>2853522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Sri Lanka</text:p>
          </table:table-cell>
          <table:table-cell office:value-type="date" office:date-value="2021-06-26T00:00:00" table:style-name="ce2">
            <text:p>2021-06-26</text:p>
          </table:table-cell>
          <table:table-cell office:value-type="float" office:value="643" table:style-name="ce1">
            <text:p>643</text:p>
          </table:table-cell>
          <table:table-cell office:value-type="float" office:value="43136" table:style-name="ce1">
            <text:p>43136</text:p>
          </table:table-cell>
          <table:table-cell office:value-type="float" office:value="32372827" table:style-name="ce1">
            <text:p>3237282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Moldova</text:p>
          </table:table-cell>
          <table:table-cell office:value-type="date" office:date-value="2022-10-08T00:00:00" table:style-name="ce2">
            <text:p>2022-10-08</text:p>
          </table:table-cell>
          <table:table-cell office:value-type="float" office:value="423" table:style-name="ce1">
            <text:p>423</text:p>
          </table:table-cell>
          <table:table-cell office:value-type="float" office:value="93993" table:style-name="ce1">
            <text:p>93993</text:p>
          </table:table-cell>
          <table:table-cell office:value-type="float" office:value="37703367" table:style-name="ce1">
            <text:p>3770336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Moldova</text:p>
          </table:table-cell>
          <table:table-cell office:value-type="date" office:date-value="2023-02-19T00:00:00" table:style-name="ce2">
            <text:p>2023-02-19</text:p>
          </table:table-cell>
          <table:table-cell office:value-type="float" office:value="811" table:style-name="ce1">
            <text:p>811</text:p>
          </table:table-cell>
          <table:table-cell office:value-type="float" office:value="96705" table:style-name="ce1">
            <text:p>96705</text:p>
          </table:table-cell>
          <table:table-cell office:value-type="float" office:value="9891325" table:style-name="ce1">
            <text:p>989132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Kiribati</text:p>
          </table:table-cell>
          <table:table-cell office:value-type="date" office:date-value="2021-08-03T00:00:00" table:style-name="ce2">
            <text:p>2021-08-03</text:p>
          </table:table-cell>
          <table:table-cell office:value-type="float" office:value="161" table:style-name="ce1">
            <text:p>161</text:p>
          </table:table-cell>
          <table:table-cell office:value-type="float" office:value="29088" table:style-name="ce1">
            <text:p>29088</text:p>
          </table:table-cell>
          <table:table-cell office:value-type="float" office:value="12842107" table:style-name="ce1">
            <text:p>1284210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Macedonia</text:p>
          </table:table-cell>
          <table:table-cell office:value-type="date" office:date-value="2022-12-26T00:00:00" table:style-name="ce2">
            <text:p>2022-12-26</text:p>
          </table:table-cell>
          <table:table-cell office:value-type="float" office:value="594" table:style-name="ce1">
            <text:p>594</text:p>
          </table:table-cell>
          <table:table-cell office:value-type="float" office:value="57288" table:style-name="ce1">
            <text:p>57288</text:p>
          </table:table-cell>
          <table:table-cell office:value-type="float" office:value="23267813" table:style-name="ce1">
            <text:p>2326781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Fiji</text:p>
          </table:table-cell>
          <table:table-cell office:value-type="date" office:date-value="2021-01-30T00:00:00" table:style-name="ce2">
            <text:p>2021-01-30</text:p>
          </table:table-cell>
          <table:table-cell office:value-type="float" office:value="798" table:style-name="ce1">
            <text:p>798</text:p>
          </table:table-cell>
          <table:table-cell office:value-type="float" office:value="95200" table:style-name="ce1">
            <text:p>95200</text:p>
          </table:table-cell>
          <table:table-cell office:value-type="float" office:value="28894086" table:style-name="ce1">
            <text:p>2889408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Myanmar</text:p>
          </table:table-cell>
          <table:table-cell office:value-type="date" office:date-value="2022-04-21T00:00:00" table:style-name="ce2">
            <text:p>2022-04-21</text:p>
          </table:table-cell>
          <table:table-cell office:value-type="float" office:value="905" table:style-name="ce1">
            <text:p>905</text:p>
          </table:table-cell>
          <table:table-cell office:value-type="float" office:value="96297" table:style-name="ce1">
            <text:p>96297</text:p>
          </table:table-cell>
          <table:table-cell office:value-type="float" office:value="28617659" table:style-name="ce1">
            <text:p>2861765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Cayman Islands</text:p>
          </table:table-cell>
          <table:table-cell office:value-type="date" office:date-value="2023-12-14T00:00:00" table:style-name="ce2">
            <text:p>2023-12-14</text:p>
          </table:table-cell>
          <table:table-cell office:value-type="float" office:value="285" table:style-name="ce1">
            <text:p>285</text:p>
          </table:table-cell>
          <table:table-cell office:value-type="float" office:value="99175" table:style-name="ce1">
            <text:p>99175</text:p>
          </table:table-cell>
          <table:table-cell office:value-type="float" office:value="29687965" table:style-name="ce1">
            <text:p>2968796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Uganda</text:p>
          </table:table-cell>
          <table:table-cell office:value-type="date" office:date-value="2023-08-17T00:00:00" table:style-name="ce2">
            <text:p>2023-08-17</text:p>
          </table:table-cell>
          <table:table-cell office:value-type="float" office:value="25" table:style-name="ce1">
            <text:p>25</text:p>
          </table:table-cell>
          <table:table-cell office:value-type="float" office:value="90875" table:style-name="ce1">
            <text:p>90875</text:p>
          </table:table-cell>
          <table:table-cell office:value-type="float" office:value="14087981" table:style-name="ce1">
            <text:p>1408798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Albania</text:p>
          </table:table-cell>
          <table:table-cell office:value-type="date" office:date-value="2021-11-10T00:00:00" table:style-name="ce2">
            <text:p>2021-11-10</text:p>
          </table:table-cell>
          <table:table-cell office:value-type="float" office:value="682" table:style-name="ce1">
            <text:p>682</text:p>
          </table:table-cell>
          <table:table-cell office:value-type="float" office:value="2964" table:style-name="ce1">
            <text:p>2964</text:p>
          </table:table-cell>
          <table:table-cell office:value-type="float" office:value="46708070" table:style-name="ce1">
            <text:p>4670807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Anguilla</text:p>
          </table:table-cell>
          <table:table-cell office:value-type="date" office:date-value="2021-03-19T00:00:00" table:style-name="ce2">
            <text:p>2021-03-19</text:p>
          </table:table-cell>
          <table:table-cell office:value-type="float" office:value="856" table:style-name="ce1">
            <text:p>856</text:p>
          </table:table-cell>
          <table:table-cell office:value-type="float" office:value="38749" table:style-name="ce1">
            <text:p>38749</text:p>
          </table:table-cell>
          <table:table-cell office:value-type="float" office:value="34685756" table:style-name="ce1">
            <text:p>3468575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Netherlands Antilles</text:p>
          </table:table-cell>
          <table:table-cell office:value-type="date" office:date-value="2023-12-03T00:00:00" table:style-name="ce2">
            <text:p>2023-12-03</text:p>
          </table:table-cell>
          <table:table-cell office:value-type="float" office:value="416" table:style-name="ce1">
            <text:p>416</text:p>
          </table:table-cell>
          <table:table-cell office:value-type="float" office:value="40476" table:style-name="ce1">
            <text:p>40476</text:p>
          </table:table-cell>
          <table:table-cell office:value-type="float" office:value="12553783" table:style-name="ce1">
            <text:p>1255378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7-14T00:00:00" table:style-name="ce2">
            <text:p>2023-07-14</text:p>
          </table:table-cell>
          <table:table-cell office:value-type="float" office:value="193" table:style-name="ce1">
            <text:p>193</text:p>
          </table:table-cell>
          <table:table-cell office:value-type="float" office:value="64404" table:style-name="ce1">
            <text:p>64404</text:p>
          </table:table-cell>
          <table:table-cell office:value-type="float" office:value="27130564" table:style-name="ce1">
            <text:p>2713056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Netherlands Antilles</text:p>
          </table:table-cell>
          <table:table-cell office:value-type="date" office:date-value="2023-05-18T00:00:00" table:style-name="ce2">
            <text:p>2023-05-18</text:p>
          </table:table-cell>
          <table:table-cell office:value-type="float" office:value="442" table:style-name="ce1">
            <text:p>442</text:p>
          </table:table-cell>
          <table:table-cell office:value-type="float" office:value="1418" table:style-name="ce1">
            <text:p>1418</text:p>
          </table:table-cell>
          <table:table-cell office:value-type="float" office:value="21422761" table:style-name="ce1">
            <text:p>2142276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Reunion</text:p>
          </table:table-cell>
          <table:table-cell office:value-type="date" office:date-value="2022-02-24T00:00:00" table:style-name="ce2">
            <text:p>2022-02-24</text:p>
          </table:table-cell>
          <table:table-cell office:value-type="float" office:value="287" table:style-name="ce1">
            <text:p>287</text:p>
          </table:table-cell>
          <table:table-cell office:value-type="float" office:value="52385" table:style-name="ce1">
            <text:p>52385</text:p>
          </table:table-cell>
          <table:table-cell office:value-type="float" office:value="22134086" table:style-name="ce1">
            <text:p>2213408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Mauritius</text:p>
          </table:table-cell>
          <table:table-cell office:value-type="date" office:date-value="2022-03-08T00:00:00" table:style-name="ce2">
            <text:p>2022-03-08</text:p>
          </table:table-cell>
          <table:table-cell office:value-type="float" office:value="70" table:style-name="ce1">
            <text:p>70</text:p>
          </table:table-cell>
          <table:table-cell office:value-type="float" office:value="94950" table:style-name="ce1">
            <text:p>94950</text:p>
          </table:table-cell>
          <table:table-cell office:value-type="float" office:value="15113994" table:style-name="ce1">
            <text:p>1511399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Guam</text:p>
          </table:table-cell>
          <table:table-cell office:value-type="date" office:date-value="2022-04-10T00:00:00" table:style-name="ce2">
            <text:p>2022-04-10</text:p>
          </table:table-cell>
          <table:table-cell office:value-type="float" office:value="168" table:style-name="ce1">
            <text:p>168</text:p>
          </table:table-cell>
          <table:table-cell office:value-type="float" office:value="12060" table:style-name="ce1">
            <text:p>12060</text:p>
          </table:table-cell>
          <table:table-cell office:value-type="float" office:value="7177649" table:style-name="ce1">
            <text:p>717764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Saint Barthelemy</text:p>
          </table:table-cell>
          <table:table-cell office:value-type="date" office:date-value="2021-06-28T00:00:00" table:style-name="ce2">
            <text:p>2021-06-28</text:p>
          </table:table-cell>
          <table:table-cell office:value-type="float" office:value="199" table:style-name="ce1">
            <text:p>199</text:p>
          </table:table-cell>
          <table:table-cell office:value-type="float" office:value="56826" table:style-name="ce1">
            <text:p>56826</text:p>
          </table:table-cell>
          <table:table-cell office:value-type="float" office:value="13967505" table:style-name="ce1">
            <text:p>1396750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Macedonia</text:p>
          </table:table-cell>
          <table:table-cell office:value-type="date" office:date-value="2021-05-06T00:00:00" table:style-name="ce2">
            <text:p>2021-05-06</text:p>
          </table:table-cell>
          <table:table-cell office:value-type="float" office:value="514" table:style-name="ce1">
            <text:p>514</text:p>
          </table:table-cell>
          <table:table-cell office:value-type="float" office:value="60169" table:style-name="ce1">
            <text:p>60169</text:p>
          </table:table-cell>
          <table:table-cell office:value-type="float" office:value="9772756" table:style-name="ce1">
            <text:p>977275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Mauritius</text:p>
          </table:table-cell>
          <table:table-cell office:value-type="date" office:date-value="2022-02-28T00:00:00" table:style-name="ce2">
            <text:p>2022-02-28</text:p>
          </table:table-cell>
          <table:table-cell office:value-type="float" office:value="616" table:style-name="ce1">
            <text:p>616</text:p>
          </table:table-cell>
          <table:table-cell office:value-type="float" office:value="3125" table:style-name="ce1">
            <text:p>3125</text:p>
          </table:table-cell>
          <table:table-cell office:value-type="float" office:value="7660558" table:style-name="ce1">
            <text:p>766055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Czech Republic</text:p>
          </table:table-cell>
          <table:table-cell office:value-type="date" office:date-value="2021-08-16T00:00:00" table:style-name="ce2">
            <text:p>2021-08-16</text:p>
          </table:table-cell>
          <table:table-cell office:value-type="float" office:value="284" table:style-name="ce1">
            <text:p>284</text:p>
          </table:table-cell>
          <table:table-cell office:value-type="float" office:value="33204" table:style-name="ce1">
            <text:p>33204</text:p>
          </table:table-cell>
          <table:table-cell office:value-type="float" office:value="10238043" table:style-name="ce1">
            <text:p>1023804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Netherlands Antilles</text:p>
          </table:table-cell>
          <table:table-cell office:value-type="date" office:date-value="2021-10-13T00:00:00" table:style-name="ce2">
            <text:p>2021-10-13</text:p>
          </table:table-cell>
          <table:table-cell office:value-type="float" office:value="745" table:style-name="ce1">
            <text:p>745</text:p>
          </table:table-cell>
          <table:table-cell office:value-type="float" office:value="37254" table:style-name="ce1">
            <text:p>37254</text:p>
          </table:table-cell>
          <table:table-cell office:value-type="float" office:value="41105627" table:style-name="ce1">
            <text:p>4110562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6-18T00:00:00" table:style-name="ce2">
            <text:p>2021-06-18</text:p>
          </table:table-cell>
          <table:table-cell office:value-type="float" office:value="583" table:style-name="ce1">
            <text:p>583</text:p>
          </table:table-cell>
          <table:table-cell office:value-type="float" office:value="37185" table:style-name="ce1">
            <text:p>37185</text:p>
          </table:table-cell>
          <table:table-cell office:value-type="float" office:value="44420078" table:style-name="ce1">
            <text:p>4442007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Qatar</text:p>
          </table:table-cell>
          <table:table-cell office:value-type="date" office:date-value="2022-10-21T00:00:00" table:style-name="ce2">
            <text:p>2022-10-21</text:p>
          </table:table-cell>
          <table:table-cell office:value-type="float" office:value="695" table:style-name="ce1">
            <text:p>695</text:p>
          </table:table-cell>
          <table:table-cell office:value-type="float" office:value="38418" table:style-name="ce1">
            <text:p>38418</text:p>
          </table:table-cell>
          <table:table-cell office:value-type="float" office:value="7469847" table:style-name="ce1">
            <text:p>746984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Trinidad and Tobago</text:p>
          </table:table-cell>
          <table:table-cell office:value-type="date" office:date-value="2023-11-11T00:00:00" table:style-name="ce2">
            <text:p>2023-11-11</text:p>
          </table:table-cell>
          <table:table-cell office:value-type="float" office:value="879" table:style-name="ce1">
            <text:p>879</text:p>
          </table:table-cell>
          <table:table-cell office:value-type="float" office:value="81594" table:style-name="ce1">
            <text:p>81594</text:p>
          </table:table-cell>
          <table:table-cell office:value-type="float" office:value="14535329" table:style-name="ce1">
            <text:p>1453532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Cape Verde</text:p>
          </table:table-cell>
          <table:table-cell office:value-type="date" office:date-value="2021-03-27T00:00:00" table:style-name="ce2">
            <text:p>2021-03-27</text:p>
          </table:table-cell>
          <table:table-cell office:value-type="float" office:value="437" table:style-name="ce1">
            <text:p>437</text:p>
          </table:table-cell>
          <table:table-cell office:value-type="float" office:value="80294" table:style-name="ce1">
            <text:p>80294</text:p>
          </table:table-cell>
          <table:table-cell office:value-type="float" office:value="14982010" table:style-name="ce1">
            <text:p>1498201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Ecuador</text:p>
          </table:table-cell>
          <table:table-cell office:value-type="date" office:date-value="2021-03-06T00:00:00" table:style-name="ce2">
            <text:p>2021-03-06</text:p>
          </table:table-cell>
          <table:table-cell office:value-type="float" office:value="548" table:style-name="ce1">
            <text:p>548</text:p>
          </table:table-cell>
          <table:table-cell office:value-type="float" office:value="99977" table:style-name="ce1">
            <text:p>99977</text:p>
          </table:table-cell>
          <table:table-cell office:value-type="float" office:value="20436459" table:style-name="ce1">
            <text:p>2043645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Jamaica</text:p>
          </table:table-cell>
          <table:table-cell office:value-type="date" office:date-value="2021-01-21T00:00:00" table:style-name="ce2">
            <text:p>2021-01-21</text:p>
          </table:table-cell>
          <table:table-cell office:value-type="float" office:value="402" table:style-name="ce1">
            <text:p>402</text:p>
          </table:table-cell>
          <table:table-cell office:value-type="float" office:value="76325" table:style-name="ce1">
            <text:p>76325</text:p>
          </table:table-cell>
          <table:table-cell office:value-type="float" office:value="5483666" table:style-name="ce1">
            <text:p>548366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uritius</text:p>
          </table:table-cell>
          <table:table-cell office:value-type="date" office:date-value="2022-03-15T00:00:00" table:style-name="ce2">
            <text:p>2022-03-15</text:p>
          </table:table-cell>
          <table:table-cell office:value-type="float" office:value="427" table:style-name="ce1">
            <text:p>427</text:p>
          </table:table-cell>
          <table:table-cell office:value-type="float" office:value="39213" table:style-name="ce1">
            <text:p>39213</text:p>
          </table:table-cell>
          <table:table-cell office:value-type="float" office:value="47745954" table:style-name="ce1">
            <text:p>4774595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2-16T00:00:00" table:style-name="ce2">
            <text:p>2021-12-16</text:p>
          </table:table-cell>
          <table:table-cell office:value-type="float" office:value="211" table:style-name="ce1">
            <text:p>211</text:p>
          </table:table-cell>
          <table:table-cell office:value-type="float" office:value="65923" table:style-name="ce1">
            <text:p>65923</text:p>
          </table:table-cell>
          <table:table-cell office:value-type="float" office:value="49778264" table:style-name="ce1">
            <text:p>4977826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Serbia</text:p>
          </table:table-cell>
          <table:table-cell office:value-type="date" office:date-value="2022-03-06T00:00:00" table:style-name="ce2">
            <text:p>2022-03-06</text:p>
          </table:table-cell>
          <table:table-cell office:value-type="float" office:value="416" table:style-name="ce1">
            <text:p>416</text:p>
          </table:table-cell>
          <table:table-cell office:value-type="float" office:value="52316" table:style-name="ce1">
            <text:p>52316</text:p>
          </table:table-cell>
          <table:table-cell office:value-type="float" office:value="16444797" table:style-name="ce1">
            <text:p>1644479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Netherlands Antilles</text:p>
          </table:table-cell>
          <table:table-cell office:value-type="date" office:date-value="2022-06-29T00:00:00" table:style-name="ce2">
            <text:p>2022-06-29</text:p>
          </table:table-cell>
          <table:table-cell office:value-type="float" office:value="691" table:style-name="ce1">
            <text:p>691</text:p>
          </table:table-cell>
          <table:table-cell office:value-type="float" office:value="39141" table:style-name="ce1">
            <text:p>39141</text:p>
          </table:table-cell>
          <table:table-cell office:value-type="float" office:value="24517990" table:style-name="ce1">
            <text:p>2451799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9-26T00:00:00" table:style-name="ce2">
            <text:p>2023-09-26</text:p>
          </table:table-cell>
          <table:table-cell office:value-type="float" office:value="394" table:style-name="ce1">
            <text:p>394</text:p>
          </table:table-cell>
          <table:table-cell office:value-type="float" office:value="41269" table:style-name="ce1">
            <text:p>41269</text:p>
          </table:table-cell>
          <table:table-cell office:value-type="float" office:value="46898167" table:style-name="ce1">
            <text:p>4689816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Kiribati</text:p>
          </table:table-cell>
          <table:table-cell office:value-type="date" office:date-value="2023-10-20T00:00:00" table:style-name="ce2">
            <text:p>2023-10-20</text:p>
          </table:table-cell>
          <table:table-cell office:value-type="float" office:value="130" table:style-name="ce1">
            <text:p>130</text:p>
          </table:table-cell>
          <table:table-cell office:value-type="float" office:value="81554" table:style-name="ce1">
            <text:p>81554</text:p>
          </table:table-cell>
          <table:table-cell office:value-type="float" office:value="13852843" table:style-name="ce1">
            <text:p>1385284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Czech Republic</text:p>
          </table:table-cell>
          <table:table-cell office:value-type="date" office:date-value="2022-03-10T00:00:00" table:style-name="ce2">
            <text:p>2022-03-10</text:p>
          </table:table-cell>
          <table:table-cell office:value-type="float" office:value="201" table:style-name="ce1">
            <text:p>201</text:p>
          </table:table-cell>
          <table:table-cell office:value-type="float" office:value="36195" table:style-name="ce1">
            <text:p>36195</text:p>
          </table:table-cell>
          <table:table-cell office:value-type="float" office:value="5952048" table:style-name="ce1">
            <text:p>595204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Italy</text:p>
          </table:table-cell>
          <table:table-cell office:value-type="date" office:date-value="2021-10-04T00:00:00" table:style-name="ce2">
            <text:p>2021-10-04</text:p>
          </table:table-cell>
          <table:table-cell office:value-type="float" office:value="521" table:style-name="ce1">
            <text:p>521</text:p>
          </table:table-cell>
          <table:table-cell office:value-type="float" office:value="99807" table:style-name="ce1">
            <text:p>99807</text:p>
          </table:table-cell>
          <table:table-cell office:value-type="float" office:value="35665286" table:style-name="ce1">
            <text:p>3566528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Anguilla</text:p>
          </table:table-cell>
          <table:table-cell office:value-type="date" office:date-value="2022-01-21T00:00:00" table:style-name="ce2">
            <text:p>2022-01-21</text:p>
          </table:table-cell>
          <table:table-cell office:value-type="float" office:value="342" table:style-name="ce1">
            <text:p>342</text:p>
          </table:table-cell>
          <table:table-cell office:value-type="float" office:value="2369" table:style-name="ce1">
            <text:p>2369</text:p>
          </table:table-cell>
          <table:table-cell office:value-type="float" office:value="33687669" table:style-name="ce1">
            <text:p>3368766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7-02T00:00:00" table:style-name="ce2">
            <text:p>2023-07-02</text:p>
          </table:table-cell>
          <table:table-cell office:value-type="float" office:value="52" table:style-name="ce1">
            <text:p>52</text:p>
          </table:table-cell>
          <table:table-cell office:value-type="float" office:value="51828" table:style-name="ce1">
            <text:p>51828</text:p>
          </table:table-cell>
          <table:table-cell office:value-type="float" office:value="17835850" table:style-name="ce1">
            <text:p>1783585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uba</text:p>
          </table:table-cell>
          <table:table-cell office:value-type="date" office:date-value="2022-07-13T00:00:00" table:style-name="ce2">
            <text:p>2022-07-13</text:p>
          </table:table-cell>
          <table:table-cell office:value-type="float" office:value="547" table:style-name="ce1">
            <text:p>547</text:p>
          </table:table-cell>
          <table:table-cell office:value-type="float" office:value="81419" table:style-name="ce1">
            <text:p>81419</text:p>
          </table:table-cell>
          <table:table-cell office:value-type="float" office:value="16351440" table:style-name="ce1">
            <text:p>1635144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Uganda</text:p>
          </table:table-cell>
          <table:table-cell office:value-type="date" office:date-value="2022-07-09T00:00:00" table:style-name="ce2">
            <text:p>2022-07-09</text:p>
          </table:table-cell>
          <table:table-cell office:value-type="float" office:value="509" table:style-name="ce1">
            <text:p>509</text:p>
          </table:table-cell>
          <table:table-cell office:value-type="float" office:value="47260" table:style-name="ce1">
            <text:p>47260</text:p>
          </table:table-cell>
          <table:table-cell office:value-type="float" office:value="26561408" table:style-name="ce1">
            <text:p>2656140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Trinidad and Tobago</text:p>
          </table:table-cell>
          <table:table-cell office:value-type="date" office:date-value="2021-11-28T00:00:00" table:style-name="ce2">
            <text:p>2021-11-28</text:p>
          </table:table-cell>
          <table:table-cell office:value-type="float" office:value="631" table:style-name="ce1">
            <text:p>631</text:p>
          </table:table-cell>
          <table:table-cell office:value-type="float" office:value="25324" table:style-name="ce1">
            <text:p>25324</text:p>
          </table:table-cell>
          <table:table-cell office:value-type="float" office:value="40935290" table:style-name="ce1">
            <text:p>4093529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Mauritius</text:p>
          </table:table-cell>
          <table:table-cell office:value-type="date" office:date-value="2022-12-18T00:00:00" table:style-name="ce2">
            <text:p>2022-12-18</text:p>
          </table:table-cell>
          <table:table-cell office:value-type="float" office:value="435" table:style-name="ce1">
            <text:p>435</text:p>
          </table:table-cell>
          <table:table-cell office:value-type="float" office:value="36436" table:style-name="ce1">
            <text:p>36436</text:p>
          </table:table-cell>
          <table:table-cell office:value-type="float" office:value="11357754" table:style-name="ce1">
            <text:p>1135775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Mauritius</text:p>
          </table:table-cell>
          <table:table-cell office:value-type="date" office:date-value="2022-09-25T00:00:00" table:style-name="ce2">
            <text:p>2022-09-25</text:p>
          </table:table-cell>
          <table:table-cell office:value-type="float" office:value="141" table:style-name="ce1">
            <text:p>141</text:p>
          </table:table-cell>
          <table:table-cell office:value-type="float" office:value="9997" table:style-name="ce1">
            <text:p>9997</text:p>
          </table:table-cell>
          <table:table-cell office:value-type="float" office:value="29159848" table:style-name="ce1">
            <text:p>2915984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Bermuda</text:p>
          </table:table-cell>
          <table:table-cell office:value-type="date" office:date-value="2021-10-30T00:00:00" table:style-name="ce2">
            <text:p>2021-10-30</text:p>
          </table:table-cell>
          <table:table-cell office:value-type="float" office:value="375" table:style-name="ce1">
            <text:p>375</text:p>
          </table:table-cell>
          <table:table-cell office:value-type="float" office:value="73352" table:style-name="ce1">
            <text:p>73352</text:p>
          </table:table-cell>
          <table:table-cell office:value-type="float" office:value="44752028" table:style-name="ce1">
            <text:p>4475202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Kiribati</text:p>
          </table:table-cell>
          <table:table-cell office:value-type="date" office:date-value="2022-09-15T00:00:00" table:style-name="ce2">
            <text:p>2022-09-15</text:p>
          </table:table-cell>
          <table:table-cell office:value-type="float" office:value="823" table:style-name="ce1">
            <text:p>823</text:p>
          </table:table-cell>
          <table:table-cell office:value-type="float" office:value="87978" table:style-name="ce1">
            <text:p>87978</text:p>
          </table:table-cell>
          <table:table-cell office:value-type="float" office:value="13289461" table:style-name="ce1">
            <text:p>1328946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4-07T00:00:00" table:style-name="ce2">
            <text:p>2022-04-07</text:p>
          </table:table-cell>
          <table:table-cell office:value-type="float" office:value="548" table:style-name="ce1">
            <text:p>548</text:p>
          </table:table-cell>
          <table:table-cell office:value-type="float" office:value="42661" table:style-name="ce1">
            <text:p>42661</text:p>
          </table:table-cell>
          <table:table-cell office:value-type="float" office:value="41757552" table:style-name="ce1">
            <text:p>4175755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Macedonia</text:p>
          </table:table-cell>
          <table:table-cell office:value-type="date" office:date-value="2023-11-25T00:00:00" table:style-name="ce2">
            <text:p>2023-11-25</text:p>
          </table:table-cell>
          <table:table-cell office:value-type="float" office:value="727" table:style-name="ce1">
            <text:p>727</text:p>
          </table:table-cell>
          <table:table-cell office:value-type="float" office:value="21049" table:style-name="ce1">
            <text:p>21049</text:p>
          </table:table-cell>
          <table:table-cell office:value-type="float" office:value="6493800" table:style-name="ce1">
            <text:p>649380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Czech Republic</text:p>
          </table:table-cell>
          <table:table-cell office:value-type="date" office:date-value="2023-03-21T00:00:00" table:style-name="ce2">
            <text:p>2023-03-21</text:p>
          </table:table-cell>
          <table:table-cell office:value-type="float" office:value="472" table:style-name="ce1">
            <text:p>472</text:p>
          </table:table-cell>
          <table:table-cell office:value-type="float" office:value="22534" table:style-name="ce1">
            <text:p>22534</text:p>
          </table:table-cell>
          <table:table-cell office:value-type="float" office:value="7396517" table:style-name="ce1">
            <text:p>739651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Albania</text:p>
          </table:table-cell>
          <table:table-cell office:value-type="date" office:date-value="2023-03-17T00:00:00" table:style-name="ce2">
            <text:p>2023-03-17</text:p>
          </table:table-cell>
          <table:table-cell office:value-type="float" office:value="603" table:style-name="ce1">
            <text:p>603</text:p>
          </table:table-cell>
          <table:table-cell office:value-type="float" office:value="3418" table:style-name="ce1">
            <text:p>3418</text:p>
          </table:table-cell>
          <table:table-cell office:value-type="float" office:value="37155182" table:style-name="ce1">
            <text:p>3715518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Burundi</text:p>
          </table:table-cell>
          <table:table-cell office:value-type="date" office:date-value="2022-09-08T00:00:00" table:style-name="ce2">
            <text:p>2022-09-08</text:p>
          </table:table-cell>
          <table:table-cell office:value-type="float" office:value="913" table:style-name="ce1">
            <text:p>913</text:p>
          </table:table-cell>
          <table:table-cell office:value-type="float" office:value="19202" table:style-name="ce1">
            <text:p>19202</text:p>
          </table:table-cell>
          <table:table-cell office:value-type="float" office:value="5755468" table:style-name="ce1">
            <text:p>575546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Kiribati</text:p>
          </table:table-cell>
          <table:table-cell office:value-type="date" office:date-value="2022-11-01T00:00:00" table:style-name="ce2">
            <text:p>2022-11-01</text:p>
          </table:table-cell>
          <table:table-cell office:value-type="float" office:value="607" table:style-name="ce1">
            <text:p>607</text:p>
          </table:table-cell>
          <table:table-cell office:value-type="float" office:value="55901" table:style-name="ce1">
            <text:p>55901</text:p>
          </table:table-cell>
          <table:table-cell office:value-type="float" office:value="13153658" table:style-name="ce1">
            <text:p>1315365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enin</text:p>
          </table:table-cell>
          <table:table-cell office:value-type="date" office:date-value="2022-10-18T00:00:00" table:style-name="ce2">
            <text:p>2022-10-18</text:p>
          </table:table-cell>
          <table:table-cell office:value-type="float" office:value="251" table:style-name="ce1">
            <text:p>251</text:p>
          </table:table-cell>
          <table:table-cell office:value-type="float" office:value="2786" table:style-name="ce1">
            <text:p>2786</text:p>
          </table:table-cell>
          <table:table-cell office:value-type="float" office:value="12404822" table:style-name="ce1">
            <text:p>1240482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9-19T00:00:00" table:style-name="ce2">
            <text:p>2022-09-19</text:p>
          </table:table-cell>
          <table:table-cell office:value-type="float" office:value="816" table:style-name="ce1">
            <text:p>816</text:p>
          </table:table-cell>
          <table:table-cell office:value-type="float" office:value="1496" table:style-name="ce1">
            <text:p>1496</text:p>
          </table:table-cell>
          <table:table-cell office:value-type="float" office:value="16813118" table:style-name="ce1">
            <text:p>1681311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enegal</text:p>
          </table:table-cell>
          <table:table-cell office:value-type="date" office:date-value="2021-05-17T00:00:00" table:style-name="ce2">
            <text:p>2021-05-17</text:p>
          </table:table-cell>
          <table:table-cell office:value-type="float" office:value="569" table:style-name="ce1">
            <text:p>569</text:p>
          </table:table-cell>
          <table:table-cell office:value-type="float" office:value="16900" table:style-name="ce1">
            <text:p>16900</text:p>
          </table:table-cell>
          <table:table-cell office:value-type="float" office:value="47637395" table:style-name="ce1">
            <text:p>4763739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Cuba</text:p>
          </table:table-cell>
          <table:table-cell office:value-type="date" office:date-value="2022-12-12T00:00:00" table:style-name="ce2">
            <text:p>2022-12-12</text:p>
          </table:table-cell>
          <table:table-cell office:value-type="float" office:value="32" table:style-name="ce1">
            <text:p>32</text:p>
          </table:table-cell>
          <table:table-cell office:value-type="float" office:value="11660" table:style-name="ce1">
            <text:p>11660</text:p>
          </table:table-cell>
          <table:table-cell office:value-type="float" office:value="28593540" table:style-name="ce1">
            <text:p>2859354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Jamaica</text:p>
          </table:table-cell>
          <table:table-cell office:value-type="date" office:date-value="2023-02-04T00:00:00" table:style-name="ce2">
            <text:p>2023-02-04</text:p>
          </table:table-cell>
          <table:table-cell office:value-type="float" office:value="704" table:style-name="ce1">
            <text:p>704</text:p>
          </table:table-cell>
          <table:table-cell office:value-type="float" office:value="67299" table:style-name="ce1">
            <text:p>67299</text:p>
          </table:table-cell>
          <table:table-cell office:value-type="float" office:value="12184295" table:style-name="ce1">
            <text:p>1218429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10-09T00:00:00" table:style-name="ce2">
            <text:p>2023-10-09</text:p>
          </table:table-cell>
          <table:table-cell office:value-type="float" office:value="489" table:style-name="ce1">
            <text:p>489</text:p>
          </table:table-cell>
          <table:table-cell office:value-type="float" office:value="97002" table:style-name="ce1">
            <text:p>97002</text:p>
          </table:table-cell>
          <table:table-cell office:value-type="float" office:value="23402925" table:style-name="ce1">
            <text:p>2340292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Anguilla</text:p>
          </table:table-cell>
          <table:table-cell office:value-type="date" office:date-value="2023-09-15T00:00:00" table:style-name="ce2">
            <text:p>2023-09-15</text:p>
          </table:table-cell>
          <table:table-cell office:value-type="float" office:value="51" table:style-name="ce1">
            <text:p>51</text:p>
          </table:table-cell>
          <table:table-cell office:value-type="float" office:value="48800" table:style-name="ce1">
            <text:p>48800</text:p>
          </table:table-cell>
          <table:table-cell office:value-type="float" office:value="28849911" table:style-name="ce1">
            <text:p>2884991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rinidad and Tobago</text:p>
          </table:table-cell>
          <table:table-cell office:value-type="date" office:date-value="2023-01-09T00:00:00" table:style-name="ce2">
            <text:p>2023-01-09</text:p>
          </table:table-cell>
          <table:table-cell office:value-type="float" office:value="718" table:style-name="ce1">
            <text:p>718</text:p>
          </table:table-cell>
          <table:table-cell office:value-type="float" office:value="21959" table:style-name="ce1">
            <text:p>21959</text:p>
          </table:table-cell>
          <table:table-cell office:value-type="float" office:value="6320550" table:style-name="ce1">
            <text:p>632055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Serbia</text:p>
          </table:table-cell>
          <table:table-cell office:value-type="date" office:date-value="2023-06-29T00:00:00" table:style-name="ce2">
            <text:p>2023-06-29</text:p>
          </table:table-cell>
          <table:table-cell office:value-type="float" office:value="256" table:style-name="ce1">
            <text:p>256</text:p>
          </table:table-cell>
          <table:table-cell office:value-type="float" office:value="71085" table:style-name="ce1">
            <text:p>71085</text:p>
          </table:table-cell>
          <table:table-cell office:value-type="float" office:value="49834589" table:style-name="ce1">
            <text:p>4983458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Mauritius</text:p>
          </table:table-cell>
          <table:table-cell office:value-type="date" office:date-value="2022-04-21T00:00:00" table:style-name="ce2">
            <text:p>2022-04-21</text:p>
          </table:table-cell>
          <table:table-cell office:value-type="float" office:value="0" table:style-name="ce1">
            <text:p>0</text:p>
          </table:table-cell>
          <table:table-cell office:value-type="float" office:value="56506" table:style-name="ce1">
            <text:p>56506</text:p>
          </table:table-cell>
          <table:table-cell office:value-type="float" office:value="9563995" table:style-name="ce1">
            <text:p>956399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Benin</text:p>
          </table:table-cell>
          <table:table-cell office:value-type="date" office:date-value="2023-01-02T00:00:00" table:style-name="ce2">
            <text:p>2023-01-02</text:p>
          </table:table-cell>
          <table:table-cell office:value-type="float" office:value="544" table:style-name="ce1">
            <text:p>544</text:p>
          </table:table-cell>
          <table:table-cell office:value-type="float" office:value="64894" table:style-name="ce1">
            <text:p>64894</text:p>
          </table:table-cell>
          <table:table-cell office:value-type="float" office:value="19718269" table:style-name="ce1">
            <text:p>1971826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Djibouti</text:p>
          </table:table-cell>
          <table:table-cell office:value-type="date" office:date-value="2023-06-20T00:00:00" table:style-name="ce2">
            <text:p>2023-06-20</text:p>
          </table:table-cell>
          <table:table-cell office:value-type="float" office:value="68" table:style-name="ce1">
            <text:p>68</text:p>
          </table:table-cell>
          <table:table-cell office:value-type="float" office:value="26291" table:style-name="ce1">
            <text:p>26291</text:p>
          </table:table-cell>
          <table:table-cell office:value-type="float" office:value="7898750" table:style-name="ce1">
            <text:p>789875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Senegal</text:p>
          </table:table-cell>
          <table:table-cell office:value-type="date" office:date-value="2022-04-03T00:00:00" table:style-name="ce2">
            <text:p>2022-04-03</text:p>
          </table:table-cell>
          <table:table-cell office:value-type="float" office:value="833" table:style-name="ce1">
            <text:p>833</text:p>
          </table:table-cell>
          <table:table-cell office:value-type="float" office:value="41010" table:style-name="ce1">
            <text:p>41010</text:p>
          </table:table-cell>
          <table:table-cell office:value-type="float" office:value="35783868" table:style-name="ce1">
            <text:p>3578386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Uganda</text:p>
          </table:table-cell>
          <table:table-cell office:value-type="date" office:date-value="2023-09-13T00:00:00" table:style-name="ce2">
            <text:p>2023-09-13</text:p>
          </table:table-cell>
          <table:table-cell office:value-type="float" office:value="461" table:style-name="ce1">
            <text:p>461</text:p>
          </table:table-cell>
          <table:table-cell office:value-type="float" office:value="86526" table:style-name="ce1">
            <text:p>86526</text:p>
          </table:table-cell>
          <table:table-cell office:value-type="float" office:value="10455180" table:style-name="ce1">
            <text:p>1045518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Antigua and Barbuda</text:p>
          </table:table-cell>
          <table:table-cell office:value-type="date" office:date-value="2022-01-12T00:00:00" table:style-name="ce2">
            <text:p>2022-01-12</text:p>
          </table:table-cell>
          <table:table-cell office:value-type="float" office:value="268" table:style-name="ce1">
            <text:p>268</text:p>
          </table:table-cell>
          <table:table-cell office:value-type="float" office:value="80413" table:style-name="ce1">
            <text:p>80413</text:p>
          </table:table-cell>
          <table:table-cell office:value-type="float" office:value="11325692" table:style-name="ce1">
            <text:p>1132569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uadeloupe</text:p>
          </table:table-cell>
          <table:table-cell office:value-type="date" office:date-value="2021-12-28T00:00:00" table:style-name="ce2">
            <text:p>2021-12-28</text:p>
          </table:table-cell>
          <table:table-cell office:value-type="float" office:value="220" table:style-name="ce1">
            <text:p>220</text:p>
          </table:table-cell>
          <table:table-cell office:value-type="float" office:value="48760" table:style-name="ce1">
            <text:p>48760</text:p>
          </table:table-cell>
          <table:table-cell office:value-type="float" office:value="36510348" table:style-name="ce1">
            <text:p>3651034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Bermuda</text:p>
          </table:table-cell>
          <table:table-cell office:value-type="date" office:date-value="2023-02-12T00:00:00" table:style-name="ce2">
            <text:p>2023-02-12</text:p>
          </table:table-cell>
          <table:table-cell office:value-type="float" office:value="738" table:style-name="ce1">
            <text:p>738</text:p>
          </table:table-cell>
          <table:table-cell office:value-type="float" office:value="76684" table:style-name="ce1">
            <text:p>76684</text:p>
          </table:table-cell>
          <table:table-cell office:value-type="float" office:value="48714952" table:style-name="ce1">
            <text:p>4871495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Mauritius</text:p>
          </table:table-cell>
          <table:table-cell office:value-type="date" office:date-value="2022-11-02T00:00:00" table:style-name="ce2">
            <text:p>2022-11-02</text:p>
          </table:table-cell>
          <table:table-cell office:value-type="float" office:value="932" table:style-name="ce1">
            <text:p>932</text:p>
          </table:table-cell>
          <table:table-cell office:value-type="float" office:value="60998" table:style-name="ce1">
            <text:p>60998</text:p>
          </table:table-cell>
          <table:table-cell office:value-type="float" office:value="24308699" table:style-name="ce1">
            <text:p>2430869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Cape Verde</text:p>
          </table:table-cell>
          <table:table-cell office:value-type="date" office:date-value="2023-10-10T00:00:00" table:style-name="ce2">
            <text:p>2023-10-10</text:p>
          </table:table-cell>
          <table:table-cell office:value-type="float" office:value="447" table:style-name="ce1">
            <text:p>447</text:p>
          </table:table-cell>
          <table:table-cell office:value-type="float" office:value="32699" table:style-name="ce1">
            <text:p>32699</text:p>
          </table:table-cell>
          <table:table-cell office:value-type="float" office:value="20751559" table:style-name="ce1">
            <text:p>2075155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4-13T00:00:00" table:style-name="ce2">
            <text:p>2022-04-13</text:p>
          </table:table-cell>
          <table:table-cell office:value-type="float" office:value="774" table:style-name="ce1">
            <text:p>774</text:p>
          </table:table-cell>
          <table:table-cell office:value-type="float" office:value="29264" table:style-name="ce1">
            <text:p>29264</text:p>
          </table:table-cell>
          <table:table-cell office:value-type="float" office:value="8097420" table:style-name="ce1">
            <text:p>809742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Anguilla</text:p>
          </table:table-cell>
          <table:table-cell office:value-type="date" office:date-value="2022-01-20T00:00:00" table:style-name="ce2">
            <text:p>2022-01-20</text:p>
          </table:table-cell>
          <table:table-cell office:value-type="float" office:value="605" table:style-name="ce1">
            <text:p>605</text:p>
          </table:table-cell>
          <table:table-cell office:value-type="float" office:value="21027" table:style-name="ce1">
            <text:p>21027</text:p>
          </table:table-cell>
          <table:table-cell office:value-type="float" office:value="15947958" table:style-name="ce1">
            <text:p>1594795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Trinidad and Tobago</text:p>
          </table:table-cell>
          <table:table-cell office:value-type="date" office:date-value="2023-11-22T00:00:00" table:style-name="ce2">
            <text:p>2023-11-22</text:p>
          </table:table-cell>
          <table:table-cell office:value-type="float" office:value="597" table:style-name="ce1">
            <text:p>597</text:p>
          </table:table-cell>
          <table:table-cell office:value-type="float" office:value="74534" table:style-name="ce1">
            <text:p>74534</text:p>
          </table:table-cell>
          <table:table-cell office:value-type="float" office:value="12757030" table:style-name="ce1">
            <text:p>1275703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Guam</text:p>
          </table:table-cell>
          <table:table-cell office:value-type="date" office:date-value="2023-02-26T00:00:00" table:style-name="ce2">
            <text:p>2023-02-26</text:p>
          </table:table-cell>
          <table:table-cell office:value-type="float" office:value="269" table:style-name="ce1">
            <text:p>269</text:p>
          </table:table-cell>
          <table:table-cell office:value-type="float" office:value="23357" table:style-name="ce1">
            <text:p>23357</text:p>
          </table:table-cell>
          <table:table-cell office:value-type="float" office:value="15403214" table:style-name="ce1">
            <text:p>1540321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Fiji</text:p>
          </table:table-cell>
          <table:table-cell office:value-type="date" office:date-value="2021-03-25T00:00:00" table:style-name="ce2">
            <text:p>2021-03-25</text:p>
          </table:table-cell>
          <table:table-cell office:value-type="float" office:value="812" table:style-name="ce1">
            <text:p>812</text:p>
          </table:table-cell>
          <table:table-cell office:value-type="float" office:value="76529" table:style-name="ce1">
            <text:p>76529</text:p>
          </table:table-cell>
          <table:table-cell office:value-type="float" office:value="3712955" table:style-name="ce1">
            <text:p>371295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Sri Lanka</text:p>
          </table:table-cell>
          <table:table-cell office:value-type="date" office:date-value="2021-03-20T00:00:00" table:style-name="ce2">
            <text:p>2021-03-20</text:p>
          </table:table-cell>
          <table:table-cell office:value-type="float" office:value="333" table:style-name="ce1">
            <text:p>333</text:p>
          </table:table-cell>
          <table:table-cell office:value-type="float" office:value="371" table:style-name="ce1">
            <text:p>371</text:p>
          </table:table-cell>
          <table:table-cell office:value-type="float" office:value="33781759" table:style-name="ce1">
            <text:p>3378175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enin</text:p>
          </table:table-cell>
          <table:table-cell office:value-type="date" office:date-value="2022-05-24T00:00:00" table:style-name="ce2">
            <text:p>2022-05-24</text:p>
          </table:table-cell>
          <table:table-cell office:value-type="float" office:value="868" table:style-name="ce1">
            <text:p>868</text:p>
          </table:table-cell>
          <table:table-cell office:value-type="float" office:value="58122" table:style-name="ce1">
            <text:p>58122</text:p>
          </table:table-cell>
          <table:table-cell office:value-type="float" office:value="34236409" table:style-name="ce1">
            <text:p>3423640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Myanmar</text:p>
          </table:table-cell>
          <table:table-cell office:value-type="date" office:date-value="2023-12-03T00:00:00" table:style-name="ce2">
            <text:p>2023-12-03</text:p>
          </table:table-cell>
          <table:table-cell office:value-type="float" office:value="115" table:style-name="ce1">
            <text:p>115</text:p>
          </table:table-cell>
          <table:table-cell office:value-type="float" office:value="33536" table:style-name="ce1">
            <text:p>33536</text:p>
          </table:table-cell>
          <table:table-cell office:value-type="float" office:value="9411141" table:style-name="ce1">
            <text:p>941114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Fiji</text:p>
          </table:table-cell>
          <table:table-cell office:value-type="date" office:date-value="2023-03-12T00:00:00" table:style-name="ce2">
            <text:p>2023-03-12</text:p>
          </table:table-cell>
          <table:table-cell office:value-type="float" office:value="243" table:style-name="ce1">
            <text:p>243</text:p>
          </table:table-cell>
          <table:table-cell office:value-type="float" office:value="99750" table:style-name="ce1">
            <text:p>99750</text:p>
          </table:table-cell>
          <table:table-cell office:value-type="float" office:value="11364933" table:style-name="ce1">
            <text:p>1136493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12-04T00:00:00" table:style-name="ce2">
            <text:p>2023-12-04</text:p>
          </table:table-cell>
          <table:table-cell office:value-type="float" office:value="829" table:style-name="ce1">
            <text:p>829</text:p>
          </table:table-cell>
          <table:table-cell office:value-type="float" office:value="56649" table:style-name="ce1">
            <text:p>56649</text:p>
          </table:table-cell>
          <table:table-cell office:value-type="float" office:value="29026570" table:style-name="ce1">
            <text:p>2902657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3-21T00:00:00" table:style-name="ce2">
            <text:p>2022-03-21</text:p>
          </table:table-cell>
          <table:table-cell office:value-type="float" office:value="398" table:style-name="ce1">
            <text:p>398</text:p>
          </table:table-cell>
          <table:table-cell office:value-type="float" office:value="67640" table:style-name="ce1">
            <text:p>67640</text:p>
          </table:table-cell>
          <table:table-cell office:value-type="float" office:value="15102974" table:style-name="ce1">
            <text:p>1510297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Mauritius</text:p>
          </table:table-cell>
          <table:table-cell office:value-type="date" office:date-value="2022-09-06T00:00:00" table:style-name="ce2">
            <text:p>2022-09-06</text:p>
          </table:table-cell>
          <table:table-cell office:value-type="float" office:value="593" table:style-name="ce1">
            <text:p>593</text:p>
          </table:table-cell>
          <table:table-cell office:value-type="float" office:value="31065" table:style-name="ce1">
            <text:p>31065</text:p>
          </table:table-cell>
          <table:table-cell office:value-type="float" office:value="8184469" table:style-name="ce1">
            <text:p>818446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Myanmar</text:p>
          </table:table-cell>
          <table:table-cell office:value-type="date" office:date-value="2021-11-28T00:00:00" table:style-name="ce2">
            <text:p>2021-11-28</text:p>
          </table:table-cell>
          <table:table-cell office:value-type="float" office:value="830" table:style-name="ce1">
            <text:p>830</text:p>
          </table:table-cell>
          <table:table-cell office:value-type="float" office:value="2272" table:style-name="ce1">
            <text:p>2272</text:p>
          </table:table-cell>
          <table:table-cell office:value-type="float" office:value="49896797" table:style-name="ce1">
            <text:p>4989679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Philippines</text:p>
          </table:table-cell>
          <table:table-cell office:value-type="date" office:date-value="2022-01-21T00:00:00" table:style-name="ce2">
            <text:p>2022-01-21</text:p>
          </table:table-cell>
          <table:table-cell office:value-type="float" office:value="657" table:style-name="ce1">
            <text:p>657</text:p>
          </table:table-cell>
          <table:table-cell office:value-type="float" office:value="47387" table:style-name="ce1">
            <text:p>47387</text:p>
          </table:table-cell>
          <table:table-cell office:value-type="float" office:value="32088324" table:style-name="ce1">
            <text:p>3208832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7-12T00:00:00" table:style-name="ce2">
            <text:p>2022-07-12</text:p>
          </table:table-cell>
          <table:table-cell office:value-type="float" office:value="233" table:style-name="ce1">
            <text:p>233</text:p>
          </table:table-cell>
          <table:table-cell office:value-type="float" office:value="31921" table:style-name="ce1">
            <text:p>31921</text:p>
          </table:table-cell>
          <table:table-cell office:value-type="float" office:value="23912090" table:style-name="ce1">
            <text:p>2391209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Congo</text:p>
          </table:table-cell>
          <table:table-cell office:value-type="date" office:date-value="2022-07-08T00:00:00" table:style-name="ce2">
            <text:p>2022-07-08</text:p>
          </table:table-cell>
          <table:table-cell office:value-type="float" office:value="816" table:style-name="ce1">
            <text:p>816</text:p>
          </table:table-cell>
          <table:table-cell office:value-type="float" office:value="89722" table:style-name="ce1">
            <text:p>89722</text:p>
          </table:table-cell>
          <table:table-cell office:value-type="float" office:value="18711892" table:style-name="ce1">
            <text:p>1871189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Sudan</text:p>
          </table:table-cell>
          <table:table-cell office:value-type="date" office:date-value="2022-05-05T00:00:00" table:style-name="ce2">
            <text:p>2022-05-05</text:p>
          </table:table-cell>
          <table:table-cell office:value-type="float" office:value="512" table:style-name="ce1">
            <text:p>512</text:p>
          </table:table-cell>
          <table:table-cell office:value-type="float" office:value="50658" table:style-name="ce1">
            <text:p>50658</text:p>
          </table:table-cell>
          <table:table-cell office:value-type="float" office:value="34762245" table:style-name="ce1">
            <text:p>3476224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uritius</text:p>
          </table:table-cell>
          <table:table-cell office:value-type="date" office:date-value="2021-07-09T00:00:00" table:style-name="ce2">
            <text:p>2021-07-09</text:p>
          </table:table-cell>
          <table:table-cell office:value-type="float" office:value="862" table:style-name="ce1">
            <text:p>862</text:p>
          </table:table-cell>
          <table:table-cell office:value-type="float" office:value="72511" table:style-name="ce1">
            <text:p>72511</text:p>
          </table:table-cell>
          <table:table-cell office:value-type="float" office:value="7097020" table:style-name="ce1">
            <text:p>709702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Jamaica</text:p>
          </table:table-cell>
          <table:table-cell office:value-type="date" office:date-value="2023-11-05T00:00:00" table:style-name="ce2">
            <text:p>2023-11-05</text:p>
          </table:table-cell>
          <table:table-cell office:value-type="float" office:value="142" table:style-name="ce1">
            <text:p>142</text:p>
          </table:table-cell>
          <table:table-cell office:value-type="float" office:value="18886" table:style-name="ce1">
            <text:p>18886</text:p>
          </table:table-cell>
          <table:table-cell office:value-type="float" office:value="24321646" table:style-name="ce1">
            <text:p>2432164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Cuba</text:p>
          </table:table-cell>
          <table:table-cell office:value-type="date" office:date-value="2021-03-17T00:00:00" table:style-name="ce2">
            <text:p>2021-03-17</text:p>
          </table:table-cell>
          <table:table-cell office:value-type="float" office:value="732" table:style-name="ce1">
            <text:p>732</text:p>
          </table:table-cell>
          <table:table-cell office:value-type="float" office:value="55159" table:style-name="ce1">
            <text:p>55159</text:p>
          </table:table-cell>
          <table:table-cell office:value-type="float" office:value="21176354" table:style-name="ce1">
            <text:p>2117635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Pakistan</text:p>
          </table:table-cell>
          <table:table-cell office:value-type="date" office:date-value="2022-12-11T00:00:00" table:style-name="ce2">
            <text:p>2022-12-11</text:p>
          </table:table-cell>
          <table:table-cell office:value-type="float" office:value="435" table:style-name="ce1">
            <text:p>435</text:p>
          </table:table-cell>
          <table:table-cell office:value-type="float" office:value="56554" table:style-name="ce1">
            <text:p>56554</text:p>
          </table:table-cell>
          <table:table-cell office:value-type="float" office:value="27349684" table:style-name="ce1">
            <text:p>2734968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Uganda</text:p>
          </table:table-cell>
          <table:table-cell office:value-type="date" office:date-value="2023-03-31T00:00:00" table:style-name="ce2">
            <text:p>2023-03-31</text:p>
          </table:table-cell>
          <table:table-cell office:value-type="float" office:value="474" table:style-name="ce1">
            <text:p>474</text:p>
          </table:table-cell>
          <table:table-cell office:value-type="float" office:value="9477" table:style-name="ce1">
            <text:p>9477</text:p>
          </table:table-cell>
          <table:table-cell office:value-type="float" office:value="28895970" table:style-name="ce1">
            <text:p>2889597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Ecuador</text:p>
          </table:table-cell>
          <table:table-cell office:value-type="date" office:date-value="2021-10-05T00:00:00" table:style-name="ce2">
            <text:p>2021-10-05</text:p>
          </table:table-cell>
          <table:table-cell office:value-type="float" office:value="953" table:style-name="ce1">
            <text:p>953</text:p>
          </table:table-cell>
          <table:table-cell office:value-type="float" office:value="36563" table:style-name="ce1">
            <text:p>36563</text:p>
          </table:table-cell>
          <table:table-cell office:value-type="float" office:value="9400313" table:style-name="ce1">
            <text:p>940031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Cuba</text:p>
          </table:table-cell>
          <table:table-cell office:value-type="date" office:date-value="2022-11-24T00:00:00" table:style-name="ce2">
            <text:p>2022-11-24</text:p>
          </table:table-cell>
          <table:table-cell office:value-type="float" office:value="210" table:style-name="ce1">
            <text:p>210</text:p>
          </table:table-cell>
          <table:table-cell office:value-type="float" office:value="92432" table:style-name="ce1">
            <text:p>92432</text:p>
          </table:table-cell>
          <table:table-cell office:value-type="float" office:value="7903972" table:style-name="ce1">
            <text:p>790397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Reunion</text:p>
          </table:table-cell>
          <table:table-cell office:value-type="date" office:date-value="2022-05-28T00:00:00" table:style-name="ce2">
            <text:p>2022-05-28</text:p>
          </table:table-cell>
          <table:table-cell office:value-type="float" office:value="611" table:style-name="ce1">
            <text:p>611</text:p>
          </table:table-cell>
          <table:table-cell office:value-type="float" office:value="99265" table:style-name="ce1">
            <text:p>99265</text:p>
          </table:table-cell>
          <table:table-cell office:value-type="float" office:value="49715491" table:style-name="ce1">
            <text:p>4971549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udan</text:p>
          </table:table-cell>
          <table:table-cell office:value-type="date" office:date-value="2023-12-12T00:00:00" table:style-name="ce2">
            <text:p>2023-12-12</text:p>
          </table:table-cell>
          <table:table-cell office:value-type="float" office:value="599" table:style-name="ce1">
            <text:p>599</text:p>
          </table:table-cell>
          <table:table-cell office:value-type="float" office:value="58132" table:style-name="ce1">
            <text:p>58132</text:p>
          </table:table-cell>
          <table:table-cell office:value-type="float" office:value="27974125" table:style-name="ce1">
            <text:p>2797412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Uganda</text:p>
          </table:table-cell>
          <table:table-cell office:value-type="date" office:date-value="2022-09-07T00:00:00" table:style-name="ce2">
            <text:p>2022-09-07</text:p>
          </table:table-cell>
          <table:table-cell office:value-type="float" office:value="334" table:style-name="ce1">
            <text:p>334</text:p>
          </table:table-cell>
          <table:table-cell office:value-type="float" office:value="41092" table:style-name="ce1">
            <text:p>41092</text:p>
          </table:table-cell>
          <table:table-cell office:value-type="float" office:value="42509507" table:style-name="ce1">
            <text:p>4250950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Cuba</text:p>
          </table:table-cell>
          <table:table-cell office:value-type="date" office:date-value="2021-02-03T00:00:00" table:style-name="ce2">
            <text:p>2021-02-03</text:p>
          </table:table-cell>
          <table:table-cell office:value-type="float" office:value="764" table:style-name="ce1">
            <text:p>764</text:p>
          </table:table-cell>
          <table:table-cell office:value-type="float" office:value="14481" table:style-name="ce1">
            <text:p>14481</text:p>
          </table:table-cell>
          <table:table-cell office:value-type="float" office:value="46767800" table:style-name="ce1">
            <text:p>4676780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Senegal</text:p>
          </table:table-cell>
          <table:table-cell office:value-type="date" office:date-value="2022-12-09T00:00:00" table:style-name="ce2">
            <text:p>2022-12-09</text:p>
          </table:table-cell>
          <table:table-cell office:value-type="float" office:value="872" table:style-name="ce1">
            <text:p>872</text:p>
          </table:table-cell>
          <table:table-cell office:value-type="float" office:value="64202" table:style-name="ce1">
            <text:p>64202</text:p>
          </table:table-cell>
          <table:table-cell office:value-type="float" office:value="882839" table:style-name="ce1">
            <text:p>88283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Trinidad and Tobago</text:p>
          </table:table-cell>
          <table:table-cell office:value-type="date" office:date-value="2022-02-08T00:00:00" table:style-name="ce2">
            <text:p>2022-02-08</text:p>
          </table:table-cell>
          <table:table-cell office:value-type="float" office:value="926" table:style-name="ce1">
            <text:p>926</text:p>
          </table:table-cell>
          <table:table-cell office:value-type="float" office:value="11752" table:style-name="ce1">
            <text:p>11752</text:p>
          </table:table-cell>
          <table:table-cell office:value-type="float" office:value="20686444" table:style-name="ce1">
            <text:p>2068644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Fiji</text:p>
          </table:table-cell>
          <table:table-cell office:value-type="date" office:date-value="2021-09-04T00:00:00" table:style-name="ce2">
            <text:p>2021-09-04</text:p>
          </table:table-cell>
          <table:table-cell office:value-type="float" office:value="499" table:style-name="ce1">
            <text:p>499</text:p>
          </table:table-cell>
          <table:table-cell office:value-type="float" office:value="94103" table:style-name="ce1">
            <text:p>94103</text:p>
          </table:table-cell>
          <table:table-cell office:value-type="float" office:value="49636905" table:style-name="ce1">
            <text:p>4963690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Ecuador</text:p>
          </table:table-cell>
          <table:table-cell office:value-type="date" office:date-value="2023-09-16T00:00:00" table:style-name="ce2">
            <text:p>2023-09-16</text:p>
          </table:table-cell>
          <table:table-cell office:value-type="float" office:value="814" table:style-name="ce1">
            <text:p>814</text:p>
          </table:table-cell>
          <table:table-cell office:value-type="float" office:value="62296" table:style-name="ce1">
            <text:p>62296</text:p>
          </table:table-cell>
          <table:table-cell office:value-type="float" office:value="33289704" table:style-name="ce1">
            <text:p>3328970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1-02T00:00:00" table:style-name="ce2">
            <text:p>2023-01-02</text:p>
          </table:table-cell>
          <table:table-cell office:value-type="float" office:value="849" table:style-name="ce1">
            <text:p>849</text:p>
          </table:table-cell>
          <table:table-cell office:value-type="float" office:value="30766" table:style-name="ce1">
            <text:p>30766</text:p>
          </table:table-cell>
          <table:table-cell office:value-type="float" office:value="48985004" table:style-name="ce1">
            <text:p>4898500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Macedonia</text:p>
          </table:table-cell>
          <table:table-cell office:value-type="date" office:date-value="2021-12-03T00:00:00" table:style-name="ce2">
            <text:p>2021-12-03</text:p>
          </table:table-cell>
          <table:table-cell office:value-type="float" office:value="23" table:style-name="ce1">
            <text:p>23</text:p>
          </table:table-cell>
          <table:table-cell office:value-type="float" office:value="13397" table:style-name="ce1">
            <text:p>13397</text:p>
          </table:table-cell>
          <table:table-cell office:value-type="float" office:value="7818103" table:style-name="ce1">
            <text:p>781810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Namibia</text:p>
          </table:table-cell>
          <table:table-cell office:value-type="date" office:date-value="2023-05-31T00:00:00" table:style-name="ce2">
            <text:p>2023-05-31</text:p>
          </table:table-cell>
          <table:table-cell office:value-type="float" office:value="420" table:style-name="ce1">
            <text:p>420</text:p>
          </table:table-cell>
          <table:table-cell office:value-type="float" office:value="56689" table:style-name="ce1">
            <text:p>56689</text:p>
          </table:table-cell>
          <table:table-cell office:value-type="float" office:value="44816466" table:style-name="ce1">
            <text:p>4481646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Myanmar</text:p>
          </table:table-cell>
          <table:table-cell office:value-type="date" office:date-value="2023-04-12T00:00:00" table:style-name="ce2">
            <text:p>2023-04-12</text:p>
          </table:table-cell>
          <table:table-cell office:value-type="float" office:value="162" table:style-name="ce1">
            <text:p>162</text:p>
          </table:table-cell>
          <table:table-cell office:value-type="float" office:value="61110" table:style-name="ce1">
            <text:p>61110</text:p>
          </table:table-cell>
          <table:table-cell office:value-type="float" office:value="40341636" table:style-name="ce1">
            <text:p>4034163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Philippines</text:p>
          </table:table-cell>
          <table:table-cell office:value-type="date" office:date-value="2021-06-22T00:00:00" table:style-name="ce2">
            <text:p>2021-06-22</text:p>
          </table:table-cell>
          <table:table-cell office:value-type="float" office:value="38" table:style-name="ce1">
            <text:p>38</text:p>
          </table:table-cell>
          <table:table-cell office:value-type="float" office:value="31917" table:style-name="ce1">
            <text:p>31917</text:p>
          </table:table-cell>
          <table:table-cell office:value-type="float" office:value="6130961" table:style-name="ce1">
            <text:p>613096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Mauritius</text:p>
          </table:table-cell>
          <table:table-cell office:value-type="date" office:date-value="2021-11-08T00:00:00" table:style-name="ce2">
            <text:p>2021-11-08</text:p>
          </table:table-cell>
          <table:table-cell office:value-type="float" office:value="824" table:style-name="ce1">
            <text:p>824</text:p>
          </table:table-cell>
          <table:table-cell office:value-type="float" office:value="7913" table:style-name="ce1">
            <text:p>7913</text:p>
          </table:table-cell>
          <table:table-cell office:value-type="float" office:value="21370888" table:style-name="ce1">
            <text:p>2137088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2-26T00:00:00" table:style-name="ce2">
            <text:p>2021-02-26</text:p>
          </table:table-cell>
          <table:table-cell office:value-type="float" office:value="167" table:style-name="ce1">
            <text:p>167</text:p>
          </table:table-cell>
          <table:table-cell office:value-type="float" office:value="15877" table:style-name="ce1">
            <text:p>15877</text:p>
          </table:table-cell>
          <table:table-cell office:value-type="float" office:value="4482121" table:style-name="ce1">
            <text:p>448212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Benin</text:p>
          </table:table-cell>
          <table:table-cell office:value-type="date" office:date-value="2023-12-12T00:00:00" table:style-name="ce2">
            <text:p>2023-12-12</text:p>
          </table:table-cell>
          <table:table-cell office:value-type="float" office:value="49" table:style-name="ce1">
            <text:p>49</text:p>
          </table:table-cell>
          <table:table-cell office:value-type="float" office:value="12710" table:style-name="ce1">
            <text:p>12710</text:p>
          </table:table-cell>
          <table:table-cell office:value-type="float" office:value="16763776" table:style-name="ce1">
            <text:p>1676377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Bermuda</text:p>
          </table:table-cell>
          <table:table-cell office:value-type="date" office:date-value="2023-10-09T00:00:00" table:style-name="ce2">
            <text:p>2023-10-09</text:p>
          </table:table-cell>
          <table:table-cell office:value-type="float" office:value="426" table:style-name="ce1">
            <text:p>426</text:p>
          </table:table-cell>
          <table:table-cell office:value-type="float" office:value="12603" table:style-name="ce1">
            <text:p>12603</text:p>
          </table:table-cell>
          <table:table-cell office:value-type="float" office:value="10117821" table:style-name="ce1">
            <text:p>1011782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Myanmar</text:p>
          </table:table-cell>
          <table:table-cell office:value-type="date" office:date-value="2023-11-24T00:00:00" table:style-name="ce2">
            <text:p>2023-11-24</text:p>
          </table:table-cell>
          <table:table-cell office:value-type="float" office:value="799" table:style-name="ce1">
            <text:p>799</text:p>
          </table:table-cell>
          <table:table-cell office:value-type="float" office:value="902" table:style-name="ce1">
            <text:p>902</text:p>
          </table:table-cell>
          <table:table-cell office:value-type="float" office:value="40401616" table:style-name="ce1">
            <text:p>4040161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Pakistan</text:p>
          </table:table-cell>
          <table:table-cell office:value-type="date" office:date-value="2023-01-18T00:00:00" table:style-name="ce2">
            <text:p>2023-01-18</text:p>
          </table:table-cell>
          <table:table-cell office:value-type="float" office:value="216" table:style-name="ce1">
            <text:p>216</text:p>
          </table:table-cell>
          <table:table-cell office:value-type="float" office:value="84715" table:style-name="ce1">
            <text:p>84715</text:p>
          </table:table-cell>
          <table:table-cell office:value-type="float" office:value="27515377" table:style-name="ce1">
            <text:p>2751537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Cuba</text:p>
          </table:table-cell>
          <table:table-cell office:value-type="date" office:date-value="2021-11-27T00:00:00" table:style-name="ce2">
            <text:p>2021-11-27</text:p>
          </table:table-cell>
          <table:table-cell office:value-type="float" office:value="845" table:style-name="ce1">
            <text:p>845</text:p>
          </table:table-cell>
          <table:table-cell office:value-type="float" office:value="10101" table:style-name="ce1">
            <text:p>10101</text:p>
          </table:table-cell>
          <table:table-cell office:value-type="float" office:value="28108316" table:style-name="ce1">
            <text:p>2810831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Namibia</text:p>
          </table:table-cell>
          <table:table-cell office:value-type="date" office:date-value="2022-04-03T00:00:00" table:style-name="ce2">
            <text:p>2022-04-03</text:p>
          </table:table-cell>
          <table:table-cell office:value-type="float" office:value="359" table:style-name="ce1">
            <text:p>359</text:p>
          </table:table-cell>
          <table:table-cell office:value-type="float" office:value="17849" table:style-name="ce1">
            <text:p>17849</text:p>
          </table:table-cell>
          <table:table-cell office:value-type="float" office:value="21094495" table:style-name="ce1">
            <text:p>2109449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Czech Republic</text:p>
          </table:table-cell>
          <table:table-cell office:value-type="date" office:date-value="2023-06-30T00:00:00" table:style-name="ce2">
            <text:p>2023-06-30</text:p>
          </table:table-cell>
          <table:table-cell office:value-type="float" office:value="869" table:style-name="ce1">
            <text:p>869</text:p>
          </table:table-cell>
          <table:table-cell office:value-type="float" office:value="17162" table:style-name="ce1">
            <text:p>17162</text:p>
          </table:table-cell>
          <table:table-cell office:value-type="float" office:value="48917363" table:style-name="ce1">
            <text:p>4891736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Benin</text:p>
          </table:table-cell>
          <table:table-cell office:value-type="date" office:date-value="2023-12-15T00:00:00" table:style-name="ce2">
            <text:p>2023-12-15</text:p>
          </table:table-cell>
          <table:table-cell office:value-type="float" office:value="458" table:style-name="ce1">
            <text:p>458</text:p>
          </table:table-cell>
          <table:table-cell office:value-type="float" office:value="83982" table:style-name="ce1">
            <text:p>83982</text:p>
          </table:table-cell>
          <table:table-cell office:value-type="float" office:value="21947448" table:style-name="ce1">
            <text:p>2194744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Uganda</text:p>
          </table:table-cell>
          <table:table-cell office:value-type="date" office:date-value="2021-12-02T00:00:00" table:style-name="ce2">
            <text:p>2021-12-02</text:p>
          </table:table-cell>
          <table:table-cell office:value-type="float" office:value="753" table:style-name="ce1">
            <text:p>753</text:p>
          </table:table-cell>
          <table:table-cell office:value-type="float" office:value="65308" table:style-name="ce1">
            <text:p>65308</text:p>
          </table:table-cell>
          <table:table-cell office:value-type="float" office:value="49034477" table:style-name="ce1">
            <text:p>4903447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Cape Verde</text:p>
          </table:table-cell>
          <table:table-cell office:value-type="date" office:date-value="2021-12-08T00:00:00" table:style-name="ce2">
            <text:p>2021-12-08</text:p>
          </table:table-cell>
          <table:table-cell office:value-type="float" office:value="340" table:style-name="ce1">
            <text:p>340</text:p>
          </table:table-cell>
          <table:table-cell office:value-type="float" office:value="73682" table:style-name="ce1">
            <text:p>73682</text:p>
          </table:table-cell>
          <table:table-cell office:value-type="float" office:value="33341462" table:style-name="ce1">
            <text:p>3334146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Jamaica</text:p>
          </table:table-cell>
          <table:table-cell office:value-type="date" office:date-value="2021-05-19T00:00:00" table:style-name="ce2">
            <text:p>2021-05-19</text:p>
          </table:table-cell>
          <table:table-cell office:value-type="float" office:value="487" table:style-name="ce1">
            <text:p>487</text:p>
          </table:table-cell>
          <table:table-cell office:value-type="float" office:value="70358" table:style-name="ce1">
            <text:p>70358</text:p>
          </table:table-cell>
          <table:table-cell office:value-type="float" office:value="41124498" table:style-name="ce1">
            <text:p>4112449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Kiribati</text:p>
          </table:table-cell>
          <table:table-cell office:value-type="date" office:date-value="2021-11-21T00:00:00" table:style-name="ce2">
            <text:p>2021-11-21</text:p>
          </table:table-cell>
          <table:table-cell office:value-type="float" office:value="168" table:style-name="ce1">
            <text:p>168</text:p>
          </table:table-cell>
          <table:table-cell office:value-type="float" office:value="71298" table:style-name="ce1">
            <text:p>71298</text:p>
          </table:table-cell>
          <table:table-cell office:value-type="float" office:value="31796329" table:style-name="ce1">
            <text:p>3179632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Guam</text:p>
          </table:table-cell>
          <table:table-cell office:value-type="date" office:date-value="2023-01-25T00:00:00" table:style-name="ce2">
            <text:p>2023-01-25</text:p>
          </table:table-cell>
          <table:table-cell office:value-type="float" office:value="281" table:style-name="ce1">
            <text:p>281</text:p>
          </table:table-cell>
          <table:table-cell office:value-type="float" office:value="95155" table:style-name="ce1">
            <text:p>95155</text:p>
          </table:table-cell>
          <table:table-cell office:value-type="float" office:value="22164124" table:style-name="ce1">
            <text:p>2216412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6-13T00:00:00" table:style-name="ce2">
            <text:p>2023-06-13</text:p>
          </table:table-cell>
          <table:table-cell office:value-type="float" office:value="573" table:style-name="ce1">
            <text:p>573</text:p>
          </table:table-cell>
          <table:table-cell office:value-type="float" office:value="48991" table:style-name="ce1">
            <text:p>48991</text:p>
          </table:table-cell>
          <table:table-cell office:value-type="float" office:value="38754763" table:style-name="ce1">
            <text:p>3875476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3-01T00:00:00" table:style-name="ce2">
            <text:p>2023-03-01</text:p>
          </table:table-cell>
          <table:table-cell office:value-type="float" office:value="196" table:style-name="ce1">
            <text:p>196</text:p>
          </table:table-cell>
          <table:table-cell office:value-type="float" office:value="70803" table:style-name="ce1">
            <text:p>70803</text:p>
          </table:table-cell>
          <table:table-cell office:value-type="float" office:value="3825032" table:style-name="ce1">
            <text:p>382503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Guadeloupe</text:p>
          </table:table-cell>
          <table:table-cell office:value-type="date" office:date-value="2022-06-24T00:00:00" table:style-name="ce2">
            <text:p>2022-06-24</text:p>
          </table:table-cell>
          <table:table-cell office:value-type="float" office:value="759" table:style-name="ce1">
            <text:p>759</text:p>
          </table:table-cell>
          <table:table-cell office:value-type="float" office:value="54499" table:style-name="ce1">
            <text:p>54499</text:p>
          </table:table-cell>
          <table:table-cell office:value-type="float" office:value="27249906" table:style-name="ce1">
            <text:p>2724990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Cayman Islands</text:p>
          </table:table-cell>
          <table:table-cell office:value-type="date" office:date-value="2023-11-20T00:00:00" table:style-name="ce2">
            <text:p>2023-11-20</text:p>
          </table:table-cell>
          <table:table-cell office:value-type="float" office:value="715" table:style-name="ce1">
            <text:p>715</text:p>
          </table:table-cell>
          <table:table-cell office:value-type="float" office:value="54320" table:style-name="ce1">
            <text:p>54320</text:p>
          </table:table-cell>
          <table:table-cell office:value-type="float" office:value="40873362" table:style-name="ce1">
            <text:p>4087336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Albania</text:p>
          </table:table-cell>
          <table:table-cell office:value-type="date" office:date-value="2021-11-23T00:00:00" table:style-name="ce2">
            <text:p>2021-11-23</text:p>
          </table:table-cell>
          <table:table-cell office:value-type="float" office:value="75" table:style-name="ce1">
            <text:p>75</text:p>
          </table:table-cell>
          <table:table-cell office:value-type="float" office:value="55848" table:style-name="ce1">
            <text:p>55848</text:p>
          </table:table-cell>
          <table:table-cell office:value-type="float" office:value="602570" table:style-name="ce1">
            <text:p>60257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Bermuda</text:p>
          </table:table-cell>
          <table:table-cell office:value-type="date" office:date-value="2022-01-23T00:00:00" table:style-name="ce2">
            <text:p>2022-01-23</text:p>
          </table:table-cell>
          <table:table-cell office:value-type="float" office:value="358" table:style-name="ce1">
            <text:p>358</text:p>
          </table:table-cell>
          <table:table-cell office:value-type="float" office:value="9885" table:style-name="ce1">
            <text:p>9885</text:p>
          </table:table-cell>
          <table:table-cell office:value-type="float" office:value="17410252" table:style-name="ce1">
            <text:p>1741025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Anguilla</text:p>
          </table:table-cell>
          <table:table-cell office:value-type="date" office:date-value="2021-06-05T00:00:00" table:style-name="ce2">
            <text:p>2021-06-05</text:p>
          </table:table-cell>
          <table:table-cell office:value-type="float" office:value="683" table:style-name="ce1">
            <text:p>683</text:p>
          </table:table-cell>
          <table:table-cell office:value-type="float" office:value="28324" table:style-name="ce1">
            <text:p>28324</text:p>
          </table:table-cell>
          <table:table-cell office:value-type="float" office:value="13664301" table:style-name="ce1">
            <text:p>1366430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Trinidad and Tobago</text:p>
          </table:table-cell>
          <table:table-cell office:value-type="date" office:date-value="2021-10-24T00:00:00" table:style-name="ce2">
            <text:p>2021-10-24</text:p>
          </table:table-cell>
          <table:table-cell office:value-type="float" office:value="238" table:style-name="ce1">
            <text:p>238</text:p>
          </table:table-cell>
          <table:table-cell office:value-type="float" office:value="11498" table:style-name="ce1">
            <text:p>11498</text:p>
          </table:table-cell>
          <table:table-cell office:value-type="float" office:value="31086380" table:style-name="ce1">
            <text:p>3108638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Ecuador</text:p>
          </table:table-cell>
          <table:table-cell office:value-type="date" office:date-value="2022-05-20T00:00:00" table:style-name="ce2">
            <text:p>2022-05-20</text:p>
          </table:table-cell>
          <table:table-cell office:value-type="float" office:value="822" table:style-name="ce1">
            <text:p>822</text:p>
          </table:table-cell>
          <table:table-cell office:value-type="float" office:value="45612" table:style-name="ce1">
            <text:p>45612</text:p>
          </table:table-cell>
          <table:table-cell office:value-type="float" office:value="9667164" table:style-name="ce1">
            <text:p>966716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Macedonia</text:p>
          </table:table-cell>
          <table:table-cell office:value-type="date" office:date-value="2023-12-12T00:00:00" table:style-name="ce2">
            <text:p>2023-12-12</text:p>
          </table:table-cell>
          <table:table-cell office:value-type="float" office:value="78" table:style-name="ce1">
            <text:p>78</text:p>
          </table:table-cell>
          <table:table-cell office:value-type="float" office:value="14345" table:style-name="ce1">
            <text:p>14345</text:p>
          </table:table-cell>
          <table:table-cell office:value-type="float" office:value="46975029" table:style-name="ce1">
            <text:p>4697502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Jamaica</text:p>
          </table:table-cell>
          <table:table-cell office:value-type="date" office:date-value="2022-09-01T00:00:00" table:style-name="ce2">
            <text:p>2022-09-01</text:p>
          </table:table-cell>
          <table:table-cell office:value-type="float" office:value="826" table:style-name="ce1">
            <text:p>826</text:p>
          </table:table-cell>
          <table:table-cell office:value-type="float" office:value="9506" table:style-name="ce1">
            <text:p>9506</text:p>
          </table:table-cell>
          <table:table-cell office:value-type="float" office:value="35342247" table:style-name="ce1">
            <text:p>3534224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Anguilla</text:p>
          </table:table-cell>
          <table:table-cell office:value-type="date" office:date-value="2023-09-20T00:00:00" table:style-name="ce2">
            <text:p>2023-09-20</text:p>
          </table:table-cell>
          <table:table-cell office:value-type="float" office:value="739" table:style-name="ce1">
            <text:p>739</text:p>
          </table:table-cell>
          <table:table-cell office:value-type="float" office:value="8775" table:style-name="ce1">
            <text:p>8775</text:p>
          </table:table-cell>
          <table:table-cell office:value-type="float" office:value="22277159" table:style-name="ce1">
            <text:p>2227715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Pakistan</text:p>
          </table:table-cell>
          <table:table-cell office:value-type="date" office:date-value="2022-06-20T00:00:00" table:style-name="ce2">
            <text:p>2022-06-20</text:p>
          </table:table-cell>
          <table:table-cell office:value-type="float" office:value="152" table:style-name="ce1">
            <text:p>152</text:p>
          </table:table-cell>
          <table:table-cell office:value-type="float" office:value="27567" table:style-name="ce1">
            <text:p>27567</text:p>
          </table:table-cell>
          <table:table-cell office:value-type="float" office:value="23456939" table:style-name="ce1">
            <text:p>2345693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Czech Republic</text:p>
          </table:table-cell>
          <table:table-cell office:value-type="date" office:date-value="2022-07-09T00:00:00" table:style-name="ce2">
            <text:p>2022-07-09</text:p>
          </table:table-cell>
          <table:table-cell office:value-type="float" office:value="368" table:style-name="ce1">
            <text:p>368</text:p>
          </table:table-cell>
          <table:table-cell office:value-type="float" office:value="21819" table:style-name="ce1">
            <text:p>21819</text:p>
          </table:table-cell>
          <table:table-cell office:value-type="float" office:value="4414539" table:style-name="ce1">
            <text:p>441453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Fiji</text:p>
          </table:table-cell>
          <table:table-cell office:value-type="date" office:date-value="2022-04-01T00:00:00" table:style-name="ce2">
            <text:p>2022-04-01</text:p>
          </table:table-cell>
          <table:table-cell office:value-type="float" office:value="486" table:style-name="ce1">
            <text:p>486</text:p>
          </table:table-cell>
          <table:table-cell office:value-type="float" office:value="9266" table:style-name="ce1">
            <text:p>9266</text:p>
          </table:table-cell>
          <table:table-cell office:value-type="float" office:value="6498734" table:style-name="ce1">
            <text:p>649873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1-17T00:00:00" table:style-name="ce2">
            <text:p>2021-11-17</text:p>
          </table:table-cell>
          <table:table-cell office:value-type="float" office:value="758" table:style-name="ce1">
            <text:p>758</text:p>
          </table:table-cell>
          <table:table-cell office:value-type="float" office:value="18197" table:style-name="ce1">
            <text:p>18197</text:p>
          </table:table-cell>
          <table:table-cell office:value-type="float" office:value="25035228" table:style-name="ce1">
            <text:p>2503522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Djibouti</text:p>
          </table:table-cell>
          <table:table-cell office:value-type="date" office:date-value="2022-09-05T00:00:00" table:style-name="ce2">
            <text:p>2022-09-05</text:p>
          </table:table-cell>
          <table:table-cell office:value-type="float" office:value="974" table:style-name="ce1">
            <text:p>974</text:p>
          </table:table-cell>
          <table:table-cell office:value-type="float" office:value="63549" table:style-name="ce1">
            <text:p>63549</text:p>
          </table:table-cell>
          <table:table-cell office:value-type="float" office:value="47864458" table:style-name="ce1">
            <text:p>4786445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Senegal</text:p>
          </table:table-cell>
          <table:table-cell office:value-type="date" office:date-value="2022-10-11T00:00:00" table:style-name="ce2">
            <text:p>2022-10-11</text:p>
          </table:table-cell>
          <table:table-cell office:value-type="float" office:value="591" table:style-name="ce1">
            <text:p>591</text:p>
          </table:table-cell>
          <table:table-cell office:value-type="float" office:value="5623" table:style-name="ce1">
            <text:p>5623</text:p>
          </table:table-cell>
          <table:table-cell office:value-type="float" office:value="1119685" table:style-name="ce1">
            <text:p>111968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Antigua and Barbuda</text:p>
          </table:table-cell>
          <table:table-cell office:value-type="date" office:date-value="2021-10-12T00:00:00" table:style-name="ce2">
            <text:p>2021-10-12</text:p>
          </table:table-cell>
          <table:table-cell office:value-type="float" office:value="259" table:style-name="ce1">
            <text:p>259</text:p>
          </table:table-cell>
          <table:table-cell office:value-type="float" office:value="52170" table:style-name="ce1">
            <text:p>52170</text:p>
          </table:table-cell>
          <table:table-cell office:value-type="float" office:value="7599717" table:style-name="ce1">
            <text:p>759971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Czech Republic</text:p>
          </table:table-cell>
          <table:table-cell office:value-type="date" office:date-value="2023-05-14T00:00:00" table:style-name="ce2">
            <text:p>2023-05-14</text:p>
          </table:table-cell>
          <table:table-cell office:value-type="float" office:value="443" table:style-name="ce1">
            <text:p>443</text:p>
          </table:table-cell>
          <table:table-cell office:value-type="float" office:value="25658" table:style-name="ce1">
            <text:p>25658</text:p>
          </table:table-cell>
          <table:table-cell office:value-type="float" office:value="3579222" table:style-name="ce1">
            <text:p>357922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Qatar</text:p>
          </table:table-cell>
          <table:table-cell office:value-type="date" office:date-value="2023-07-01T00:00:00" table:style-name="ce2">
            <text:p>2023-07-01</text:p>
          </table:table-cell>
          <table:table-cell office:value-type="float" office:value="36" table:style-name="ce1">
            <text:p>36</text:p>
          </table:table-cell>
          <table:table-cell office:value-type="float" office:value="7549" table:style-name="ce1">
            <text:p>7549</text:p>
          </table:table-cell>
          <table:table-cell office:value-type="float" office:value="3806129" table:style-name="ce1">
            <text:p>380612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Kiribati</text:p>
          </table:table-cell>
          <table:table-cell office:value-type="date" office:date-value="2022-01-20T00:00:00" table:style-name="ce2">
            <text:p>2022-01-20</text:p>
          </table:table-cell>
          <table:table-cell office:value-type="float" office:value="5" table:style-name="ce1">
            <text:p>5</text:p>
          </table:table-cell>
          <table:table-cell office:value-type="float" office:value="98570" table:style-name="ce1">
            <text:p>98570</text:p>
          </table:table-cell>
          <table:table-cell office:value-type="float" office:value="40642106" table:style-name="ce1">
            <text:p>4064210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Kiribati</text:p>
          </table:table-cell>
          <table:table-cell office:value-type="date" office:date-value="2022-02-22T00:00:00" table:style-name="ce2">
            <text:p>2022-02-22</text:p>
          </table:table-cell>
          <table:table-cell office:value-type="float" office:value="591" table:style-name="ce1">
            <text:p>591</text:p>
          </table:table-cell>
          <table:table-cell office:value-type="float" office:value="35039" table:style-name="ce1">
            <text:p>35039</text:p>
          </table:table-cell>
          <table:table-cell office:value-type="float" office:value="35661119" table:style-name="ce1">
            <text:p>3566111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Cape Verde</text:p>
          </table:table-cell>
          <table:table-cell office:value-type="date" office:date-value="2021-08-22T00:00:00" table:style-name="ce2">
            <text:p>2021-08-22</text:p>
          </table:table-cell>
          <table:table-cell office:value-type="float" office:value="654" table:style-name="ce1">
            <text:p>654</text:p>
          </table:table-cell>
          <table:table-cell office:value-type="float" office:value="89899" table:style-name="ce1">
            <text:p>89899</text:p>
          </table:table-cell>
          <table:table-cell office:value-type="float" office:value="23179204" table:style-name="ce1">
            <text:p>2317920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Ecuador</text:p>
          </table:table-cell>
          <table:table-cell office:value-type="date" office:date-value="2022-10-22T00:00:00" table:style-name="ce2">
            <text:p>2022-10-22</text:p>
          </table:table-cell>
          <table:table-cell office:value-type="float" office:value="51" table:style-name="ce1">
            <text:p>51</text:p>
          </table:table-cell>
          <table:table-cell office:value-type="float" office:value="67454" table:style-name="ce1">
            <text:p>67454</text:p>
          </table:table-cell>
          <table:table-cell office:value-type="float" office:value="23865261" table:style-name="ce1">
            <text:p>2386526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Kiribati</text:p>
          </table:table-cell>
          <table:table-cell office:value-type="date" office:date-value="2023-04-08T00:00:00" table:style-name="ce2">
            <text:p>2023-04-08</text:p>
          </table:table-cell>
          <table:table-cell office:value-type="float" office:value="589" table:style-name="ce1">
            <text:p>589</text:p>
          </table:table-cell>
          <table:table-cell office:value-type="float" office:value="57544" table:style-name="ce1">
            <text:p>57544</text:p>
          </table:table-cell>
          <table:table-cell office:value-type="float" office:value="9762183" table:style-name="ce1">
            <text:p>976218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Bosnia and Herzegovina</text:p>
          </table:table-cell>
          <table:table-cell office:value-type="date" office:date-value="2023-10-20T00:00:00" table:style-name="ce2">
            <text:p>2023-10-20</text:p>
          </table:table-cell>
          <table:table-cell office:value-type="float" office:value="569" table:style-name="ce1">
            <text:p>569</text:p>
          </table:table-cell>
          <table:table-cell office:value-type="float" office:value="22743" table:style-name="ce1">
            <text:p>22743</text:p>
          </table:table-cell>
          <table:table-cell office:value-type="float" office:value="29598697" table:style-name="ce1">
            <text:p>2959869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Kiribati</text:p>
          </table:table-cell>
          <table:table-cell office:value-type="date" office:date-value="2022-08-09T00:00:00" table:style-name="ce2">
            <text:p>2022-08-09</text:p>
          </table:table-cell>
          <table:table-cell office:value-type="float" office:value="976" table:style-name="ce1">
            <text:p>976</text:p>
          </table:table-cell>
          <table:table-cell office:value-type="float" office:value="64840" table:style-name="ce1">
            <text:p>64840</text:p>
          </table:table-cell>
          <table:table-cell office:value-type="float" office:value="3576051" table:style-name="ce1">
            <text:p>357605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Albania</text:p>
          </table:table-cell>
          <table:table-cell office:value-type="date" office:date-value="2023-07-30T00:00:00" table:style-name="ce2">
            <text:p>2023-07-30</text:p>
          </table:table-cell>
          <table:table-cell office:value-type="float" office:value="820" table:style-name="ce1">
            <text:p>820</text:p>
          </table:table-cell>
          <table:table-cell office:value-type="float" office:value="25791" table:style-name="ce1">
            <text:p>25791</text:p>
          </table:table-cell>
          <table:table-cell office:value-type="float" office:value="25138031" table:style-name="ce1">
            <text:p>2513803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Guam</text:p>
          </table:table-cell>
          <table:table-cell office:value-type="date" office:date-value="2021-03-17T00:00:00" table:style-name="ce2">
            <text:p>2021-03-17</text:p>
          </table:table-cell>
          <table:table-cell office:value-type="float" office:value="40" table:style-name="ce1">
            <text:p>40</text:p>
          </table:table-cell>
          <table:table-cell office:value-type="float" office:value="67433" table:style-name="ce1">
            <text:p>67433</text:p>
          </table:table-cell>
          <table:table-cell office:value-type="float" office:value="30403334" table:style-name="ce1">
            <text:p>3040333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10-22T00:00:00" table:style-name="ce2">
            <text:p>2023-10-22</text:p>
          </table:table-cell>
          <table:table-cell office:value-type="float" office:value="406" table:style-name="ce1">
            <text:p>406</text:p>
          </table:table-cell>
          <table:table-cell office:value-type="float" office:value="452" table:style-name="ce1">
            <text:p>452</text:p>
          </table:table-cell>
          <table:table-cell office:value-type="float" office:value="40643790" table:style-name="ce1">
            <text:p>4064379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Antigua and Barbuda</text:p>
          </table:table-cell>
          <table:table-cell office:value-type="date" office:date-value="2023-06-17T00:00:00" table:style-name="ce2">
            <text:p>2023-06-17</text:p>
          </table:table-cell>
          <table:table-cell office:value-type="float" office:value="707" table:style-name="ce1">
            <text:p>707</text:p>
          </table:table-cell>
          <table:table-cell office:value-type="float" office:value="83188" table:style-name="ce1">
            <text:p>83188</text:p>
          </table:table-cell>
          <table:table-cell office:value-type="float" office:value="4112467" table:style-name="ce1">
            <text:p>411246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Reunion</text:p>
          </table:table-cell>
          <table:table-cell office:value-type="date" office:date-value="2022-04-26T00:00:00" table:style-name="ce2">
            <text:p>2022-04-26</text:p>
          </table:table-cell>
          <table:table-cell office:value-type="float" office:value="193" table:style-name="ce1">
            <text:p>193</text:p>
          </table:table-cell>
          <table:table-cell office:value-type="float" office:value="45171" table:style-name="ce1">
            <text:p>45171</text:p>
          </table:table-cell>
          <table:table-cell office:value-type="float" office:value="29042382" table:style-name="ce1">
            <text:p>2904238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6-23T00:00:00" table:style-name="ce2">
            <text:p>2023-06-23</text:p>
          </table:table-cell>
          <table:table-cell office:value-type="float" office:value="518" table:style-name="ce1">
            <text:p>518</text:p>
          </table:table-cell>
          <table:table-cell office:value-type="float" office:value="90888" table:style-name="ce1">
            <text:p>90888</text:p>
          </table:table-cell>
          <table:table-cell office:value-type="float" office:value="10874111" table:style-name="ce1">
            <text:p>1087411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Bosnia and Herzegovina</text:p>
          </table:table-cell>
          <table:table-cell office:value-type="date" office:date-value="2023-05-06T00:00:00" table:style-name="ce2">
            <text:p>2023-05-06</text:p>
          </table:table-cell>
          <table:table-cell office:value-type="float" office:value="106" table:style-name="ce1">
            <text:p>106</text:p>
          </table:table-cell>
          <table:table-cell office:value-type="float" office:value="83027" table:style-name="ce1">
            <text:p>83027</text:p>
          </table:table-cell>
          <table:table-cell office:value-type="float" office:value="42012690" table:style-name="ce1">
            <text:p>4201269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Myanmar</text:p>
          </table:table-cell>
          <table:table-cell office:value-type="date" office:date-value="2021-06-18T00:00:00" table:style-name="ce2">
            <text:p>2021-06-18</text:p>
          </table:table-cell>
          <table:table-cell office:value-type="float" office:value="233" table:style-name="ce1">
            <text:p>233</text:p>
          </table:table-cell>
          <table:table-cell office:value-type="float" office:value="87077" table:style-name="ce1">
            <text:p>87077</text:p>
          </table:table-cell>
          <table:table-cell office:value-type="float" office:value="20878560" table:style-name="ce1">
            <text:p>2087856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11-25T00:00:00" table:style-name="ce2">
            <text:p>2023-11-25</text:p>
          </table:table-cell>
          <table:table-cell office:value-type="float" office:value="576" table:style-name="ce1">
            <text:p>576</text:p>
          </table:table-cell>
          <table:table-cell office:value-type="float" office:value="16694" table:style-name="ce1">
            <text:p>16694</text:p>
          </table:table-cell>
          <table:table-cell office:value-type="float" office:value="31742536" table:style-name="ce1">
            <text:p>3174253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Guam</text:p>
          </table:table-cell>
          <table:table-cell office:value-type="date" office:date-value="2022-05-11T00:00:00" table:style-name="ce2">
            <text:p>2022-05-11</text:p>
          </table:table-cell>
          <table:table-cell office:value-type="float" office:value="272" table:style-name="ce1">
            <text:p>272</text:p>
          </table:table-cell>
          <table:table-cell office:value-type="float" office:value="23728" table:style-name="ce1">
            <text:p>23728</text:p>
          </table:table-cell>
          <table:table-cell office:value-type="float" office:value="7334976" table:style-name="ce1">
            <text:p>733497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Philippines</text:p>
          </table:table-cell>
          <table:table-cell office:value-type="date" office:date-value="2021-08-15T00:00:00" table:style-name="ce2">
            <text:p>2021-08-15</text:p>
          </table:table-cell>
          <table:table-cell office:value-type="float" office:value="973" table:style-name="ce1">
            <text:p>973</text:p>
          </table:table-cell>
          <table:table-cell office:value-type="float" office:value="1109" table:style-name="ce1">
            <text:p>1109</text:p>
          </table:table-cell>
          <table:table-cell office:value-type="float" office:value="8434884" table:style-name="ce1">
            <text:p>843488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Kiribati</text:p>
          </table:table-cell>
          <table:table-cell office:value-type="date" office:date-value="2023-11-09T00:00:00" table:style-name="ce2">
            <text:p>2023-11-09</text:p>
          </table:table-cell>
          <table:table-cell office:value-type="float" office:value="769" table:style-name="ce1">
            <text:p>769</text:p>
          </table:table-cell>
          <table:table-cell office:value-type="float" office:value="54792" table:style-name="ce1">
            <text:p>54792</text:p>
          </table:table-cell>
          <table:table-cell office:value-type="float" office:value="10788275" table:style-name="ce1">
            <text:p>1078827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9-12T00:00:00" table:style-name="ce2">
            <text:p>2023-09-12</text:p>
          </table:table-cell>
          <table:table-cell office:value-type="float" office:value="421" table:style-name="ce1">
            <text:p>421</text:p>
          </table:table-cell>
          <table:table-cell office:value-type="float" office:value="13650" table:style-name="ce1">
            <text:p>13650</text:p>
          </table:table-cell>
          <table:table-cell office:value-type="float" office:value="21589471" table:style-name="ce1">
            <text:p>2158947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Bermuda</text:p>
          </table:table-cell>
          <table:table-cell office:value-type="date" office:date-value="2023-01-13T00:00:00" table:style-name="ce2">
            <text:p>2023-01-13</text:p>
          </table:table-cell>
          <table:table-cell office:value-type="float" office:value="516" table:style-name="ce1">
            <text:p>516</text:p>
          </table:table-cell>
          <table:table-cell office:value-type="float" office:value="48509" table:style-name="ce1">
            <text:p>48509</text:p>
          </table:table-cell>
          <table:table-cell office:value-type="float" office:value="6454834" table:style-name="ce1">
            <text:p>645483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Uganda</text:p>
          </table:table-cell>
          <table:table-cell office:value-type="date" office:date-value="2022-09-09T00:00:00" table:style-name="ce2">
            <text:p>2022-09-09</text:p>
          </table:table-cell>
          <table:table-cell office:value-type="float" office:value="907" table:style-name="ce1">
            <text:p>907</text:p>
          </table:table-cell>
          <table:table-cell office:value-type="float" office:value="100477" table:style-name="ce1">
            <text:p>100477</text:p>
          </table:table-cell>
          <table:table-cell office:value-type="float" office:value="33298571" table:style-name="ce1">
            <text:p>3329857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Cayman Islands</text:p>
          </table:table-cell>
          <table:table-cell office:value-type="date" office:date-value="2022-06-13T00:00:00" table:style-name="ce2">
            <text:p>2022-06-13</text:p>
          </table:table-cell>
          <table:table-cell office:value-type="float" office:value="508" table:style-name="ce1">
            <text:p>508</text:p>
          </table:table-cell>
          <table:table-cell office:value-type="float" office:value="86908" table:style-name="ce1">
            <text:p>86908</text:p>
          </table:table-cell>
          <table:table-cell office:value-type="float" office:value="42951848" table:style-name="ce1">
            <text:p>4295184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Cuba</text:p>
          </table:table-cell>
          <table:table-cell office:value-type="date" office:date-value="2021-09-14T00:00:00" table:style-name="ce2">
            <text:p>2021-09-14</text:p>
          </table:table-cell>
          <table:table-cell office:value-type="float" office:value="370" table:style-name="ce1">
            <text:p>370</text:p>
          </table:table-cell>
          <table:table-cell office:value-type="float" office:value="82314" table:style-name="ce1">
            <text:p>82314</text:p>
          </table:table-cell>
          <table:table-cell office:value-type="float" office:value="12215399" table:style-name="ce1">
            <text:p>1221539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Fiji</text:p>
          </table:table-cell>
          <table:table-cell office:value-type="date" office:date-value="2021-11-29T00:00:00" table:style-name="ce2">
            <text:p>2021-11-29</text:p>
          </table:table-cell>
          <table:table-cell office:value-type="float" office:value="412" table:style-name="ce1">
            <text:p>412</text:p>
          </table:table-cell>
          <table:table-cell office:value-type="float" office:value="21521" table:style-name="ce1">
            <text:p>21521</text:p>
          </table:table-cell>
          <table:table-cell office:value-type="float" office:value="40538754" table:style-name="ce1">
            <text:p>4053875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nguilla</text:p>
          </table:table-cell>
          <table:table-cell office:value-type="date" office:date-value="2022-02-17T00:00:00" table:style-name="ce2">
            <text:p>2022-02-17</text:p>
          </table:table-cell>
          <table:table-cell office:value-type="float" office:value="35" table:style-name="ce1">
            <text:p>35</text:p>
          </table:table-cell>
          <table:table-cell office:value-type="float" office:value="43608" table:style-name="ce1">
            <text:p>43608</text:p>
          </table:table-cell>
          <table:table-cell office:value-type="float" office:value="30672554" table:style-name="ce1">
            <text:p>3067255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Cape Verde</text:p>
          </table:table-cell>
          <table:table-cell office:value-type="date" office:date-value="2023-04-25T00:00:00" table:style-name="ce2">
            <text:p>2023-04-25</text:p>
          </table:table-cell>
          <table:table-cell office:value-type="float" office:value="915" table:style-name="ce1">
            <text:p>915</text:p>
          </table:table-cell>
          <table:table-cell office:value-type="float" office:value="99569" table:style-name="ce1">
            <text:p>99569</text:p>
          </table:table-cell>
          <table:table-cell office:value-type="float" office:value="29937038" table:style-name="ce1">
            <text:p>2993703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Ecuador</text:p>
          </table:table-cell>
          <table:table-cell office:value-type="date" office:date-value="2023-12-22T00:00:00" table:style-name="ce2">
            <text:p>2023-12-22</text:p>
          </table:table-cell>
          <table:table-cell office:value-type="float" office:value="70" table:style-name="ce1">
            <text:p>70</text:p>
          </table:table-cell>
          <table:table-cell office:value-type="float" office:value="92563" table:style-name="ce1">
            <text:p>92563</text:p>
          </table:table-cell>
          <table:table-cell office:value-type="float" office:value="30211030" table:style-name="ce1">
            <text:p>3021103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Anguilla</text:p>
          </table:table-cell>
          <table:table-cell office:value-type="date" office:date-value="2022-04-24T00:00:00" table:style-name="ce2">
            <text:p>2022-04-24</text:p>
          </table:table-cell>
          <table:table-cell office:value-type="float" office:value="751" table:style-name="ce1">
            <text:p>751</text:p>
          </table:table-cell>
          <table:table-cell office:value-type="float" office:value="73523" table:style-name="ce1">
            <text:p>73523</text:p>
          </table:table-cell>
          <table:table-cell office:value-type="float" office:value="27939788" table:style-name="ce1">
            <text:p>2793978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Cayman Islands</text:p>
          </table:table-cell>
          <table:table-cell office:value-type="date" office:date-value="2021-03-06T00:00:00" table:style-name="ce2">
            <text:p>2021-03-06</text:p>
          </table:table-cell>
          <table:table-cell office:value-type="float" office:value="157" table:style-name="ce1">
            <text:p>157</text:p>
          </table:table-cell>
          <table:table-cell office:value-type="float" office:value="14818" table:style-name="ce1">
            <text:p>14818</text:p>
          </table:table-cell>
          <table:table-cell office:value-type="float" office:value="18991228" table:style-name="ce1">
            <text:p>1899122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Cape Verde</text:p>
          </table:table-cell>
          <table:table-cell office:value-type="date" office:date-value="2021-04-07T00:00:00" table:style-name="ce2">
            <text:p>2021-04-07</text:p>
          </table:table-cell>
          <table:table-cell office:value-type="float" office:value="58" table:style-name="ce1">
            <text:p>58</text:p>
          </table:table-cell>
          <table:table-cell office:value-type="float" office:value="10116" table:style-name="ce1">
            <text:p>10116</text:p>
          </table:table-cell>
          <table:table-cell office:value-type="float" office:value="18432598" table:style-name="ce1">
            <text:p>1843259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Myanmar</text:p>
          </table:table-cell>
          <table:table-cell office:value-type="date" office:date-value="2021-05-16T00:00:00" table:style-name="ce2">
            <text:p>2021-05-16</text:p>
          </table:table-cell>
          <table:table-cell office:value-type="float" office:value="294" table:style-name="ce1">
            <text:p>294</text:p>
          </table:table-cell>
          <table:table-cell office:value-type="float" office:value="1580" table:style-name="ce1">
            <text:p>1580</text:p>
          </table:table-cell>
          <table:table-cell office:value-type="float" office:value="41454245" table:style-name="ce1">
            <text:p>4145424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Bermuda</text:p>
          </table:table-cell>
          <table:table-cell office:value-type="date" office:date-value="2022-08-02T00:00:00" table:style-name="ce2">
            <text:p>2022-08-02</text:p>
          </table:table-cell>
          <table:table-cell office:value-type="float" office:value="107" table:style-name="ce1">
            <text:p>107</text:p>
          </table:table-cell>
          <table:table-cell office:value-type="float" office:value="94743" table:style-name="ce1">
            <text:p>94743</text:p>
          </table:table-cell>
          <table:table-cell office:value-type="float" office:value="5094281" table:style-name="ce1">
            <text:p>509428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Bosnia and Herzegovina</text:p>
          </table:table-cell>
          <table:table-cell office:value-type="date" office:date-value="2021-07-31T00:00:00" table:style-name="ce2">
            <text:p>2021-07-31</text:p>
          </table:table-cell>
          <table:table-cell office:value-type="float" office:value="7" table:style-name="ce1">
            <text:p>7</text:p>
          </table:table-cell>
          <table:table-cell office:value-type="float" office:value="80247" table:style-name="ce1">
            <text:p>80247</text:p>
          </table:table-cell>
          <table:table-cell office:value-type="float" office:value="36281240" table:style-name="ce1">
            <text:p>3628124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Albania</text:p>
          </table:table-cell>
          <table:table-cell office:value-type="date" office:date-value="2023-04-07T00:00:00" table:style-name="ce2">
            <text:p>2023-04-07</text:p>
          </table:table-cell>
          <table:table-cell office:value-type="float" office:value="806" table:style-name="ce1">
            <text:p>806</text:p>
          </table:table-cell>
          <table:table-cell office:value-type="float" office:value="67748" table:style-name="ce1">
            <text:p>67748</text:p>
          </table:table-cell>
          <table:table-cell office:value-type="float" office:value="7771946" table:style-name="ce1">
            <text:p>777194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Moldova</text:p>
          </table:table-cell>
          <table:table-cell office:value-type="date" office:date-value="2022-11-05T00:00:00" table:style-name="ce2">
            <text:p>2022-11-05</text:p>
          </table:table-cell>
          <table:table-cell office:value-type="float" office:value="846" table:style-name="ce1">
            <text:p>846</text:p>
          </table:table-cell>
          <table:table-cell office:value-type="float" office:value="55212" table:style-name="ce1">
            <text:p>55212</text:p>
          </table:table-cell>
          <table:table-cell office:value-type="float" office:value="29710191" table:style-name="ce1">
            <text:p>2971019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5-17T00:00:00" table:style-name="ce2">
            <text:p>2021-05-17</text:p>
          </table:table-cell>
          <table:table-cell office:value-type="float" office:value="531" table:style-name="ce1">
            <text:p>531</text:p>
          </table:table-cell>
          <table:table-cell office:value-type="float" office:value="67598" table:style-name="ce1">
            <text:p>67598</text:p>
          </table:table-cell>
          <table:table-cell office:value-type="float" office:value="36402956" table:style-name="ce1">
            <text:p>3640295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8-19T00:00:00" table:style-name="ce2">
            <text:p>2022-08-19</text:p>
          </table:table-cell>
          <table:table-cell office:value-type="float" office:value="912" table:style-name="ce1">
            <text:p>912</text:p>
          </table:table-cell>
          <table:table-cell office:value-type="float" office:value="3367" table:style-name="ce1">
            <text:p>3367</text:p>
          </table:table-cell>
          <table:table-cell office:value-type="float" office:value="22494363" table:style-name="ce1">
            <text:p>2249436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Serbia</text:p>
          </table:table-cell>
          <table:table-cell office:value-type="date" office:date-value="2023-01-25T00:00:00" table:style-name="ce2">
            <text:p>2023-01-25</text:p>
          </table:table-cell>
          <table:table-cell office:value-type="float" office:value="704" table:style-name="ce1">
            <text:p>704</text:p>
          </table:table-cell>
          <table:table-cell office:value-type="float" office:value="13031" table:style-name="ce1">
            <text:p>13031</text:p>
          </table:table-cell>
          <table:table-cell office:value-type="float" office:value="7856860" table:style-name="ce1">
            <text:p>785686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Uganda</text:p>
          </table:table-cell>
          <table:table-cell office:value-type="date" office:date-value="2021-08-06T00:00:00" table:style-name="ce2">
            <text:p>2021-08-06</text:p>
          </table:table-cell>
          <table:table-cell office:value-type="float" office:value="714" table:style-name="ce1">
            <text:p>714</text:p>
          </table:table-cell>
          <table:table-cell office:value-type="float" office:value="22943" table:style-name="ce1">
            <text:p>22943</text:p>
          </table:table-cell>
          <table:table-cell office:value-type="float" office:value="47629604" table:style-name="ce1">
            <text:p>4762960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Ecuador</text:p>
          </table:table-cell>
          <table:table-cell office:value-type="date" office:date-value="2021-01-07T00:00:00" table:style-name="ce2">
            <text:p>2021-01-07</text:p>
          </table:table-cell>
          <table:table-cell office:value-type="float" office:value="149" table:style-name="ce1">
            <text:p>149</text:p>
          </table:table-cell>
          <table:table-cell office:value-type="float" office:value="81923" table:style-name="ce1">
            <text:p>81923</text:p>
          </table:table-cell>
          <table:table-cell office:value-type="float" office:value="46864108" table:style-name="ce1">
            <text:p>4686410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Pakistan</text:p>
          </table:table-cell>
          <table:table-cell office:value-type="date" office:date-value="2022-07-02T00:00:00" table:style-name="ce2">
            <text:p>2022-07-02</text:p>
          </table:table-cell>
          <table:table-cell office:value-type="float" office:value="292" table:style-name="ce1">
            <text:p>292</text:p>
          </table:table-cell>
          <table:table-cell office:value-type="float" office:value="30750" table:style-name="ce1">
            <text:p>30750</text:p>
          </table:table-cell>
          <table:table-cell office:value-type="float" office:value="29523805" table:style-name="ce1">
            <text:p>2952380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Philippines</text:p>
          </table:table-cell>
          <table:table-cell office:value-type="date" office:date-value="2023-02-26T00:00:00" table:style-name="ce2">
            <text:p>2023-02-26</text:p>
          </table:table-cell>
          <table:table-cell office:value-type="float" office:value="504" table:style-name="ce1">
            <text:p>504</text:p>
          </table:table-cell>
          <table:table-cell office:value-type="float" office:value="52273" table:style-name="ce1">
            <text:p>52273</text:p>
          </table:table-cell>
          <table:table-cell office:value-type="float" office:value="4304355" table:style-name="ce1">
            <text:p>430435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Qatar</text:p>
          </table:table-cell>
          <table:table-cell office:value-type="date" office:date-value="2023-10-07T00:00:00" table:style-name="ce2">
            <text:p>2023-10-07</text:p>
          </table:table-cell>
          <table:table-cell office:value-type="float" office:value="996" table:style-name="ce1">
            <text:p>996</text:p>
          </table:table-cell>
          <table:table-cell office:value-type="float" office:value="14416" table:style-name="ce1">
            <text:p>14416</text:p>
          </table:table-cell>
          <table:table-cell office:value-type="float" office:value="19782626" table:style-name="ce1">
            <text:p>1978262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Moldova</text:p>
          </table:table-cell>
          <table:table-cell office:value-type="date" office:date-value="2022-08-02T00:00:00" table:style-name="ce2">
            <text:p>2022-08-02</text:p>
          </table:table-cell>
          <table:table-cell office:value-type="float" office:value="124" table:style-name="ce1">
            <text:p>124</text:p>
          </table:table-cell>
          <table:table-cell office:value-type="float" office:value="73646" table:style-name="ce1">
            <text:p>73646</text:p>
          </table:table-cell>
          <table:table-cell office:value-type="float" office:value="25183863" table:style-name="ce1">
            <text:p>2518386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12-08T00:00:00" table:style-name="ce2">
            <text:p>2023-12-08</text:p>
          </table:table-cell>
          <table:table-cell office:value-type="float" office:value="306" table:style-name="ce1">
            <text:p>306</text:p>
          </table:table-cell>
          <table:table-cell office:value-type="float" office:value="25864" table:style-name="ce1">
            <text:p>25864</text:p>
          </table:table-cell>
          <table:table-cell office:value-type="float" office:value="12005525" table:style-name="ce1">
            <text:p>1200552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Mauritius</text:p>
          </table:table-cell>
          <table:table-cell office:value-type="date" office:date-value="2022-09-14T00:00:00" table:style-name="ce2">
            <text:p>2022-09-14</text:p>
          </table:table-cell>
          <table:table-cell office:value-type="float" office:value="731" table:style-name="ce1">
            <text:p>731</text:p>
          </table:table-cell>
          <table:table-cell office:value-type="float" office:value="44894" table:style-name="ce1">
            <text:p>44894</text:p>
          </table:table-cell>
          <table:table-cell office:value-type="float" office:value="14791749" table:style-name="ce1">
            <text:p>1479174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Albania</text:p>
          </table:table-cell>
          <table:table-cell office:value-type="date" office:date-value="2021-07-16T00:00:00" table:style-name="ce2">
            <text:p>2021-07-16</text:p>
          </table:table-cell>
          <table:table-cell office:value-type="float" office:value="800" table:style-name="ce1">
            <text:p>800</text:p>
          </table:table-cell>
          <table:table-cell office:value-type="float" office:value="63228" table:style-name="ce1">
            <text:p>63228</text:p>
          </table:table-cell>
          <table:table-cell office:value-type="float" office:value="2629795" table:style-name="ce1">
            <text:p>262979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Myanmar</text:p>
          </table:table-cell>
          <table:table-cell office:value-type="date" office:date-value="2022-04-09T00:00:00" table:style-name="ce2">
            <text:p>2022-04-09</text:p>
          </table:table-cell>
          <table:table-cell office:value-type="float" office:value="977" table:style-name="ce1">
            <text:p>977</text:p>
          </table:table-cell>
          <table:table-cell office:value-type="float" office:value="94840" table:style-name="ce1">
            <text:p>94840</text:p>
          </table:table-cell>
          <table:table-cell office:value-type="float" office:value="15069659" table:style-name="ce1">
            <text:p>1506965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Macedonia</text:p>
          </table:table-cell>
          <table:table-cell office:value-type="date" office:date-value="2022-06-30T00:00:00" table:style-name="ce2">
            <text:p>2022-06-30</text:p>
          </table:table-cell>
          <table:table-cell office:value-type="float" office:value="245" table:style-name="ce1">
            <text:p>245</text:p>
          </table:table-cell>
          <table:table-cell office:value-type="float" office:value="68850" table:style-name="ce1">
            <text:p>68850</text:p>
          </table:table-cell>
          <table:table-cell office:value-type="float" office:value="13484926" table:style-name="ce1">
            <text:p>1348492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Sri Lanka</text:p>
          </table:table-cell>
          <table:table-cell office:value-type="date" office:date-value="2022-03-30T00:00:00" table:style-name="ce2">
            <text:p>2022-03-30</text:p>
          </table:table-cell>
          <table:table-cell office:value-type="float" office:value="627" table:style-name="ce1">
            <text:p>627</text:p>
          </table:table-cell>
          <table:table-cell office:value-type="float" office:value="87659" table:style-name="ce1">
            <text:p>87659</text:p>
          </table:table-cell>
          <table:table-cell office:value-type="float" office:value="2882011" table:style-name="ce1">
            <text:p>288201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Kiribati</text:p>
          </table:table-cell>
          <table:table-cell office:value-type="date" office:date-value="2023-10-01T00:00:00" table:style-name="ce2">
            <text:p>2023-10-01</text:p>
          </table:table-cell>
          <table:table-cell office:value-type="float" office:value="537" table:style-name="ce1">
            <text:p>537</text:p>
          </table:table-cell>
          <table:table-cell office:value-type="float" office:value="37155" table:style-name="ce1">
            <text:p>37155</text:p>
          </table:table-cell>
          <table:table-cell office:value-type="float" office:value="19002545" table:style-name="ce1">
            <text:p>1900254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Cyprus</text:p>
          </table:table-cell>
          <table:table-cell office:value-type="date" office:date-value="2023-01-08T00:00:00" table:style-name="ce2">
            <text:p>2023-01-08</text:p>
          </table:table-cell>
          <table:table-cell office:value-type="float" office:value="590" table:style-name="ce1">
            <text:p>590</text:p>
          </table:table-cell>
          <table:table-cell office:value-type="float" office:value="9668" table:style-name="ce1">
            <text:p>9668</text:p>
          </table:table-cell>
          <table:table-cell office:value-type="float" office:value="21178376" table:style-name="ce1">
            <text:p>2117837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Mauritius</text:p>
          </table:table-cell>
          <table:table-cell office:value-type="date" office:date-value="2022-04-09T00:00:00" table:style-name="ce2">
            <text:p>2022-04-09</text:p>
          </table:table-cell>
          <table:table-cell office:value-type="float" office:value="857" table:style-name="ce1">
            <text:p>857</text:p>
          </table:table-cell>
          <table:table-cell office:value-type="float" office:value="74634" table:style-name="ce1">
            <text:p>74634</text:p>
          </table:table-cell>
          <table:table-cell office:value-type="float" office:value="26181988" table:style-name="ce1">
            <text:p>2618198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Fiji</text:p>
          </table:table-cell>
          <table:table-cell office:value-type="date" office:date-value="2022-11-06T00:00:00" table:style-name="ce2">
            <text:p>2022-11-06</text:p>
          </table:table-cell>
          <table:table-cell office:value-type="float" office:value="574" table:style-name="ce1">
            <text:p>574</text:p>
          </table:table-cell>
          <table:table-cell office:value-type="float" office:value="19736" table:style-name="ce1">
            <text:p>19736</text:p>
          </table:table-cell>
          <table:table-cell office:value-type="float" office:value="10237211" table:style-name="ce1">
            <text:p>1023721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Macedonia</text:p>
          </table:table-cell>
          <table:table-cell office:value-type="date" office:date-value="2023-04-07T00:00:00" table:style-name="ce2">
            <text:p>2023-04-07</text:p>
          </table:table-cell>
          <table:table-cell office:value-type="float" office:value="158" table:style-name="ce1">
            <text:p>158</text:p>
          </table:table-cell>
          <table:table-cell office:value-type="float" office:value="96838" table:style-name="ce1">
            <text:p>96838</text:p>
          </table:table-cell>
          <table:table-cell office:value-type="float" office:value="31344196" table:style-name="ce1">
            <text:p>3134419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Senegal</text:p>
          </table:table-cell>
          <table:table-cell office:value-type="date" office:date-value="2022-12-25T00:00:00" table:style-name="ce2">
            <text:p>2022-12-25</text:p>
          </table:table-cell>
          <table:table-cell office:value-type="float" office:value="896" table:style-name="ce1">
            <text:p>896</text:p>
          </table:table-cell>
          <table:table-cell office:value-type="float" office:value="92108" table:style-name="ce1">
            <text:p>92108</text:p>
          </table:table-cell>
          <table:table-cell office:value-type="float" office:value="6127887" table:style-name="ce1">
            <text:p>612788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Antigua and Barbuda</text:p>
          </table:table-cell>
          <table:table-cell office:value-type="date" office:date-value="2023-02-01T00:00:00" table:style-name="ce2">
            <text:p>2023-02-01</text:p>
          </table:table-cell>
          <table:table-cell office:value-type="float" office:value="48" table:style-name="ce1">
            <text:p>48</text:p>
          </table:table-cell>
          <table:table-cell office:value-type="float" office:value="51855" table:style-name="ce1">
            <text:p>51855</text:p>
          </table:table-cell>
          <table:table-cell office:value-type="float" office:value="36117991" table:style-name="ce1">
            <text:p>3611799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Qatar</text:p>
          </table:table-cell>
          <table:table-cell office:value-type="date" office:date-value="2023-08-21T00:00:00" table:style-name="ce2">
            <text:p>2023-08-21</text:p>
          </table:table-cell>
          <table:table-cell office:value-type="float" office:value="609" table:style-name="ce1">
            <text:p>609</text:p>
          </table:table-cell>
          <table:table-cell office:value-type="float" office:value="96223" table:style-name="ce1">
            <text:p>96223</text:p>
          </table:table-cell>
          <table:table-cell office:value-type="float" office:value="11083632" table:style-name="ce1">
            <text:p>1108363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Cyprus</text:p>
          </table:table-cell>
          <table:table-cell office:value-type="date" office:date-value="2021-08-06T00:00:00" table:style-name="ce2">
            <text:p>2021-08-06</text:p>
          </table:table-cell>
          <table:table-cell office:value-type="float" office:value="577" table:style-name="ce1">
            <text:p>577</text:p>
          </table:table-cell>
          <table:table-cell office:value-type="float" office:value="49160" table:style-name="ce1">
            <text:p>49160</text:p>
          </table:table-cell>
          <table:table-cell office:value-type="float" office:value="10896342" table:style-name="ce1">
            <text:p>1089634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Ecuador</text:p>
          </table:table-cell>
          <table:table-cell office:value-type="date" office:date-value="2023-12-08T00:00:00" table:style-name="ce2">
            <text:p>2023-12-08</text:p>
          </table:table-cell>
          <table:table-cell office:value-type="float" office:value="319" table:style-name="ce1">
            <text:p>319</text:p>
          </table:table-cell>
          <table:table-cell office:value-type="float" office:value="67484" table:style-name="ce1">
            <text:p>67484</text:p>
          </table:table-cell>
          <table:table-cell office:value-type="float" office:value="6542283" table:style-name="ce1">
            <text:p>654228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3-10T00:00:00" table:style-name="ce2">
            <text:p>2021-03-10</text:p>
          </table:table-cell>
          <table:table-cell office:value-type="float" office:value="833" table:style-name="ce1">
            <text:p>833</text:p>
          </table:table-cell>
          <table:table-cell office:value-type="float" office:value="88416" table:style-name="ce1">
            <text:p>88416</text:p>
          </table:table-cell>
          <table:table-cell office:value-type="float" office:value="24348701" table:style-name="ce1">
            <text:p>2434870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Burundi</text:p>
          </table:table-cell>
          <table:table-cell office:value-type="date" office:date-value="2023-05-19T00:00:00" table:style-name="ce2">
            <text:p>2023-05-19</text:p>
          </table:table-cell>
          <table:table-cell office:value-type="float" office:value="187" table:style-name="ce1">
            <text:p>187</text:p>
          </table:table-cell>
          <table:table-cell office:value-type="float" office:value="28928" table:style-name="ce1">
            <text:p>28928</text:p>
          </table:table-cell>
          <table:table-cell office:value-type="float" office:value="40015001" table:style-name="ce1">
            <text:p>4001500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Myanmar</text:p>
          </table:table-cell>
          <table:table-cell office:value-type="date" office:date-value="2021-01-03T00:00:00" table:style-name="ce2">
            <text:p>2021-01-03</text:p>
          </table:table-cell>
          <table:table-cell office:value-type="float" office:value="540" table:style-name="ce1">
            <text:p>540</text:p>
          </table:table-cell>
          <table:table-cell office:value-type="float" office:value="76381" table:style-name="ce1">
            <text:p>76381</text:p>
          </table:table-cell>
          <table:table-cell office:value-type="float" office:value="41530780" table:style-name="ce1">
            <text:p>4153078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Anguilla</text:p>
          </table:table-cell>
          <table:table-cell office:value-type="date" office:date-value="2021-10-21T00:00:00" table:style-name="ce2">
            <text:p>2021-10-21</text:p>
          </table:table-cell>
          <table:table-cell office:value-type="float" office:value="461" table:style-name="ce1">
            <text:p>461</text:p>
          </table:table-cell>
          <table:table-cell office:value-type="float" office:value="14427" table:style-name="ce1">
            <text:p>14427</text:p>
          </table:table-cell>
          <table:table-cell office:value-type="float" office:value="23563665" table:style-name="ce1">
            <text:p>2356366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Uganda</text:p>
          </table:table-cell>
          <table:table-cell office:value-type="date" office:date-value="2023-02-07T00:00:00" table:style-name="ce2">
            <text:p>2023-02-07</text:p>
          </table:table-cell>
          <table:table-cell office:value-type="float" office:value="49" table:style-name="ce1">
            <text:p>49</text:p>
          </table:table-cell>
          <table:table-cell office:value-type="float" office:value="94478" table:style-name="ce1">
            <text:p>94478</text:p>
          </table:table-cell>
          <table:table-cell office:value-type="float" office:value="2533796" table:style-name="ce1">
            <text:p>253379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Bermuda</text:p>
          </table:table-cell>
          <table:table-cell office:value-type="date" office:date-value="2021-12-23T00:00:00" table:style-name="ce2">
            <text:p>2021-12-23</text:p>
          </table:table-cell>
          <table:table-cell office:value-type="float" office:value="403" table:style-name="ce1">
            <text:p>403</text:p>
          </table:table-cell>
          <table:table-cell office:value-type="float" office:value="68995" table:style-name="ce1">
            <text:p>68995</text:p>
          </table:table-cell>
          <table:table-cell office:value-type="float" office:value="36858119" table:style-name="ce1">
            <text:p>3685811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Moldova</text:p>
          </table:table-cell>
          <table:table-cell office:value-type="date" office:date-value="2021-03-20T00:00:00" table:style-name="ce2">
            <text:p>2021-03-20</text:p>
          </table:table-cell>
          <table:table-cell office:value-type="float" office:value="386" table:style-name="ce1">
            <text:p>386</text:p>
          </table:table-cell>
          <table:table-cell office:value-type="float" office:value="5465" table:style-name="ce1">
            <text:p>5465</text:p>
          </table:table-cell>
          <table:table-cell office:value-type="float" office:value="11611669" table:style-name="ce1">
            <text:p>1161166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Albania</text:p>
          </table:table-cell>
          <table:table-cell office:value-type="date" office:date-value="2021-04-01T00:00:00" table:style-name="ce2">
            <text:p>2021-04-01</text:p>
          </table:table-cell>
          <table:table-cell office:value-type="float" office:value="600" table:style-name="ce1">
            <text:p>600</text:p>
          </table:table-cell>
          <table:table-cell office:value-type="float" office:value="14042" table:style-name="ce1">
            <text:p>14042</text:p>
          </table:table-cell>
          <table:table-cell office:value-type="float" office:value="17760331" table:style-name="ce1">
            <text:p>1776033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Reunion</text:p>
          </table:table-cell>
          <table:table-cell office:value-type="date" office:date-value="2022-08-03T00:00:00" table:style-name="ce2">
            <text:p>2022-08-03</text:p>
          </table:table-cell>
          <table:table-cell office:value-type="float" office:value="291" table:style-name="ce1">
            <text:p>291</text:p>
          </table:table-cell>
          <table:table-cell office:value-type="float" office:value="2991" table:style-name="ce1">
            <text:p>2991</text:p>
          </table:table-cell>
          <table:table-cell office:value-type="float" office:value="21156522" table:style-name="ce1">
            <text:p>2115652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Reunion</text:p>
          </table:table-cell>
          <table:table-cell office:value-type="date" office:date-value="2022-07-28T00:00:00" table:style-name="ce2">
            <text:p>2022-07-28</text:p>
          </table:table-cell>
          <table:table-cell office:value-type="float" office:value="438" table:style-name="ce1">
            <text:p>438</text:p>
          </table:table-cell>
          <table:table-cell office:value-type="float" office:value="2036" table:style-name="ce1">
            <text:p>2036</text:p>
          </table:table-cell>
          <table:table-cell office:value-type="float" office:value="17205304" table:style-name="ce1">
            <text:p>1720530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Pakistan</text:p>
          </table:table-cell>
          <table:table-cell office:value-type="date" office:date-value="2021-07-10T00:00:00" table:style-name="ce2">
            <text:p>2021-07-10</text:p>
          </table:table-cell>
          <table:table-cell office:value-type="float" office:value="691" table:style-name="ce1">
            <text:p>691</text:p>
          </table:table-cell>
          <table:table-cell office:value-type="float" office:value="73811" table:style-name="ce1">
            <text:p>73811</text:p>
          </table:table-cell>
          <table:table-cell office:value-type="float" office:value="39480339" table:style-name="ce1">
            <text:p>3948033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Reunion</text:p>
          </table:table-cell>
          <table:table-cell office:value-type="date" office:date-value="2023-11-12T00:00:00" table:style-name="ce2">
            <text:p>2023-11-12</text:p>
          </table:table-cell>
          <table:table-cell office:value-type="float" office:value="901" table:style-name="ce1">
            <text:p>901</text:p>
          </table:table-cell>
          <table:table-cell office:value-type="float" office:value="36431" table:style-name="ce1">
            <text:p>36431</text:p>
          </table:table-cell>
          <table:table-cell office:value-type="float" office:value="31945287" table:style-name="ce1">
            <text:p>3194528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Cape Verde</text:p>
          </table:table-cell>
          <table:table-cell office:value-type="date" office:date-value="2022-05-04T00:00:00" table:style-name="ce2">
            <text:p>2022-05-04</text:p>
          </table:table-cell>
          <table:table-cell office:value-type="float" office:value="467" table:style-name="ce1">
            <text:p>467</text:p>
          </table:table-cell>
          <table:table-cell office:value-type="float" office:value="34842" table:style-name="ce1">
            <text:p>34842</text:p>
          </table:table-cell>
          <table:table-cell office:value-type="float" office:value="9520453" table:style-name="ce1">
            <text:p>952045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Philippines</text:p>
          </table:table-cell>
          <table:table-cell office:value-type="date" office:date-value="2022-09-13T00:00:00" table:style-name="ce2">
            <text:p>2022-09-13</text:p>
          </table:table-cell>
          <table:table-cell office:value-type="float" office:value="516" table:style-name="ce1">
            <text:p>516</text:p>
          </table:table-cell>
          <table:table-cell office:value-type="float" office:value="37523" table:style-name="ce1">
            <text:p>37523</text:p>
          </table:table-cell>
          <table:table-cell office:value-type="float" office:value="35080993" table:style-name="ce1">
            <text:p>3508099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Sri Lanka</text:p>
          </table:table-cell>
          <table:table-cell office:value-type="date" office:date-value="2023-03-11T00:00:00" table:style-name="ce2">
            <text:p>2023-03-11</text:p>
          </table:table-cell>
          <table:table-cell office:value-type="float" office:value="642" table:style-name="ce1">
            <text:p>642</text:p>
          </table:table-cell>
          <table:table-cell office:value-type="float" office:value="19042" table:style-name="ce1">
            <text:p>19042</text:p>
          </table:table-cell>
          <table:table-cell office:value-type="float" office:value="47929373" table:style-name="ce1">
            <text:p>4792937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Philippines</text:p>
          </table:table-cell>
          <table:table-cell office:value-type="date" office:date-value="2023-01-17T00:00:00" table:style-name="ce2">
            <text:p>2023-01-17</text:p>
          </table:table-cell>
          <table:table-cell office:value-type="float" office:value="215" table:style-name="ce1">
            <text:p>215</text:p>
          </table:table-cell>
          <table:table-cell office:value-type="float" office:value="52492" table:style-name="ce1">
            <text:p>52492</text:p>
          </table:table-cell>
          <table:table-cell office:value-type="float" office:value="21478112" table:style-name="ce1">
            <text:p>2147811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7-24T00:00:00" table:style-name="ce2">
            <text:p>2021-07-24</text:p>
          </table:table-cell>
          <table:table-cell office:value-type="float" office:value="554" table:style-name="ce1">
            <text:p>554</text:p>
          </table:table-cell>
          <table:table-cell office:value-type="float" office:value="11987" table:style-name="ce1">
            <text:p>11987</text:p>
          </table:table-cell>
          <table:table-cell office:value-type="float" office:value="35158167" table:style-name="ce1">
            <text:p>3515816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12-03T00:00:00" table:style-name="ce2">
            <text:p>2022-12-03</text:p>
          </table:table-cell>
          <table:table-cell office:value-type="float" office:value="551" table:style-name="ce1">
            <text:p>551</text:p>
          </table:table-cell>
          <table:table-cell office:value-type="float" office:value="69635" table:style-name="ce1">
            <text:p>69635</text:p>
          </table:table-cell>
          <table:table-cell office:value-type="float" office:value="24309705" table:style-name="ce1">
            <text:p>2430970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Serbia</text:p>
          </table:table-cell>
          <table:table-cell office:value-type="date" office:date-value="2022-11-15T00:00:00" table:style-name="ce2">
            <text:p>2022-11-15</text:p>
          </table:table-cell>
          <table:table-cell office:value-type="float" office:value="279" table:style-name="ce1">
            <text:p>279</text:p>
          </table:table-cell>
          <table:table-cell office:value-type="float" office:value="48633" table:style-name="ce1">
            <text:p>48633</text:p>
          </table:table-cell>
          <table:table-cell office:value-type="float" office:value="11140967" table:style-name="ce1">
            <text:p>1114096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7-14T00:00:00" table:style-name="ce2">
            <text:p>2021-07-14</text:p>
          </table:table-cell>
          <table:table-cell office:value-type="float" office:value="780" table:style-name="ce1">
            <text:p>780</text:p>
          </table:table-cell>
          <table:table-cell office:value-type="float" office:value="82075" table:style-name="ce1">
            <text:p>82075</text:p>
          </table:table-cell>
          <table:table-cell office:value-type="float" office:value="41857277" table:style-name="ce1">
            <text:p>4185727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Cuba</text:p>
          </table:table-cell>
          <table:table-cell office:value-type="date" office:date-value="2022-12-06T00:00:00" table:style-name="ce2">
            <text:p>2022-12-06</text:p>
          </table:table-cell>
          <table:table-cell office:value-type="float" office:value="510" table:style-name="ce1">
            <text:p>510</text:p>
          </table:table-cell>
          <table:table-cell office:value-type="float" office:value="12629" table:style-name="ce1">
            <text:p>12629</text:p>
          </table:table-cell>
          <table:table-cell office:value-type="float" office:value="16385651" table:style-name="ce1">
            <text:p>1638565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Anguilla</text:p>
          </table:table-cell>
          <table:table-cell office:value-type="date" office:date-value="2021-03-17T00:00:00" table:style-name="ce2">
            <text:p>2021-03-17</text:p>
          </table:table-cell>
          <table:table-cell office:value-type="float" office:value="871" table:style-name="ce1">
            <text:p>871</text:p>
          </table:table-cell>
          <table:table-cell office:value-type="float" office:value="46406" table:style-name="ce1">
            <text:p>46406</text:p>
          </table:table-cell>
          <table:table-cell office:value-type="float" office:value="6968570" table:style-name="ce1">
            <text:p>696857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Albania</text:p>
          </table:table-cell>
          <table:table-cell office:value-type="date" office:date-value="2021-04-24T00:00:00" table:style-name="ce2">
            <text:p>2021-04-24</text:p>
          </table:table-cell>
          <table:table-cell office:value-type="float" office:value="613" table:style-name="ce1">
            <text:p>613</text:p>
          </table:table-cell>
          <table:table-cell office:value-type="float" office:value="90067" table:style-name="ce1">
            <text:p>90067</text:p>
          </table:table-cell>
          <table:table-cell office:value-type="float" office:value="9528629" table:style-name="ce1">
            <text:p>952862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Pakistan</text:p>
          </table:table-cell>
          <table:table-cell office:value-type="date" office:date-value="2022-09-25T00:00:00" table:style-name="ce2">
            <text:p>2022-09-25</text:p>
          </table:table-cell>
          <table:table-cell office:value-type="float" office:value="874" table:style-name="ce1">
            <text:p>874</text:p>
          </table:table-cell>
          <table:table-cell office:value-type="float" office:value="6320" table:style-name="ce1">
            <text:p>6320</text:p>
          </table:table-cell>
          <table:table-cell office:value-type="float" office:value="39935294" table:style-name="ce1">
            <text:p>3993529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Benin</text:p>
          </table:table-cell>
          <table:table-cell office:value-type="date" office:date-value="2022-02-14T00:00:00" table:style-name="ce2">
            <text:p>2022-02-14</text:p>
          </table:table-cell>
          <table:table-cell office:value-type="float" office:value="933" table:style-name="ce1">
            <text:p>933</text:p>
          </table:table-cell>
          <table:table-cell office:value-type="float" office:value="27378" table:style-name="ce1">
            <text:p>27378</text:p>
          </table:table-cell>
          <table:table-cell office:value-type="float" office:value="18709445" table:style-name="ce1">
            <text:p>1870944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Qatar</text:p>
          </table:table-cell>
          <table:table-cell office:value-type="date" office:date-value="2021-06-07T00:00:00" table:style-name="ce2">
            <text:p>2021-06-07</text:p>
          </table:table-cell>
          <table:table-cell office:value-type="float" office:value="885" table:style-name="ce1">
            <text:p>885</text:p>
          </table:table-cell>
          <table:table-cell office:value-type="float" office:value="11502" table:style-name="ce1">
            <text:p>11502</text:p>
          </table:table-cell>
          <table:table-cell office:value-type="float" office:value="31117432" table:style-name="ce1">
            <text:p>3111743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Cayman Islands</text:p>
          </table:table-cell>
          <table:table-cell office:value-type="date" office:date-value="2021-04-11T00:00:00" table:style-name="ce2">
            <text:p>2021-04-11</text:p>
          </table:table-cell>
          <table:table-cell office:value-type="float" office:value="232" table:style-name="ce1">
            <text:p>232</text:p>
          </table:table-cell>
          <table:table-cell office:value-type="float" office:value="82775" table:style-name="ce1">
            <text:p>82775</text:p>
          </table:table-cell>
          <table:table-cell office:value-type="float" office:value="37847338" table:style-name="ce1">
            <text:p>3784733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Saint Barthelemy</text:p>
          </table:table-cell>
          <table:table-cell office:value-type="date" office:date-value="2021-06-04T00:00:00" table:style-name="ce2">
            <text:p>2021-06-04</text:p>
          </table:table-cell>
          <table:table-cell office:value-type="float" office:value="773" table:style-name="ce1">
            <text:p>773</text:p>
          </table:table-cell>
          <table:table-cell office:value-type="float" office:value="33190" table:style-name="ce1">
            <text:p>33190</text:p>
          </table:table-cell>
          <table:table-cell office:value-type="float" office:value="3031713" table:style-name="ce1">
            <text:p>303171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Fiji</text:p>
          </table:table-cell>
          <table:table-cell office:value-type="date" office:date-value="2022-12-06T00:00:00" table:style-name="ce2">
            <text:p>2022-12-06</text:p>
          </table:table-cell>
          <table:table-cell office:value-type="float" office:value="449" table:style-name="ce1">
            <text:p>449</text:p>
          </table:table-cell>
          <table:table-cell office:value-type="float" office:value="36982" table:style-name="ce1">
            <text:p>36982</text:p>
          </table:table-cell>
          <table:table-cell office:value-type="float" office:value="3982304" table:style-name="ce1">
            <text:p>398230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Cyprus</text:p>
          </table:table-cell>
          <table:table-cell office:value-type="date" office:date-value="2021-07-02T00:00:00" table:style-name="ce2">
            <text:p>2021-07-02</text:p>
          </table:table-cell>
          <table:table-cell office:value-type="float" office:value="284" table:style-name="ce1">
            <text:p>284</text:p>
          </table:table-cell>
          <table:table-cell office:value-type="float" office:value="33172" table:style-name="ce1">
            <text:p>33172</text:p>
          </table:table-cell>
          <table:table-cell office:value-type="float" office:value="33793140" table:style-name="ce1">
            <text:p>3379314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Saint Barthelemy</text:p>
          </table:table-cell>
          <table:table-cell office:value-type="date" office:date-value="2021-04-01T00:00:00" table:style-name="ce2">
            <text:p>2021-04-01</text:p>
          </table:table-cell>
          <table:table-cell office:value-type="float" office:value="256" table:style-name="ce1">
            <text:p>256</text:p>
          </table:table-cell>
          <table:table-cell office:value-type="float" office:value="39449" table:style-name="ce1">
            <text:p>39449</text:p>
          </table:table-cell>
          <table:table-cell office:value-type="float" office:value="24201979" table:style-name="ce1">
            <text:p>2420197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Reunion</text:p>
          </table:table-cell>
          <table:table-cell office:value-type="date" office:date-value="2022-03-30T00:00:00" table:style-name="ce2">
            <text:p>2022-03-30</text:p>
          </table:table-cell>
          <table:table-cell office:value-type="float" office:value="599" table:style-name="ce1">
            <text:p>599</text:p>
          </table:table-cell>
          <table:table-cell office:value-type="float" office:value="1636" table:style-name="ce1">
            <text:p>1636</text:p>
          </table:table-cell>
          <table:table-cell office:value-type="float" office:value="35682321" table:style-name="ce1">
            <text:p>3568232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Philippines</text:p>
          </table:table-cell>
          <table:table-cell office:value-type="date" office:date-value="2022-01-07T00:00:00" table:style-name="ce2">
            <text:p>2022-01-07</text:p>
          </table:table-cell>
          <table:table-cell office:value-type="float" office:value="977" table:style-name="ce1">
            <text:p>977</text:p>
          </table:table-cell>
          <table:table-cell office:value-type="float" office:value="78747" table:style-name="ce1">
            <text:p>78747</text:p>
          </table:table-cell>
          <table:table-cell office:value-type="float" office:value="1099397" table:style-name="ce1">
            <text:p>109939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Cuba</text:p>
          </table:table-cell>
          <table:table-cell office:value-type="date" office:date-value="2022-09-14T00:00:00" table:style-name="ce2">
            <text:p>2022-09-14</text:p>
          </table:table-cell>
          <table:table-cell office:value-type="float" office:value="834" table:style-name="ce1">
            <text:p>834</text:p>
          </table:table-cell>
          <table:table-cell office:value-type="float" office:value="71645" table:style-name="ce1">
            <text:p>71645</text:p>
          </table:table-cell>
          <table:table-cell office:value-type="float" office:value="3658090" table:style-name="ce1">
            <text:p>365809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Mauritius</text:p>
          </table:table-cell>
          <table:table-cell office:value-type="date" office:date-value="2023-10-01T00:00:00" table:style-name="ce2">
            <text:p>2023-10-01</text:p>
          </table:table-cell>
          <table:table-cell office:value-type="float" office:value="152" table:style-name="ce1">
            <text:p>152</text:p>
          </table:table-cell>
          <table:table-cell office:value-type="float" office:value="66776" table:style-name="ce1">
            <text:p>66776</text:p>
          </table:table-cell>
          <table:table-cell office:value-type="float" office:value="38654514" table:style-name="ce1">
            <text:p>3865451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Fiji</text:p>
          </table:table-cell>
          <table:table-cell office:value-type="date" office:date-value="2022-07-28T00:00:00" table:style-name="ce2">
            <text:p>2022-07-28</text:p>
          </table:table-cell>
          <table:table-cell office:value-type="float" office:value="801" table:style-name="ce1">
            <text:p>801</text:p>
          </table:table-cell>
          <table:table-cell office:value-type="float" office:value="91101" table:style-name="ce1">
            <text:p>91101</text:p>
          </table:table-cell>
          <table:table-cell office:value-type="float" office:value="7152984" table:style-name="ce1">
            <text:p>715298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Namibia</text:p>
          </table:table-cell>
          <table:table-cell office:value-type="date" office:date-value="2021-12-06T00:00:00" table:style-name="ce2">
            <text:p>2021-12-06</text:p>
          </table:table-cell>
          <table:table-cell office:value-type="float" office:value="655" table:style-name="ce1">
            <text:p>655</text:p>
          </table:table-cell>
          <table:table-cell office:value-type="float" office:value="99956" table:style-name="ce1">
            <text:p>99956</text:p>
          </table:table-cell>
          <table:table-cell office:value-type="float" office:value="34090348" table:style-name="ce1">
            <text:p>3409034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Anguilla</text:p>
          </table:table-cell>
          <table:table-cell office:value-type="date" office:date-value="2023-10-06T00:00:00" table:style-name="ce2">
            <text:p>2023-10-06</text:p>
          </table:table-cell>
          <table:table-cell office:value-type="float" office:value="285" table:style-name="ce1">
            <text:p>285</text:p>
          </table:table-cell>
          <table:table-cell office:value-type="float" office:value="21109" table:style-name="ce1">
            <text:p>21109</text:p>
          </table:table-cell>
          <table:table-cell office:value-type="float" office:value="16657991" table:style-name="ce1">
            <text:p>1665799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Serbia</text:p>
          </table:table-cell>
          <table:table-cell office:value-type="date" office:date-value="2022-01-17T00:00:00" table:style-name="ce2">
            <text:p>2022-01-17</text:p>
          </table:table-cell>
          <table:table-cell office:value-type="float" office:value="353" table:style-name="ce1">
            <text:p>353</text:p>
          </table:table-cell>
          <table:table-cell office:value-type="float" office:value="44467" table:style-name="ce1">
            <text:p>44467</text:p>
          </table:table-cell>
          <table:table-cell office:value-type="float" office:value="25511249" table:style-name="ce1">
            <text:p>2551124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Cyprus</text:p>
          </table:table-cell>
          <table:table-cell office:value-type="date" office:date-value="2022-07-04T00:00:00" table:style-name="ce2">
            <text:p>2022-07-04</text:p>
          </table:table-cell>
          <table:table-cell office:value-type="float" office:value="37" table:style-name="ce1">
            <text:p>37</text:p>
          </table:table-cell>
          <table:table-cell office:value-type="float" office:value="29456" table:style-name="ce1">
            <text:p>29456</text:p>
          </table:table-cell>
          <table:table-cell office:value-type="float" office:value="33079153" table:style-name="ce1">
            <text:p>3307915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Benin</text:p>
          </table:table-cell>
          <table:table-cell office:value-type="date" office:date-value="2023-08-18T00:00:00" table:style-name="ce2">
            <text:p>2023-08-18</text:p>
          </table:table-cell>
          <table:table-cell office:value-type="float" office:value="788" table:style-name="ce1">
            <text:p>788</text:p>
          </table:table-cell>
          <table:table-cell office:value-type="float" office:value="43485" table:style-name="ce1">
            <text:p>43485</text:p>
          </table:table-cell>
          <table:table-cell office:value-type="float" office:value="36389067" table:style-name="ce1">
            <text:p>3638906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Netherlands Antilles</text:p>
          </table:table-cell>
          <table:table-cell office:value-type="date" office:date-value="2022-08-20T00:00:00" table:style-name="ce2">
            <text:p>2022-08-20</text:p>
          </table:table-cell>
          <table:table-cell office:value-type="float" office:value="77" table:style-name="ce1">
            <text:p>77</text:p>
          </table:table-cell>
          <table:table-cell office:value-type="float" office:value="30448" table:style-name="ce1">
            <text:p>30448</text:p>
          </table:table-cell>
          <table:table-cell office:value-type="float" office:value="49282318" table:style-name="ce1">
            <text:p>4928231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Macedonia</text:p>
          </table:table-cell>
          <table:table-cell office:value-type="date" office:date-value="2021-03-26T00:00:00" table:style-name="ce2">
            <text:p>2021-03-26</text:p>
          </table:table-cell>
          <table:table-cell office:value-type="float" office:value="567" table:style-name="ce1">
            <text:p>567</text:p>
          </table:table-cell>
          <table:table-cell office:value-type="float" office:value="77541" table:style-name="ce1">
            <text:p>77541</text:p>
          </table:table-cell>
          <table:table-cell office:value-type="float" office:value="32545085" table:style-name="ce1">
            <text:p>3254508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Philippines</text:p>
          </table:table-cell>
          <table:table-cell office:value-type="date" office:date-value="2023-12-23T00:00:00" table:style-name="ce2">
            <text:p>2023-12-23</text:p>
          </table:table-cell>
          <table:table-cell office:value-type="float" office:value="776" table:style-name="ce1">
            <text:p>776</text:p>
          </table:table-cell>
          <table:table-cell office:value-type="float" office:value="44839" table:style-name="ce1">
            <text:p>44839</text:p>
          </table:table-cell>
          <table:table-cell office:value-type="float" office:value="41784518" table:style-name="ce1">
            <text:p>4178451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8-31T00:00:00" table:style-name="ce2">
            <text:p>2021-08-31</text:p>
          </table:table-cell>
          <table:table-cell office:value-type="float" office:value="278" table:style-name="ce1">
            <text:p>278</text:p>
          </table:table-cell>
          <table:table-cell office:value-type="float" office:value="25769" table:style-name="ce1">
            <text:p>25769</text:p>
          </table:table-cell>
          <table:table-cell office:value-type="float" office:value="23977398" table:style-name="ce1">
            <text:p>2397739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Fiji</text:p>
          </table:table-cell>
          <table:table-cell office:value-type="date" office:date-value="2021-02-26T00:00:00" table:style-name="ce2">
            <text:p>2021-02-26</text:p>
          </table:table-cell>
          <table:table-cell office:value-type="float" office:value="671" table:style-name="ce1">
            <text:p>671</text:p>
          </table:table-cell>
          <table:table-cell office:value-type="float" office:value="80351" table:style-name="ce1">
            <text:p>80351</text:p>
          </table:table-cell>
          <table:table-cell office:value-type="float" office:value="3196807" table:style-name="ce1">
            <text:p>319680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Anguilla</text:p>
          </table:table-cell>
          <table:table-cell office:value-type="date" office:date-value="2022-04-10T00:00:00" table:style-name="ce2">
            <text:p>2022-04-10</text:p>
          </table:table-cell>
          <table:table-cell office:value-type="float" office:value="626" table:style-name="ce1">
            <text:p>626</text:p>
          </table:table-cell>
          <table:table-cell office:value-type="float" office:value="25280" table:style-name="ce1">
            <text:p>25280</text:p>
          </table:table-cell>
          <table:table-cell office:value-type="float" office:value="19263668" table:style-name="ce1">
            <text:p>1926366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Congo</text:p>
          </table:table-cell>
          <table:table-cell office:value-type="date" office:date-value="2022-10-14T00:00:00" table:style-name="ce2">
            <text:p>2022-10-14</text:p>
          </table:table-cell>
          <table:table-cell office:value-type="float" office:value="26" table:style-name="ce1">
            <text:p>26</text:p>
          </table:table-cell>
          <table:table-cell office:value-type="float" office:value="44833" table:style-name="ce1">
            <text:p>44833</text:p>
          </table:table-cell>
          <table:table-cell office:value-type="float" office:value="42013396" table:style-name="ce1">
            <text:p>4201339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Bosnia and Herzegovina</text:p>
          </table:table-cell>
          <table:table-cell office:value-type="date" office:date-value="2021-12-11T00:00:00" table:style-name="ce2">
            <text:p>2021-12-11</text:p>
          </table:table-cell>
          <table:table-cell office:value-type="float" office:value="305" table:style-name="ce1">
            <text:p>305</text:p>
          </table:table-cell>
          <table:table-cell office:value-type="float" office:value="14672" table:style-name="ce1">
            <text:p>14672</text:p>
          </table:table-cell>
          <table:table-cell office:value-type="float" office:value="38308570" table:style-name="ce1">
            <text:p>3830857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Guam</text:p>
          </table:table-cell>
          <table:table-cell office:value-type="date" office:date-value="2022-10-09T00:00:00" table:style-name="ce2">
            <text:p>2022-10-09</text:p>
          </table:table-cell>
          <table:table-cell office:value-type="float" office:value="572" table:style-name="ce1">
            <text:p>572</text:p>
          </table:table-cell>
          <table:table-cell office:value-type="float" office:value="96152" table:style-name="ce1">
            <text:p>96152</text:p>
          </table:table-cell>
          <table:table-cell office:value-type="float" office:value="42340384" table:style-name="ce1">
            <text:p>4234038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Italy</text:p>
          </table:table-cell>
          <table:table-cell office:value-type="date" office:date-value="2022-09-16T00:00:00" table:style-name="ce2">
            <text:p>2022-09-16</text:p>
          </table:table-cell>
          <table:table-cell office:value-type="float" office:value="922" table:style-name="ce1">
            <text:p>922</text:p>
          </table:table-cell>
          <table:table-cell office:value-type="float" office:value="7495" table:style-name="ce1">
            <text:p>7495</text:p>
          </table:table-cell>
          <table:table-cell office:value-type="float" office:value="490233" table:style-name="ce1">
            <text:p>49023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Anguilla</text:p>
          </table:table-cell>
          <table:table-cell office:value-type="date" office:date-value="2021-12-13T00:00:00" table:style-name="ce2">
            <text:p>2021-12-13</text:p>
          </table:table-cell>
          <table:table-cell office:value-type="float" office:value="517" table:style-name="ce1">
            <text:p>517</text:p>
          </table:table-cell>
          <table:table-cell office:value-type="float" office:value="33246" table:style-name="ce1">
            <text:p>33246</text:p>
          </table:table-cell>
          <table:table-cell office:value-type="float" office:value="1523999" table:style-name="ce1">
            <text:p>152399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1-23T00:00:00" table:style-name="ce2">
            <text:p>2021-01-23</text:p>
          </table:table-cell>
          <table:table-cell office:value-type="float" office:value="138" table:style-name="ce1">
            <text:p>138</text:p>
          </table:table-cell>
          <table:table-cell office:value-type="float" office:value="72892" table:style-name="ce1">
            <text:p>72892</text:p>
          </table:table-cell>
          <table:table-cell office:value-type="float" office:value="21462242" table:style-name="ce1">
            <text:p>2146224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Albania</text:p>
          </table:table-cell>
          <table:table-cell office:value-type="date" office:date-value="2021-07-25T00:00:00" table:style-name="ce2">
            <text:p>2021-07-25</text:p>
          </table:table-cell>
          <table:table-cell office:value-type="float" office:value="486" table:style-name="ce1">
            <text:p>486</text:p>
          </table:table-cell>
          <table:table-cell office:value-type="float" office:value="4786" table:style-name="ce1">
            <text:p>4786</text:p>
          </table:table-cell>
          <table:table-cell office:value-type="float" office:value="19602961" table:style-name="ce1">
            <text:p>1960296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Congo</text:p>
          </table:table-cell>
          <table:table-cell office:value-type="date" office:date-value="2022-02-18T00:00:00" table:style-name="ce2">
            <text:p>2022-02-18</text:p>
          </table:table-cell>
          <table:table-cell office:value-type="float" office:value="959" table:style-name="ce1">
            <text:p>959</text:p>
          </table:table-cell>
          <table:table-cell office:value-type="float" office:value="97709" table:style-name="ce1">
            <text:p>97709</text:p>
          </table:table-cell>
          <table:table-cell office:value-type="float" office:value="25585844" table:style-name="ce1">
            <text:p>2558584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Congo</text:p>
          </table:table-cell>
          <table:table-cell office:value-type="date" office:date-value="2023-03-19T00:00:00" table:style-name="ce2">
            <text:p>2023-03-19</text:p>
          </table:table-cell>
          <table:table-cell office:value-type="float" office:value="811" table:style-name="ce1">
            <text:p>811</text:p>
          </table:table-cell>
          <table:table-cell office:value-type="float" office:value="17751" table:style-name="ce1">
            <text:p>17751</text:p>
          </table:table-cell>
          <table:table-cell office:value-type="float" office:value="33786651" table:style-name="ce1">
            <text:p>3378665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Fiji</text:p>
          </table:table-cell>
          <table:table-cell office:value-type="date" office:date-value="2021-11-22T00:00:00" table:style-name="ce2">
            <text:p>2021-11-22</text:p>
          </table:table-cell>
          <table:table-cell office:value-type="float" office:value="893" table:style-name="ce1">
            <text:p>893</text:p>
          </table:table-cell>
          <table:table-cell office:value-type="float" office:value="100792" table:style-name="ce1">
            <text:p>100792</text:p>
          </table:table-cell>
          <table:table-cell office:value-type="float" office:value="49932201" table:style-name="ce1">
            <text:p>4993220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Anguilla</text:p>
          </table:table-cell>
          <table:table-cell office:value-type="date" office:date-value="2023-05-23T00:00:00" table:style-name="ce2">
            <text:p>2023-05-23</text:p>
          </table:table-cell>
          <table:table-cell office:value-type="float" office:value="994" table:style-name="ce1">
            <text:p>994</text:p>
          </table:table-cell>
          <table:table-cell office:value-type="float" office:value="70058" table:style-name="ce1">
            <text:p>70058</text:p>
          </table:table-cell>
          <table:table-cell office:value-type="float" office:value="17147070" table:style-name="ce1">
            <text:p>1714707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Sudan</text:p>
          </table:table-cell>
          <table:table-cell office:value-type="date" office:date-value="2023-03-20T00:00:00" table:style-name="ce2">
            <text:p>2023-03-20</text:p>
          </table:table-cell>
          <table:table-cell office:value-type="float" office:value="523" table:style-name="ce1">
            <text:p>523</text:p>
          </table:table-cell>
          <table:table-cell office:value-type="float" office:value="43112" table:style-name="ce1">
            <text:p>43112</text:p>
          </table:table-cell>
          <table:table-cell office:value-type="float" office:value="12934221" table:style-name="ce1">
            <text:p>1293422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Netherlands Antilles</text:p>
          </table:table-cell>
          <table:table-cell office:value-type="date" office:date-value="2021-03-23T00:00:00" table:style-name="ce2">
            <text:p>2021-03-23</text:p>
          </table:table-cell>
          <table:table-cell office:value-type="float" office:value="74" table:style-name="ce1">
            <text:p>74</text:p>
          </table:table-cell>
          <table:table-cell office:value-type="float" office:value="41290" table:style-name="ce1">
            <text:p>41290</text:p>
          </table:table-cell>
          <table:table-cell office:value-type="float" office:value="9071294" table:style-name="ce1">
            <text:p>907129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Jamaica</text:p>
          </table:table-cell>
          <table:table-cell office:value-type="date" office:date-value="2022-12-03T00:00:00" table:style-name="ce2">
            <text:p>2022-12-03</text:p>
          </table:table-cell>
          <table:table-cell office:value-type="float" office:value="927" table:style-name="ce1">
            <text:p>927</text:p>
          </table:table-cell>
          <table:table-cell office:value-type="float" office:value="78597" table:style-name="ce1">
            <text:p>78597</text:p>
          </table:table-cell>
          <table:table-cell office:value-type="float" office:value="30469236" table:style-name="ce1">
            <text:p>3046923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Antigua and Barbuda</text:p>
          </table:table-cell>
          <table:table-cell office:value-type="date" office:date-value="2021-04-05T00:00:00" table:style-name="ce2">
            <text:p>2021-04-05</text:p>
          </table:table-cell>
          <table:table-cell office:value-type="float" office:value="546" table:style-name="ce1">
            <text:p>546</text:p>
          </table:table-cell>
          <table:table-cell office:value-type="float" office:value="35896" table:style-name="ce1">
            <text:p>35896</text:p>
          </table:table-cell>
          <table:table-cell office:value-type="float" office:value="15751084" table:style-name="ce1">
            <text:p>1575108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Cayman Islands</text:p>
          </table:table-cell>
          <table:table-cell office:value-type="date" office:date-value="2022-09-26T00:00:00" table:style-name="ce2">
            <text:p>2022-09-26</text:p>
          </table:table-cell>
          <table:table-cell office:value-type="float" office:value="948" table:style-name="ce1">
            <text:p>948</text:p>
          </table:table-cell>
          <table:table-cell office:value-type="float" office:value="60357" table:style-name="ce1">
            <text:p>60357</text:p>
          </table:table-cell>
          <table:table-cell office:value-type="float" office:value="41769106" table:style-name="ce1">
            <text:p>4176910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Uganda</text:p>
          </table:table-cell>
          <table:table-cell office:value-type="date" office:date-value="2021-08-02T00:00:00" table:style-name="ce2">
            <text:p>2021-08-02</text:p>
          </table:table-cell>
          <table:table-cell office:value-type="float" office:value="671" table:style-name="ce1">
            <text:p>671</text:p>
          </table:table-cell>
          <table:table-cell office:value-type="float" office:value="85993" table:style-name="ce1">
            <text:p>85993</text:p>
          </table:table-cell>
          <table:table-cell office:value-type="float" office:value="47707796" table:style-name="ce1">
            <text:p>4770779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Guadeloupe</text:p>
          </table:table-cell>
          <table:table-cell office:value-type="date" office:date-value="2023-04-22T00:00:00" table:style-name="ce2">
            <text:p>2023-04-22</text:p>
          </table:table-cell>
          <table:table-cell office:value-type="float" office:value="297" table:style-name="ce1">
            <text:p>297</text:p>
          </table:table-cell>
          <table:table-cell office:value-type="float" office:value="26015" table:style-name="ce1">
            <text:p>26015</text:p>
          </table:table-cell>
          <table:table-cell office:value-type="float" office:value="31406812" table:style-name="ce1">
            <text:p>3140681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Fiji</text:p>
          </table:table-cell>
          <table:table-cell office:value-type="date" office:date-value="2021-11-28T00:00:00" table:style-name="ce2">
            <text:p>2021-11-28</text:p>
          </table:table-cell>
          <table:table-cell office:value-type="float" office:value="236" table:style-name="ce1">
            <text:p>236</text:p>
          </table:table-cell>
          <table:table-cell office:value-type="float" office:value="68111" table:style-name="ce1">
            <text:p>68111</text:p>
          </table:table-cell>
          <table:table-cell office:value-type="float" office:value="21602327" table:style-name="ce1">
            <text:p>2160232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Cuba</text:p>
          </table:table-cell>
          <table:table-cell office:value-type="date" office:date-value="2021-12-16T00:00:00" table:style-name="ce2">
            <text:p>2021-12-16</text:p>
          </table:table-cell>
          <table:table-cell office:value-type="float" office:value="518" table:style-name="ce1">
            <text:p>518</text:p>
          </table:table-cell>
          <table:table-cell office:value-type="float" office:value="59895" table:style-name="ce1">
            <text:p>59895</text:p>
          </table:table-cell>
          <table:table-cell office:value-type="float" office:value="15094437" table:style-name="ce1">
            <text:p>1509443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Saint Barthelemy</text:p>
          </table:table-cell>
          <table:table-cell office:value-type="date" office:date-value="2023-11-23T00:00:00" table:style-name="ce2">
            <text:p>2023-11-23</text:p>
          </table:table-cell>
          <table:table-cell office:value-type="float" office:value="859" table:style-name="ce1">
            <text:p>859</text:p>
          </table:table-cell>
          <table:table-cell office:value-type="float" office:value="32725" table:style-name="ce1">
            <text:p>32725</text:p>
          </table:table-cell>
          <table:table-cell office:value-type="float" office:value="33713335" table:style-name="ce1">
            <text:p>3371333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Bermuda</text:p>
          </table:table-cell>
          <table:table-cell office:value-type="date" office:date-value="2022-10-16T00:00:00" table:style-name="ce2">
            <text:p>2022-10-16</text:p>
          </table:table-cell>
          <table:table-cell office:value-type="float" office:value="732" table:style-name="ce1">
            <text:p>732</text:p>
          </table:table-cell>
          <table:table-cell office:value-type="float" office:value="64987" table:style-name="ce1">
            <text:p>64987</text:p>
          </table:table-cell>
          <table:table-cell office:value-type="float" office:value="17989108" table:style-name="ce1">
            <text:p>1798910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Namibia</text:p>
          </table:table-cell>
          <table:table-cell office:value-type="date" office:date-value="2023-10-18T00:00:00" table:style-name="ce2">
            <text:p>2023-10-18</text:p>
          </table:table-cell>
          <table:table-cell office:value-type="float" office:value="212" table:style-name="ce1">
            <text:p>212</text:p>
          </table:table-cell>
          <table:table-cell office:value-type="float" office:value="17970" table:style-name="ce1">
            <text:p>17970</text:p>
          </table:table-cell>
          <table:table-cell office:value-type="float" office:value="30243326" table:style-name="ce1">
            <text:p>3024332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Jamaica</text:p>
          </table:table-cell>
          <table:table-cell office:value-type="date" office:date-value="2021-04-11T00:00:00" table:style-name="ce2">
            <text:p>2021-04-11</text:p>
          </table:table-cell>
          <table:table-cell office:value-type="float" office:value="504" table:style-name="ce1">
            <text:p>504</text:p>
          </table:table-cell>
          <table:table-cell office:value-type="float" office:value="65799" table:style-name="ce1">
            <text:p>65799</text:p>
          </table:table-cell>
          <table:table-cell office:value-type="float" office:value="42482097" table:style-name="ce1">
            <text:p>4248209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Serbia</text:p>
          </table:table-cell>
          <table:table-cell office:value-type="date" office:date-value="2023-03-07T00:00:00" table:style-name="ce2">
            <text:p>2023-03-07</text:p>
          </table:table-cell>
          <table:table-cell office:value-type="float" office:value="217" table:style-name="ce1">
            <text:p>217</text:p>
          </table:table-cell>
          <table:table-cell office:value-type="float" office:value="43127" table:style-name="ce1">
            <text:p>43127</text:p>
          </table:table-cell>
          <table:table-cell office:value-type="float" office:value="46061956" table:style-name="ce1">
            <text:p>4606195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Pakistan</text:p>
          </table:table-cell>
          <table:table-cell office:value-type="date" office:date-value="2023-02-20T00:00:00" table:style-name="ce2">
            <text:p>2023-02-20</text:p>
          </table:table-cell>
          <table:table-cell office:value-type="float" office:value="567" table:style-name="ce1">
            <text:p>567</text:p>
          </table:table-cell>
          <table:table-cell office:value-type="float" office:value="96998" table:style-name="ce1">
            <text:p>96998</text:p>
          </table:table-cell>
          <table:table-cell office:value-type="float" office:value="43971940" table:style-name="ce1">
            <text:p>4397194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Bermuda</text:p>
          </table:table-cell>
          <table:table-cell office:value-type="date" office:date-value="2023-06-27T00:00:00" table:style-name="ce2">
            <text:p>2023-06-27</text:p>
          </table:table-cell>
          <table:table-cell office:value-type="float" office:value="676" table:style-name="ce1">
            <text:p>676</text:p>
          </table:table-cell>
          <table:table-cell office:value-type="float" office:value="24106" table:style-name="ce1">
            <text:p>24106</text:p>
          </table:table-cell>
          <table:table-cell office:value-type="float" office:value="16670861" table:style-name="ce1">
            <text:p>1667086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Italy</text:p>
          </table:table-cell>
          <table:table-cell office:value-type="date" office:date-value="2023-08-20T00:00:00" table:style-name="ce2">
            <text:p>2023-08-20</text:p>
          </table:table-cell>
          <table:table-cell office:value-type="float" office:value="157" table:style-name="ce1">
            <text:p>157</text:p>
          </table:table-cell>
          <table:table-cell office:value-type="float" office:value="72893" table:style-name="ce1">
            <text:p>72893</text:p>
          </table:table-cell>
          <table:table-cell office:value-type="float" office:value="18653684" table:style-name="ce1">
            <text:p>1865368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Fiji</text:p>
          </table:table-cell>
          <table:table-cell office:value-type="date" office:date-value="2021-04-12T00:00:00" table:style-name="ce2">
            <text:p>2021-04-12</text:p>
          </table:table-cell>
          <table:table-cell office:value-type="float" office:value="204" table:style-name="ce1">
            <text:p>204</text:p>
          </table:table-cell>
          <table:table-cell office:value-type="float" office:value="49580" table:style-name="ce1">
            <text:p>49580</text:p>
          </table:table-cell>
          <table:table-cell office:value-type="float" office:value="28082214" table:style-name="ce1">
            <text:p>2808221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Burundi</text:p>
          </table:table-cell>
          <table:table-cell office:value-type="date" office:date-value="2022-09-28T00:00:00" table:style-name="ce2">
            <text:p>2022-09-28</text:p>
          </table:table-cell>
          <table:table-cell office:value-type="float" office:value="792" table:style-name="ce1">
            <text:p>792</text:p>
          </table:table-cell>
          <table:table-cell office:value-type="float" office:value="22684" table:style-name="ce1">
            <text:p>22684</text:p>
          </table:table-cell>
          <table:table-cell office:value-type="float" office:value="27838915" table:style-name="ce1">
            <text:p>2783891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Jamaica</text:p>
          </table:table-cell>
          <table:table-cell office:value-type="date" office:date-value="2021-06-10T00:00:00" table:style-name="ce2">
            <text:p>2021-06-10</text:p>
          </table:table-cell>
          <table:table-cell office:value-type="float" office:value="680" table:style-name="ce1">
            <text:p>680</text:p>
          </table:table-cell>
          <table:table-cell office:value-type="float" office:value="80108" table:style-name="ce1">
            <text:p>80108</text:p>
          </table:table-cell>
          <table:table-cell office:value-type="float" office:value="570054" table:style-name="ce1">
            <text:p>57005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Trinidad and Tobago</text:p>
          </table:table-cell>
          <table:table-cell office:value-type="date" office:date-value="2023-03-23T00:00:00" table:style-name="ce2">
            <text:p>2023-03-23</text:p>
          </table:table-cell>
          <table:table-cell office:value-type="float" office:value="127" table:style-name="ce1">
            <text:p>127</text:p>
          </table:table-cell>
          <table:table-cell office:value-type="float" office:value="78225" table:style-name="ce1">
            <text:p>78225</text:p>
          </table:table-cell>
          <table:table-cell office:value-type="float" office:value="37207926" table:style-name="ce1">
            <text:p>3720792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Serbia</text:p>
          </table:table-cell>
          <table:table-cell office:value-type="date" office:date-value="2022-07-31T00:00:00" table:style-name="ce2">
            <text:p>2022-07-31</text:p>
          </table:table-cell>
          <table:table-cell office:value-type="float" office:value="512" table:style-name="ce1">
            <text:p>512</text:p>
          </table:table-cell>
          <table:table-cell office:value-type="float" office:value="49594" table:style-name="ce1">
            <text:p>49594</text:p>
          </table:table-cell>
          <table:table-cell office:value-type="float" office:value="26867913" table:style-name="ce1">
            <text:p>2686791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Burundi</text:p>
          </table:table-cell>
          <table:table-cell office:value-type="date" office:date-value="2021-04-26T00:00:00" table:style-name="ce2">
            <text:p>2021-04-26</text:p>
          </table:table-cell>
          <table:table-cell office:value-type="float" office:value="481" table:style-name="ce1">
            <text:p>481</text:p>
          </table:table-cell>
          <table:table-cell office:value-type="float" office:value="20924" table:style-name="ce1">
            <text:p>20924</text:p>
          </table:table-cell>
          <table:table-cell office:value-type="float" office:value="27641622" table:style-name="ce1">
            <text:p>2764162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Sudan</text:p>
          </table:table-cell>
          <table:table-cell office:value-type="date" office:date-value="2021-12-03T00:00:00" table:style-name="ce2">
            <text:p>2021-12-03</text:p>
          </table:table-cell>
          <table:table-cell office:value-type="float" office:value="59" table:style-name="ce1">
            <text:p>59</text:p>
          </table:table-cell>
          <table:table-cell office:value-type="float" office:value="55901" table:style-name="ce1">
            <text:p>55901</text:p>
          </table:table-cell>
          <table:table-cell office:value-type="float" office:value="45543007" table:style-name="ce1">
            <text:p>4554300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Namibia</text:p>
          </table:table-cell>
          <table:table-cell office:value-type="date" office:date-value="2023-02-21T00:00:00" table:style-name="ce2">
            <text:p>2023-02-21</text:p>
          </table:table-cell>
          <table:table-cell office:value-type="float" office:value="221" table:style-name="ce1">
            <text:p>221</text:p>
          </table:table-cell>
          <table:table-cell office:value-type="float" office:value="42750" table:style-name="ce1">
            <text:p>42750</text:p>
          </table:table-cell>
          <table:table-cell office:value-type="float" office:value="45628383" table:style-name="ce1">
            <text:p>4562838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Jamaica</text:p>
          </table:table-cell>
          <table:table-cell office:value-type="date" office:date-value="2022-11-27T00:00:00" table:style-name="ce2">
            <text:p>2022-11-27</text:p>
          </table:table-cell>
          <table:table-cell office:value-type="float" office:value="26" table:style-name="ce1">
            <text:p>26</text:p>
          </table:table-cell>
          <table:table-cell office:value-type="float" office:value="12403" table:style-name="ce1">
            <text:p>12403</text:p>
          </table:table-cell>
          <table:table-cell office:value-type="float" office:value="34806554" table:style-name="ce1">
            <text:p>3480655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Moldova</text:p>
          </table:table-cell>
          <table:table-cell office:value-type="date" office:date-value="2021-09-21T00:00:00" table:style-name="ce2">
            <text:p>2021-09-21</text:p>
          </table:table-cell>
          <table:table-cell office:value-type="float" office:value="230" table:style-name="ce1">
            <text:p>230</text:p>
          </table:table-cell>
          <table:table-cell office:value-type="float" office:value="70989" table:style-name="ce1">
            <text:p>70989</text:p>
          </table:table-cell>
          <table:table-cell office:value-type="float" office:value="13503046" table:style-name="ce1">
            <text:p>1350304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Qatar</text:p>
          </table:table-cell>
          <table:table-cell office:value-type="date" office:date-value="2023-02-07T00:00:00" table:style-name="ce2">
            <text:p>2023-02-07</text:p>
          </table:table-cell>
          <table:table-cell office:value-type="float" office:value="302" table:style-name="ce1">
            <text:p>302</text:p>
          </table:table-cell>
          <table:table-cell office:value-type="float" office:value="66455" table:style-name="ce1">
            <text:p>66455</text:p>
          </table:table-cell>
          <table:table-cell office:value-type="float" office:value="4175069" table:style-name="ce1">
            <text:p>417506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Sri Lanka</text:p>
          </table:table-cell>
          <table:table-cell office:value-type="date" office:date-value="2023-10-05T00:00:00" table:style-name="ce2">
            <text:p>2023-10-05</text:p>
          </table:table-cell>
          <table:table-cell office:value-type="float" office:value="953" table:style-name="ce1">
            <text:p>953</text:p>
          </table:table-cell>
          <table:table-cell office:value-type="float" office:value="59767" table:style-name="ce1">
            <text:p>59767</text:p>
          </table:table-cell>
          <table:table-cell office:value-type="float" office:value="18520208" table:style-name="ce1">
            <text:p>1852020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Djibouti</text:p>
          </table:table-cell>
          <table:table-cell office:value-type="date" office:date-value="2022-09-02T00:00:00" table:style-name="ce2">
            <text:p>2022-09-02</text:p>
          </table:table-cell>
          <table:table-cell office:value-type="float" office:value="70" table:style-name="ce1">
            <text:p>70</text:p>
          </table:table-cell>
          <table:table-cell office:value-type="float" office:value="29555" table:style-name="ce1">
            <text:p>29555</text:p>
          </table:table-cell>
          <table:table-cell office:value-type="float" office:value="32756908" table:style-name="ce1">
            <text:p>3275690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Pakistan</text:p>
          </table:table-cell>
          <table:table-cell office:value-type="date" office:date-value="2023-12-04T00:00:00" table:style-name="ce2">
            <text:p>2023-12-04</text:p>
          </table:table-cell>
          <table:table-cell office:value-type="float" office:value="420" table:style-name="ce1">
            <text:p>420</text:p>
          </table:table-cell>
          <table:table-cell office:value-type="float" office:value="15782" table:style-name="ce1">
            <text:p>15782</text:p>
          </table:table-cell>
          <table:table-cell office:value-type="float" office:value="2463974" table:style-name="ce1">
            <text:p>246397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6-07T00:00:00" table:style-name="ce2">
            <text:p>2021-06-07</text:p>
          </table:table-cell>
          <table:table-cell office:value-type="float" office:value="743" table:style-name="ce1">
            <text:p>743</text:p>
          </table:table-cell>
          <table:table-cell office:value-type="float" office:value="58883" table:style-name="ce1">
            <text:p>58883</text:p>
          </table:table-cell>
          <table:table-cell office:value-type="float" office:value="27660916" table:style-name="ce1">
            <text:p>2766091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Burundi</text:p>
          </table:table-cell>
          <table:table-cell office:value-type="date" office:date-value="2023-03-24T00:00:00" table:style-name="ce2">
            <text:p>2023-03-24</text:p>
          </table:table-cell>
          <table:table-cell office:value-type="float" office:value="44" table:style-name="ce1">
            <text:p>44</text:p>
          </table:table-cell>
          <table:table-cell office:value-type="float" office:value="75066" table:style-name="ce1">
            <text:p>75066</text:p>
          </table:table-cell>
          <table:table-cell office:value-type="float" office:value="49434341" table:style-name="ce1">
            <text:p>4943434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Bosnia and Herzegovina</text:p>
          </table:table-cell>
          <table:table-cell office:value-type="date" office:date-value="2021-05-30T00:00:00" table:style-name="ce2">
            <text:p>2021-05-30</text:p>
          </table:table-cell>
          <table:table-cell office:value-type="float" office:value="323" table:style-name="ce1">
            <text:p>323</text:p>
          </table:table-cell>
          <table:table-cell office:value-type="float" office:value="71151" table:style-name="ce1">
            <text:p>71151</text:p>
          </table:table-cell>
          <table:table-cell office:value-type="float" office:value="9252928" table:style-name="ce1">
            <text:p>925292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Guam</text:p>
          </table:table-cell>
          <table:table-cell office:value-type="date" office:date-value="2022-01-17T00:00:00" table:style-name="ce2">
            <text:p>2022-01-17</text:p>
          </table:table-cell>
          <table:table-cell office:value-type="float" office:value="525" table:style-name="ce1">
            <text:p>525</text:p>
          </table:table-cell>
          <table:table-cell office:value-type="float" office:value="64389" table:style-name="ce1">
            <text:p>64389</text:p>
          </table:table-cell>
          <table:table-cell office:value-type="float" office:value="19698944" table:style-name="ce1">
            <text:p>1969894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Philippines</text:p>
          </table:table-cell>
          <table:table-cell office:value-type="date" office:date-value="2021-12-31T00:00:00" table:style-name="ce2">
            <text:p>2021-12-31</text:p>
          </table:table-cell>
          <table:table-cell office:value-type="float" office:value="153" table:style-name="ce1">
            <text:p>153</text:p>
          </table:table-cell>
          <table:table-cell office:value-type="float" office:value="2090" table:style-name="ce1">
            <text:p>2090</text:p>
          </table:table-cell>
          <table:table-cell office:value-type="float" office:value="15941118" table:style-name="ce1">
            <text:p>1594111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Djibouti</text:p>
          </table:table-cell>
          <table:table-cell office:value-type="date" office:date-value="2022-01-17T00:00:00" table:style-name="ce2">
            <text:p>2022-01-17</text:p>
          </table:table-cell>
          <table:table-cell office:value-type="float" office:value="595" table:style-name="ce1">
            <text:p>595</text:p>
          </table:table-cell>
          <table:table-cell office:value-type="float" office:value="39153" table:style-name="ce1">
            <text:p>39153</text:p>
          </table:table-cell>
          <table:table-cell office:value-type="float" office:value="48543264" table:style-name="ce1">
            <text:p>4854326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Kiribati</text:p>
          </table:table-cell>
          <table:table-cell office:value-type="date" office:date-value="2021-06-25T00:00:00" table:style-name="ce2">
            <text:p>2021-06-25</text:p>
          </table:table-cell>
          <table:table-cell office:value-type="float" office:value="777" table:style-name="ce1">
            <text:p>777</text:p>
          </table:table-cell>
          <table:table-cell office:value-type="float" office:value="84333" table:style-name="ce1">
            <text:p>84333</text:p>
          </table:table-cell>
          <table:table-cell office:value-type="float" office:value="40292988" table:style-name="ce1">
            <text:p>4029298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Serbia</text:p>
          </table:table-cell>
          <table:table-cell office:value-type="date" office:date-value="2021-02-15T00:00:00" table:style-name="ce2">
            <text:p>2021-02-15</text:p>
          </table:table-cell>
          <table:table-cell office:value-type="float" office:value="187" table:style-name="ce1">
            <text:p>187</text:p>
          </table:table-cell>
          <table:table-cell office:value-type="float" office:value="15968" table:style-name="ce1">
            <text:p>15968</text:p>
          </table:table-cell>
          <table:table-cell office:value-type="float" office:value="13897607" table:style-name="ce1">
            <text:p>1389760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Anguilla</text:p>
          </table:table-cell>
          <table:table-cell office:value-type="date" office:date-value="2023-01-21T00:00:00" table:style-name="ce2">
            <text:p>2023-01-21</text:p>
          </table:table-cell>
          <table:table-cell office:value-type="float" office:value="209" table:style-name="ce1">
            <text:p>209</text:p>
          </table:table-cell>
          <table:table-cell office:value-type="float" office:value="96411" table:style-name="ce1">
            <text:p>96411</text:p>
          </table:table-cell>
          <table:table-cell office:value-type="float" office:value="33712829" table:style-name="ce1">
            <text:p>3371282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12-03T00:00:00" table:style-name="ce2">
            <text:p>2021-12-03</text:p>
          </table:table-cell>
          <table:table-cell office:value-type="float" office:value="233" table:style-name="ce1">
            <text:p>233</text:p>
          </table:table-cell>
          <table:table-cell office:value-type="float" office:value="45031" table:style-name="ce1">
            <text:p>45031</text:p>
          </table:table-cell>
          <table:table-cell office:value-type="float" office:value="34777791" table:style-name="ce1">
            <text:p>3477779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Namibia</text:p>
          </table:table-cell>
          <table:table-cell office:value-type="date" office:date-value="2022-11-26T00:00:00" table:style-name="ce2">
            <text:p>2022-11-26</text:p>
          </table:table-cell>
          <table:table-cell office:value-type="float" office:value="424" table:style-name="ce1">
            <text:p>424</text:p>
          </table:table-cell>
          <table:table-cell office:value-type="float" office:value="80305" table:style-name="ce1">
            <text:p>80305</text:p>
          </table:table-cell>
          <table:table-cell office:value-type="float" office:value="20640427" table:style-name="ce1">
            <text:p>2064042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Senegal</text:p>
          </table:table-cell>
          <table:table-cell office:value-type="date" office:date-value="2021-07-07T00:00:00" table:style-name="ce2">
            <text:p>2021-07-07</text:p>
          </table:table-cell>
          <table:table-cell office:value-type="float" office:value="46" table:style-name="ce1">
            <text:p>46</text:p>
          </table:table-cell>
          <table:table-cell office:value-type="float" office:value="61520" table:style-name="ce1">
            <text:p>61520</text:p>
          </table:table-cell>
          <table:table-cell office:value-type="float" office:value="14187096" table:style-name="ce1">
            <text:p>1418709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11-29T00:00:00" table:style-name="ce2">
            <text:p>2021-11-29</text:p>
          </table:table-cell>
          <table:table-cell office:value-type="float" office:value="15" table:style-name="ce1">
            <text:p>15</text:p>
          </table:table-cell>
          <table:table-cell office:value-type="float" office:value="79433" table:style-name="ce1">
            <text:p>79433</text:p>
          </table:table-cell>
          <table:table-cell office:value-type="float" office:value="1874148" table:style-name="ce1">
            <text:p>187414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Macedonia</text:p>
          </table:table-cell>
          <table:table-cell office:value-type="date" office:date-value="2021-01-25T00:00:00" table:style-name="ce2">
            <text:p>2021-01-25</text:p>
          </table:table-cell>
          <table:table-cell office:value-type="float" office:value="683" table:style-name="ce1">
            <text:p>683</text:p>
          </table:table-cell>
          <table:table-cell office:value-type="float" office:value="48111" table:style-name="ce1">
            <text:p>48111</text:p>
          </table:table-cell>
          <table:table-cell office:value-type="float" office:value="2492912" table:style-name="ce1">
            <text:p>249291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Guam</text:p>
          </table:table-cell>
          <table:table-cell office:value-type="date" office:date-value="2022-05-08T00:00:00" table:style-name="ce2">
            <text:p>2022-05-08</text:p>
          </table:table-cell>
          <table:table-cell office:value-type="float" office:value="610" table:style-name="ce1">
            <text:p>610</text:p>
          </table:table-cell>
          <table:table-cell office:value-type="float" office:value="16076" table:style-name="ce1">
            <text:p>16076</text:p>
          </table:table-cell>
          <table:table-cell office:value-type="float" office:value="31043235" table:style-name="ce1">
            <text:p>3104323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Italy</text:p>
          </table:table-cell>
          <table:table-cell office:value-type="date" office:date-value="2022-03-11T00:00:00" table:style-name="ce2">
            <text:p>2022-03-11</text:p>
          </table:table-cell>
          <table:table-cell office:value-type="float" office:value="139" table:style-name="ce1">
            <text:p>139</text:p>
          </table:table-cell>
          <table:table-cell office:value-type="float" office:value="34002" table:style-name="ce1">
            <text:p>34002</text:p>
          </table:table-cell>
          <table:table-cell office:value-type="float" office:value="32048825" table:style-name="ce1">
            <text:p>3204882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Antigua and Barbuda</text:p>
          </table:table-cell>
          <table:table-cell office:value-type="date" office:date-value="2022-04-10T00:00:00" table:style-name="ce2">
            <text:p>2022-04-10</text:p>
          </table:table-cell>
          <table:table-cell office:value-type="float" office:value="356" table:style-name="ce1">
            <text:p>356</text:p>
          </table:table-cell>
          <table:table-cell office:value-type="float" office:value="56383" table:style-name="ce1">
            <text:p>56383</text:p>
          </table:table-cell>
          <table:table-cell office:value-type="float" office:value="3150213" table:style-name="ce1">
            <text:p>315021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Moldova</text:p>
          </table:table-cell>
          <table:table-cell office:value-type="date" office:date-value="2021-08-25T00:00:00" table:style-name="ce2">
            <text:p>2021-08-25</text:p>
          </table:table-cell>
          <table:table-cell office:value-type="float" office:value="529" table:style-name="ce1">
            <text:p>529</text:p>
          </table:table-cell>
          <table:table-cell office:value-type="float" office:value="63829" table:style-name="ce1">
            <text:p>63829</text:p>
          </table:table-cell>
          <table:table-cell office:value-type="float" office:value="16066745" table:style-name="ce1">
            <text:p>1606674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Moldova</text:p>
          </table:table-cell>
          <table:table-cell office:value-type="date" office:date-value="2021-02-06T00:00:00" table:style-name="ce2">
            <text:p>2021-02-06</text:p>
          </table:table-cell>
          <table:table-cell office:value-type="float" office:value="20" table:style-name="ce1">
            <text:p>20</text:p>
          </table:table-cell>
          <table:table-cell office:value-type="float" office:value="53927" table:style-name="ce1">
            <text:p>53927</text:p>
          </table:table-cell>
          <table:table-cell office:value-type="float" office:value="17155485" table:style-name="ce1">
            <text:p>1715548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Myanmar</text:p>
          </table:table-cell>
          <table:table-cell office:value-type="date" office:date-value="2022-04-25T00:00:00" table:style-name="ce2">
            <text:p>2022-04-25</text:p>
          </table:table-cell>
          <table:table-cell office:value-type="float" office:value="594" table:style-name="ce1">
            <text:p>594</text:p>
          </table:table-cell>
          <table:table-cell office:value-type="float" office:value="91591" table:style-name="ce1">
            <text:p>91591</text:p>
          </table:table-cell>
          <table:table-cell office:value-type="float" office:value="37881824" table:style-name="ce1">
            <text:p>3788182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Benin</text:p>
          </table:table-cell>
          <table:table-cell office:value-type="date" office:date-value="2021-05-31T00:00:00" table:style-name="ce2">
            <text:p>2021-05-31</text:p>
          </table:table-cell>
          <table:table-cell office:value-type="float" office:value="621" table:style-name="ce1">
            <text:p>621</text:p>
          </table:table-cell>
          <table:table-cell office:value-type="float" office:value="49442" table:style-name="ce1">
            <text:p>49442</text:p>
          </table:table-cell>
          <table:table-cell office:value-type="float" office:value="23102837" table:style-name="ce1">
            <text:p>2310283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Kiribati</text:p>
          </table:table-cell>
          <table:table-cell office:value-type="date" office:date-value="2022-08-01T00:00:00" table:style-name="ce2">
            <text:p>2022-08-01</text:p>
          </table:table-cell>
          <table:table-cell office:value-type="float" office:value="504" table:style-name="ce1">
            <text:p>504</text:p>
          </table:table-cell>
          <table:table-cell office:value-type="float" office:value="65192" table:style-name="ce1">
            <text:p>65192</text:p>
          </table:table-cell>
          <table:table-cell office:value-type="float" office:value="6074586" table:style-name="ce1">
            <text:p>607458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Jamaica</text:p>
          </table:table-cell>
          <table:table-cell office:value-type="date" office:date-value="2023-01-14T00:00:00" table:style-name="ce2">
            <text:p>2023-01-14</text:p>
          </table:table-cell>
          <table:table-cell office:value-type="float" office:value="150" table:style-name="ce1">
            <text:p>150</text:p>
          </table:table-cell>
          <table:table-cell office:value-type="float" office:value="95330" table:style-name="ce1">
            <text:p>95330</text:p>
          </table:table-cell>
          <table:table-cell office:value-type="float" office:value="34355427" table:style-name="ce1">
            <text:p>3435542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Bermuda</text:p>
          </table:table-cell>
          <table:table-cell office:value-type="date" office:date-value="2021-08-25T00:00:00" table:style-name="ce2">
            <text:p>2021-08-25</text:p>
          </table:table-cell>
          <table:table-cell office:value-type="float" office:value="359" table:style-name="ce1">
            <text:p>359</text:p>
          </table:table-cell>
          <table:table-cell office:value-type="float" office:value="67908" table:style-name="ce1">
            <text:p>67908</text:p>
          </table:table-cell>
          <table:table-cell office:value-type="float" office:value="26480247" table:style-name="ce1">
            <text:p>2648024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Cuba</text:p>
          </table:table-cell>
          <table:table-cell office:value-type="date" office:date-value="2023-05-07T00:00:00" table:style-name="ce2">
            <text:p>2023-05-07</text:p>
          </table:table-cell>
          <table:table-cell office:value-type="float" office:value="707" table:style-name="ce1">
            <text:p>707</text:p>
          </table:table-cell>
          <table:table-cell office:value-type="float" office:value="29182" table:style-name="ce1">
            <text:p>29182</text:p>
          </table:table-cell>
          <table:table-cell office:value-type="float" office:value="7446548" table:style-name="ce1">
            <text:p>744654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10-28T00:00:00" table:style-name="ce2">
            <text:p>2021-10-28</text:p>
          </table:table-cell>
          <table:table-cell office:value-type="float" office:value="149" table:style-name="ce1">
            <text:p>149</text:p>
          </table:table-cell>
          <table:table-cell office:value-type="float" office:value="29641" table:style-name="ce1">
            <text:p>29641</text:p>
          </table:table-cell>
          <table:table-cell office:value-type="float" office:value="20418738" table:style-name="ce1">
            <text:p>2041873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Macedonia</text:p>
          </table:table-cell>
          <table:table-cell office:value-type="date" office:date-value="2021-06-13T00:00:00" table:style-name="ce2">
            <text:p>2021-06-13</text:p>
          </table:table-cell>
          <table:table-cell office:value-type="float" office:value="510" table:style-name="ce1">
            <text:p>510</text:p>
          </table:table-cell>
          <table:table-cell office:value-type="float" office:value="68192" table:style-name="ce1">
            <text:p>68192</text:p>
          </table:table-cell>
          <table:table-cell office:value-type="float" office:value="13227441" table:style-name="ce1">
            <text:p>1322744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Mauritius</text:p>
          </table:table-cell>
          <table:table-cell office:value-type="date" office:date-value="2023-04-06T00:00:00" table:style-name="ce2">
            <text:p>2023-04-06</text:p>
          </table:table-cell>
          <table:table-cell office:value-type="float" office:value="262" table:style-name="ce1">
            <text:p>262</text:p>
          </table:table-cell>
          <table:table-cell office:value-type="float" office:value="58067" table:style-name="ce1">
            <text:p>58067</text:p>
          </table:table-cell>
          <table:table-cell office:value-type="float" office:value="27542149" table:style-name="ce1">
            <text:p>2754214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6-07T00:00:00" table:style-name="ce2">
            <text:p>2021-06-07</text:p>
          </table:table-cell>
          <table:table-cell office:value-type="float" office:value="264" table:style-name="ce1">
            <text:p>264</text:p>
          </table:table-cell>
          <table:table-cell office:value-type="float" office:value="98831" table:style-name="ce1">
            <text:p>98831</text:p>
          </table:table-cell>
          <table:table-cell office:value-type="float" office:value="30291578" table:style-name="ce1">
            <text:p>3029157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Antigua and Barbuda</text:p>
          </table:table-cell>
          <table:table-cell office:value-type="date" office:date-value="2022-12-18T00:00:00" table:style-name="ce2">
            <text:p>2022-12-18</text:p>
          </table:table-cell>
          <table:table-cell office:value-type="float" office:value="213" table:style-name="ce1">
            <text:p>213</text:p>
          </table:table-cell>
          <table:table-cell office:value-type="float" office:value="66259" table:style-name="ce1">
            <text:p>66259</text:p>
          </table:table-cell>
          <table:table-cell office:value-type="float" office:value="2370034" table:style-name="ce1">
            <text:p>237003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7-14T00:00:00" table:style-name="ce2">
            <text:p>2021-07-14</text:p>
          </table:table-cell>
          <table:table-cell office:value-type="float" office:value="52" table:style-name="ce1">
            <text:p>52</text:p>
          </table:table-cell>
          <table:table-cell office:value-type="float" office:value="31052" table:style-name="ce1">
            <text:p>31052</text:p>
          </table:table-cell>
          <table:table-cell office:value-type="float" office:value="16854947" table:style-name="ce1">
            <text:p>1685494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Bosnia and Herzegovina</text:p>
          </table:table-cell>
          <table:table-cell office:value-type="date" office:date-value="2023-03-19T00:00:00" table:style-name="ce2">
            <text:p>2023-03-19</text:p>
          </table:table-cell>
          <table:table-cell office:value-type="float" office:value="962" table:style-name="ce1">
            <text:p>962</text:p>
          </table:table-cell>
          <table:table-cell office:value-type="float" office:value="66870" table:style-name="ce1">
            <text:p>66870</text:p>
          </table:table-cell>
          <table:table-cell office:value-type="float" office:value="37991294" table:style-name="ce1">
            <text:p>3799129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1-12T00:00:00" table:style-name="ce2">
            <text:p>2022-01-12</text:p>
          </table:table-cell>
          <table:table-cell office:value-type="float" office:value="600" table:style-name="ce1">
            <text:p>600</text:p>
          </table:table-cell>
          <table:table-cell office:value-type="float" office:value="66418" table:style-name="ce1">
            <text:p>66418</text:p>
          </table:table-cell>
          <table:table-cell office:value-type="float" office:value="25940230" table:style-name="ce1">
            <text:p>2594023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11-06T00:00:00" table:style-name="ce2">
            <text:p>2021-11-06</text:p>
          </table:table-cell>
          <table:table-cell office:value-type="float" office:value="276" table:style-name="ce1">
            <text:p>276</text:p>
          </table:table-cell>
          <table:table-cell office:value-type="float" office:value="95918" table:style-name="ce1">
            <text:p>95918</text:p>
          </table:table-cell>
          <table:table-cell office:value-type="float" office:value="33759993" table:style-name="ce1">
            <text:p>3375999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4-05T00:00:00" table:style-name="ce2">
            <text:p>2022-04-05</text:p>
          </table:table-cell>
          <table:table-cell office:value-type="float" office:value="241" table:style-name="ce1">
            <text:p>241</text:p>
          </table:table-cell>
          <table:table-cell office:value-type="float" office:value="75017" table:style-name="ce1">
            <text:p>75017</text:p>
          </table:table-cell>
          <table:table-cell office:value-type="float" office:value="10112805" table:style-name="ce1">
            <text:p>1011280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Jamaica</text:p>
          </table:table-cell>
          <table:table-cell office:value-type="date" office:date-value="2023-05-14T00:00:00" table:style-name="ce2">
            <text:p>2023-05-14</text:p>
          </table:table-cell>
          <table:table-cell office:value-type="float" office:value="993" table:style-name="ce1">
            <text:p>993</text:p>
          </table:table-cell>
          <table:table-cell office:value-type="float" office:value="16447" table:style-name="ce1">
            <text:p>16447</text:p>
          </table:table-cell>
          <table:table-cell office:value-type="float" office:value="37021679" table:style-name="ce1">
            <text:p>3702167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Bosnia and Herzegovina</text:p>
          </table:table-cell>
          <table:table-cell office:value-type="date" office:date-value="2023-01-02T00:00:00" table:style-name="ce2">
            <text:p>2023-01-02</text:p>
          </table:table-cell>
          <table:table-cell office:value-type="float" office:value="76" table:style-name="ce1">
            <text:p>76</text:p>
          </table:table-cell>
          <table:table-cell office:value-type="float" office:value="6820" table:style-name="ce1">
            <text:p>6820</text:p>
          </table:table-cell>
          <table:table-cell office:value-type="float" office:value="25877484" table:style-name="ce1">
            <text:p>2587748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Macedonia</text:p>
          </table:table-cell>
          <table:table-cell office:value-type="date" office:date-value="2023-01-13T00:00:00" table:style-name="ce2">
            <text:p>2023-01-13</text:p>
          </table:table-cell>
          <table:table-cell office:value-type="float" office:value="296" table:style-name="ce1">
            <text:p>296</text:p>
          </table:table-cell>
          <table:table-cell office:value-type="float" office:value="43134" table:style-name="ce1">
            <text:p>43134</text:p>
          </table:table-cell>
          <table:table-cell office:value-type="float" office:value="16796420" table:style-name="ce1">
            <text:p>1679642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Cayman Islands</text:p>
          </table:table-cell>
          <table:table-cell office:value-type="date" office:date-value="2022-11-18T00:00:00" table:style-name="ce2">
            <text:p>2022-11-18</text:p>
          </table:table-cell>
          <table:table-cell office:value-type="float" office:value="856" table:style-name="ce1">
            <text:p>856</text:p>
          </table:table-cell>
          <table:table-cell office:value-type="float" office:value="47032" table:style-name="ce1">
            <text:p>47032</text:p>
          </table:table-cell>
          <table:table-cell office:value-type="float" office:value="25898627" table:style-name="ce1">
            <text:p>2589862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Cuba</text:p>
          </table:table-cell>
          <table:table-cell office:value-type="date" office:date-value="2022-08-28T00:00:00" table:style-name="ce2">
            <text:p>2022-08-28</text:p>
          </table:table-cell>
          <table:table-cell office:value-type="float" office:value="336" table:style-name="ce1">
            <text:p>336</text:p>
          </table:table-cell>
          <table:table-cell office:value-type="float" office:value="46243" table:style-name="ce1">
            <text:p>46243</text:p>
          </table:table-cell>
          <table:table-cell office:value-type="float" office:value="49131243" table:style-name="ce1">
            <text:p>4913124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Philippines</text:p>
          </table:table-cell>
          <table:table-cell office:value-type="date" office:date-value="2022-01-28T00:00:00" table:style-name="ce2">
            <text:p>2022-01-28</text:p>
          </table:table-cell>
          <table:table-cell office:value-type="float" office:value="153" table:style-name="ce1">
            <text:p>153</text:p>
          </table:table-cell>
          <table:table-cell office:value-type="float" office:value="4778" table:style-name="ce1">
            <text:p>4778</text:p>
          </table:table-cell>
          <table:table-cell office:value-type="float" office:value="49918026" table:style-name="ce1">
            <text:p>4991802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Bosnia and Herzegovina</text:p>
          </table:table-cell>
          <table:table-cell office:value-type="date" office:date-value="2023-02-05T00:00:00" table:style-name="ce2">
            <text:p>2023-02-05</text:p>
          </table:table-cell>
          <table:table-cell office:value-type="float" office:value="313" table:style-name="ce1">
            <text:p>313</text:p>
          </table:table-cell>
          <table:table-cell office:value-type="float" office:value="71401" table:style-name="ce1">
            <text:p>71401</text:p>
          </table:table-cell>
          <table:table-cell office:value-type="float" office:value="25306350" table:style-name="ce1">
            <text:p>2530635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9-27T00:00:00" table:style-name="ce2">
            <text:p>2021-09-27</text:p>
          </table:table-cell>
          <table:table-cell office:value-type="float" office:value="645" table:style-name="ce1">
            <text:p>645</text:p>
          </table:table-cell>
          <table:table-cell office:value-type="float" office:value="86494" table:style-name="ce1">
            <text:p>86494</text:p>
          </table:table-cell>
          <table:table-cell office:value-type="float" office:value="25432824" table:style-name="ce1">
            <text:p>2543282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Mauritius</text:p>
          </table:table-cell>
          <table:table-cell office:value-type="date" office:date-value="2022-01-11T00:00:00" table:style-name="ce2">
            <text:p>2022-01-11</text:p>
          </table:table-cell>
          <table:table-cell office:value-type="float" office:value="728" table:style-name="ce1">
            <text:p>728</text:p>
          </table:table-cell>
          <table:table-cell office:value-type="float" office:value="77090" table:style-name="ce1">
            <text:p>77090</text:p>
          </table:table-cell>
          <table:table-cell office:value-type="float" office:value="5007054" table:style-name="ce1">
            <text:p>500705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Albania</text:p>
          </table:table-cell>
          <table:table-cell office:value-type="date" office:date-value="2021-03-21T00:00:00" table:style-name="ce2">
            <text:p>2021-03-21</text:p>
          </table:table-cell>
          <table:table-cell office:value-type="float" office:value="167" table:style-name="ce1">
            <text:p>167</text:p>
          </table:table-cell>
          <table:table-cell office:value-type="float" office:value="98562" table:style-name="ce1">
            <text:p>98562</text:p>
          </table:table-cell>
          <table:table-cell office:value-type="float" office:value="38291003" table:style-name="ce1">
            <text:p>3829100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Antigua and Barbuda</text:p>
          </table:table-cell>
          <table:table-cell office:value-type="date" office:date-value="2023-12-21T00:00:00" table:style-name="ce2">
            <text:p>2023-12-21</text:p>
          </table:table-cell>
          <table:table-cell office:value-type="float" office:value="491" table:style-name="ce1">
            <text:p>491</text:p>
          </table:table-cell>
          <table:table-cell office:value-type="float" office:value="10435" table:style-name="ce1">
            <text:p>10435</text:p>
          </table:table-cell>
          <table:table-cell office:value-type="float" office:value="1395656" table:style-name="ce1">
            <text:p>139565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1-04T00:00:00" table:style-name="ce2">
            <text:p>2023-01-04</text:p>
          </table:table-cell>
          <table:table-cell office:value-type="float" office:value="898" table:style-name="ce1">
            <text:p>898</text:p>
          </table:table-cell>
          <table:table-cell office:value-type="float" office:value="62265" table:style-name="ce1">
            <text:p>62265</text:p>
          </table:table-cell>
          <table:table-cell office:value-type="float" office:value="8124109" table:style-name="ce1">
            <text:p>812410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11-12T00:00:00" table:style-name="ce2">
            <text:p>2023-11-12</text:p>
          </table:table-cell>
          <table:table-cell office:value-type="float" office:value="380" table:style-name="ce1">
            <text:p>380</text:p>
          </table:table-cell>
          <table:table-cell office:value-type="float" office:value="34572" table:style-name="ce1">
            <text:p>34572</text:p>
          </table:table-cell>
          <table:table-cell office:value-type="float" office:value="5303821" table:style-name="ce1">
            <text:p>530382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Jamaica</text:p>
          </table:table-cell>
          <table:table-cell office:value-type="date" office:date-value="2022-07-07T00:00:00" table:style-name="ce2">
            <text:p>2022-07-07</text:p>
          </table:table-cell>
          <table:table-cell office:value-type="float" office:value="59" table:style-name="ce1">
            <text:p>59</text:p>
          </table:table-cell>
          <table:table-cell office:value-type="float" office:value="70027" table:style-name="ce1">
            <text:p>70027</text:p>
          </table:table-cell>
          <table:table-cell office:value-type="float" office:value="1395600" table:style-name="ce1">
            <text:p>139560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Burundi</text:p>
          </table:table-cell>
          <table:table-cell office:value-type="date" office:date-value="2021-11-09T00:00:00" table:style-name="ce2">
            <text:p>2021-11-09</text:p>
          </table:table-cell>
          <table:table-cell office:value-type="float" office:value="829" table:style-name="ce1">
            <text:p>829</text:p>
          </table:table-cell>
          <table:table-cell office:value-type="float" office:value="100731" table:style-name="ce1">
            <text:p>100731</text:p>
          </table:table-cell>
          <table:table-cell office:value-type="float" office:value="16665829" table:style-name="ce1">
            <text:p>1666582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Anguilla</text:p>
          </table:table-cell>
          <table:table-cell office:value-type="date" office:date-value="2023-06-23T00:00:00" table:style-name="ce2">
            <text:p>2023-06-23</text:p>
          </table:table-cell>
          <table:table-cell office:value-type="float" office:value="95" table:style-name="ce1">
            <text:p>95</text:p>
          </table:table-cell>
          <table:table-cell office:value-type="float" office:value="93368" table:style-name="ce1">
            <text:p>93368</text:p>
          </table:table-cell>
          <table:table-cell office:value-type="float" office:value="7966438" table:style-name="ce1">
            <text:p>796643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Macedonia</text:p>
          </table:table-cell>
          <table:table-cell office:value-type="date" office:date-value="2023-09-19T00:00:00" table:style-name="ce2">
            <text:p>2023-09-19</text:p>
          </table:table-cell>
          <table:table-cell office:value-type="float" office:value="724" table:style-name="ce1">
            <text:p>724</text:p>
          </table:table-cell>
          <table:table-cell office:value-type="float" office:value="14455" table:style-name="ce1">
            <text:p>14455</text:p>
          </table:table-cell>
          <table:table-cell office:value-type="float" office:value="10011754" table:style-name="ce1">
            <text:p>1001175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Italy</text:p>
          </table:table-cell>
          <table:table-cell office:value-type="date" office:date-value="2023-01-07T00:00:00" table:style-name="ce2">
            <text:p>2023-01-07</text:p>
          </table:table-cell>
          <table:table-cell office:value-type="float" office:value="914" table:style-name="ce1">
            <text:p>914</text:p>
          </table:table-cell>
          <table:table-cell office:value-type="float" office:value="51927" table:style-name="ce1">
            <text:p>51927</text:p>
          </table:table-cell>
          <table:table-cell office:value-type="float" office:value="42927373" table:style-name="ce1">
            <text:p>4292737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Mauritius</text:p>
          </table:table-cell>
          <table:table-cell office:value-type="date" office:date-value="2023-10-11T00:00:00" table:style-name="ce2">
            <text:p>2023-10-11</text:p>
          </table:table-cell>
          <table:table-cell office:value-type="float" office:value="146" table:style-name="ce1">
            <text:p>146</text:p>
          </table:table-cell>
          <table:table-cell office:value-type="float" office:value="47390" table:style-name="ce1">
            <text:p>47390</text:p>
          </table:table-cell>
          <table:table-cell office:value-type="float" office:value="19852847" table:style-name="ce1">
            <text:p>1985284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Bermuda</text:p>
          </table:table-cell>
          <table:table-cell office:value-type="date" office:date-value="2023-02-11T00:00:00" table:style-name="ce2">
            <text:p>2023-02-11</text:p>
          </table:table-cell>
          <table:table-cell office:value-type="float" office:value="248" table:style-name="ce1">
            <text:p>248</text:p>
          </table:table-cell>
          <table:table-cell office:value-type="float" office:value="26789" table:style-name="ce1">
            <text:p>26789</text:p>
          </table:table-cell>
          <table:table-cell office:value-type="float" office:value="12898736" table:style-name="ce1">
            <text:p>1289873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Guam</text:p>
          </table:table-cell>
          <table:table-cell office:value-type="date" office:date-value="2022-05-11T00:00:00" table:style-name="ce2">
            <text:p>2022-05-11</text:p>
          </table:table-cell>
          <table:table-cell office:value-type="float" office:value="807" table:style-name="ce1">
            <text:p>807</text:p>
          </table:table-cell>
          <table:table-cell office:value-type="float" office:value="42766" table:style-name="ce1">
            <text:p>42766</text:p>
          </table:table-cell>
          <table:table-cell office:value-type="float" office:value="334794" table:style-name="ce1">
            <text:p>33479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Kiribati</text:p>
          </table:table-cell>
          <table:table-cell office:value-type="date" office:date-value="2023-01-01T00:00:00" table:style-name="ce2">
            <text:p>2023-01-01</text:p>
          </table:table-cell>
          <table:table-cell office:value-type="float" office:value="96" table:style-name="ce1">
            <text:p>96</text:p>
          </table:table-cell>
          <table:table-cell office:value-type="float" office:value="20212" table:style-name="ce1">
            <text:p>20212</text:p>
          </table:table-cell>
          <table:table-cell office:value-type="float" office:value="25520138" table:style-name="ce1">
            <text:p>2552013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Bermuda</text:p>
          </table:table-cell>
          <table:table-cell office:value-type="date" office:date-value="2021-06-22T00:00:00" table:style-name="ce2">
            <text:p>2021-06-22</text:p>
          </table:table-cell>
          <table:table-cell office:value-type="float" office:value="463" table:style-name="ce1">
            <text:p>463</text:p>
          </table:table-cell>
          <table:table-cell office:value-type="float" office:value="35087" table:style-name="ce1">
            <text:p>35087</text:p>
          </table:table-cell>
          <table:table-cell office:value-type="float" office:value="49789265" table:style-name="ce1">
            <text:p>4978926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Sri Lanka</text:p>
          </table:table-cell>
          <table:table-cell office:value-type="date" office:date-value="2021-11-19T00:00:00" table:style-name="ce2">
            <text:p>2021-11-19</text:p>
          </table:table-cell>
          <table:table-cell office:value-type="float" office:value="222" table:style-name="ce1">
            <text:p>222</text:p>
          </table:table-cell>
          <table:table-cell office:value-type="float" office:value="62126" table:style-name="ce1">
            <text:p>62126</text:p>
          </table:table-cell>
          <table:table-cell office:value-type="float" office:value="24565178" table:style-name="ce1">
            <text:p>2456517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11-03T00:00:00" table:style-name="ce2">
            <text:p>2021-11-03</text:p>
          </table:table-cell>
          <table:table-cell office:value-type="float" office:value="32" table:style-name="ce1">
            <text:p>32</text:p>
          </table:table-cell>
          <table:table-cell office:value-type="float" office:value="7364" table:style-name="ce1">
            <text:p>7364</text:p>
          </table:table-cell>
          <table:table-cell office:value-type="float" office:value="39211746" table:style-name="ce1">
            <text:p>3921174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Anguilla</text:p>
          </table:table-cell>
          <table:table-cell office:value-type="date" office:date-value="2021-10-11T00:00:00" table:style-name="ce2">
            <text:p>2021-10-11</text:p>
          </table:table-cell>
          <table:table-cell office:value-type="float" office:value="629" table:style-name="ce1">
            <text:p>629</text:p>
          </table:table-cell>
          <table:table-cell office:value-type="float" office:value="66507" table:style-name="ce1">
            <text:p>66507</text:p>
          </table:table-cell>
          <table:table-cell office:value-type="float" office:value="25156179" table:style-name="ce1">
            <text:p>2515617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Anguilla</text:p>
          </table:table-cell>
          <table:table-cell office:value-type="date" office:date-value="2022-12-29T00:00:00" table:style-name="ce2">
            <text:p>2022-12-29</text:p>
          </table:table-cell>
          <table:table-cell office:value-type="float" office:value="133" table:style-name="ce1">
            <text:p>133</text:p>
          </table:table-cell>
          <table:table-cell office:value-type="float" office:value="70982" table:style-name="ce1">
            <text:p>70982</text:p>
          </table:table-cell>
          <table:table-cell office:value-type="float" office:value="35874477" table:style-name="ce1">
            <text:p>3587447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Reunion</text:p>
          </table:table-cell>
          <table:table-cell office:value-type="date" office:date-value="2022-06-10T00:00:00" table:style-name="ce2">
            <text:p>2022-06-10</text:p>
          </table:table-cell>
          <table:table-cell office:value-type="float" office:value="217" table:style-name="ce1">
            <text:p>217</text:p>
          </table:table-cell>
          <table:table-cell office:value-type="float" office:value="99734" table:style-name="ce1">
            <text:p>99734</text:p>
          </table:table-cell>
          <table:table-cell office:value-type="float" office:value="9354939" table:style-name="ce1">
            <text:p>935493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Myanmar</text:p>
          </table:table-cell>
          <table:table-cell office:value-type="date" office:date-value="2023-08-19T00:00:00" table:style-name="ce2">
            <text:p>2023-08-19</text:p>
          </table:table-cell>
          <table:table-cell office:value-type="float" office:value="142" table:style-name="ce1">
            <text:p>142</text:p>
          </table:table-cell>
          <table:table-cell office:value-type="float" office:value="46659" table:style-name="ce1">
            <text:p>46659</text:p>
          </table:table-cell>
          <table:table-cell office:value-type="float" office:value="22576052" table:style-name="ce1">
            <text:p>2257605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Bosnia and Herzegovina</text:p>
          </table:table-cell>
          <table:table-cell office:value-type="date" office:date-value="2022-08-01T00:00:00" table:style-name="ce2">
            <text:p>2022-08-01</text:p>
          </table:table-cell>
          <table:table-cell office:value-type="float" office:value="541" table:style-name="ce1">
            <text:p>541</text:p>
          </table:table-cell>
          <table:table-cell office:value-type="float" office:value="84782" table:style-name="ce1">
            <text:p>84782</text:p>
          </table:table-cell>
          <table:table-cell office:value-type="float" office:value="38595422" table:style-name="ce1">
            <text:p>3859542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Cuba</text:p>
          </table:table-cell>
          <table:table-cell office:value-type="date" office:date-value="2022-07-01T00:00:00" table:style-name="ce2">
            <text:p>2022-07-01</text:p>
          </table:table-cell>
          <table:table-cell office:value-type="float" office:value="544" table:style-name="ce1">
            <text:p>544</text:p>
          </table:table-cell>
          <table:table-cell office:value-type="float" office:value="55146" table:style-name="ce1">
            <text:p>55146</text:p>
          </table:table-cell>
          <table:table-cell office:value-type="float" office:value="43336432" table:style-name="ce1">
            <text:p>4333643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Cayman Islands</text:p>
          </table:table-cell>
          <table:table-cell office:value-type="date" office:date-value="2021-03-08T00:00:00" table:style-name="ce2">
            <text:p>2021-03-08</text:p>
          </table:table-cell>
          <table:table-cell office:value-type="float" office:value="750" table:style-name="ce1">
            <text:p>750</text:p>
          </table:table-cell>
          <table:table-cell office:value-type="float" office:value="56140" table:style-name="ce1">
            <text:p>56140</text:p>
          </table:table-cell>
          <table:table-cell office:value-type="float" office:value="1994308" table:style-name="ce1">
            <text:p>199430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Italy</text:p>
          </table:table-cell>
          <table:table-cell office:value-type="date" office:date-value="2021-12-30T00:00:00" table:style-name="ce2">
            <text:p>2021-12-30</text:p>
          </table:table-cell>
          <table:table-cell office:value-type="float" office:value="735" table:style-name="ce1">
            <text:p>735</text:p>
          </table:table-cell>
          <table:table-cell office:value-type="float" office:value="45057" table:style-name="ce1">
            <text:p>45057</text:p>
          </table:table-cell>
          <table:table-cell office:value-type="float" office:value="47836601" table:style-name="ce1">
            <text:p>4783660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Czech Republic</text:p>
          </table:table-cell>
          <table:table-cell office:value-type="date" office:date-value="2022-02-04T00:00:00" table:style-name="ce2">
            <text:p>2022-02-04</text:p>
          </table:table-cell>
          <table:table-cell office:value-type="float" office:value="263" table:style-name="ce1">
            <text:p>263</text:p>
          </table:table-cell>
          <table:table-cell office:value-type="float" office:value="25229" table:style-name="ce1">
            <text:p>25229</text:p>
          </table:table-cell>
          <table:table-cell office:value-type="float" office:value="24475083" table:style-name="ce1">
            <text:p>2447508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Anguilla</text:p>
          </table:table-cell>
          <table:table-cell office:value-type="date" office:date-value="2022-01-20T00:00:00" table:style-name="ce2">
            <text:p>2022-01-20</text:p>
          </table:table-cell>
          <table:table-cell office:value-type="float" office:value="279" table:style-name="ce1">
            <text:p>279</text:p>
          </table:table-cell>
          <table:table-cell office:value-type="float" office:value="87794" table:style-name="ce1">
            <text:p>87794</text:p>
          </table:table-cell>
          <table:table-cell office:value-type="float" office:value="21795217" table:style-name="ce1">
            <text:p>2179521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Kiribati</text:p>
          </table:table-cell>
          <table:table-cell office:value-type="date" office:date-value="2021-12-17T00:00:00" table:style-name="ce2">
            <text:p>2021-12-17</text:p>
          </table:table-cell>
          <table:table-cell office:value-type="float" office:value="315" table:style-name="ce1">
            <text:p>315</text:p>
          </table:table-cell>
          <table:table-cell office:value-type="float" office:value="30004" table:style-name="ce1">
            <text:p>30004</text:p>
          </table:table-cell>
          <table:table-cell office:value-type="float" office:value="24081570" table:style-name="ce1">
            <text:p>2408157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Italy</text:p>
          </table:table-cell>
          <table:table-cell office:value-type="date" office:date-value="2023-01-07T00:00:00" table:style-name="ce2">
            <text:p>2023-01-07</text:p>
          </table:table-cell>
          <table:table-cell office:value-type="float" office:value="90" table:style-name="ce1">
            <text:p>90</text:p>
          </table:table-cell>
          <table:table-cell office:value-type="float" office:value="78488" table:style-name="ce1">
            <text:p>78488</text:p>
          </table:table-cell>
          <table:table-cell office:value-type="float" office:value="44606041" table:style-name="ce1">
            <text:p>4460604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Sudan</text:p>
          </table:table-cell>
          <table:table-cell office:value-type="date" office:date-value="2023-10-03T00:00:00" table:style-name="ce2">
            <text:p>2023-10-03</text:p>
          </table:table-cell>
          <table:table-cell office:value-type="float" office:value="950" table:style-name="ce1">
            <text:p>950</text:p>
          </table:table-cell>
          <table:table-cell office:value-type="float" office:value="8324" table:style-name="ce1">
            <text:p>8324</text:p>
          </table:table-cell>
          <table:table-cell office:value-type="float" office:value="30967130" table:style-name="ce1">
            <text:p>3096713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Italy</text:p>
          </table:table-cell>
          <table:table-cell office:value-type="date" office:date-value="2021-03-09T00:00:00" table:style-name="ce2">
            <text:p>2021-03-09</text:p>
          </table:table-cell>
          <table:table-cell office:value-type="float" office:value="106" table:style-name="ce1">
            <text:p>106</text:p>
          </table:table-cell>
          <table:table-cell office:value-type="float" office:value="25318" table:style-name="ce1">
            <text:p>25318</text:p>
          </table:table-cell>
          <table:table-cell office:value-type="float" office:value="44440409" table:style-name="ce1">
            <text:p>4444040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Bosnia and Herzegovina</text:p>
          </table:table-cell>
          <table:table-cell office:value-type="date" office:date-value="2023-09-21T00:00:00" table:style-name="ce2">
            <text:p>2023-09-21</text:p>
          </table:table-cell>
          <table:table-cell office:value-type="float" office:value="211" table:style-name="ce1">
            <text:p>211</text:p>
          </table:table-cell>
          <table:table-cell office:value-type="float" office:value="61941" table:style-name="ce1">
            <text:p>61941</text:p>
          </table:table-cell>
          <table:table-cell office:value-type="float" office:value="33944469" table:style-name="ce1">
            <text:p>3394446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Jamaica</text:p>
          </table:table-cell>
          <table:table-cell office:value-type="date" office:date-value="2021-05-08T00:00:00" table:style-name="ce2">
            <text:p>2021-05-08</text:p>
          </table:table-cell>
          <table:table-cell office:value-type="float" office:value="241" table:style-name="ce1">
            <text:p>241</text:p>
          </table:table-cell>
          <table:table-cell office:value-type="float" office:value="31825" table:style-name="ce1">
            <text:p>31825</text:p>
          </table:table-cell>
          <table:table-cell office:value-type="float" office:value="34959258" table:style-name="ce1">
            <text:p>3495925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Trinidad and Tobago</text:p>
          </table:table-cell>
          <table:table-cell office:value-type="date" office:date-value="2023-09-14T00:00:00" table:style-name="ce2">
            <text:p>2023-09-14</text:p>
          </table:table-cell>
          <table:table-cell office:value-type="float" office:value="308" table:style-name="ce1">
            <text:p>308</text:p>
          </table:table-cell>
          <table:table-cell office:value-type="float" office:value="26668" table:style-name="ce1">
            <text:p>26668</text:p>
          </table:table-cell>
          <table:table-cell office:value-type="float" office:value="19930828" table:style-name="ce1">
            <text:p>1993082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Moldova</text:p>
          </table:table-cell>
          <table:table-cell office:value-type="date" office:date-value="2023-05-07T00:00:00" table:style-name="ce2">
            <text:p>2023-05-07</text:p>
          </table:table-cell>
          <table:table-cell office:value-type="float" office:value="294" table:style-name="ce1">
            <text:p>294</text:p>
          </table:table-cell>
          <table:table-cell office:value-type="float" office:value="33097" table:style-name="ce1">
            <text:p>33097</text:p>
          </table:table-cell>
          <table:table-cell office:value-type="float" office:value="35450538" table:style-name="ce1">
            <text:p>3545053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Guadeloupe</text:p>
          </table:table-cell>
          <table:table-cell office:value-type="date" office:date-value="2021-09-23T00:00:00" table:style-name="ce2">
            <text:p>2021-09-23</text:p>
          </table:table-cell>
          <table:table-cell office:value-type="float" office:value="869" table:style-name="ce1">
            <text:p>869</text:p>
          </table:table-cell>
          <table:table-cell office:value-type="float" office:value="84425" table:style-name="ce1">
            <text:p>84425</text:p>
          </table:table-cell>
          <table:table-cell office:value-type="float" office:value="22325862" table:style-name="ce1">
            <text:p>2232586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Mauritius</text:p>
          </table:table-cell>
          <table:table-cell office:value-type="date" office:date-value="2023-03-31T00:00:00" table:style-name="ce2">
            <text:p>2023-03-31</text:p>
          </table:table-cell>
          <table:table-cell office:value-type="float" office:value="474" table:style-name="ce1">
            <text:p>474</text:p>
          </table:table-cell>
          <table:table-cell office:value-type="float" office:value="45631" table:style-name="ce1">
            <text:p>45631</text:p>
          </table:table-cell>
          <table:table-cell office:value-type="float" office:value="48223414" table:style-name="ce1">
            <text:p>4822341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Albania</text:p>
          </table:table-cell>
          <table:table-cell office:value-type="date" office:date-value="2023-05-24T00:00:00" table:style-name="ce2">
            <text:p>2023-05-24</text:p>
          </table:table-cell>
          <table:table-cell office:value-type="float" office:value="21" table:style-name="ce1">
            <text:p>21</text:p>
          </table:table-cell>
          <table:table-cell office:value-type="float" office:value="10513" table:style-name="ce1">
            <text:p>10513</text:p>
          </table:table-cell>
          <table:table-cell office:value-type="float" office:value="28121091" table:style-name="ce1">
            <text:p>2812109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Cayman Islands</text:p>
          </table:table-cell>
          <table:table-cell office:value-type="date" office:date-value="2022-01-18T00:00:00" table:style-name="ce2">
            <text:p>2022-01-18</text:p>
          </table:table-cell>
          <table:table-cell office:value-type="float" office:value="97" table:style-name="ce1">
            <text:p>97</text:p>
          </table:table-cell>
          <table:table-cell office:value-type="float" office:value="25768" table:style-name="ce1">
            <text:p>25768</text:p>
          </table:table-cell>
          <table:table-cell office:value-type="float" office:value="485819" table:style-name="ce1">
            <text:p>48581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8-19T00:00:00" table:style-name="ce2">
            <text:p>2021-08-19</text:p>
          </table:table-cell>
          <table:table-cell office:value-type="float" office:value="142" table:style-name="ce1">
            <text:p>142</text:p>
          </table:table-cell>
          <table:table-cell office:value-type="float" office:value="64993" table:style-name="ce1">
            <text:p>64993</text:p>
          </table:table-cell>
          <table:table-cell office:value-type="float" office:value="17980097" table:style-name="ce1">
            <text:p>1798009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Czech Republic</text:p>
          </table:table-cell>
          <table:table-cell office:value-type="date" office:date-value="2023-01-25T00:00:00" table:style-name="ce2">
            <text:p>2023-01-25</text:p>
          </table:table-cell>
          <table:table-cell office:value-type="float" office:value="520" table:style-name="ce1">
            <text:p>520</text:p>
          </table:table-cell>
          <table:table-cell office:value-type="float" office:value="2246" table:style-name="ce1">
            <text:p>2246</text:p>
          </table:table-cell>
          <table:table-cell office:value-type="float" office:value="29268815" table:style-name="ce1">
            <text:p>2926881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Antigua and Barbuda</text:p>
          </table:table-cell>
          <table:table-cell office:value-type="date" office:date-value="2023-03-03T00:00:00" table:style-name="ce2">
            <text:p>2023-03-03</text:p>
          </table:table-cell>
          <table:table-cell office:value-type="float" office:value="947" table:style-name="ce1">
            <text:p>947</text:p>
          </table:table-cell>
          <table:table-cell office:value-type="float" office:value="82382" table:style-name="ce1">
            <text:p>82382</text:p>
          </table:table-cell>
          <table:table-cell office:value-type="float" office:value="37481296" table:style-name="ce1">
            <text:p>3748129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Serbia</text:p>
          </table:table-cell>
          <table:table-cell office:value-type="date" office:date-value="2022-09-24T00:00:00" table:style-name="ce2">
            <text:p>2022-09-24</text:p>
          </table:table-cell>
          <table:table-cell office:value-type="float" office:value="229" table:style-name="ce1">
            <text:p>229</text:p>
          </table:table-cell>
          <table:table-cell office:value-type="float" office:value="4842" table:style-name="ce1">
            <text:p>4842</text:p>
          </table:table-cell>
          <table:table-cell office:value-type="float" office:value="6428989" table:style-name="ce1">
            <text:p>642898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Uganda</text:p>
          </table:table-cell>
          <table:table-cell office:value-type="date" office:date-value="2023-03-23T00:00:00" table:style-name="ce2">
            <text:p>2023-03-23</text:p>
          </table:table-cell>
          <table:table-cell office:value-type="float" office:value="510" table:style-name="ce1">
            <text:p>510</text:p>
          </table:table-cell>
          <table:table-cell office:value-type="float" office:value="16029" table:style-name="ce1">
            <text:p>16029</text:p>
          </table:table-cell>
          <table:table-cell office:value-type="float" office:value="4043741" table:style-name="ce1">
            <text:p>404374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11-11T00:00:00" table:style-name="ce2">
            <text:p>2023-11-11</text:p>
          </table:table-cell>
          <table:table-cell office:value-type="float" office:value="889" table:style-name="ce1">
            <text:p>889</text:p>
          </table:table-cell>
          <table:table-cell office:value-type="float" office:value="59390" table:style-name="ce1">
            <text:p>59390</text:p>
          </table:table-cell>
          <table:table-cell office:value-type="float" office:value="9308576" table:style-name="ce1">
            <text:p>930857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Guadeloupe</text:p>
          </table:table-cell>
          <table:table-cell office:value-type="date" office:date-value="2021-01-26T00:00:00" table:style-name="ce2">
            <text:p>2021-01-26</text:p>
          </table:table-cell>
          <table:table-cell office:value-type="float" office:value="86" table:style-name="ce1">
            <text:p>86</text:p>
          </table:table-cell>
          <table:table-cell office:value-type="float" office:value="35116" table:style-name="ce1">
            <text:p>35116</text:p>
          </table:table-cell>
          <table:table-cell office:value-type="float" office:value="17059894" table:style-name="ce1">
            <text:p>1705989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Reunion</text:p>
          </table:table-cell>
          <table:table-cell office:value-type="date" office:date-value="2021-12-27T00:00:00" table:style-name="ce2">
            <text:p>2021-12-27</text:p>
          </table:table-cell>
          <table:table-cell office:value-type="float" office:value="371" table:style-name="ce1">
            <text:p>371</text:p>
          </table:table-cell>
          <table:table-cell office:value-type="float" office:value="93395" table:style-name="ce1">
            <text:p>93395</text:p>
          </table:table-cell>
          <table:table-cell office:value-type="float" office:value="7059629" table:style-name="ce1">
            <text:p>705962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6-29T00:00:00" table:style-name="ce2">
            <text:p>2022-06-29</text:p>
          </table:table-cell>
          <table:table-cell office:value-type="float" office:value="47" table:style-name="ce1">
            <text:p>47</text:p>
          </table:table-cell>
          <table:table-cell office:value-type="float" office:value="38838" table:style-name="ce1">
            <text:p>38838</text:p>
          </table:table-cell>
          <table:table-cell office:value-type="float" office:value="13101665" table:style-name="ce1">
            <text:p>1310166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Cyprus</text:p>
          </table:table-cell>
          <table:table-cell office:value-type="date" office:date-value="2021-10-23T00:00:00" table:style-name="ce2">
            <text:p>2021-10-23</text:p>
          </table:table-cell>
          <table:table-cell office:value-type="float" office:value="726" table:style-name="ce1">
            <text:p>726</text:p>
          </table:table-cell>
          <table:table-cell office:value-type="float" office:value="90443" table:style-name="ce1">
            <text:p>90443</text:p>
          </table:table-cell>
          <table:table-cell office:value-type="float" office:value="24324668" table:style-name="ce1">
            <text:p>2432466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Fiji</text:p>
          </table:table-cell>
          <table:table-cell office:value-type="date" office:date-value="2023-09-28T00:00:00" table:style-name="ce2">
            <text:p>2023-09-28</text:p>
          </table:table-cell>
          <table:table-cell office:value-type="float" office:value="444" table:style-name="ce1">
            <text:p>444</text:p>
          </table:table-cell>
          <table:table-cell office:value-type="float" office:value="60891" table:style-name="ce1">
            <text:p>60891</text:p>
          </table:table-cell>
          <table:table-cell office:value-type="float" office:value="37709828" table:style-name="ce1">
            <text:p>3770982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Antigua and Barbuda</text:p>
          </table:table-cell>
          <table:table-cell office:value-type="date" office:date-value="2023-08-28T00:00:00" table:style-name="ce2">
            <text:p>2023-08-28</text:p>
          </table:table-cell>
          <table:table-cell office:value-type="float" office:value="567" table:style-name="ce1">
            <text:p>567</text:p>
          </table:table-cell>
          <table:table-cell office:value-type="float" office:value="79312" table:style-name="ce1">
            <text:p>79312</text:p>
          </table:table-cell>
          <table:table-cell office:value-type="float" office:value="28834945" table:style-name="ce1">
            <text:p>2883494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Cyprus</text:p>
          </table:table-cell>
          <table:table-cell office:value-type="date" office:date-value="2023-02-24T00:00:00" table:style-name="ce2">
            <text:p>2023-02-24</text:p>
          </table:table-cell>
          <table:table-cell office:value-type="float" office:value="941" table:style-name="ce1">
            <text:p>941</text:p>
          </table:table-cell>
          <table:table-cell office:value-type="float" office:value="79816" table:style-name="ce1">
            <text:p>79816</text:p>
          </table:table-cell>
          <table:table-cell office:value-type="float" office:value="25922783" table:style-name="ce1">
            <text:p>2592278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Burundi</text:p>
          </table:table-cell>
          <table:table-cell office:value-type="date" office:date-value="2022-03-05T00:00:00" table:style-name="ce2">
            <text:p>2022-03-05</text:p>
          </table:table-cell>
          <table:table-cell office:value-type="float" office:value="143" table:style-name="ce1">
            <text:p>143</text:p>
          </table:table-cell>
          <table:table-cell office:value-type="float" office:value="85272" table:style-name="ce1">
            <text:p>85272</text:p>
          </table:table-cell>
          <table:table-cell office:value-type="float" office:value="35089694" table:style-name="ce1">
            <text:p>3508969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Burundi</text:p>
          </table:table-cell>
          <table:table-cell office:value-type="date" office:date-value="2022-09-24T00:00:00" table:style-name="ce2">
            <text:p>2022-09-24</text:p>
          </table:table-cell>
          <table:table-cell office:value-type="float" office:value="920" table:style-name="ce1">
            <text:p>920</text:p>
          </table:table-cell>
          <table:table-cell office:value-type="float" office:value="72888" table:style-name="ce1">
            <text:p>72888</text:p>
          </table:table-cell>
          <table:table-cell office:value-type="float" office:value="10890980" table:style-name="ce1">
            <text:p>1089098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Sudan</text:p>
          </table:table-cell>
          <table:table-cell office:value-type="date" office:date-value="2023-04-12T00:00:00" table:style-name="ce2">
            <text:p>2023-04-12</text:p>
          </table:table-cell>
          <table:table-cell office:value-type="float" office:value="887" table:style-name="ce1">
            <text:p>887</text:p>
          </table:table-cell>
          <table:table-cell office:value-type="float" office:value="81907" table:style-name="ce1">
            <text:p>81907</text:p>
          </table:table-cell>
          <table:table-cell office:value-type="float" office:value="41435916" table:style-name="ce1">
            <text:p>4143591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5-10T00:00:00" table:style-name="ce2">
            <text:p>2022-05-10</text:p>
          </table:table-cell>
          <table:table-cell office:value-type="float" office:value="6" table:style-name="ce1">
            <text:p>6</text:p>
          </table:table-cell>
          <table:table-cell office:value-type="float" office:value="87688" table:style-name="ce1">
            <text:p>87688</text:p>
          </table:table-cell>
          <table:table-cell office:value-type="float" office:value="44112491" table:style-name="ce1">
            <text:p>4411249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Trinidad and Tobago</text:p>
          </table:table-cell>
          <table:table-cell office:value-type="date" office:date-value="2021-01-12T00:00:00" table:style-name="ce2">
            <text:p>2021-01-12</text:p>
          </table:table-cell>
          <table:table-cell office:value-type="float" office:value="435" table:style-name="ce1">
            <text:p>435</text:p>
          </table:table-cell>
          <table:table-cell office:value-type="float" office:value="21206" table:style-name="ce1">
            <text:p>21206</text:p>
          </table:table-cell>
          <table:table-cell office:value-type="float" office:value="5054825" table:style-name="ce1">
            <text:p>505482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Guam</text:p>
          </table:table-cell>
          <table:table-cell office:value-type="date" office:date-value="2023-12-30T00:00:00" table:style-name="ce2">
            <text:p>2023-12-30</text:p>
          </table:table-cell>
          <table:table-cell office:value-type="float" office:value="821" table:style-name="ce1">
            <text:p>821</text:p>
          </table:table-cell>
          <table:table-cell office:value-type="float" office:value="95758" table:style-name="ce1">
            <text:p>95758</text:p>
          </table:table-cell>
          <table:table-cell office:value-type="float" office:value="4535721" table:style-name="ce1">
            <text:p>453572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Uganda</text:p>
          </table:table-cell>
          <table:table-cell office:value-type="date" office:date-value="2022-03-11T00:00:00" table:style-name="ce2">
            <text:p>2022-03-11</text:p>
          </table:table-cell>
          <table:table-cell office:value-type="float" office:value="163" table:style-name="ce1">
            <text:p>163</text:p>
          </table:table-cell>
          <table:table-cell office:value-type="float" office:value="60969" table:style-name="ce1">
            <text:p>60969</text:p>
          </table:table-cell>
          <table:table-cell office:value-type="float" office:value="23195186" table:style-name="ce1">
            <text:p>2319518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Mauritius</text:p>
          </table:table-cell>
          <table:table-cell office:value-type="date" office:date-value="2022-09-03T00:00:00" table:style-name="ce2">
            <text:p>2022-09-03</text:p>
          </table:table-cell>
          <table:table-cell office:value-type="float" office:value="218" table:style-name="ce1">
            <text:p>218</text:p>
          </table:table-cell>
          <table:table-cell office:value-type="float" office:value="24098" table:style-name="ce1">
            <text:p>24098</text:p>
          </table:table-cell>
          <table:table-cell office:value-type="float" office:value="47026683" table:style-name="ce1">
            <text:p>4702668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Cuba</text:p>
          </table:table-cell>
          <table:table-cell office:value-type="date" office:date-value="2021-12-20T00:00:00" table:style-name="ce2">
            <text:p>2021-12-20</text:p>
          </table:table-cell>
          <table:table-cell office:value-type="float" office:value="871" table:style-name="ce1">
            <text:p>871</text:p>
          </table:table-cell>
          <table:table-cell office:value-type="float" office:value="57687" table:style-name="ce1">
            <text:p>57687</text:p>
          </table:table-cell>
          <table:table-cell office:value-type="float" office:value="43778004" table:style-name="ce1">
            <text:p>4377800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Qatar</text:p>
          </table:table-cell>
          <table:table-cell office:value-type="date" office:date-value="2023-08-21T00:00:00" table:style-name="ce2">
            <text:p>2023-08-21</text:p>
          </table:table-cell>
          <table:table-cell office:value-type="float" office:value="107" table:style-name="ce1">
            <text:p>107</text:p>
          </table:table-cell>
          <table:table-cell office:value-type="float" office:value="82763" table:style-name="ce1">
            <text:p>82763</text:p>
          </table:table-cell>
          <table:table-cell office:value-type="float" office:value="47120341" table:style-name="ce1">
            <text:p>4712034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Fiji</text:p>
          </table:table-cell>
          <table:table-cell office:value-type="date" office:date-value="2022-08-30T00:00:00" table:style-name="ce2">
            <text:p>2022-08-30</text:p>
          </table:table-cell>
          <table:table-cell office:value-type="float" office:value="573" table:style-name="ce1">
            <text:p>573</text:p>
          </table:table-cell>
          <table:table-cell office:value-type="float" office:value="88714" table:style-name="ce1">
            <text:p>88714</text:p>
          </table:table-cell>
          <table:table-cell office:value-type="float" office:value="25819531" table:style-name="ce1">
            <text:p>2581953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Qatar</text:p>
          </table:table-cell>
          <table:table-cell office:value-type="date" office:date-value="2023-01-27T00:00:00" table:style-name="ce2">
            <text:p>2023-01-27</text:p>
          </table:table-cell>
          <table:table-cell office:value-type="float" office:value="688" table:style-name="ce1">
            <text:p>688</text:p>
          </table:table-cell>
          <table:table-cell office:value-type="float" office:value="31018" table:style-name="ce1">
            <text:p>31018</text:p>
          </table:table-cell>
          <table:table-cell office:value-type="float" office:value="49913293" table:style-name="ce1">
            <text:p>4991329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Guam</text:p>
          </table:table-cell>
          <table:table-cell office:value-type="date" office:date-value="2023-06-03T00:00:00" table:style-name="ce2">
            <text:p>2023-06-03</text:p>
          </table:table-cell>
          <table:table-cell office:value-type="float" office:value="431" table:style-name="ce1">
            <text:p>431</text:p>
          </table:table-cell>
          <table:table-cell office:value-type="float" office:value="97645" table:style-name="ce1">
            <text:p>97645</text:p>
          </table:table-cell>
          <table:table-cell office:value-type="float" office:value="3593825" table:style-name="ce1">
            <text:p>359382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Antigua and Barbuda</text:p>
          </table:table-cell>
          <table:table-cell office:value-type="date" office:date-value="2023-06-26T00:00:00" table:style-name="ce2">
            <text:p>2023-06-26</text:p>
          </table:table-cell>
          <table:table-cell office:value-type="float" office:value="985" table:style-name="ce1">
            <text:p>985</text:p>
          </table:table-cell>
          <table:table-cell office:value-type="float" office:value="42845" table:style-name="ce1">
            <text:p>42845</text:p>
          </table:table-cell>
          <table:table-cell office:value-type="float" office:value="44807168" table:style-name="ce1">
            <text:p>4480716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Sudan</text:p>
          </table:table-cell>
          <table:table-cell office:value-type="date" office:date-value="2022-01-08T00:00:00" table:style-name="ce2">
            <text:p>2022-01-08</text:p>
          </table:table-cell>
          <table:table-cell office:value-type="float" office:value="810" table:style-name="ce1">
            <text:p>810</text:p>
          </table:table-cell>
          <table:table-cell office:value-type="float" office:value="83167" table:style-name="ce1">
            <text:p>83167</text:p>
          </table:table-cell>
          <table:table-cell office:value-type="float" office:value="3619647" table:style-name="ce1">
            <text:p>361964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3-30T00:00:00" table:style-name="ce2">
            <text:p>2021-03-30</text:p>
          </table:table-cell>
          <table:table-cell office:value-type="float" office:value="15" table:style-name="ce1">
            <text:p>15</text:p>
          </table:table-cell>
          <table:table-cell office:value-type="float" office:value="34723" table:style-name="ce1">
            <text:p>34723</text:p>
          </table:table-cell>
          <table:table-cell office:value-type="float" office:value="48081129" table:style-name="ce1">
            <text:p>4808112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5-23T00:00:00" table:style-name="ce2">
            <text:p>2021-05-23</text:p>
          </table:table-cell>
          <table:table-cell office:value-type="float" office:value="272" table:style-name="ce1">
            <text:p>272</text:p>
          </table:table-cell>
          <table:table-cell office:value-type="float" office:value="85962" table:style-name="ce1">
            <text:p>85962</text:p>
          </table:table-cell>
          <table:table-cell office:value-type="float" office:value="36742290" table:style-name="ce1">
            <text:p>3674229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Guadeloupe</text:p>
          </table:table-cell>
          <table:table-cell office:value-type="date" office:date-value="2021-12-04T00:00:00" table:style-name="ce2">
            <text:p>2021-12-04</text:p>
          </table:table-cell>
          <table:table-cell office:value-type="float" office:value="261" table:style-name="ce1">
            <text:p>261</text:p>
          </table:table-cell>
          <table:table-cell office:value-type="float" office:value="97812" table:style-name="ce1">
            <text:p>97812</text:p>
          </table:table-cell>
          <table:table-cell office:value-type="float" office:value="17399637" table:style-name="ce1">
            <text:p>1739963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Cuba</text:p>
          </table:table-cell>
          <table:table-cell office:value-type="date" office:date-value="2023-11-01T00:00:00" table:style-name="ce2">
            <text:p>2023-11-01</text:p>
          </table:table-cell>
          <table:table-cell office:value-type="float" office:value="344" table:style-name="ce1">
            <text:p>344</text:p>
          </table:table-cell>
          <table:table-cell office:value-type="float" office:value="48746" table:style-name="ce1">
            <text:p>48746</text:p>
          </table:table-cell>
          <table:table-cell office:value-type="float" office:value="47073278" table:style-name="ce1">
            <text:p>4707327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Mauritius</text:p>
          </table:table-cell>
          <table:table-cell office:value-type="date" office:date-value="2021-04-01T00:00:00" table:style-name="ce2">
            <text:p>2021-04-01</text:p>
          </table:table-cell>
          <table:table-cell office:value-type="float" office:value="102" table:style-name="ce1">
            <text:p>102</text:p>
          </table:table-cell>
          <table:table-cell office:value-type="float" office:value="73045" table:style-name="ce1">
            <text:p>73045</text:p>
          </table:table-cell>
          <table:table-cell office:value-type="float" office:value="33017003" table:style-name="ce1">
            <text:p>3301700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Italy</text:p>
          </table:table-cell>
          <table:table-cell office:value-type="date" office:date-value="2023-12-31T00:00:00" table:style-name="ce2">
            <text:p>2023-12-31</text:p>
          </table:table-cell>
          <table:table-cell office:value-type="float" office:value="191" table:style-name="ce1">
            <text:p>191</text:p>
          </table:table-cell>
          <table:table-cell office:value-type="float" office:value="98823" table:style-name="ce1">
            <text:p>98823</text:p>
          </table:table-cell>
          <table:table-cell office:value-type="float" office:value="5975007" table:style-name="ce1">
            <text:p>597500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Mauritius</text:p>
          </table:table-cell>
          <table:table-cell office:value-type="date" office:date-value="2023-04-24T00:00:00" table:style-name="ce2">
            <text:p>2023-04-24</text:p>
          </table:table-cell>
          <table:table-cell office:value-type="float" office:value="293" table:style-name="ce1">
            <text:p>293</text:p>
          </table:table-cell>
          <table:table-cell office:value-type="float" office:value="57653" table:style-name="ce1">
            <text:p>57653</text:p>
          </table:table-cell>
          <table:table-cell office:value-type="float" office:value="26964626" table:style-name="ce1">
            <text:p>2696462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Serbia</text:p>
          </table:table-cell>
          <table:table-cell office:value-type="date" office:date-value="2023-02-01T00:00:00" table:style-name="ce2">
            <text:p>2023-02-01</text:p>
          </table:table-cell>
          <table:table-cell office:value-type="float" office:value="665" table:style-name="ce1">
            <text:p>665</text:p>
          </table:table-cell>
          <table:table-cell office:value-type="float" office:value="24286" table:style-name="ce1">
            <text:p>24286</text:p>
          </table:table-cell>
          <table:table-cell office:value-type="float" office:value="20422482" table:style-name="ce1">
            <text:p>2042248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Jamaica</text:p>
          </table:table-cell>
          <table:table-cell office:value-type="date" office:date-value="2022-04-18T00:00:00" table:style-name="ce2">
            <text:p>2022-04-18</text:p>
          </table:table-cell>
          <table:table-cell office:value-type="float" office:value="336" table:style-name="ce1">
            <text:p>336</text:p>
          </table:table-cell>
          <table:table-cell office:value-type="float" office:value="38406" table:style-name="ce1">
            <text:p>38406</text:p>
          </table:table-cell>
          <table:table-cell office:value-type="float" office:value="34229230" table:style-name="ce1">
            <text:p>3422923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Namibia</text:p>
          </table:table-cell>
          <table:table-cell office:value-type="date" office:date-value="2022-12-25T00:00:00" table:style-name="ce2">
            <text:p>2022-12-25</text:p>
          </table:table-cell>
          <table:table-cell office:value-type="float" office:value="312" table:style-name="ce1">
            <text:p>312</text:p>
          </table:table-cell>
          <table:table-cell office:value-type="float" office:value="30133" table:style-name="ce1">
            <text:p>30133</text:p>
          </table:table-cell>
          <table:table-cell office:value-type="float" office:value="45787375" table:style-name="ce1">
            <text:p>4578737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Namibia</text:p>
          </table:table-cell>
          <table:table-cell office:value-type="date" office:date-value="2023-07-05T00:00:00" table:style-name="ce2">
            <text:p>2023-07-05</text:p>
          </table:table-cell>
          <table:table-cell office:value-type="float" office:value="105" table:style-name="ce1">
            <text:p>105</text:p>
          </table:table-cell>
          <table:table-cell office:value-type="float" office:value="13784" table:style-name="ce1">
            <text:p>13784</text:p>
          </table:table-cell>
          <table:table-cell office:value-type="float" office:value="6664771" table:style-name="ce1">
            <text:p>666477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4-27T00:00:00" table:style-name="ce2">
            <text:p>2021-04-27</text:p>
          </table:table-cell>
          <table:table-cell office:value-type="float" office:value="113" table:style-name="ce1">
            <text:p>113</text:p>
          </table:table-cell>
          <table:table-cell office:value-type="float" office:value="46789" table:style-name="ce1">
            <text:p>46789</text:p>
          </table:table-cell>
          <table:table-cell office:value-type="float" office:value="43715295" table:style-name="ce1">
            <text:p>4371529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Djibouti</text:p>
          </table:table-cell>
          <table:table-cell office:value-type="date" office:date-value="2023-04-14T00:00:00" table:style-name="ce2">
            <text:p>2023-04-14</text:p>
          </table:table-cell>
          <table:table-cell office:value-type="float" office:value="530" table:style-name="ce1">
            <text:p>530</text:p>
          </table:table-cell>
          <table:table-cell office:value-type="float" office:value="61995" table:style-name="ce1">
            <text:p>61995</text:p>
          </table:table-cell>
          <table:table-cell office:value-type="float" office:value="37485368" table:style-name="ce1">
            <text:p>3748536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Uganda</text:p>
          </table:table-cell>
          <table:table-cell office:value-type="date" office:date-value="2023-08-02T00:00:00" table:style-name="ce2">
            <text:p>2023-08-02</text:p>
          </table:table-cell>
          <table:table-cell office:value-type="float" office:value="691" table:style-name="ce1">
            <text:p>691</text:p>
          </table:table-cell>
          <table:table-cell office:value-type="float" office:value="99941" table:style-name="ce1">
            <text:p>99941</text:p>
          </table:table-cell>
          <table:table-cell office:value-type="float" office:value="33222517" table:style-name="ce1">
            <text:p>3322251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Cayman Islands</text:p>
          </table:table-cell>
          <table:table-cell office:value-type="date" office:date-value="2021-12-14T00:00:00" table:style-name="ce2">
            <text:p>2021-12-14</text:p>
          </table:table-cell>
          <table:table-cell office:value-type="float" office:value="279" table:style-name="ce1">
            <text:p>279</text:p>
          </table:table-cell>
          <table:table-cell office:value-type="float" office:value="24973" table:style-name="ce1">
            <text:p>24973</text:p>
          </table:table-cell>
          <table:table-cell office:value-type="float" office:value="47184731" table:style-name="ce1">
            <text:p>4718473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2-31T00:00:00" table:style-name="ce2">
            <text:p>2021-12-31</text:p>
          </table:table-cell>
          <table:table-cell office:value-type="float" office:value="397" table:style-name="ce1">
            <text:p>397</text:p>
          </table:table-cell>
          <table:table-cell office:value-type="float" office:value="60069" table:style-name="ce1">
            <text:p>60069</text:p>
          </table:table-cell>
          <table:table-cell office:value-type="float" office:value="14108431" table:style-name="ce1">
            <text:p>1410843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Qatar</text:p>
          </table:table-cell>
          <table:table-cell office:value-type="date" office:date-value="2023-07-15T00:00:00" table:style-name="ce2">
            <text:p>2023-07-15</text:p>
          </table:table-cell>
          <table:table-cell office:value-type="float" office:value="538" table:style-name="ce1">
            <text:p>538</text:p>
          </table:table-cell>
          <table:table-cell office:value-type="float" office:value="93557" table:style-name="ce1">
            <text:p>93557</text:p>
          </table:table-cell>
          <table:table-cell office:value-type="float" office:value="42703299" table:style-name="ce1">
            <text:p>4270329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Cuba</text:p>
          </table:table-cell>
          <table:table-cell office:value-type="date" office:date-value="2022-02-17T00:00:00" table:style-name="ce2">
            <text:p>2022-02-17</text:p>
          </table:table-cell>
          <table:table-cell office:value-type="float" office:value="640" table:style-name="ce1">
            <text:p>640</text:p>
          </table:table-cell>
          <table:table-cell office:value-type="float" office:value="87588" table:style-name="ce1">
            <text:p>87588</text:p>
          </table:table-cell>
          <table:table-cell office:value-type="float" office:value="2807759" table:style-name="ce1">
            <text:p>280775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Anguilla</text:p>
          </table:table-cell>
          <table:table-cell office:value-type="date" office:date-value="2023-01-20T00:00:00" table:style-name="ce2">
            <text:p>2023-01-20</text:p>
          </table:table-cell>
          <table:table-cell office:value-type="float" office:value="517" table:style-name="ce1">
            <text:p>517</text:p>
          </table:table-cell>
          <table:table-cell office:value-type="float" office:value="8250" table:style-name="ce1">
            <text:p>8250</text:p>
          </table:table-cell>
          <table:table-cell office:value-type="float" office:value="37930822" table:style-name="ce1">
            <text:p>3793082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Bosnia and Herzegovina</text:p>
          </table:table-cell>
          <table:table-cell office:value-type="date" office:date-value="2022-06-13T00:00:00" table:style-name="ce2">
            <text:p>2022-06-13</text:p>
          </table:table-cell>
          <table:table-cell office:value-type="float" office:value="544" table:style-name="ce1">
            <text:p>544</text:p>
          </table:table-cell>
          <table:table-cell office:value-type="float" office:value="39164" table:style-name="ce1">
            <text:p>39164</text:p>
          </table:table-cell>
          <table:table-cell office:value-type="float" office:value="15598882" table:style-name="ce1">
            <text:p>1559888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Djibouti</text:p>
          </table:table-cell>
          <table:table-cell office:value-type="date" office:date-value="2021-10-08T00:00:00" table:style-name="ce2">
            <text:p>2021-10-08</text:p>
          </table:table-cell>
          <table:table-cell office:value-type="float" office:value="911" table:style-name="ce1">
            <text:p>911</text:p>
          </table:table-cell>
          <table:table-cell office:value-type="float" office:value="78981" table:style-name="ce1">
            <text:p>78981</text:p>
          </table:table-cell>
          <table:table-cell office:value-type="float" office:value="12861092" table:style-name="ce1">
            <text:p>1286109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Cape Verde</text:p>
          </table:table-cell>
          <table:table-cell office:value-type="date" office:date-value="2022-02-24T00:00:00" table:style-name="ce2">
            <text:p>2022-02-24</text:p>
          </table:table-cell>
          <table:table-cell office:value-type="float" office:value="959" table:style-name="ce1">
            <text:p>959</text:p>
          </table:table-cell>
          <table:table-cell office:value-type="float" office:value="98006" table:style-name="ce1">
            <text:p>98006</text:p>
          </table:table-cell>
          <table:table-cell office:value-type="float" office:value="10505856" table:style-name="ce1">
            <text:p>1050585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Fiji</text:p>
          </table:table-cell>
          <table:table-cell office:value-type="date" office:date-value="2022-08-01T00:00:00" table:style-name="ce2">
            <text:p>2022-08-01</text:p>
          </table:table-cell>
          <table:table-cell office:value-type="float" office:value="14" table:style-name="ce1">
            <text:p>14</text:p>
          </table:table-cell>
          <table:table-cell office:value-type="float" office:value="58387" table:style-name="ce1">
            <text:p>58387</text:p>
          </table:table-cell>
          <table:table-cell office:value-type="float" office:value="47599323" table:style-name="ce1">
            <text:p>4759932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Guam</text:p>
          </table:table-cell>
          <table:table-cell office:value-type="date" office:date-value="2021-04-19T00:00:00" table:style-name="ce2">
            <text:p>2021-04-19</text:p>
          </table:table-cell>
          <table:table-cell office:value-type="float" office:value="418" table:style-name="ce1">
            <text:p>418</text:p>
          </table:table-cell>
          <table:table-cell office:value-type="float" office:value="18650" table:style-name="ce1">
            <text:p>18650</text:p>
          </table:table-cell>
          <table:table-cell office:value-type="float" office:value="12038402" table:style-name="ce1">
            <text:p>1203840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Bermuda</text:p>
          </table:table-cell>
          <table:table-cell office:value-type="date" office:date-value="2022-10-03T00:00:00" table:style-name="ce2">
            <text:p>2022-10-03</text:p>
          </table:table-cell>
          <table:table-cell office:value-type="float" office:value="503" table:style-name="ce1">
            <text:p>503</text:p>
          </table:table-cell>
          <table:table-cell office:value-type="float" office:value="56560" table:style-name="ce1">
            <text:p>56560</text:p>
          </table:table-cell>
          <table:table-cell office:value-type="float" office:value="30676115" table:style-name="ce1">
            <text:p>3067611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Burundi</text:p>
          </table:table-cell>
          <table:table-cell office:value-type="date" office:date-value="2023-02-15T00:00:00" table:style-name="ce2">
            <text:p>2023-02-15</text:p>
          </table:table-cell>
          <table:table-cell office:value-type="float" office:value="580" table:style-name="ce1">
            <text:p>580</text:p>
          </table:table-cell>
          <table:table-cell office:value-type="float" office:value="49044" table:style-name="ce1">
            <text:p>49044</text:p>
          </table:table-cell>
          <table:table-cell office:value-type="float" office:value="43141010" table:style-name="ce1">
            <text:p>4314101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4-01T00:00:00" table:style-name="ce2">
            <text:p>2022-04-01</text:p>
          </table:table-cell>
          <table:table-cell office:value-type="float" office:value="663" table:style-name="ce1">
            <text:p>663</text:p>
          </table:table-cell>
          <table:table-cell office:value-type="float" office:value="31836" table:style-name="ce1">
            <text:p>31836</text:p>
          </table:table-cell>
          <table:table-cell office:value-type="float" office:value="34236201" table:style-name="ce1">
            <text:p>3423620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Cuba</text:p>
          </table:table-cell>
          <table:table-cell office:value-type="date" office:date-value="2021-03-08T00:00:00" table:style-name="ce2">
            <text:p>2021-03-08</text:p>
          </table:table-cell>
          <table:table-cell office:value-type="float" office:value="875" table:style-name="ce1">
            <text:p>875</text:p>
          </table:table-cell>
          <table:table-cell office:value-type="float" office:value="71159" table:style-name="ce1">
            <text:p>71159</text:p>
          </table:table-cell>
          <table:table-cell office:value-type="float" office:value="2470710" table:style-name="ce1">
            <text:p>247071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Djibouti</text:p>
          </table:table-cell>
          <table:table-cell office:value-type="date" office:date-value="2022-06-01T00:00:00" table:style-name="ce2">
            <text:p>2022-06-01</text:p>
          </table:table-cell>
          <table:table-cell office:value-type="float" office:value="522" table:style-name="ce1">
            <text:p>522</text:p>
          </table:table-cell>
          <table:table-cell office:value-type="float" office:value="94637" table:style-name="ce1">
            <text:p>94637</text:p>
          </table:table-cell>
          <table:table-cell office:value-type="float" office:value="29557895" table:style-name="ce1">
            <text:p>29557895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Cyprus</text:p>
          </table:table-cell>
          <table:table-cell office:value-type="date" office:date-value="2021-11-05T00:00:00" table:style-name="ce2">
            <text:p>2021-11-05</text:p>
          </table:table-cell>
          <table:table-cell office:value-type="float" office:value="429" table:style-name="ce1">
            <text:p>429</text:p>
          </table:table-cell>
          <table:table-cell office:value-type="float" office:value="83061" table:style-name="ce1">
            <text:p>83061</text:p>
          </table:table-cell>
          <table:table-cell office:value-type="float" office:value="20607786" table:style-name="ce1">
            <text:p>2060778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Senegal</text:p>
          </table:table-cell>
          <table:table-cell office:value-type="date" office:date-value="2021-09-07T00:00:00" table:style-name="ce2">
            <text:p>2021-09-07</text:p>
          </table:table-cell>
          <table:table-cell office:value-type="float" office:value="403" table:style-name="ce1">
            <text:p>403</text:p>
          </table:table-cell>
          <table:table-cell office:value-type="float" office:value="58630" table:style-name="ce1">
            <text:p>58630</text:p>
          </table:table-cell>
          <table:table-cell office:value-type="float" office:value="29705480" table:style-name="ce1">
            <text:p>2970548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Sudan</text:p>
          </table:table-cell>
          <table:table-cell office:value-type="date" office:date-value="2022-08-11T00:00:00" table:style-name="ce2">
            <text:p>2022-08-11</text:p>
          </table:table-cell>
          <table:table-cell office:value-type="float" office:value="464" table:style-name="ce1">
            <text:p>464</text:p>
          </table:table-cell>
          <table:table-cell office:value-type="float" office:value="38645" table:style-name="ce1">
            <text:p>38645</text:p>
          </table:table-cell>
          <table:table-cell office:value-type="float" office:value="42570044" table:style-name="ce1">
            <text:p>4257004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Saint Barthelemy</text:p>
          </table:table-cell>
          <table:table-cell office:value-type="date" office:date-value="2021-01-17T00:00:00" table:style-name="ce2">
            <text:p>2021-01-17</text:p>
          </table:table-cell>
          <table:table-cell office:value-type="float" office:value="247" table:style-name="ce1">
            <text:p>247</text:p>
          </table:table-cell>
          <table:table-cell office:value-type="float" office:value="18251" table:style-name="ce1">
            <text:p>18251</text:p>
          </table:table-cell>
          <table:table-cell office:value-type="float" office:value="40507718" table:style-name="ce1">
            <text:p>4050771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Bosnia and Herzegovina</text:p>
          </table:table-cell>
          <table:table-cell office:value-type="date" office:date-value="2022-10-31T00:00:00" table:style-name="ce2">
            <text:p>2022-10-31</text:p>
          </table:table-cell>
          <table:table-cell office:value-type="float" office:value="808" table:style-name="ce1">
            <text:p>808</text:p>
          </table:table-cell>
          <table:table-cell office:value-type="float" office:value="54141" table:style-name="ce1">
            <text:p>54141</text:p>
          </table:table-cell>
          <table:table-cell office:value-type="float" office:value="47264599" table:style-name="ce1">
            <text:p>4726459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Anguilla</text:p>
          </table:table-cell>
          <table:table-cell office:value-type="date" office:date-value="2021-12-12T00:00:00" table:style-name="ce2">
            <text:p>2021-12-12</text:p>
          </table:table-cell>
          <table:table-cell office:value-type="float" office:value="893" table:style-name="ce1">
            <text:p>893</text:p>
          </table:table-cell>
          <table:table-cell office:value-type="float" office:value="73344" table:style-name="ce1">
            <text:p>73344</text:p>
          </table:table-cell>
          <table:table-cell office:value-type="float" office:value="36221382" table:style-name="ce1">
            <text:p>3622138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Fiji</text:p>
          </table:table-cell>
          <table:table-cell office:value-type="date" office:date-value="2022-09-26T00:00:00" table:style-name="ce2">
            <text:p>2022-09-26</text:p>
          </table:table-cell>
          <table:table-cell office:value-type="float" office:value="766" table:style-name="ce1">
            <text:p>766</text:p>
          </table:table-cell>
          <table:table-cell office:value-type="float" office:value="40577" table:style-name="ce1">
            <text:p>40577</text:p>
          </table:table-cell>
          <table:table-cell office:value-type="float" office:value="11296754" table:style-name="ce1">
            <text:p>1129675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Cape Verde</text:p>
          </table:table-cell>
          <table:table-cell office:value-type="date" office:date-value="2023-04-22T00:00:00" table:style-name="ce2">
            <text:p>2023-04-22</text:p>
          </table:table-cell>
          <table:table-cell office:value-type="float" office:value="23" table:style-name="ce1">
            <text:p>23</text:p>
          </table:table-cell>
          <table:table-cell office:value-type="float" office:value="37215" table:style-name="ce1">
            <text:p>37215</text:p>
          </table:table-cell>
          <table:table-cell office:value-type="float" office:value="35925108" table:style-name="ce1">
            <text:p>35925108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Fiji</text:p>
          </table:table-cell>
          <table:table-cell office:value-type="date" office:date-value="2023-01-07T00:00:00" table:style-name="ce2">
            <text:p>2023-01-07</text:p>
          </table:table-cell>
          <table:table-cell office:value-type="float" office:value="598" table:style-name="ce1">
            <text:p>598</text:p>
          </table:table-cell>
          <table:table-cell office:value-type="float" office:value="42817" table:style-name="ce1">
            <text:p>42817</text:p>
          </table:table-cell>
          <table:table-cell office:value-type="float" office:value="29871404" table:style-name="ce1">
            <text:p>2987140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Uganda</text:p>
          </table:table-cell>
          <table:table-cell office:value-type="date" office:date-value="2023-01-21T00:00:00" table:style-name="ce2">
            <text:p>2023-01-21</text:p>
          </table:table-cell>
          <table:table-cell office:value-type="float" office:value="672" table:style-name="ce1">
            <text:p>672</text:p>
          </table:table-cell>
          <table:table-cell office:value-type="float" office:value="72515" table:style-name="ce1">
            <text:p>72515</text:p>
          </table:table-cell>
          <table:table-cell office:value-type="float" office:value="22943547" table:style-name="ce1">
            <text:p>2294354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Fiji</text:p>
          </table:table-cell>
          <table:table-cell office:value-type="date" office:date-value="2022-08-01T00:00:00" table:style-name="ce2">
            <text:p>2022-08-01</text:p>
          </table:table-cell>
          <table:table-cell office:value-type="float" office:value="540" table:style-name="ce1">
            <text:p>540</text:p>
          </table:table-cell>
          <table:table-cell office:value-type="float" office:value="68531" table:style-name="ce1">
            <text:p>68531</text:p>
          </table:table-cell>
          <table:table-cell office:value-type="float" office:value="40451105" table:style-name="ce1">
            <text:p>4045110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Antigua and Barbuda</text:p>
          </table:table-cell>
          <table:table-cell office:value-type="date" office:date-value="2021-05-29T00:00:00" table:style-name="ce2">
            <text:p>2021-05-29</text:p>
          </table:table-cell>
          <table:table-cell office:value-type="float" office:value="42" table:style-name="ce1">
            <text:p>42</text:p>
          </table:table-cell>
          <table:table-cell office:value-type="float" office:value="60536" table:style-name="ce1">
            <text:p>60536</text:p>
          </table:table-cell>
          <table:table-cell office:value-type="float" office:value="40264790" table:style-name="ce1">
            <text:p>4026479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Guadeloupe</text:p>
          </table:table-cell>
          <table:table-cell office:value-type="date" office:date-value="2023-04-11T00:00:00" table:style-name="ce2">
            <text:p>2023-04-11</text:p>
          </table:table-cell>
          <table:table-cell office:value-type="float" office:value="625" table:style-name="ce1">
            <text:p>625</text:p>
          </table:table-cell>
          <table:table-cell office:value-type="float" office:value="82213" table:style-name="ce1">
            <text:p>82213</text:p>
          </table:table-cell>
          <table:table-cell office:value-type="float" office:value="29771727" table:style-name="ce1">
            <text:p>2977172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Ecuador</text:p>
          </table:table-cell>
          <table:table-cell office:value-type="date" office:date-value="2023-10-31T00:00:00" table:style-name="ce2">
            <text:p>2023-10-31</text:p>
          </table:table-cell>
          <table:table-cell office:value-type="float" office:value="794" table:style-name="ce1">
            <text:p>794</text:p>
          </table:table-cell>
          <table:table-cell office:value-type="float" office:value="88577" table:style-name="ce1">
            <text:p>88577</text:p>
          </table:table-cell>
          <table:table-cell office:value-type="float" office:value="47127246" table:style-name="ce1">
            <text:p>4712724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Reunion</text:p>
          </table:table-cell>
          <table:table-cell office:value-type="date" office:date-value="2022-07-11T00:00:00" table:style-name="ce2">
            <text:p>2022-07-11</text:p>
          </table:table-cell>
          <table:table-cell office:value-type="float" office:value="950" table:style-name="ce1">
            <text:p>950</text:p>
          </table:table-cell>
          <table:table-cell office:value-type="float" office:value="23960" table:style-name="ce1">
            <text:p>23960</text:p>
          </table:table-cell>
          <table:table-cell office:value-type="float" office:value="39306290" table:style-name="ce1">
            <text:p>3930629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Italy</text:p>
          </table:table-cell>
          <table:table-cell office:value-type="date" office:date-value="2022-09-26T00:00:00" table:style-name="ce2">
            <text:p>2022-09-26</text:p>
          </table:table-cell>
          <table:table-cell office:value-type="float" office:value="784" table:style-name="ce1">
            <text:p>784</text:p>
          </table:table-cell>
          <table:table-cell office:value-type="float" office:value="95800" table:style-name="ce1">
            <text:p>95800</text:p>
          </table:table-cell>
          <table:table-cell office:value-type="float" office:value="44104041" table:style-name="ce1">
            <text:p>4410404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Anguilla</text:p>
          </table:table-cell>
          <table:table-cell office:value-type="date" office:date-value="2022-05-13T00:00:00" table:style-name="ce2">
            <text:p>2022-05-13</text:p>
          </table:table-cell>
          <table:table-cell office:value-type="float" office:value="195" table:style-name="ce1">
            <text:p>195</text:p>
          </table:table-cell>
          <table:table-cell office:value-type="float" office:value="5529" table:style-name="ce1">
            <text:p>5529</text:p>
          </table:table-cell>
          <table:table-cell office:value-type="float" office:value="45316420" table:style-name="ce1">
            <text:p>4531642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Guadeloupe</text:p>
          </table:table-cell>
          <table:table-cell office:value-type="date" office:date-value="2021-10-17T00:00:00" table:style-name="ce2">
            <text:p>2021-10-17</text:p>
          </table:table-cell>
          <table:table-cell office:value-type="float" office:value="461" table:style-name="ce1">
            <text:p>461</text:p>
          </table:table-cell>
          <table:table-cell office:value-type="float" office:value="27453" table:style-name="ce1">
            <text:p>27453</text:p>
          </table:table-cell>
          <table:table-cell office:value-type="float" office:value="3163728" table:style-name="ce1">
            <text:p>316372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Cayman Islands</text:p>
          </table:table-cell>
          <table:table-cell office:value-type="date" office:date-value="2022-09-22T00:00:00" table:style-name="ce2">
            <text:p>2022-09-22</text:p>
          </table:table-cell>
          <table:table-cell office:value-type="float" office:value="568" table:style-name="ce1">
            <text:p>568</text:p>
          </table:table-cell>
          <table:table-cell office:value-type="float" office:value="76095" table:style-name="ce1">
            <text:p>76095</text:p>
          </table:table-cell>
          <table:table-cell office:value-type="float" office:value="29431113" table:style-name="ce1">
            <text:p>2943111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Fiji</text:p>
          </table:table-cell>
          <table:table-cell office:value-type="date" office:date-value="2021-07-19T00:00:00" table:style-name="ce2">
            <text:p>2021-07-19</text:p>
          </table:table-cell>
          <table:table-cell office:value-type="float" office:value="708" table:style-name="ce1">
            <text:p>708</text:p>
          </table:table-cell>
          <table:table-cell office:value-type="float" office:value="57035" table:style-name="ce1">
            <text:p>57035</text:p>
          </table:table-cell>
          <table:table-cell office:value-type="float" office:value="342603" table:style-name="ce1">
            <text:p>34260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Cuba</text:p>
          </table:table-cell>
          <table:table-cell office:value-type="date" office:date-value="2022-07-13T00:00:00" table:style-name="ce2">
            <text:p>2022-07-13</text:p>
          </table:table-cell>
          <table:table-cell office:value-type="float" office:value="222" table:style-name="ce1">
            <text:p>222</text:p>
          </table:table-cell>
          <table:table-cell office:value-type="float" office:value="21398" table:style-name="ce1">
            <text:p>21398</text:p>
          </table:table-cell>
          <table:table-cell office:value-type="float" office:value="45846238" table:style-name="ce1">
            <text:p>4584623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Djibouti</text:p>
          </table:table-cell>
          <table:table-cell office:value-type="date" office:date-value="2023-03-13T00:00:00" table:style-name="ce2">
            <text:p>2023-03-13</text:p>
          </table:table-cell>
          <table:table-cell office:value-type="float" office:value="431" table:style-name="ce1">
            <text:p>431</text:p>
          </table:table-cell>
          <table:table-cell office:value-type="float" office:value="59389" table:style-name="ce1">
            <text:p>59389</text:p>
          </table:table-cell>
          <table:table-cell office:value-type="float" office:value="2404859" table:style-name="ce1">
            <text:p>240485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Congo</text:p>
          </table:table-cell>
          <table:table-cell office:value-type="date" office:date-value="2022-01-03T00:00:00" table:style-name="ce2">
            <text:p>2022-01-03</text:p>
          </table:table-cell>
          <table:table-cell office:value-type="float" office:value="917" table:style-name="ce1">
            <text:p>917</text:p>
          </table:table-cell>
          <table:table-cell office:value-type="float" office:value="40289" table:style-name="ce1">
            <text:p>40289</text:p>
          </table:table-cell>
          <table:table-cell office:value-type="float" office:value="46335824" table:style-name="ce1">
            <text:p>4633582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Netherlands Antilles</text:p>
          </table:table-cell>
          <table:table-cell office:value-type="date" office:date-value="2023-02-25T00:00:00" table:style-name="ce2">
            <text:p>2023-02-25</text:p>
          </table:table-cell>
          <table:table-cell office:value-type="float" office:value="889" table:style-name="ce1">
            <text:p>889</text:p>
          </table:table-cell>
          <table:table-cell office:value-type="float" office:value="86880" table:style-name="ce1">
            <text:p>86880</text:p>
          </table:table-cell>
          <table:table-cell office:value-type="float" office:value="4368648" table:style-name="ce1">
            <text:p>436864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Serbia</text:p>
          </table:table-cell>
          <table:table-cell office:value-type="date" office:date-value="2022-11-09T00:00:00" table:style-name="ce2">
            <text:p>2022-11-09</text:p>
          </table:table-cell>
          <table:table-cell office:value-type="float" office:value="831" table:style-name="ce1">
            <text:p>831</text:p>
          </table:table-cell>
          <table:table-cell office:value-type="float" office:value="46061" table:style-name="ce1">
            <text:p>46061</text:p>
          </table:table-cell>
          <table:table-cell office:value-type="float" office:value="11321593" table:style-name="ce1">
            <text:p>1132159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Uganda</text:p>
          </table:table-cell>
          <table:table-cell office:value-type="date" office:date-value="2023-04-25T00:00:00" table:style-name="ce2">
            <text:p>2023-04-25</text:p>
          </table:table-cell>
          <table:table-cell office:value-type="float" office:value="570" table:style-name="ce1">
            <text:p>570</text:p>
          </table:table-cell>
          <table:table-cell office:value-type="float" office:value="45065" table:style-name="ce1">
            <text:p>45065</text:p>
          </table:table-cell>
          <table:table-cell office:value-type="float" office:value="32728686" table:style-name="ce1">
            <text:p>3272868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Senegal</text:p>
          </table:table-cell>
          <table:table-cell office:value-type="date" office:date-value="2021-02-19T00:00:00" table:style-name="ce2">
            <text:p>2021-02-19</text:p>
          </table:table-cell>
          <table:table-cell office:value-type="float" office:value="537" table:style-name="ce1">
            <text:p>537</text:p>
          </table:table-cell>
          <table:table-cell office:value-type="float" office:value="34830" table:style-name="ce1">
            <text:p>34830</text:p>
          </table:table-cell>
          <table:table-cell office:value-type="float" office:value="40694521" table:style-name="ce1">
            <text:p>4069452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Ecuador</text:p>
          </table:table-cell>
          <table:table-cell office:value-type="date" office:date-value="2023-12-10T00:00:00" table:style-name="ce2">
            <text:p>2023-12-10</text:p>
          </table:table-cell>
          <table:table-cell office:value-type="float" office:value="393" table:style-name="ce1">
            <text:p>393</text:p>
          </table:table-cell>
          <table:table-cell office:value-type="float" office:value="82973" table:style-name="ce1">
            <text:p>82973</text:p>
          </table:table-cell>
          <table:table-cell office:value-type="float" office:value="12414141" table:style-name="ce1">
            <text:p>1241414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Djibouti</text:p>
          </table:table-cell>
          <table:table-cell office:value-type="date" office:date-value="2022-09-20T00:00:00" table:style-name="ce2">
            <text:p>2022-09-20</text:p>
          </table:table-cell>
          <table:table-cell office:value-type="float" office:value="790" table:style-name="ce1">
            <text:p>790</text:p>
          </table:table-cell>
          <table:table-cell office:value-type="float" office:value="87075" table:style-name="ce1">
            <text:p>87075</text:p>
          </table:table-cell>
          <table:table-cell office:value-type="float" office:value="18308866" table:style-name="ce1">
            <text:p>1830886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Mauritius</text:p>
          </table:table-cell>
          <table:table-cell office:value-type="date" office:date-value="2023-07-28T00:00:00" table:style-name="ce2">
            <text:p>2023-07-28</text:p>
          </table:table-cell>
          <table:table-cell office:value-type="float" office:value="867" table:style-name="ce1">
            <text:p>867</text:p>
          </table:table-cell>
          <table:table-cell office:value-type="float" office:value="59133" table:style-name="ce1">
            <text:p>59133</text:p>
          </table:table-cell>
          <table:table-cell office:value-type="float" office:value="25031263" table:style-name="ce1">
            <text:p>2503126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Cuba</text:p>
          </table:table-cell>
          <table:table-cell office:value-type="date" office:date-value="2023-10-18T00:00:00" table:style-name="ce2">
            <text:p>2023-10-18</text:p>
          </table:table-cell>
          <table:table-cell office:value-type="float" office:value="100" table:style-name="ce1">
            <text:p>100</text:p>
          </table:table-cell>
          <table:table-cell office:value-type="float" office:value="38476" table:style-name="ce1">
            <text:p>38476</text:p>
          </table:table-cell>
          <table:table-cell office:value-type="float" office:value="9167142" table:style-name="ce1">
            <text:p>916714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Cyprus</text:p>
          </table:table-cell>
          <table:table-cell office:value-type="date" office:date-value="2023-08-14T00:00:00" table:style-name="ce2">
            <text:p>2023-08-14</text:p>
          </table:table-cell>
          <table:table-cell office:value-type="float" office:value="55" table:style-name="ce1">
            <text:p>55</text:p>
          </table:table-cell>
          <table:table-cell office:value-type="float" office:value="62553" table:style-name="ce1">
            <text:p>62553</text:p>
          </table:table-cell>
          <table:table-cell office:value-type="float" office:value="33776585" table:style-name="ce1">
            <text:p>3377658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Guadeloupe</text:p>
          </table:table-cell>
          <table:table-cell office:value-type="date" office:date-value="2022-04-11T00:00:00" table:style-name="ce2">
            <text:p>2022-04-11</text:p>
          </table:table-cell>
          <table:table-cell office:value-type="float" office:value="488" table:style-name="ce1">
            <text:p>488</text:p>
          </table:table-cell>
          <table:table-cell office:value-type="float" office:value="6975" table:style-name="ce1">
            <text:p>6975</text:p>
          </table:table-cell>
          <table:table-cell office:value-type="float" office:value="44549678" table:style-name="ce1">
            <text:p>4454967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Namibia</text:p>
          </table:table-cell>
          <table:table-cell office:value-type="date" office:date-value="2023-07-18T00:00:00" table:style-name="ce2">
            <text:p>2023-07-18</text:p>
          </table:table-cell>
          <table:table-cell office:value-type="float" office:value="332" table:style-name="ce1">
            <text:p>332</text:p>
          </table:table-cell>
          <table:table-cell office:value-type="float" office:value="69231" table:style-name="ce1">
            <text:p>69231</text:p>
          </table:table-cell>
          <table:table-cell office:value-type="float" office:value="12338230" table:style-name="ce1">
            <text:p>1233823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Bosnia and Herzegovina</text:p>
          </table:table-cell>
          <table:table-cell office:value-type="date" office:date-value="2021-11-27T00:00:00" table:style-name="ce2">
            <text:p>2021-11-27</text:p>
          </table:table-cell>
          <table:table-cell office:value-type="float" office:value="217" table:style-name="ce1">
            <text:p>217</text:p>
          </table:table-cell>
          <table:table-cell office:value-type="float" office:value="70533" table:style-name="ce1">
            <text:p>70533</text:p>
          </table:table-cell>
          <table:table-cell office:value-type="float" office:value="7863972" table:style-name="ce1">
            <text:p>786397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2-10-25T00:00:00" table:style-name="ce2">
            <text:p>2022-10-25</text:p>
          </table:table-cell>
          <table:table-cell office:value-type="float" office:value="782" table:style-name="ce1">
            <text:p>782</text:p>
          </table:table-cell>
          <table:table-cell office:value-type="float" office:value="59370" table:style-name="ce1">
            <text:p>59370</text:p>
          </table:table-cell>
          <table:table-cell office:value-type="float" office:value="18326532" table:style-name="ce1">
            <text:p>1832653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Cayman Islands</text:p>
          </table:table-cell>
          <table:table-cell office:value-type="date" office:date-value="2022-06-08T00:00:00" table:style-name="ce2">
            <text:p>2022-06-08</text:p>
          </table:table-cell>
          <table:table-cell office:value-type="float" office:value="232" table:style-name="ce1">
            <text:p>232</text:p>
          </table:table-cell>
          <table:table-cell office:value-type="float" office:value="20169" table:style-name="ce1">
            <text:p>20169</text:p>
          </table:table-cell>
          <table:table-cell office:value-type="float" office:value="16956013" table:style-name="ce1">
            <text:p>1695601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Trinidad and Tobago</text:p>
          </table:table-cell>
          <table:table-cell office:value-type="date" office:date-value="2023-01-03T00:00:00" table:style-name="ce2">
            <text:p>2023-01-03</text:p>
          </table:table-cell>
          <table:table-cell office:value-type="float" office:value="954" table:style-name="ce1">
            <text:p>954</text:p>
          </table:table-cell>
          <table:table-cell office:value-type="float" office:value="30592" table:style-name="ce1">
            <text:p>30592</text:p>
          </table:table-cell>
          <table:table-cell office:value-type="float" office:value="1781037" table:style-name="ce1">
            <text:p>178103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6-29T00:00:00" table:style-name="ce2">
            <text:p>2022-06-29</text:p>
          </table:table-cell>
          <table:table-cell office:value-type="float" office:value="725" table:style-name="ce1">
            <text:p>725</text:p>
          </table:table-cell>
          <table:table-cell office:value-type="float" office:value="40544" table:style-name="ce1">
            <text:p>40544</text:p>
          </table:table-cell>
          <table:table-cell office:value-type="float" office:value="36026735" table:style-name="ce1">
            <text:p>3602673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Bosnia and Herzegovina</text:p>
          </table:table-cell>
          <table:table-cell office:value-type="date" office:date-value="2021-05-08T00:00:00" table:style-name="ce2">
            <text:p>2021-05-08</text:p>
          </table:table-cell>
          <table:table-cell office:value-type="float" office:value="599" table:style-name="ce1">
            <text:p>599</text:p>
          </table:table-cell>
          <table:table-cell office:value-type="float" office:value="90873" table:style-name="ce1">
            <text:p>90873</text:p>
          </table:table-cell>
          <table:table-cell office:value-type="float" office:value="41565398" table:style-name="ce1">
            <text:p>41565398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Antigua and Barbuda</text:p>
          </table:table-cell>
          <table:table-cell office:value-type="date" office:date-value="2021-04-23T00:00:00" table:style-name="ce2">
            <text:p>2021-04-23</text:p>
          </table:table-cell>
          <table:table-cell office:value-type="float" office:value="297" table:style-name="ce1">
            <text:p>297</text:p>
          </table:table-cell>
          <table:table-cell office:value-type="float" office:value="6250" table:style-name="ce1">
            <text:p>6250</text:p>
          </table:table-cell>
          <table:table-cell office:value-type="float" office:value="46901190" table:style-name="ce1">
            <text:p>4690119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Cape Verde</text:p>
          </table:table-cell>
          <table:table-cell office:value-type="date" office:date-value="2022-03-12T00:00:00" table:style-name="ce2">
            <text:p>2022-03-12</text:p>
          </table:table-cell>
          <table:table-cell office:value-type="float" office:value="9" table:style-name="ce1">
            <text:p>9</text:p>
          </table:table-cell>
          <table:table-cell office:value-type="float" office:value="64559" table:style-name="ce1">
            <text:p>64559</text:p>
          </table:table-cell>
          <table:table-cell office:value-type="float" office:value="24084795" table:style-name="ce1">
            <text:p>2408479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Saint Barthelemy</text:p>
          </table:table-cell>
          <table:table-cell office:value-type="date" office:date-value="2022-04-07T00:00:00" table:style-name="ce2">
            <text:p>2022-04-07</text:p>
          </table:table-cell>
          <table:table-cell office:value-type="float" office:value="908" table:style-name="ce1">
            <text:p>908</text:p>
          </table:table-cell>
          <table:table-cell office:value-type="float" office:value="15804" table:style-name="ce1">
            <text:p>15804</text:p>
          </table:table-cell>
          <table:table-cell office:value-type="float" office:value="45566290" table:style-name="ce1">
            <text:p>4556629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7-18T00:00:00" table:style-name="ce2">
            <text:p>2023-07-18</text:p>
          </table:table-cell>
          <table:table-cell office:value-type="float" office:value="521" table:style-name="ce1">
            <text:p>521</text:p>
          </table:table-cell>
          <table:table-cell office:value-type="float" office:value="84219" table:style-name="ce1">
            <text:p>84219</text:p>
          </table:table-cell>
          <table:table-cell office:value-type="float" office:value="9521964" table:style-name="ce1">
            <text:p>952196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Italy</text:p>
          </table:table-cell>
          <table:table-cell office:value-type="date" office:date-value="2022-07-21T00:00:00" table:style-name="ce2">
            <text:p>2022-07-21</text:p>
          </table:table-cell>
          <table:table-cell office:value-type="float" office:value="204" table:style-name="ce1">
            <text:p>204</text:p>
          </table:table-cell>
          <table:table-cell office:value-type="float" office:value="59112" table:style-name="ce1">
            <text:p>59112</text:p>
          </table:table-cell>
          <table:table-cell office:value-type="float" office:value="38588592" table:style-name="ce1">
            <text:p>3858859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Saint Barthelemy</text:p>
          </table:table-cell>
          <table:table-cell office:value-type="date" office:date-value="2023-09-04T00:00:00" table:style-name="ce2">
            <text:p>2023-09-04</text:p>
          </table:table-cell>
          <table:table-cell office:value-type="float" office:value="824" table:style-name="ce1">
            <text:p>824</text:p>
          </table:table-cell>
          <table:table-cell office:value-type="float" office:value="36555" table:style-name="ce1">
            <text:p>36555</text:p>
          </table:table-cell>
          <table:table-cell office:value-type="float" office:value="12759296" table:style-name="ce1">
            <text:p>1275929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Macedonia</text:p>
          </table:table-cell>
          <table:table-cell office:value-type="date" office:date-value="2022-12-30T00:00:00" table:style-name="ce2">
            <text:p>2022-12-30</text:p>
          </table:table-cell>
          <table:table-cell office:value-type="float" office:value="952" table:style-name="ce1">
            <text:p>952</text:p>
          </table:table-cell>
          <table:table-cell office:value-type="float" office:value="52893" table:style-name="ce1">
            <text:p>52893</text:p>
          </table:table-cell>
          <table:table-cell office:value-type="float" office:value="49451452" table:style-name="ce1">
            <text:p>4945145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6-06T00:00:00" table:style-name="ce2">
            <text:p>2023-06-06</text:p>
          </table:table-cell>
          <table:table-cell office:value-type="float" office:value="476" table:style-name="ce1">
            <text:p>476</text:p>
          </table:table-cell>
          <table:table-cell office:value-type="float" office:value="47967" table:style-name="ce1">
            <text:p>47967</text:p>
          </table:table-cell>
          <table:table-cell office:value-type="float" office:value="43208333" table:style-name="ce1">
            <text:p>4320833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Italy</text:p>
          </table:table-cell>
          <table:table-cell office:value-type="date" office:date-value="2023-08-02T00:00:00" table:style-name="ce2">
            <text:p>2023-08-02</text:p>
          </table:table-cell>
          <table:table-cell office:value-type="float" office:value="337" table:style-name="ce1">
            <text:p>337</text:p>
          </table:table-cell>
          <table:table-cell office:value-type="float" office:value="74103" table:style-name="ce1">
            <text:p>74103</text:p>
          </table:table-cell>
          <table:table-cell office:value-type="float" office:value="41562250" table:style-name="ce1">
            <text:p>4156225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Cuba</text:p>
          </table:table-cell>
          <table:table-cell office:value-type="date" office:date-value="2021-02-13T00:00:00" table:style-name="ce2">
            <text:p>2021-02-13</text:p>
          </table:table-cell>
          <table:table-cell office:value-type="float" office:value="577" table:style-name="ce1">
            <text:p>577</text:p>
          </table:table-cell>
          <table:table-cell office:value-type="float" office:value="86840" table:style-name="ce1">
            <text:p>86840</text:p>
          </table:table-cell>
          <table:table-cell office:value-type="float" office:value="21772651" table:style-name="ce1">
            <text:p>2177265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Italy</text:p>
          </table:table-cell>
          <table:table-cell office:value-type="date" office:date-value="2021-06-07T00:00:00" table:style-name="ce2">
            <text:p>2021-06-07</text:p>
          </table:table-cell>
          <table:table-cell office:value-type="float" office:value="687" table:style-name="ce1">
            <text:p>687</text:p>
          </table:table-cell>
          <table:table-cell office:value-type="float" office:value="59532" table:style-name="ce1">
            <text:p>59532</text:p>
          </table:table-cell>
          <table:table-cell office:value-type="float" office:value="20754512" table:style-name="ce1">
            <text:p>2075451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Fiji</text:p>
          </table:table-cell>
          <table:table-cell office:value-type="date" office:date-value="2021-01-28T00:00:00" table:style-name="ce2">
            <text:p>2021-01-28</text:p>
          </table:table-cell>
          <table:table-cell office:value-type="float" office:value="412" table:style-name="ce1">
            <text:p>412</text:p>
          </table:table-cell>
          <table:table-cell office:value-type="float" office:value="80032" table:style-name="ce1">
            <text:p>80032</text:p>
          </table:table-cell>
          <table:table-cell office:value-type="float" office:value="22753283" table:style-name="ce1">
            <text:p>2275328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Cyprus</text:p>
          </table:table-cell>
          <table:table-cell office:value-type="date" office:date-value="2023-06-15T00:00:00" table:style-name="ce2">
            <text:p>2023-06-15</text:p>
          </table:table-cell>
          <table:table-cell office:value-type="float" office:value="581" table:style-name="ce1">
            <text:p>581</text:p>
          </table:table-cell>
          <table:table-cell office:value-type="float" office:value="88739" table:style-name="ce1">
            <text:p>88739</text:p>
          </table:table-cell>
          <table:table-cell office:value-type="float" office:value="39122890" table:style-name="ce1">
            <text:p>3912289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Mauritius</text:p>
          </table:table-cell>
          <table:table-cell office:value-type="date" office:date-value="2022-01-10T00:00:00" table:style-name="ce2">
            <text:p>2022-01-10</text:p>
          </table:table-cell>
          <table:table-cell office:value-type="float" office:value="936" table:style-name="ce1">
            <text:p>936</text:p>
          </table:table-cell>
          <table:table-cell office:value-type="float" office:value="66495" table:style-name="ce1">
            <text:p>66495</text:p>
          </table:table-cell>
          <table:table-cell office:value-type="float" office:value="22612087" table:style-name="ce1">
            <text:p>2261208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Kiribati</text:p>
          </table:table-cell>
          <table:table-cell office:value-type="date" office:date-value="2023-02-24T00:00:00" table:style-name="ce2">
            <text:p>2023-02-24</text:p>
          </table:table-cell>
          <table:table-cell office:value-type="float" office:value="100" table:style-name="ce1">
            <text:p>100</text:p>
          </table:table-cell>
          <table:table-cell office:value-type="float" office:value="73659" table:style-name="ce1">
            <text:p>73659</text:p>
          </table:table-cell>
          <table:table-cell office:value-type="float" office:value="19196837" table:style-name="ce1">
            <text:p>1919683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Ecuador</text:p>
          </table:table-cell>
          <table:table-cell office:value-type="date" office:date-value="2023-12-07T00:00:00" table:style-name="ce2">
            <text:p>2023-12-07</text:p>
          </table:table-cell>
          <table:table-cell office:value-type="float" office:value="369" table:style-name="ce1">
            <text:p>369</text:p>
          </table:table-cell>
          <table:table-cell office:value-type="float" office:value="65521" table:style-name="ce1">
            <text:p>65521</text:p>
          </table:table-cell>
          <table:table-cell office:value-type="float" office:value="32015867" table:style-name="ce1">
            <text:p>3201586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Reunion</text:p>
          </table:table-cell>
          <table:table-cell office:value-type="date" office:date-value="2022-08-19T00:00:00" table:style-name="ce2">
            <text:p>2022-08-19</text:p>
          </table:table-cell>
          <table:table-cell office:value-type="float" office:value="299" table:style-name="ce1">
            <text:p>299</text:p>
          </table:table-cell>
          <table:table-cell office:value-type="float" office:value="5074" table:style-name="ce1">
            <text:p>5074</text:p>
          </table:table-cell>
          <table:table-cell office:value-type="float" office:value="31249723" table:style-name="ce1">
            <text:p>3124972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Benin</text:p>
          </table:table-cell>
          <table:table-cell office:value-type="date" office:date-value="2023-01-20T00:00:00" table:style-name="ce2">
            <text:p>2023-01-20</text:p>
          </table:table-cell>
          <table:table-cell office:value-type="float" office:value="833" table:style-name="ce1">
            <text:p>833</text:p>
          </table:table-cell>
          <table:table-cell office:value-type="float" office:value="19942" table:style-name="ce1">
            <text:p>19942</text:p>
          </table:table-cell>
          <table:table-cell office:value-type="float" office:value="43416267" table:style-name="ce1">
            <text:p>4341626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Uganda</text:p>
          </table:table-cell>
          <table:table-cell office:value-type="date" office:date-value="2023-01-15T00:00:00" table:style-name="ce2">
            <text:p>2023-01-15</text:p>
          </table:table-cell>
          <table:table-cell office:value-type="float" office:value="971" table:style-name="ce1">
            <text:p>971</text:p>
          </table:table-cell>
          <table:table-cell office:value-type="float" office:value="58024" table:style-name="ce1">
            <text:p>58024</text:p>
          </table:table-cell>
          <table:table-cell office:value-type="float" office:value="14786208" table:style-name="ce1">
            <text:p>1478620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7-18T00:00:00" table:style-name="ce2">
            <text:p>2021-07-18</text:p>
          </table:table-cell>
          <table:table-cell office:value-type="float" office:value="632" table:style-name="ce1">
            <text:p>632</text:p>
          </table:table-cell>
          <table:table-cell office:value-type="float" office:value="35442" table:style-name="ce1">
            <text:p>35442</text:p>
          </table:table-cell>
          <table:table-cell office:value-type="float" office:value="9173784" table:style-name="ce1">
            <text:p>917378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Uganda</text:p>
          </table:table-cell>
          <table:table-cell office:value-type="date" office:date-value="2022-07-07T00:00:00" table:style-name="ce2">
            <text:p>2022-07-07</text:p>
          </table:table-cell>
          <table:table-cell office:value-type="float" office:value="435" table:style-name="ce1">
            <text:p>435</text:p>
          </table:table-cell>
          <table:table-cell office:value-type="float" office:value="53732" table:style-name="ce1">
            <text:p>53732</text:p>
          </table:table-cell>
          <table:table-cell office:value-type="float" office:value="11991550" table:style-name="ce1">
            <text:p>1199155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8-29T00:00:00" table:style-name="ce2">
            <text:p>2023-08-29</text:p>
          </table:table-cell>
          <table:table-cell office:value-type="float" office:value="211" table:style-name="ce1">
            <text:p>211</text:p>
          </table:table-cell>
          <table:table-cell office:value-type="float" office:value="84266" table:style-name="ce1">
            <text:p>84266</text:p>
          </table:table-cell>
          <table:table-cell office:value-type="float" office:value="16869795" table:style-name="ce1">
            <text:p>1686979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Uganda</text:p>
          </table:table-cell>
          <table:table-cell office:value-type="date" office:date-value="2023-01-08T00:00:00" table:style-name="ce2">
            <text:p>2023-01-08</text:p>
          </table:table-cell>
          <table:table-cell office:value-type="float" office:value="980" table:style-name="ce1">
            <text:p>980</text:p>
          </table:table-cell>
          <table:table-cell office:value-type="float" office:value="74294" table:style-name="ce1">
            <text:p>74294</text:p>
          </table:table-cell>
          <table:table-cell office:value-type="float" office:value="5324061" table:style-name="ce1">
            <text:p>532406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3-02T00:00:00" table:style-name="ce2">
            <text:p>2022-03-02</text:p>
          </table:table-cell>
          <table:table-cell office:value-type="float" office:value="243" table:style-name="ce1">
            <text:p>243</text:p>
          </table:table-cell>
          <table:table-cell office:value-type="float" office:value="69871" table:style-name="ce1">
            <text:p>69871</text:p>
          </table:table-cell>
          <table:table-cell office:value-type="float" office:value="22114901" table:style-name="ce1">
            <text:p>2211490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Moldova</text:p>
          </table:table-cell>
          <table:table-cell office:value-type="date" office:date-value="2022-08-26T00:00:00" table:style-name="ce2">
            <text:p>2022-08-26</text:p>
          </table:table-cell>
          <table:table-cell office:value-type="float" office:value="471" table:style-name="ce1">
            <text:p>471</text:p>
          </table:table-cell>
          <table:table-cell office:value-type="float" office:value="20069" table:style-name="ce1">
            <text:p>20069</text:p>
          </table:table-cell>
          <table:table-cell office:value-type="float" office:value="38248416" table:style-name="ce1">
            <text:p>38248416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Ecuador</text:p>
          </table:table-cell>
          <table:table-cell office:value-type="date" office:date-value="2023-03-06T00:00:00" table:style-name="ce2">
            <text:p>2023-03-06</text:p>
          </table:table-cell>
          <table:table-cell office:value-type="float" office:value="559" table:style-name="ce1">
            <text:p>559</text:p>
          </table:table-cell>
          <table:table-cell office:value-type="float" office:value="71854" table:style-name="ce1">
            <text:p>71854</text:p>
          </table:table-cell>
          <table:table-cell office:value-type="float" office:value="25348613" table:style-name="ce1">
            <text:p>2534861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Saint Barthelemy</text:p>
          </table:table-cell>
          <table:table-cell office:value-type="date" office:date-value="2022-08-20T00:00:00" table:style-name="ce2">
            <text:p>2022-08-20</text:p>
          </table:table-cell>
          <table:table-cell office:value-type="float" office:value="875" table:style-name="ce1">
            <text:p>875</text:p>
          </table:table-cell>
          <table:table-cell office:value-type="float" office:value="76642" table:style-name="ce1">
            <text:p>76642</text:p>
          </table:table-cell>
          <table:table-cell office:value-type="float" office:value="27160245" table:style-name="ce1">
            <text:p>2716024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Myanmar</text:p>
          </table:table-cell>
          <table:table-cell office:value-type="date" office:date-value="2021-08-03T00:00:00" table:style-name="ce2">
            <text:p>2021-08-03</text:p>
          </table:table-cell>
          <table:table-cell office:value-type="float" office:value="456" table:style-name="ce1">
            <text:p>456</text:p>
          </table:table-cell>
          <table:table-cell office:value-type="float" office:value="86782" table:style-name="ce1">
            <text:p>86782</text:p>
          </table:table-cell>
          <table:table-cell office:value-type="float" office:value="18315151" table:style-name="ce1">
            <text:p>1831515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Czech Republic</text:p>
          </table:table-cell>
          <table:table-cell office:value-type="date" office:date-value="2022-12-07T00:00:00" table:style-name="ce2">
            <text:p>2022-12-07</text:p>
          </table:table-cell>
          <table:table-cell office:value-type="float" office:value="223" table:style-name="ce1">
            <text:p>223</text:p>
          </table:table-cell>
          <table:table-cell office:value-type="float" office:value="22837" table:style-name="ce1">
            <text:p>22837</text:p>
          </table:table-cell>
          <table:table-cell office:value-type="float" office:value="23390841" table:style-name="ce1">
            <text:p>2339084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7-10T00:00:00" table:style-name="ce2">
            <text:p>2022-07-10</text:p>
          </table:table-cell>
          <table:table-cell office:value-type="float" office:value="583" table:style-name="ce1">
            <text:p>583</text:p>
          </table:table-cell>
          <table:table-cell office:value-type="float" office:value="70190" table:style-name="ce1">
            <text:p>70190</text:p>
          </table:table-cell>
          <table:table-cell office:value-type="float" office:value="40922161" table:style-name="ce1">
            <text:p>4092216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Serbia</text:p>
          </table:table-cell>
          <table:table-cell office:value-type="date" office:date-value="2021-01-31T00:00:00" table:style-name="ce2">
            <text:p>2021-01-31</text:p>
          </table:table-cell>
          <table:table-cell office:value-type="float" office:value="639" table:style-name="ce1">
            <text:p>639</text:p>
          </table:table-cell>
          <table:table-cell office:value-type="float" office:value="97727" table:style-name="ce1">
            <text:p>97727</text:p>
          </table:table-cell>
          <table:table-cell office:value-type="float" office:value="16648867" table:style-name="ce1">
            <text:p>16648867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1-06T00:00:00" table:style-name="ce2">
            <text:p>2023-01-06</text:p>
          </table:table-cell>
          <table:table-cell office:value-type="float" office:value="993" table:style-name="ce1">
            <text:p>993</text:p>
          </table:table-cell>
          <table:table-cell office:value-type="float" office:value="66848" table:style-name="ce1">
            <text:p>66848</text:p>
          </table:table-cell>
          <table:table-cell office:value-type="float" office:value="865616" table:style-name="ce1">
            <text:p>86561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Reunion</text:p>
          </table:table-cell>
          <table:table-cell office:value-type="date" office:date-value="2022-11-19T00:00:00" table:style-name="ce2">
            <text:p>2022-11-19</text:p>
          </table:table-cell>
          <table:table-cell office:value-type="float" office:value="463" table:style-name="ce1">
            <text:p>463</text:p>
          </table:table-cell>
          <table:table-cell office:value-type="float" office:value="92747" table:style-name="ce1">
            <text:p>92747</text:p>
          </table:table-cell>
          <table:table-cell office:value-type="float" office:value="40115660" table:style-name="ce1">
            <text:p>4011566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Namibia</text:p>
          </table:table-cell>
          <table:table-cell office:value-type="date" office:date-value="2021-06-14T00:00:00" table:style-name="ce2">
            <text:p>2021-06-14</text:p>
          </table:table-cell>
          <table:table-cell office:value-type="float" office:value="330" table:style-name="ce1">
            <text:p>330</text:p>
          </table:table-cell>
          <table:table-cell office:value-type="float" office:value="49241" table:style-name="ce1">
            <text:p>49241</text:p>
          </table:table-cell>
          <table:table-cell office:value-type="float" office:value="28971895" table:style-name="ce1">
            <text:p>2897189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Serbia</text:p>
          </table:table-cell>
          <table:table-cell office:value-type="date" office:date-value="2022-05-12T00:00:00" table:style-name="ce2">
            <text:p>2022-05-12</text:p>
          </table:table-cell>
          <table:table-cell office:value-type="float" office:value="88" table:style-name="ce1">
            <text:p>88</text:p>
          </table:table-cell>
          <table:table-cell office:value-type="float" office:value="72384" table:style-name="ce1">
            <text:p>72384</text:p>
          </table:table-cell>
          <table:table-cell office:value-type="float" office:value="29582407" table:style-name="ce1">
            <text:p>2958240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Jamaica</text:p>
          </table:table-cell>
          <table:table-cell office:value-type="date" office:date-value="2021-01-11T00:00:00" table:style-name="ce2">
            <text:p>2021-01-11</text:p>
          </table:table-cell>
          <table:table-cell office:value-type="float" office:value="609" table:style-name="ce1">
            <text:p>609</text:p>
          </table:table-cell>
          <table:table-cell office:value-type="float" office:value="45456" table:style-name="ce1">
            <text:p>45456</text:p>
          </table:table-cell>
          <table:table-cell office:value-type="float" office:value="47842803" table:style-name="ce1">
            <text:p>4784280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Myanmar</text:p>
          </table:table-cell>
          <table:table-cell office:value-type="date" office:date-value="2023-03-25T00:00:00" table:style-name="ce2">
            <text:p>2023-03-25</text:p>
          </table:table-cell>
          <table:table-cell office:value-type="float" office:value="151" table:style-name="ce1">
            <text:p>151</text:p>
          </table:table-cell>
          <table:table-cell office:value-type="float" office:value="92766" table:style-name="ce1">
            <text:p>92766</text:p>
          </table:table-cell>
          <table:table-cell office:value-type="float" office:value="2687690" table:style-name="ce1">
            <text:p>268769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Albania</text:p>
          </table:table-cell>
          <table:table-cell office:value-type="date" office:date-value="2023-02-08T00:00:00" table:style-name="ce2">
            <text:p>2023-02-08</text:p>
          </table:table-cell>
          <table:table-cell office:value-type="float" office:value="670" table:style-name="ce1">
            <text:p>670</text:p>
          </table:table-cell>
          <table:table-cell office:value-type="float" office:value="32768" table:style-name="ce1">
            <text:p>32768</text:p>
          </table:table-cell>
          <table:table-cell office:value-type="float" office:value="24134164" table:style-name="ce1">
            <text:p>2413416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amaica</text:p>
          </table:table-cell>
          <table:table-cell office:value-type="date" office:date-value="2022-11-01T00:00:00" table:style-name="ce2">
            <text:p>2022-11-01</text:p>
          </table:table-cell>
          <table:table-cell office:value-type="float" office:value="536" table:style-name="ce1">
            <text:p>536</text:p>
          </table:table-cell>
          <table:table-cell office:value-type="float" office:value="47242" table:style-name="ce1">
            <text:p>47242</text:p>
          </table:table-cell>
          <table:table-cell office:value-type="float" office:value="15640130" table:style-name="ce1">
            <text:p>1564013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Kiribati</text:p>
          </table:table-cell>
          <table:table-cell office:value-type="date" office:date-value="2023-05-13T00:00:00" table:style-name="ce2">
            <text:p>2023-05-13</text:p>
          </table:table-cell>
          <table:table-cell office:value-type="float" office:value="736" table:style-name="ce1">
            <text:p>736</text:p>
          </table:table-cell>
          <table:table-cell office:value-type="float" office:value="12158" table:style-name="ce1">
            <text:p>12158</text:p>
          </table:table-cell>
          <table:table-cell office:value-type="float" office:value="49080480" table:style-name="ce1">
            <text:p>4908048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Benin</text:p>
          </table:table-cell>
          <table:table-cell office:value-type="date" office:date-value="2022-11-16T00:00:00" table:style-name="ce2">
            <text:p>2022-11-16</text:p>
          </table:table-cell>
          <table:table-cell office:value-type="float" office:value="760" table:style-name="ce1">
            <text:p>760</text:p>
          </table:table-cell>
          <table:table-cell office:value-type="float" office:value="59620" table:style-name="ce1">
            <text:p>59620</text:p>
          </table:table-cell>
          <table:table-cell office:value-type="float" office:value="2272800" table:style-name="ce1">
            <text:p>227280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Netherlands Antilles</text:p>
          </table:table-cell>
          <table:table-cell office:value-type="date" office:date-value="2022-05-05T00:00:00" table:style-name="ce2">
            <text:p>2022-05-05</text:p>
          </table:table-cell>
          <table:table-cell office:value-type="float" office:value="744" table:style-name="ce1">
            <text:p>744</text:p>
          </table:table-cell>
          <table:table-cell office:value-type="float" office:value="96658" table:style-name="ce1">
            <text:p>96658</text:p>
          </table:table-cell>
          <table:table-cell office:value-type="float" office:value="40315552" table:style-name="ce1">
            <text:p>4031555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Antigua and Barbuda</text:p>
          </table:table-cell>
          <table:table-cell office:value-type="date" office:date-value="2023-01-18T00:00:00" table:style-name="ce2">
            <text:p>2023-01-18</text:p>
          </table:table-cell>
          <table:table-cell office:value-type="float" office:value="333" table:style-name="ce1">
            <text:p>333</text:p>
          </table:table-cell>
          <table:table-cell office:value-type="float" office:value="41745" table:style-name="ce1">
            <text:p>41745</text:p>
          </table:table-cell>
          <table:table-cell office:value-type="float" office:value="40920837" table:style-name="ce1">
            <text:p>4092083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Guadeloupe</text:p>
          </table:table-cell>
          <table:table-cell office:value-type="date" office:date-value="2021-05-14T00:00:00" table:style-name="ce2">
            <text:p>2021-05-14</text:p>
          </table:table-cell>
          <table:table-cell office:value-type="float" office:value="482" table:style-name="ce1">
            <text:p>482</text:p>
          </table:table-cell>
          <table:table-cell office:value-type="float" office:value="6338" table:style-name="ce1">
            <text:p>6338</text:p>
          </table:table-cell>
          <table:table-cell office:value-type="float" office:value="30291446" table:style-name="ce1">
            <text:p>3029144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3-12T00:00:00" table:style-name="ce2">
            <text:p>2022-03-12</text:p>
          </table:table-cell>
          <table:table-cell office:value-type="float" office:value="716" table:style-name="ce1">
            <text:p>716</text:p>
          </table:table-cell>
          <table:table-cell office:value-type="float" office:value="14175" table:style-name="ce1">
            <text:p>14175</text:p>
          </table:table-cell>
          <table:table-cell office:value-type="float" office:value="18724330" table:style-name="ce1">
            <text:p>1872433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Jamaica</text:p>
          </table:table-cell>
          <table:table-cell office:value-type="date" office:date-value="2023-02-28T00:00:00" table:style-name="ce2">
            <text:p>2023-02-28</text:p>
          </table:table-cell>
          <table:table-cell office:value-type="float" office:value="823" table:style-name="ce1">
            <text:p>823</text:p>
          </table:table-cell>
          <table:table-cell office:value-type="float" office:value="57625" table:style-name="ce1">
            <text:p>57625</text:p>
          </table:table-cell>
          <table:table-cell office:value-type="float" office:value="19282609" table:style-name="ce1">
            <text:p>1928260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Netherlands Antilles</text:p>
          </table:table-cell>
          <table:table-cell office:value-type="date" office:date-value="2021-05-28T00:00:00" table:style-name="ce2">
            <text:p>2021-05-28</text:p>
          </table:table-cell>
          <table:table-cell office:value-type="float" office:value="662" table:style-name="ce1">
            <text:p>662</text:p>
          </table:table-cell>
          <table:table-cell office:value-type="float" office:value="58226" table:style-name="ce1">
            <text:p>58226</text:p>
          </table:table-cell>
          <table:table-cell office:value-type="float" office:value="48614599" table:style-name="ce1">
            <text:p>4861459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Macedonia</text:p>
          </table:table-cell>
          <table:table-cell office:value-type="date" office:date-value="2021-02-11T00:00:00" table:style-name="ce2">
            <text:p>2021-02-11</text:p>
          </table:table-cell>
          <table:table-cell office:value-type="float" office:value="734" table:style-name="ce1">
            <text:p>734</text:p>
          </table:table-cell>
          <table:table-cell office:value-type="float" office:value="96618" table:style-name="ce1">
            <text:p>96618</text:p>
          </table:table-cell>
          <table:table-cell office:value-type="float" office:value="33378046" table:style-name="ce1">
            <text:p>3337804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Ecuador</text:p>
          </table:table-cell>
          <table:table-cell office:value-type="date" office:date-value="2023-07-31T00:00:00" table:style-name="ce2">
            <text:p>2023-07-31</text:p>
          </table:table-cell>
          <table:table-cell office:value-type="float" office:value="614" table:style-name="ce1">
            <text:p>614</text:p>
          </table:table-cell>
          <table:table-cell office:value-type="float" office:value="90856" table:style-name="ce1">
            <text:p>90856</text:p>
          </table:table-cell>
          <table:table-cell office:value-type="float" office:value="25294243" table:style-name="ce1">
            <text:p>2529424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Benin</text:p>
          </table:table-cell>
          <table:table-cell office:value-type="date" office:date-value="2022-11-18T00:00:00" table:style-name="ce2">
            <text:p>2022-11-18</text:p>
          </table:table-cell>
          <table:table-cell office:value-type="float" office:value="65" table:style-name="ce1">
            <text:p>65</text:p>
          </table:table-cell>
          <table:table-cell office:value-type="float" office:value="37372" table:style-name="ce1">
            <text:p>37372</text:p>
          </table:table-cell>
          <table:table-cell office:value-type="float" office:value="38868256" table:style-name="ce1">
            <text:p>3886825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uba</text:p>
          </table:table-cell>
          <table:table-cell office:value-type="date" office:date-value="2022-12-15T00:00:00" table:style-name="ce2">
            <text:p>2022-12-15</text:p>
          </table:table-cell>
          <table:table-cell office:value-type="float" office:value="722" table:style-name="ce1">
            <text:p>722</text:p>
          </table:table-cell>
          <table:table-cell office:value-type="float" office:value="12957" table:style-name="ce1">
            <text:p>12957</text:p>
          </table:table-cell>
          <table:table-cell office:value-type="float" office:value="33965878" table:style-name="ce1">
            <text:p>3396587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Sri Lanka</text:p>
          </table:table-cell>
          <table:table-cell office:value-type="date" office:date-value="2022-12-19T00:00:00" table:style-name="ce2">
            <text:p>2022-12-19</text:p>
          </table:table-cell>
          <table:table-cell office:value-type="float" office:value="88" table:style-name="ce1">
            <text:p>88</text:p>
          </table:table-cell>
          <table:table-cell office:value-type="float" office:value="95706" table:style-name="ce1">
            <text:p>95706</text:p>
          </table:table-cell>
          <table:table-cell office:value-type="float" office:value="45432687" table:style-name="ce1">
            <text:p>4543268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Uganda</text:p>
          </table:table-cell>
          <table:table-cell office:value-type="date" office:date-value="2023-01-21T00:00:00" table:style-name="ce2">
            <text:p>2023-01-21</text:p>
          </table:table-cell>
          <table:table-cell office:value-type="float" office:value="311" table:style-name="ce1">
            <text:p>311</text:p>
          </table:table-cell>
          <table:table-cell office:value-type="float" office:value="95997" table:style-name="ce1">
            <text:p>95997</text:p>
          </table:table-cell>
          <table:table-cell office:value-type="float" office:value="6392847" table:style-name="ce1">
            <text:p>639284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4-14T00:00:00" table:style-name="ce2">
            <text:p>2022-04-14</text:p>
          </table:table-cell>
          <table:table-cell office:value-type="float" office:value="894" table:style-name="ce1">
            <text:p>894</text:p>
          </table:table-cell>
          <table:table-cell office:value-type="float" office:value="3958" table:style-name="ce1">
            <text:p>3958</text:p>
          </table:table-cell>
          <table:table-cell office:value-type="float" office:value="49472951" table:style-name="ce1">
            <text:p>4947295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Czech Republic</text:p>
          </table:table-cell>
          <table:table-cell office:value-type="date" office:date-value="2023-05-06T00:00:00" table:style-name="ce2">
            <text:p>2023-05-06</text:p>
          </table:table-cell>
          <table:table-cell office:value-type="float" office:value="629" table:style-name="ce1">
            <text:p>629</text:p>
          </table:table-cell>
          <table:table-cell office:value-type="float" office:value="14448" table:style-name="ce1">
            <text:p>14448</text:p>
          </table:table-cell>
          <table:table-cell office:value-type="float" office:value="40204439" table:style-name="ce1">
            <text:p>4020443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Serbia</text:p>
          </table:table-cell>
          <table:table-cell office:value-type="date" office:date-value="2022-09-08T00:00:00" table:style-name="ce2">
            <text:p>2022-09-08</text:p>
          </table:table-cell>
          <table:table-cell office:value-type="float" office:value="81" table:style-name="ce1">
            <text:p>81</text:p>
          </table:table-cell>
          <table:table-cell office:value-type="float" office:value="44195" table:style-name="ce1">
            <text:p>44195</text:p>
          </table:table-cell>
          <table:table-cell office:value-type="float" office:value="46706029" table:style-name="ce1">
            <text:p>4670602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Serbia</text:p>
          </table:table-cell>
          <table:table-cell office:value-type="date" office:date-value="2021-01-03T00:00:00" table:style-name="ce2">
            <text:p>2021-01-03</text:p>
          </table:table-cell>
          <table:table-cell office:value-type="float" office:value="482" table:style-name="ce1">
            <text:p>482</text:p>
          </table:table-cell>
          <table:table-cell office:value-type="float" office:value="100083" table:style-name="ce1">
            <text:p>100083</text:p>
          </table:table-cell>
          <table:table-cell office:value-type="float" office:value="41965829" table:style-name="ce1">
            <text:p>4196582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Netherlands Antilles</text:p>
          </table:table-cell>
          <table:table-cell office:value-type="date" office:date-value="2023-05-15T00:00:00" table:style-name="ce2">
            <text:p>2023-05-15</text:p>
          </table:table-cell>
          <table:table-cell office:value-type="float" office:value="901" table:style-name="ce1">
            <text:p>901</text:p>
          </table:table-cell>
          <table:table-cell office:value-type="float" office:value="2575" table:style-name="ce1">
            <text:p>2575</text:p>
          </table:table-cell>
          <table:table-cell office:value-type="float" office:value="20957683" table:style-name="ce1">
            <text:p>2095768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2-19T00:00:00" table:style-name="ce2">
            <text:p>2023-02-19</text:p>
          </table:table-cell>
          <table:table-cell office:value-type="float" office:value="665" table:style-name="ce1">
            <text:p>665</text:p>
          </table:table-cell>
          <table:table-cell office:value-type="float" office:value="92032" table:style-name="ce1">
            <text:p>92032</text:p>
          </table:table-cell>
          <table:table-cell office:value-type="float" office:value="3032854" table:style-name="ce1">
            <text:p>303285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Senegal</text:p>
          </table:table-cell>
          <table:table-cell office:value-type="date" office:date-value="2022-09-03T00:00:00" table:style-name="ce2">
            <text:p>2022-09-03</text:p>
          </table:table-cell>
          <table:table-cell office:value-type="float" office:value="393" table:style-name="ce1">
            <text:p>393</text:p>
          </table:table-cell>
          <table:table-cell office:value-type="float" office:value="44658" table:style-name="ce1">
            <text:p>44658</text:p>
          </table:table-cell>
          <table:table-cell office:value-type="float" office:value="14538832" table:style-name="ce1">
            <text:p>1453883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8-05T00:00:00" table:style-name="ce2">
            <text:p>2022-08-05</text:p>
          </table:table-cell>
          <table:table-cell office:value-type="float" office:value="920" table:style-name="ce1">
            <text:p>920</text:p>
          </table:table-cell>
          <table:table-cell office:value-type="float" office:value="29980" table:style-name="ce1">
            <text:p>29980</text:p>
          </table:table-cell>
          <table:table-cell office:value-type="float" office:value="19771059" table:style-name="ce1">
            <text:p>1977105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Senegal</text:p>
          </table:table-cell>
          <table:table-cell office:value-type="date" office:date-value="2022-12-04T00:00:00" table:style-name="ce2">
            <text:p>2022-12-04</text:p>
          </table:table-cell>
          <table:table-cell office:value-type="float" office:value="269" table:style-name="ce1">
            <text:p>269</text:p>
          </table:table-cell>
          <table:table-cell office:value-type="float" office:value="30224" table:style-name="ce1">
            <text:p>30224</text:p>
          </table:table-cell>
          <table:table-cell office:value-type="float" office:value="22063706" table:style-name="ce1">
            <text:p>2206370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Netherlands Antilles</text:p>
          </table:table-cell>
          <table:table-cell office:value-type="date" office:date-value="2021-03-23T00:00:00" table:style-name="ce2">
            <text:p>2021-03-23</text:p>
          </table:table-cell>
          <table:table-cell office:value-type="float" office:value="621" table:style-name="ce1">
            <text:p>621</text:p>
          </table:table-cell>
          <table:table-cell office:value-type="float" office:value="86116" table:style-name="ce1">
            <text:p>86116</text:p>
          </table:table-cell>
          <table:table-cell office:value-type="float" office:value="42466131" table:style-name="ce1">
            <text:p>4246613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10-22T00:00:00" table:style-name="ce2">
            <text:p>2021-10-22</text:p>
          </table:table-cell>
          <table:table-cell office:value-type="float" office:value="539" table:style-name="ce1">
            <text:p>539</text:p>
          </table:table-cell>
          <table:table-cell office:value-type="float" office:value="37055" table:style-name="ce1">
            <text:p>37055</text:p>
          </table:table-cell>
          <table:table-cell office:value-type="float" office:value="34139417" table:style-name="ce1">
            <text:p>3413941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Antigua and Barbuda</text:p>
          </table:table-cell>
          <table:table-cell office:value-type="date" office:date-value="2021-04-11T00:00:00" table:style-name="ce2">
            <text:p>2021-04-11</text:p>
          </table:table-cell>
          <table:table-cell office:value-type="float" office:value="29" table:style-name="ce1">
            <text:p>29</text:p>
          </table:table-cell>
          <table:table-cell office:value-type="float" office:value="37156" table:style-name="ce1">
            <text:p>37156</text:p>
          </table:table-cell>
          <table:table-cell office:value-type="float" office:value="48132911" table:style-name="ce1">
            <text:p>4813291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Qatar</text:p>
          </table:table-cell>
          <table:table-cell office:value-type="date" office:date-value="2021-12-15T00:00:00" table:style-name="ce2">
            <text:p>2021-12-15</text:p>
          </table:table-cell>
          <table:table-cell office:value-type="float" office:value="596" table:style-name="ce1">
            <text:p>596</text:p>
          </table:table-cell>
          <table:table-cell office:value-type="float" office:value="4622" table:style-name="ce1">
            <text:p>4622</text:p>
          </table:table-cell>
          <table:table-cell office:value-type="float" office:value="6170450" table:style-name="ce1">
            <text:p>617045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Czech Republic</text:p>
          </table:table-cell>
          <table:table-cell office:value-type="date" office:date-value="2023-08-20T00:00:00" table:style-name="ce2">
            <text:p>2023-08-20</text:p>
          </table:table-cell>
          <table:table-cell office:value-type="float" office:value="630" table:style-name="ce1">
            <text:p>630</text:p>
          </table:table-cell>
          <table:table-cell office:value-type="float" office:value="38304" table:style-name="ce1">
            <text:p>38304</text:p>
          </table:table-cell>
          <table:table-cell office:value-type="float" office:value="18383004" table:style-name="ce1">
            <text:p>1838300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Jamaica</text:p>
          </table:table-cell>
          <table:table-cell office:value-type="date" office:date-value="2022-06-20T00:00:00" table:style-name="ce2">
            <text:p>2022-06-20</text:p>
          </table:table-cell>
          <table:table-cell office:value-type="float" office:value="578" table:style-name="ce1">
            <text:p>578</text:p>
          </table:table-cell>
          <table:table-cell office:value-type="float" office:value="40024" table:style-name="ce1">
            <text:p>40024</text:p>
          </table:table-cell>
          <table:table-cell office:value-type="float" office:value="34415691" table:style-name="ce1">
            <text:p>3441569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Namibia</text:p>
          </table:table-cell>
          <table:table-cell office:value-type="date" office:date-value="2021-06-20T00:00:00" table:style-name="ce2">
            <text:p>2021-06-20</text:p>
          </table:table-cell>
          <table:table-cell office:value-type="float" office:value="695" table:style-name="ce1">
            <text:p>695</text:p>
          </table:table-cell>
          <table:table-cell office:value-type="float" office:value="21091" table:style-name="ce1">
            <text:p>21091</text:p>
          </table:table-cell>
          <table:table-cell office:value-type="float" office:value="2201462" table:style-name="ce1">
            <text:p>220146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3-04T00:00:00" table:style-name="ce2">
            <text:p>2021-03-04</text:p>
          </table:table-cell>
          <table:table-cell office:value-type="float" office:value="662" table:style-name="ce1">
            <text:p>662</text:p>
          </table:table-cell>
          <table:table-cell office:value-type="float" office:value="74853" table:style-name="ce1">
            <text:p>74853</text:p>
          </table:table-cell>
          <table:table-cell office:value-type="float" office:value="13721870" table:style-name="ce1">
            <text:p>13721870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Albania</text:p>
          </table:table-cell>
          <table:table-cell office:value-type="date" office:date-value="2023-07-05T00:00:00" table:style-name="ce2">
            <text:p>2023-07-05</text:p>
          </table:table-cell>
          <table:table-cell office:value-type="float" office:value="322" table:style-name="ce1">
            <text:p>322</text:p>
          </table:table-cell>
          <table:table-cell office:value-type="float" office:value="24550" table:style-name="ce1">
            <text:p>24550</text:p>
          </table:table-cell>
          <table:table-cell office:value-type="float" office:value="40034674" table:style-name="ce1">
            <text:p>40034674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Macedonia</text:p>
          </table:table-cell>
          <table:table-cell office:value-type="date" office:date-value="2022-04-03T00:00:00" table:style-name="ce2">
            <text:p>2022-04-03</text:p>
          </table:table-cell>
          <table:table-cell office:value-type="float" office:value="106" table:style-name="ce1">
            <text:p>106</text:p>
          </table:table-cell>
          <table:table-cell office:value-type="float" office:value="63908" table:style-name="ce1">
            <text:p>63908</text:p>
          </table:table-cell>
          <table:table-cell office:value-type="float" office:value="26530735" table:style-name="ce1">
            <text:p>2653073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Uganda</text:p>
          </table:table-cell>
          <table:table-cell office:value-type="date" office:date-value="2021-07-11T00:00:00" table:style-name="ce2">
            <text:p>2021-07-11</text:p>
          </table:table-cell>
          <table:table-cell office:value-type="float" office:value="401" table:style-name="ce1">
            <text:p>401</text:p>
          </table:table-cell>
          <table:table-cell office:value-type="float" office:value="73998" table:style-name="ce1">
            <text:p>73998</text:p>
          </table:table-cell>
          <table:table-cell office:value-type="float" office:value="15450157" table:style-name="ce1">
            <text:p>1545015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Ecuador</text:p>
          </table:table-cell>
          <table:table-cell office:value-type="date" office:date-value="2021-06-22T00:00:00" table:style-name="ce2">
            <text:p>2021-06-22</text:p>
          </table:table-cell>
          <table:table-cell office:value-type="float" office:value="592" table:style-name="ce1">
            <text:p>592</text:p>
          </table:table-cell>
          <table:table-cell office:value-type="float" office:value="45971" table:style-name="ce1">
            <text:p>45971</text:p>
          </table:table-cell>
          <table:table-cell office:value-type="float" office:value="28876268" table:style-name="ce1">
            <text:p>2887626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Qatar</text:p>
          </table:table-cell>
          <table:table-cell office:value-type="date" office:date-value="2021-10-15T00:00:00" table:style-name="ce2">
            <text:p>2021-10-15</text:p>
          </table:table-cell>
          <table:table-cell office:value-type="float" office:value="456" table:style-name="ce1">
            <text:p>456</text:p>
          </table:table-cell>
          <table:table-cell office:value-type="float" office:value="42003" table:style-name="ce1">
            <text:p>42003</text:p>
          </table:table-cell>
          <table:table-cell office:value-type="float" office:value="20705292" table:style-name="ce1">
            <text:p>2070529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Kiribati</text:p>
          </table:table-cell>
          <table:table-cell office:value-type="date" office:date-value="2023-06-22T00:00:00" table:style-name="ce2">
            <text:p>2023-06-22</text:p>
          </table:table-cell>
          <table:table-cell office:value-type="float" office:value="119" table:style-name="ce1">
            <text:p>119</text:p>
          </table:table-cell>
          <table:table-cell office:value-type="float" office:value="9459" table:style-name="ce1">
            <text:p>9459</text:p>
          </table:table-cell>
          <table:table-cell office:value-type="float" office:value="25765649" table:style-name="ce1">
            <text:p>2576564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Cuba</text:p>
          </table:table-cell>
          <table:table-cell office:value-type="date" office:date-value="2022-02-11T00:00:00" table:style-name="ce2">
            <text:p>2022-02-11</text:p>
          </table:table-cell>
          <table:table-cell office:value-type="float" office:value="267" table:style-name="ce1">
            <text:p>267</text:p>
          </table:table-cell>
          <table:table-cell office:value-type="float" office:value="15476" table:style-name="ce1">
            <text:p>15476</text:p>
          </table:table-cell>
          <table:table-cell office:value-type="float" office:value="1380090" table:style-name="ce1">
            <text:p>138009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1-09T00:00:00" table:style-name="ce2">
            <text:p>2021-01-09</text:p>
          </table:table-cell>
          <table:table-cell office:value-type="float" office:value="972" table:style-name="ce1">
            <text:p>972</text:p>
          </table:table-cell>
          <table:table-cell office:value-type="float" office:value="62366" table:style-name="ce1">
            <text:p>62366</text:p>
          </table:table-cell>
          <table:table-cell office:value-type="float" office:value="2544215" table:style-name="ce1">
            <text:p>254421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6-19T00:00:00" table:style-name="ce2">
            <text:p>2023-06-19</text:p>
          </table:table-cell>
          <table:table-cell office:value-type="float" office:value="639" table:style-name="ce1">
            <text:p>639</text:p>
          </table:table-cell>
          <table:table-cell office:value-type="float" office:value="11753" table:style-name="ce1">
            <text:p>11753</text:p>
          </table:table-cell>
          <table:table-cell office:value-type="float" office:value="27090859" table:style-name="ce1">
            <text:p>2709085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1-11T00:00:00" table:style-name="ce2">
            <text:p>2021-01-11</text:p>
          </table:table-cell>
          <table:table-cell office:value-type="float" office:value="849" table:style-name="ce1">
            <text:p>849</text:p>
          </table:table-cell>
          <table:table-cell office:value-type="float" office:value="16067" table:style-name="ce1">
            <text:p>16067</text:p>
          </table:table-cell>
          <table:table-cell office:value-type="float" office:value="22445562" table:style-name="ce1">
            <text:p>2244556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Qatar</text:p>
          </table:table-cell>
          <table:table-cell office:value-type="date" office:date-value="2023-07-23T00:00:00" table:style-name="ce2">
            <text:p>2023-07-23</text:p>
          </table:table-cell>
          <table:table-cell office:value-type="float" office:value="569" table:style-name="ce1">
            <text:p>569</text:p>
          </table:table-cell>
          <table:table-cell office:value-type="float" office:value="92782" table:style-name="ce1">
            <text:p>92782</text:p>
          </table:table-cell>
          <table:table-cell office:value-type="float" office:value="23658096" table:style-name="ce1">
            <text:p>2365809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6-27T00:00:00" table:style-name="ce2">
            <text:p>2022-06-27</text:p>
          </table:table-cell>
          <table:table-cell office:value-type="float" office:value="802" table:style-name="ce1">
            <text:p>802</text:p>
          </table:table-cell>
          <table:table-cell office:value-type="float" office:value="43233" table:style-name="ce1">
            <text:p>43233</text:p>
          </table:table-cell>
          <table:table-cell office:value-type="float" office:value="28166443" table:style-name="ce1">
            <text:p>28166443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Senegal</text:p>
          </table:table-cell>
          <table:table-cell office:value-type="date" office:date-value="2021-04-03T00:00:00" table:style-name="ce2">
            <text:p>2021-04-03</text:p>
          </table:table-cell>
          <table:table-cell office:value-type="float" office:value="978" table:style-name="ce1">
            <text:p>978</text:p>
          </table:table-cell>
          <table:table-cell office:value-type="float" office:value="62044" table:style-name="ce1">
            <text:p>62044</text:p>
          </table:table-cell>
          <table:table-cell office:value-type="float" office:value="9221812" table:style-name="ce1">
            <text:p>922181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Myanmar</text:p>
          </table:table-cell>
          <table:table-cell office:value-type="date" office:date-value="2022-04-13T00:00:00" table:style-name="ce2">
            <text:p>2022-04-13</text:p>
          </table:table-cell>
          <table:table-cell office:value-type="float" office:value="81" table:style-name="ce1">
            <text:p>81</text:p>
          </table:table-cell>
          <table:table-cell office:value-type="float" office:value="60524" table:style-name="ce1">
            <text:p>60524</text:p>
          </table:table-cell>
          <table:table-cell office:value-type="float" office:value="23026393" table:style-name="ce1">
            <text:p>2302639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Guadeloupe</text:p>
          </table:table-cell>
          <table:table-cell office:value-type="date" office:date-value="2023-05-30T00:00:00" table:style-name="ce2">
            <text:p>2023-05-30</text:p>
          </table:table-cell>
          <table:table-cell office:value-type="float" office:value="424" table:style-name="ce1">
            <text:p>424</text:p>
          </table:table-cell>
          <table:table-cell office:value-type="float" office:value="46430" table:style-name="ce1">
            <text:p>46430</text:p>
          </table:table-cell>
          <table:table-cell office:value-type="float" office:value="42314568" table:style-name="ce1">
            <text:p>4231456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Jamaica</text:p>
          </table:table-cell>
          <table:table-cell office:value-type="date" office:date-value="2021-12-05T00:00:00" table:style-name="ce2">
            <text:p>2021-12-05</text:p>
          </table:table-cell>
          <table:table-cell office:value-type="float" office:value="553" table:style-name="ce1">
            <text:p>553</text:p>
          </table:table-cell>
          <table:table-cell office:value-type="float" office:value="61289" table:style-name="ce1">
            <text:p>61289</text:p>
          </table:table-cell>
          <table:table-cell office:value-type="float" office:value="45017756" table:style-name="ce1">
            <text:p>4501775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Mauritius</text:p>
          </table:table-cell>
          <table:table-cell office:value-type="date" office:date-value="2021-05-01T00:00:00" table:style-name="ce2">
            <text:p>2021-05-01</text:p>
          </table:table-cell>
          <table:table-cell office:value-type="float" office:value="785" table:style-name="ce1">
            <text:p>785</text:p>
          </table:table-cell>
          <table:table-cell office:value-type="float" office:value="30415" table:style-name="ce1">
            <text:p>30415</text:p>
          </table:table-cell>
          <table:table-cell office:value-type="float" office:value="15836757" table:style-name="ce1">
            <text:p>1583675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Moldova</text:p>
          </table:table-cell>
          <table:table-cell office:value-type="date" office:date-value="2023-03-22T00:00:00" table:style-name="ce2">
            <text:p>2023-03-22</text:p>
          </table:table-cell>
          <table:table-cell office:value-type="float" office:value="732" table:style-name="ce1">
            <text:p>732</text:p>
          </table:table-cell>
          <table:table-cell office:value-type="float" office:value="11008" table:style-name="ce1">
            <text:p>11008</text:p>
          </table:table-cell>
          <table:table-cell office:value-type="float" office:value="16192656" table:style-name="ce1">
            <text:p>1619265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Guadeloupe</text:p>
          </table:table-cell>
          <table:table-cell office:value-type="date" office:date-value="2022-04-14T00:00:00" table:style-name="ce2">
            <text:p>2022-04-14</text:p>
          </table:table-cell>
          <table:table-cell office:value-type="float" office:value="824" table:style-name="ce1">
            <text:p>824</text:p>
          </table:table-cell>
          <table:table-cell office:value-type="float" office:value="62399" table:style-name="ce1">
            <text:p>62399</text:p>
          </table:table-cell>
          <table:table-cell office:value-type="float" office:value="11671867" table:style-name="ce1">
            <text:p>1167186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Senegal</text:p>
          </table:table-cell>
          <table:table-cell office:value-type="date" office:date-value="2022-02-22T00:00:00" table:style-name="ce2">
            <text:p>2022-02-22</text:p>
          </table:table-cell>
          <table:table-cell office:value-type="float" office:value="857" table:style-name="ce1">
            <text:p>857</text:p>
          </table:table-cell>
          <table:table-cell office:value-type="float" office:value="58859" table:style-name="ce1">
            <text:p>58859</text:p>
          </table:table-cell>
          <table:table-cell office:value-type="float" office:value="28922582" table:style-name="ce1">
            <text:p>2892258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Saint Barthelemy</text:p>
          </table:table-cell>
          <table:table-cell office:value-type="date" office:date-value="2022-03-21T00:00:00" table:style-name="ce2">
            <text:p>2022-03-21</text:p>
          </table:table-cell>
          <table:table-cell office:value-type="float" office:value="615" table:style-name="ce1">
            <text:p>615</text:p>
          </table:table-cell>
          <table:table-cell office:value-type="float" office:value="8939" table:style-name="ce1">
            <text:p>8939</text:p>
          </table:table-cell>
          <table:table-cell office:value-type="float" office:value="4170185" table:style-name="ce1">
            <text:p>417018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Congo</text:p>
          </table:table-cell>
          <table:table-cell office:value-type="date" office:date-value="2022-09-26T00:00:00" table:style-name="ce2">
            <text:p>2022-09-26</text:p>
          </table:table-cell>
          <table:table-cell office:value-type="float" office:value="763" table:style-name="ce1">
            <text:p>763</text:p>
          </table:table-cell>
          <table:table-cell office:value-type="float" office:value="78112" table:style-name="ce1">
            <text:p>78112</text:p>
          </table:table-cell>
          <table:table-cell office:value-type="float" office:value="42776386" table:style-name="ce1">
            <text:p>4277638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Cyprus</text:p>
          </table:table-cell>
          <table:table-cell office:value-type="date" office:date-value="2021-10-08T00:00:00" table:style-name="ce2">
            <text:p>2021-10-08</text:p>
          </table:table-cell>
          <table:table-cell office:value-type="float" office:value="729" table:style-name="ce1">
            <text:p>729</text:p>
          </table:table-cell>
          <table:table-cell office:value-type="float" office:value="61845" table:style-name="ce1">
            <text:p>61845</text:p>
          </table:table-cell>
          <table:table-cell office:value-type="float" office:value="4554849" table:style-name="ce1">
            <text:p>455484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Jamaica</text:p>
          </table:table-cell>
          <table:table-cell office:value-type="date" office:date-value="2021-04-23T00:00:00" table:style-name="ce2">
            <text:p>2021-04-23</text:p>
          </table:table-cell>
          <table:table-cell office:value-type="float" office:value="56" table:style-name="ce1">
            <text:p>56</text:p>
          </table:table-cell>
          <table:table-cell office:value-type="float" office:value="82590" table:style-name="ce1">
            <text:p>82590</text:p>
          </table:table-cell>
          <table:table-cell office:value-type="float" office:value="11987477" table:style-name="ce1">
            <text:p>11987477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6-03T00:00:00" table:style-name="ce2">
            <text:p>2023-06-03</text:p>
          </table:table-cell>
          <table:table-cell office:value-type="float" office:value="927" table:style-name="ce1">
            <text:p>927</text:p>
          </table:table-cell>
          <table:table-cell office:value-type="float" office:value="70341" table:style-name="ce1">
            <text:p>70341</text:p>
          </table:table-cell>
          <table:table-cell office:value-type="float" office:value="14522021" table:style-name="ce1">
            <text:p>1452202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Congo</text:p>
          </table:table-cell>
          <table:table-cell office:value-type="date" office:date-value="2022-11-18T00:00:00" table:style-name="ce2">
            <text:p>2022-11-18</text:p>
          </table:table-cell>
          <table:table-cell office:value-type="float" office:value="4" table:style-name="ce1">
            <text:p>4</text:p>
          </table:table-cell>
          <table:table-cell office:value-type="float" office:value="12973" table:style-name="ce1">
            <text:p>12973</text:p>
          </table:table-cell>
          <table:table-cell office:value-type="float" office:value="39365820" table:style-name="ce1">
            <text:p>3936582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Trinidad and Tobago</text:p>
          </table:table-cell>
          <table:table-cell office:value-type="date" office:date-value="2021-05-15T00:00:00" table:style-name="ce2">
            <text:p>2021-05-15</text:p>
          </table:table-cell>
          <table:table-cell office:value-type="float" office:value="288" table:style-name="ce1">
            <text:p>288</text:p>
          </table:table-cell>
          <table:table-cell office:value-type="float" office:value="79269" table:style-name="ce1">
            <text:p>79269</text:p>
          </table:table-cell>
          <table:table-cell office:value-type="float" office:value="46913904" table:style-name="ce1">
            <text:p>4691390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7-20T00:00:00" table:style-name="ce2">
            <text:p>2023-07-20</text:p>
          </table:table-cell>
          <table:table-cell office:value-type="float" office:value="156" table:style-name="ce1">
            <text:p>156</text:p>
          </table:table-cell>
          <table:table-cell office:value-type="float" office:value="65248" table:style-name="ce1">
            <text:p>65248</text:p>
          </table:table-cell>
          <table:table-cell office:value-type="float" office:value="40225457" table:style-name="ce1">
            <text:p>4022545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Anguilla</text:p>
          </table:table-cell>
          <table:table-cell office:value-type="date" office:date-value="2023-01-07T00:00:00" table:style-name="ce2">
            <text:p>2023-01-07</text:p>
          </table:table-cell>
          <table:table-cell office:value-type="float" office:value="556" table:style-name="ce1">
            <text:p>556</text:p>
          </table:table-cell>
          <table:table-cell office:value-type="float" office:value="46397" table:style-name="ce1">
            <text:p>46397</text:p>
          </table:table-cell>
          <table:table-cell office:value-type="float" office:value="45720553" table:style-name="ce1">
            <text:p>45720553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Sudan</text:p>
          </table:table-cell>
          <table:table-cell office:value-type="date" office:date-value="2023-11-28T00:00:00" table:style-name="ce2">
            <text:p>2023-11-28</text:p>
          </table:table-cell>
          <table:table-cell office:value-type="float" office:value="428" table:style-name="ce1">
            <text:p>428</text:p>
          </table:table-cell>
          <table:table-cell office:value-type="float" office:value="19673" table:style-name="ce1">
            <text:p>19673</text:p>
          </table:table-cell>
          <table:table-cell office:value-type="float" office:value="502436" table:style-name="ce1">
            <text:p>50243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Cuba</text:p>
          </table:table-cell>
          <table:table-cell office:value-type="date" office:date-value="2022-11-18T00:00:00" table:style-name="ce2">
            <text:p>2022-11-18</text:p>
          </table:table-cell>
          <table:table-cell office:value-type="float" office:value="504" table:style-name="ce1">
            <text:p>504</text:p>
          </table:table-cell>
          <table:table-cell office:value-type="float" office:value="1280" table:style-name="ce1">
            <text:p>1280</text:p>
          </table:table-cell>
          <table:table-cell office:value-type="float" office:value="44139546" table:style-name="ce1">
            <text:p>4413954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Reunion</text:p>
          </table:table-cell>
          <table:table-cell office:value-type="date" office:date-value="2023-01-01T00:00:00" table:style-name="ce2">
            <text:p>2023-01-01</text:p>
          </table:table-cell>
          <table:table-cell office:value-type="float" office:value="342" table:style-name="ce1">
            <text:p>342</text:p>
          </table:table-cell>
          <table:table-cell office:value-type="float" office:value="38755" table:style-name="ce1">
            <text:p>38755</text:p>
          </table:table-cell>
          <table:table-cell office:value-type="float" office:value="24495795" table:style-name="ce1">
            <text:p>2449579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Philippines</text:p>
          </table:table-cell>
          <table:table-cell office:value-type="date" office:date-value="2022-04-05T00:00:00" table:style-name="ce2">
            <text:p>2022-04-05</text:p>
          </table:table-cell>
          <table:table-cell office:value-type="float" office:value="335" table:style-name="ce1">
            <text:p>335</text:p>
          </table:table-cell>
          <table:table-cell office:value-type="float" office:value="85206" table:style-name="ce1">
            <text:p>85206</text:p>
          </table:table-cell>
          <table:table-cell office:value-type="float" office:value="49088389" table:style-name="ce1">
            <text:p>4908838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Albania</text:p>
          </table:table-cell>
          <table:table-cell office:value-type="date" office:date-value="2021-04-28T00:00:00" table:style-name="ce2">
            <text:p>2021-04-28</text:p>
          </table:table-cell>
          <table:table-cell office:value-type="float" office:value="548" table:style-name="ce1">
            <text:p>548</text:p>
          </table:table-cell>
          <table:table-cell office:value-type="float" office:value="64189" table:style-name="ce1">
            <text:p>64189</text:p>
          </table:table-cell>
          <table:table-cell office:value-type="float" office:value="24548882" table:style-name="ce1">
            <text:p>2454888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Cape Verde</text:p>
          </table:table-cell>
          <table:table-cell office:value-type="date" office:date-value="2023-04-19T00:00:00" table:style-name="ce2">
            <text:p>2023-04-19</text:p>
          </table:table-cell>
          <table:table-cell office:value-type="float" office:value="56" table:style-name="ce1">
            <text:p>56</text:p>
          </table:table-cell>
          <table:table-cell office:value-type="float" office:value="89571" table:style-name="ce1">
            <text:p>89571</text:p>
          </table:table-cell>
          <table:table-cell office:value-type="float" office:value="26755041" table:style-name="ce1">
            <text:p>2675504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Namibia</text:p>
          </table:table-cell>
          <table:table-cell office:value-type="date" office:date-value="2023-06-06T00:00:00" table:style-name="ce2">
            <text:p>2023-06-06</text:p>
          </table:table-cell>
          <table:table-cell office:value-type="float" office:value="80" table:style-name="ce1">
            <text:p>80</text:p>
          </table:table-cell>
          <table:table-cell office:value-type="float" office:value="64578" table:style-name="ce1">
            <text:p>64578</text:p>
          </table:table-cell>
          <table:table-cell office:value-type="float" office:value="15497185" table:style-name="ce1">
            <text:p>1549718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Moldova</text:p>
          </table:table-cell>
          <table:table-cell office:value-type="date" office:date-value="2022-07-30T00:00:00" table:style-name="ce2">
            <text:p>2022-07-30</text:p>
          </table:table-cell>
          <table:table-cell office:value-type="float" office:value="603" table:style-name="ce1">
            <text:p>603</text:p>
          </table:table-cell>
          <table:table-cell office:value-type="float" office:value="45838" table:style-name="ce1">
            <text:p>45838</text:p>
          </table:table-cell>
          <table:table-cell office:value-type="float" office:value="19923248" table:style-name="ce1">
            <text:p>1992324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Burundi</text:p>
          </table:table-cell>
          <table:table-cell office:value-type="date" office:date-value="2021-03-31T00:00:00" table:style-name="ce2">
            <text:p>2021-03-31</text:p>
          </table:table-cell>
          <table:table-cell office:value-type="float" office:value="573" table:style-name="ce1">
            <text:p>573</text:p>
          </table:table-cell>
          <table:table-cell office:value-type="float" office:value="8789" table:style-name="ce1">
            <text:p>8789</text:p>
          </table:table-cell>
          <table:table-cell office:value-type="float" office:value="10746635" table:style-name="ce1">
            <text:p>1074663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Fiji</text:p>
          </table:table-cell>
          <table:table-cell office:value-type="date" office:date-value="2022-10-22T00:00:00" table:style-name="ce2">
            <text:p>2022-10-22</text:p>
          </table:table-cell>
          <table:table-cell office:value-type="float" office:value="123" table:style-name="ce1">
            <text:p>123</text:p>
          </table:table-cell>
          <table:table-cell office:value-type="float" office:value="37806" table:style-name="ce1">
            <text:p>37806</text:p>
          </table:table-cell>
          <table:table-cell office:value-type="float" office:value="19300162" table:style-name="ce1">
            <text:p>1930016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Cuba</text:p>
          </table:table-cell>
          <table:table-cell office:value-type="date" office:date-value="2023-12-27T00:00:00" table:style-name="ce2">
            <text:p>2023-12-27</text:p>
          </table:table-cell>
          <table:table-cell office:value-type="float" office:value="338" table:style-name="ce1">
            <text:p>338</text:p>
          </table:table-cell>
          <table:table-cell office:value-type="float" office:value="30303" table:style-name="ce1">
            <text:p>30303</text:p>
          </table:table-cell>
          <table:table-cell office:value-type="float" office:value="30300501" table:style-name="ce1">
            <text:p>3030050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Philippines</text:p>
          </table:table-cell>
          <table:table-cell office:value-type="date" office:date-value="2022-10-14T00:00:00" table:style-name="ce2">
            <text:p>2022-10-14</text:p>
          </table:table-cell>
          <table:table-cell office:value-type="float" office:value="438" table:style-name="ce1">
            <text:p>438</text:p>
          </table:table-cell>
          <table:table-cell office:value-type="float" office:value="21362" table:style-name="ce1">
            <text:p>21362</text:p>
          </table:table-cell>
          <table:table-cell office:value-type="float" office:value="46104480" table:style-name="ce1">
            <text:p>4610448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9-22T00:00:00" table:style-name="ce2">
            <text:p>2023-09-22</text:p>
          </table:table-cell>
          <table:table-cell office:value-type="float" office:value="763" table:style-name="ce1">
            <text:p>763</text:p>
          </table:table-cell>
          <table:table-cell office:value-type="float" office:value="22408" table:style-name="ce1">
            <text:p>22408</text:p>
          </table:table-cell>
          <table:table-cell office:value-type="float" office:value="2129650" table:style-name="ce1">
            <text:p>212965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Anguilla</text:p>
          </table:table-cell>
          <table:table-cell office:value-type="date" office:date-value="2021-09-12T00:00:00" table:style-name="ce2">
            <text:p>2021-09-12</text:p>
          </table:table-cell>
          <table:table-cell office:value-type="float" office:value="710" table:style-name="ce1">
            <text:p>710</text:p>
          </table:table-cell>
          <table:table-cell office:value-type="float" office:value="53807" table:style-name="ce1">
            <text:p>53807</text:p>
          </table:table-cell>
          <table:table-cell office:value-type="float" office:value="10717232" table:style-name="ce1">
            <text:p>1071723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Czech Republic</text:p>
          </table:table-cell>
          <table:table-cell office:value-type="date" office:date-value="2022-03-20T00:00:00" table:style-name="ce2">
            <text:p>2022-03-20</text:p>
          </table:table-cell>
          <table:table-cell office:value-type="float" office:value="645" table:style-name="ce1">
            <text:p>645</text:p>
          </table:table-cell>
          <table:table-cell office:value-type="float" office:value="56859" table:style-name="ce1">
            <text:p>56859</text:p>
          </table:table-cell>
          <table:table-cell office:value-type="float" office:value="29615579" table:style-name="ce1">
            <text:p>2961557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Fiji</text:p>
          </table:table-cell>
          <table:table-cell office:value-type="date" office:date-value="2023-07-16T00:00:00" table:style-name="ce2">
            <text:p>2023-07-16</text:p>
          </table:table-cell>
          <table:table-cell office:value-type="float" office:value="371" table:style-name="ce1">
            <text:p>371</text:p>
          </table:table-cell>
          <table:table-cell office:value-type="float" office:value="34290" table:style-name="ce1">
            <text:p>34290</text:p>
          </table:table-cell>
          <table:table-cell office:value-type="float" office:value="17994204" table:style-name="ce1">
            <text:p>17994204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4-07T00:00:00" table:style-name="ce2">
            <text:p>2023-04-07</text:p>
          </table:table-cell>
          <table:table-cell office:value-type="float" office:value="798" table:style-name="ce1">
            <text:p>798</text:p>
          </table:table-cell>
          <table:table-cell office:value-type="float" office:value="867" table:style-name="ce1">
            <text:p>867</text:p>
          </table:table-cell>
          <table:table-cell office:value-type="float" office:value="35494850" table:style-name="ce1">
            <text:p>35494850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Ecuador</text:p>
          </table:table-cell>
          <table:table-cell office:value-type="date" office:date-value="2021-11-27T00:00:00" table:style-name="ce2">
            <text:p>2021-11-27</text:p>
          </table:table-cell>
          <table:table-cell office:value-type="float" office:value="764" table:style-name="ce1">
            <text:p>764</text:p>
          </table:table-cell>
          <table:table-cell office:value-type="float" office:value="59770" table:style-name="ce1">
            <text:p>59770</text:p>
          </table:table-cell>
          <table:table-cell office:value-type="float" office:value="15055813" table:style-name="ce1">
            <text:p>1505581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Congo</text:p>
          </table:table-cell>
          <table:table-cell office:value-type="date" office:date-value="2021-07-08T00:00:00" table:style-name="ce2">
            <text:p>2021-07-08</text:p>
          </table:table-cell>
          <table:table-cell office:value-type="float" office:value="204" table:style-name="ce1">
            <text:p>204</text:p>
          </table:table-cell>
          <table:table-cell office:value-type="float" office:value="12802" table:style-name="ce1">
            <text:p>12802</text:p>
          </table:table-cell>
          <table:table-cell office:value-type="float" office:value="30284752" table:style-name="ce1">
            <text:p>3028475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Cyprus</text:p>
          </table:table-cell>
          <table:table-cell office:value-type="date" office:date-value="2021-07-15T00:00:00" table:style-name="ce2">
            <text:p>2021-07-15</text:p>
          </table:table-cell>
          <table:table-cell office:value-type="float" office:value="502" table:style-name="ce1">
            <text:p>502</text:p>
          </table:table-cell>
          <table:table-cell office:value-type="float" office:value="43723" table:style-name="ce1">
            <text:p>43723</text:p>
          </table:table-cell>
          <table:table-cell office:value-type="float" office:value="48108674" table:style-name="ce1">
            <text:p>4810867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Pakistan</text:p>
          </table:table-cell>
          <table:table-cell office:value-type="date" office:date-value="2022-05-26T00:00:00" table:style-name="ce2">
            <text:p>2022-05-26</text:p>
          </table:table-cell>
          <table:table-cell office:value-type="float" office:value="261" table:style-name="ce1">
            <text:p>261</text:p>
          </table:table-cell>
          <table:table-cell office:value-type="float" office:value="66921" table:style-name="ce1">
            <text:p>66921</text:p>
          </table:table-cell>
          <table:table-cell office:value-type="float" office:value="20248054" table:style-name="ce1">
            <text:p>2024805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Moldova</text:p>
          </table:table-cell>
          <table:table-cell office:value-type="date" office:date-value="2023-03-19T00:00:00" table:style-name="ce2">
            <text:p>2023-03-19</text:p>
          </table:table-cell>
          <table:table-cell office:value-type="float" office:value="836" table:style-name="ce1">
            <text:p>836</text:p>
          </table:table-cell>
          <table:table-cell office:value-type="float" office:value="8234" table:style-name="ce1">
            <text:p>8234</text:p>
          </table:table-cell>
          <table:table-cell office:value-type="float" office:value="36580563" table:style-name="ce1">
            <text:p>3658056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Uganda</text:p>
          </table:table-cell>
          <table:table-cell office:value-type="date" office:date-value="2022-12-30T00:00:00" table:style-name="ce2">
            <text:p>2022-12-30</text:p>
          </table:table-cell>
          <table:table-cell office:value-type="float" office:value="841" table:style-name="ce1">
            <text:p>841</text:p>
          </table:table-cell>
          <table:table-cell office:value-type="float" office:value="81566" table:style-name="ce1">
            <text:p>81566</text:p>
          </table:table-cell>
          <table:table-cell office:value-type="float" office:value="15947253" table:style-name="ce1">
            <text:p>15947253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Macedonia</text:p>
          </table:table-cell>
          <table:table-cell office:value-type="date" office:date-value="2021-01-31T00:00:00" table:style-name="ce2">
            <text:p>2021-01-31</text:p>
          </table:table-cell>
          <table:table-cell office:value-type="float" office:value="207" table:style-name="ce1">
            <text:p>207</text:p>
          </table:table-cell>
          <table:table-cell office:value-type="float" office:value="10716" table:style-name="ce1">
            <text:p>10716</text:p>
          </table:table-cell>
          <table:table-cell office:value-type="float" office:value="26167220" table:style-name="ce1">
            <text:p>26167220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Albania</text:p>
          </table:table-cell>
          <table:table-cell office:value-type="date" office:date-value="2023-09-11T00:00:00" table:style-name="ce2">
            <text:p>2023-09-11</text:p>
          </table:table-cell>
          <table:table-cell office:value-type="float" office:value="507" table:style-name="ce1">
            <text:p>507</text:p>
          </table:table-cell>
          <table:table-cell office:value-type="float" office:value="91220" table:style-name="ce1">
            <text:p>91220</text:p>
          </table:table-cell>
          <table:table-cell office:value-type="float" office:value="3518739" table:style-name="ce1">
            <text:p>351873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Jamaica</text:p>
          </table:table-cell>
          <table:table-cell office:value-type="date" office:date-value="2021-06-11T00:00:00" table:style-name="ce2">
            <text:p>2021-06-11</text:p>
          </table:table-cell>
          <table:table-cell office:value-type="float" office:value="897" table:style-name="ce1">
            <text:p>897</text:p>
          </table:table-cell>
          <table:table-cell office:value-type="float" office:value="82266" table:style-name="ce1">
            <text:p>82266</text:p>
          </table:table-cell>
          <table:table-cell office:value-type="float" office:value="28936358" table:style-name="ce1">
            <text:p>2893635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12-15T00:00:00" table:style-name="ce2">
            <text:p>2021-12-15</text:p>
          </table:table-cell>
          <table:table-cell office:value-type="float" office:value="147" table:style-name="ce1">
            <text:p>147</text:p>
          </table:table-cell>
          <table:table-cell office:value-type="float" office:value="56055" table:style-name="ce1">
            <text:p>56055</text:p>
          </table:table-cell>
          <table:table-cell office:value-type="float" office:value="3578355" table:style-name="ce1">
            <text:p>357835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Benin</text:p>
          </table:table-cell>
          <table:table-cell office:value-type="date" office:date-value="2021-09-01T00:00:00" table:style-name="ce2">
            <text:p>2021-09-01</text:p>
          </table:table-cell>
          <table:table-cell office:value-type="float" office:value="394" table:style-name="ce1">
            <text:p>394</text:p>
          </table:table-cell>
          <table:table-cell office:value-type="float" office:value="38568" table:style-name="ce1">
            <text:p>38568</text:p>
          </table:table-cell>
          <table:table-cell office:value-type="float" office:value="20801421" table:style-name="ce1">
            <text:p>2080142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Bermuda</text:p>
          </table:table-cell>
          <table:table-cell office:value-type="date" office:date-value="2022-07-01T00:00:00" table:style-name="ce2">
            <text:p>2022-07-01</text:p>
          </table:table-cell>
          <table:table-cell office:value-type="float" office:value="781" table:style-name="ce1">
            <text:p>781</text:p>
          </table:table-cell>
          <table:table-cell office:value-type="float" office:value="58572" table:style-name="ce1">
            <text:p>58572</text:p>
          </table:table-cell>
          <table:table-cell office:value-type="float" office:value="23150152" table:style-name="ce1">
            <text:p>23150152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Qatar</text:p>
          </table:table-cell>
          <table:table-cell office:value-type="date" office:date-value="2022-10-04T00:00:00" table:style-name="ce2">
            <text:p>2022-10-04</text:p>
          </table:table-cell>
          <table:table-cell office:value-type="float" office:value="367" table:style-name="ce1">
            <text:p>367</text:p>
          </table:table-cell>
          <table:table-cell office:value-type="float" office:value="6043" table:style-name="ce1">
            <text:p>6043</text:p>
          </table:table-cell>
          <table:table-cell office:value-type="float" office:value="46542170" table:style-name="ce1">
            <text:p>4654217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Moldova</text:p>
          </table:table-cell>
          <table:table-cell office:value-type="date" office:date-value="2021-05-22T00:00:00" table:style-name="ce2">
            <text:p>2021-05-22</text:p>
          </table:table-cell>
          <table:table-cell office:value-type="float" office:value="549" table:style-name="ce1">
            <text:p>549</text:p>
          </table:table-cell>
          <table:table-cell office:value-type="float" office:value="77174" table:style-name="ce1">
            <text:p>77174</text:p>
          </table:table-cell>
          <table:table-cell office:value-type="float" office:value="22468512" table:style-name="ce1">
            <text:p>22468512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Jamaica</text:p>
          </table:table-cell>
          <table:table-cell office:value-type="date" office:date-value="2022-11-13T00:00:00" table:style-name="ce2">
            <text:p>2022-11-13</text:p>
          </table:table-cell>
          <table:table-cell office:value-type="float" office:value="336" table:style-name="ce1">
            <text:p>336</text:p>
          </table:table-cell>
          <table:table-cell office:value-type="float" office:value="38903" table:style-name="ce1">
            <text:p>38903</text:p>
          </table:table-cell>
          <table:table-cell office:value-type="float" office:value="1371693" table:style-name="ce1">
            <text:p>1371693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Serbia</text:p>
          </table:table-cell>
          <table:table-cell office:value-type="date" office:date-value="2022-11-08T00:00:00" table:style-name="ce2">
            <text:p>2022-11-08</text:p>
          </table:table-cell>
          <table:table-cell office:value-type="float" office:value="126" table:style-name="ce1">
            <text:p>126</text:p>
          </table:table-cell>
          <table:table-cell office:value-type="float" office:value="23323" table:style-name="ce1">
            <text:p>23323</text:p>
          </table:table-cell>
          <table:table-cell office:value-type="float" office:value="109139" table:style-name="ce1">
            <text:p>109139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12-04T00:00:00" table:style-name="ce2">
            <text:p>2023-12-04</text:p>
          </table:table-cell>
          <table:table-cell office:value-type="float" office:value="933" table:style-name="ce1">
            <text:p>933</text:p>
          </table:table-cell>
          <table:table-cell office:value-type="float" office:value="60216" table:style-name="ce1">
            <text:p>60216</text:p>
          </table:table-cell>
          <table:table-cell office:value-type="float" office:value="5483746" table:style-name="ce1">
            <text:p>548374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Guadeloupe</text:p>
          </table:table-cell>
          <table:table-cell office:value-type="date" office:date-value="2022-06-28T00:00:00" table:style-name="ce2">
            <text:p>2022-06-28</text:p>
          </table:table-cell>
          <table:table-cell office:value-type="float" office:value="75" table:style-name="ce1">
            <text:p>75</text:p>
          </table:table-cell>
          <table:table-cell office:value-type="float" office:value="66082" table:style-name="ce1">
            <text:p>66082</text:p>
          </table:table-cell>
          <table:table-cell office:value-type="float" office:value="24380943" table:style-name="ce1">
            <text:p>2438094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Cyprus</text:p>
          </table:table-cell>
          <table:table-cell office:value-type="date" office:date-value="2021-10-09T00:00:00" table:style-name="ce2">
            <text:p>2021-10-09</text:p>
          </table:table-cell>
          <table:table-cell office:value-type="float" office:value="169" table:style-name="ce1">
            <text:p>169</text:p>
          </table:table-cell>
          <table:table-cell office:value-type="float" office:value="87360" table:style-name="ce1">
            <text:p>87360</text:p>
          </table:table-cell>
          <table:table-cell office:value-type="float" office:value="37905701" table:style-name="ce1">
            <text:p>3790570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Uganda</text:p>
          </table:table-cell>
          <table:table-cell office:value-type="date" office:date-value="2023-03-23T00:00:00" table:style-name="ce2">
            <text:p>2023-03-23</text:p>
          </table:table-cell>
          <table:table-cell office:value-type="float" office:value="157" table:style-name="ce1">
            <text:p>157</text:p>
          </table:table-cell>
          <table:table-cell office:value-type="float" office:value="2856" table:style-name="ce1">
            <text:p>2856</text:p>
          </table:table-cell>
          <table:table-cell office:value-type="float" office:value="23281317" table:style-name="ce1">
            <text:p>23281317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Djibouti</text:p>
          </table:table-cell>
          <table:table-cell office:value-type="date" office:date-value="2021-07-05T00:00:00" table:style-name="ce2">
            <text:p>2021-07-05</text:p>
          </table:table-cell>
          <table:table-cell office:value-type="float" office:value="777" table:style-name="ce1">
            <text:p>777</text:p>
          </table:table-cell>
          <table:table-cell office:value-type="float" office:value="91048" table:style-name="ce1">
            <text:p>91048</text:p>
          </table:table-cell>
          <table:table-cell office:value-type="float" office:value="42227596" table:style-name="ce1">
            <text:p>4222759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Fiji</text:p>
          </table:table-cell>
          <table:table-cell office:value-type="date" office:date-value="2021-06-12T00:00:00" table:style-name="ce2">
            <text:p>2021-06-12</text:p>
          </table:table-cell>
          <table:table-cell office:value-type="float" office:value="155" table:style-name="ce1">
            <text:p>155</text:p>
          </table:table-cell>
          <table:table-cell office:value-type="float" office:value="94201" table:style-name="ce1">
            <text:p>94201</text:p>
          </table:table-cell>
          <table:table-cell office:value-type="float" office:value="21866379" table:style-name="ce1">
            <text:p>2186637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12-07T00:00:00" table:style-name="ce2">
            <text:p>2023-12-07</text:p>
          </table:table-cell>
          <table:table-cell office:value-type="float" office:value="658" table:style-name="ce1">
            <text:p>658</text:p>
          </table:table-cell>
          <table:table-cell office:value-type="float" office:value="4298" table:style-name="ce1">
            <text:p>4298</text:p>
          </table:table-cell>
          <table:table-cell office:value-type="float" office:value="24301472" table:style-name="ce1">
            <text:p>2430147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Uganda</text:p>
          </table:table-cell>
          <table:table-cell office:value-type="date" office:date-value="2022-08-25T00:00:00" table:style-name="ce2">
            <text:p>2022-08-25</text:p>
          </table:table-cell>
          <table:table-cell office:value-type="float" office:value="317" table:style-name="ce1">
            <text:p>317</text:p>
          </table:table-cell>
          <table:table-cell office:value-type="float" office:value="9983" table:style-name="ce1">
            <text:p>9983</text:p>
          </table:table-cell>
          <table:table-cell office:value-type="float" office:value="38802954" table:style-name="ce1">
            <text:p>3880295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Albania</text:p>
          </table:table-cell>
          <table:table-cell office:value-type="date" office:date-value="2022-03-21T00:00:00" table:style-name="ce2">
            <text:p>2022-03-21</text:p>
          </table:table-cell>
          <table:table-cell office:value-type="float" office:value="193" table:style-name="ce1">
            <text:p>193</text:p>
          </table:table-cell>
          <table:table-cell office:value-type="float" office:value="85548" table:style-name="ce1">
            <text:p>85548</text:p>
          </table:table-cell>
          <table:table-cell office:value-type="float" office:value="31405458" table:style-name="ce1">
            <text:p>3140545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7-25T00:00:00" table:style-name="ce2">
            <text:p>2023-07-25</text:p>
          </table:table-cell>
          <table:table-cell office:value-type="float" office:value="184" table:style-name="ce1">
            <text:p>184</text:p>
          </table:table-cell>
          <table:table-cell office:value-type="float" office:value="87264" table:style-name="ce1">
            <text:p>87264</text:p>
          </table:table-cell>
          <table:table-cell office:value-type="float" office:value="23190521" table:style-name="ce1">
            <text:p>2319052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Mauritius</text:p>
          </table:table-cell>
          <table:table-cell office:value-type="date" office:date-value="2022-11-17T00:00:00" table:style-name="ce2">
            <text:p>2022-11-17</text:p>
          </table:table-cell>
          <table:table-cell office:value-type="float" office:value="448" table:style-name="ce1">
            <text:p>448</text:p>
          </table:table-cell>
          <table:table-cell office:value-type="float" office:value="96303" table:style-name="ce1">
            <text:p>96303</text:p>
          </table:table-cell>
          <table:table-cell office:value-type="float" office:value="24296969" table:style-name="ce1">
            <text:p>2429696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8-17T00:00:00" table:style-name="ce2">
            <text:p>2023-08-17</text:p>
          </table:table-cell>
          <table:table-cell office:value-type="float" office:value="924" table:style-name="ce1">
            <text:p>924</text:p>
          </table:table-cell>
          <table:table-cell office:value-type="float" office:value="72462" table:style-name="ce1">
            <text:p>72462</text:p>
          </table:table-cell>
          <table:table-cell office:value-type="float" office:value="38528975" table:style-name="ce1">
            <text:p>3852897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Senegal</text:p>
          </table:table-cell>
          <table:table-cell office:value-type="date" office:date-value="2023-02-15T00:00:00" table:style-name="ce2">
            <text:p>2023-02-15</text:p>
          </table:table-cell>
          <table:table-cell office:value-type="float" office:value="340" table:style-name="ce1">
            <text:p>340</text:p>
          </table:table-cell>
          <table:table-cell office:value-type="float" office:value="42162" table:style-name="ce1">
            <text:p>42162</text:p>
          </table:table-cell>
          <table:table-cell office:value-type="float" office:value="47448520" table:style-name="ce1">
            <text:p>47448520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Burundi</text:p>
          </table:table-cell>
          <table:table-cell office:value-type="date" office:date-value="2023-06-08T00:00:00" table:style-name="ce2">
            <text:p>2023-06-08</text:p>
          </table:table-cell>
          <table:table-cell office:value-type="float" office:value="341" table:style-name="ce1">
            <text:p>341</text:p>
          </table:table-cell>
          <table:table-cell office:value-type="float" office:value="76469" table:style-name="ce1">
            <text:p>76469</text:p>
          </table:table-cell>
          <table:table-cell office:value-type="float" office:value="43818981" table:style-name="ce1">
            <text:p>4381898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Philippines</text:p>
          </table:table-cell>
          <table:table-cell office:value-type="date" office:date-value="2021-04-13T00:00:00" table:style-name="ce2">
            <text:p>2021-04-13</text:p>
          </table:table-cell>
          <table:table-cell office:value-type="float" office:value="0" table:style-name="ce1">
            <text:p>0</text:p>
          </table:table-cell>
          <table:table-cell office:value-type="float" office:value="56002" table:style-name="ce1">
            <text:p>56002</text:p>
          </table:table-cell>
          <table:table-cell office:value-type="float" office:value="33466452" table:style-name="ce1">
            <text:p>3346645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Benin</text:p>
          </table:table-cell>
          <table:table-cell office:value-type="date" office:date-value="2022-01-06T00:00:00" table:style-name="ce2">
            <text:p>2022-01-06</text:p>
          </table:table-cell>
          <table:table-cell office:value-type="float" office:value="410" table:style-name="ce1">
            <text:p>410</text:p>
          </table:table-cell>
          <table:table-cell office:value-type="float" office:value="73886" table:style-name="ce1">
            <text:p>73886</text:p>
          </table:table-cell>
          <table:table-cell office:value-type="float" office:value="12495999" table:style-name="ce1">
            <text:p>1249599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Anguilla</text:p>
          </table:table-cell>
          <table:table-cell office:value-type="date" office:date-value="2022-05-17T00:00:00" table:style-name="ce2">
            <text:p>2022-05-17</text:p>
          </table:table-cell>
          <table:table-cell office:value-type="float" office:value="6" table:style-name="ce1">
            <text:p>6</text:p>
          </table:table-cell>
          <table:table-cell office:value-type="float" office:value="98352" table:style-name="ce1">
            <text:p>98352</text:p>
          </table:table-cell>
          <table:table-cell office:value-type="float" office:value="20504061" table:style-name="ce1">
            <text:p>20504061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Jamaica</text:p>
          </table:table-cell>
          <table:table-cell office:value-type="date" office:date-value="2021-09-01T00:00:00" table:style-name="ce2">
            <text:p>2021-09-01</text:p>
          </table:table-cell>
          <table:table-cell office:value-type="float" office:value="266" table:style-name="ce1">
            <text:p>266</text:p>
          </table:table-cell>
          <table:table-cell office:value-type="float" office:value="68353" table:style-name="ce1">
            <text:p>68353</text:p>
          </table:table-cell>
          <table:table-cell office:value-type="float" office:value="110233" table:style-name="ce1">
            <text:p>110233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12-04T00:00:00" table:style-name="ce2">
            <text:p>2023-12-04</text:p>
          </table:table-cell>
          <table:table-cell office:value-type="float" office:value="676" table:style-name="ce1">
            <text:p>676</text:p>
          </table:table-cell>
          <table:table-cell office:value-type="float" office:value="91566" table:style-name="ce1">
            <text:p>91566</text:p>
          </table:table-cell>
          <table:table-cell office:value-type="float" office:value="16340159" table:style-name="ce1">
            <text:p>1634015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Albania</text:p>
          </table:table-cell>
          <table:table-cell office:value-type="date" office:date-value="2023-02-23T00:00:00" table:style-name="ce2">
            <text:p>2023-02-23</text:p>
          </table:table-cell>
          <table:table-cell office:value-type="float" office:value="704" table:style-name="ce1">
            <text:p>704</text:p>
          </table:table-cell>
          <table:table-cell office:value-type="float" office:value="46871" table:style-name="ce1">
            <text:p>46871</text:p>
          </table:table-cell>
          <table:table-cell office:value-type="float" office:value="21927898" table:style-name="ce1">
            <text:p>2192789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Bermuda</text:p>
          </table:table-cell>
          <table:table-cell office:value-type="date" office:date-value="2022-08-28T00:00:00" table:style-name="ce2">
            <text:p>2022-08-28</text:p>
          </table:table-cell>
          <table:table-cell office:value-type="float" office:value="817" table:style-name="ce1">
            <text:p>817</text:p>
          </table:table-cell>
          <table:table-cell office:value-type="float" office:value="74506" table:style-name="ce1">
            <text:p>74506</text:p>
          </table:table-cell>
          <table:table-cell office:value-type="float" office:value="12211679" table:style-name="ce1">
            <text:p>1221167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Guadeloupe</text:p>
          </table:table-cell>
          <table:table-cell office:value-type="date" office:date-value="2023-07-25T00:00:00" table:style-name="ce2">
            <text:p>2023-07-25</text:p>
          </table:table-cell>
          <table:table-cell office:value-type="float" office:value="115" table:style-name="ce1">
            <text:p>115</text:p>
          </table:table-cell>
          <table:table-cell office:value-type="float" office:value="64160" table:style-name="ce1">
            <text:p>64160</text:p>
          </table:table-cell>
          <table:table-cell office:value-type="float" office:value="26580376" table:style-name="ce1">
            <text:p>26580376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Senegal</text:p>
          </table:table-cell>
          <table:table-cell office:value-type="date" office:date-value="2021-07-27T00:00:00" table:style-name="ce2">
            <text:p>2021-07-27</text:p>
          </table:table-cell>
          <table:table-cell office:value-type="float" office:value="495" table:style-name="ce1">
            <text:p>495</text:p>
          </table:table-cell>
          <table:table-cell office:value-type="float" office:value="36671" table:style-name="ce1">
            <text:p>36671</text:p>
          </table:table-cell>
          <table:table-cell office:value-type="float" office:value="14532314" table:style-name="ce1">
            <text:p>1453231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Czech Republic</text:p>
          </table:table-cell>
          <table:table-cell office:value-type="date" office:date-value="2021-11-06T00:00:00" table:style-name="ce2">
            <text:p>2021-11-06</text:p>
          </table:table-cell>
          <table:table-cell office:value-type="float" office:value="599" table:style-name="ce1">
            <text:p>599</text:p>
          </table:table-cell>
          <table:table-cell office:value-type="float" office:value="29451" table:style-name="ce1">
            <text:p>29451</text:p>
          </table:table-cell>
          <table:table-cell office:value-type="float" office:value="5075950" table:style-name="ce1">
            <text:p>5075950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Guam</text:p>
          </table:table-cell>
          <table:table-cell office:value-type="date" office:date-value="2021-10-11T00:00:00" table:style-name="ce2">
            <text:p>2021-10-11</text:p>
          </table:table-cell>
          <table:table-cell office:value-type="float" office:value="813" table:style-name="ce1">
            <text:p>813</text:p>
          </table:table-cell>
          <table:table-cell office:value-type="float" office:value="52674" table:style-name="ce1">
            <text:p>52674</text:p>
          </table:table-cell>
          <table:table-cell office:value-type="float" office:value="4971751" table:style-name="ce1">
            <text:p>497175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Sudan</text:p>
          </table:table-cell>
          <table:table-cell office:value-type="date" office:date-value="2021-01-10T00:00:00" table:style-name="ce2">
            <text:p>2021-01-10</text:p>
          </table:table-cell>
          <table:table-cell office:value-type="float" office:value="775" table:style-name="ce1">
            <text:p>775</text:p>
          </table:table-cell>
          <table:table-cell office:value-type="float" office:value="23373" table:style-name="ce1">
            <text:p>23373</text:p>
          </table:table-cell>
          <table:table-cell office:value-type="float" office:value="3354865" table:style-name="ce1">
            <text:p>3354865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Albania</text:p>
          </table:table-cell>
          <table:table-cell office:value-type="date" office:date-value="2023-05-18T00:00:00" table:style-name="ce2">
            <text:p>2023-05-18</text:p>
          </table:table-cell>
          <table:table-cell office:value-type="float" office:value="482" table:style-name="ce1">
            <text:p>482</text:p>
          </table:table-cell>
          <table:table-cell office:value-type="float" office:value="73868" table:style-name="ce1">
            <text:p>73868</text:p>
          </table:table-cell>
          <table:table-cell office:value-type="float" office:value="42700964" table:style-name="ce1">
            <text:p>4270096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Sri Lanka</text:p>
          </table:table-cell>
          <table:table-cell office:value-type="date" office:date-value="2023-11-21T00:00:00" table:style-name="ce2">
            <text:p>2023-11-21</text:p>
          </table:table-cell>
          <table:table-cell office:value-type="float" office:value="586" table:style-name="ce1">
            <text:p>586</text:p>
          </table:table-cell>
          <table:table-cell office:value-type="float" office:value="95003" table:style-name="ce1">
            <text:p>95003</text:p>
          </table:table-cell>
          <table:table-cell office:value-type="float" office:value="40145167" table:style-name="ce1">
            <text:p>40145167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Guadeloupe</text:p>
          </table:table-cell>
          <table:table-cell office:value-type="date" office:date-value="2023-03-09T00:00:00" table:style-name="ce2">
            <text:p>2023-03-09</text:p>
          </table:table-cell>
          <table:table-cell office:value-type="float" office:value="418" table:style-name="ce1">
            <text:p>418</text:p>
          </table:table-cell>
          <table:table-cell office:value-type="float" office:value="60767" table:style-name="ce1">
            <text:p>60767</text:p>
          </table:table-cell>
          <table:table-cell office:value-type="float" office:value="33656581" table:style-name="ce1">
            <text:p>33656581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Congo</text:p>
          </table:table-cell>
          <table:table-cell office:value-type="date" office:date-value="2021-04-09T00:00:00" table:style-name="ce2">
            <text:p>2021-04-09</text:p>
          </table:table-cell>
          <table:table-cell office:value-type="float" office:value="502" table:style-name="ce1">
            <text:p>502</text:p>
          </table:table-cell>
          <table:table-cell office:value-type="float" office:value="34262" table:style-name="ce1">
            <text:p>34262</text:p>
          </table:table-cell>
          <table:table-cell office:value-type="float" office:value="18079537" table:style-name="ce1">
            <text:p>1807953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Czech Republic</text:p>
          </table:table-cell>
          <table:table-cell office:value-type="date" office:date-value="2022-09-16T00:00:00" table:style-name="ce2">
            <text:p>2022-09-16</text:p>
          </table:table-cell>
          <table:table-cell office:value-type="float" office:value="747" table:style-name="ce1">
            <text:p>747</text:p>
          </table:table-cell>
          <table:table-cell office:value-type="float" office:value="60749" table:style-name="ce1">
            <text:p>60749</text:p>
          </table:table-cell>
          <table:table-cell office:value-type="float" office:value="12139345" table:style-name="ce1">
            <text:p>1213934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Cayman Islands</text:p>
          </table:table-cell>
          <table:table-cell office:value-type="date" office:date-value="2022-02-07T00:00:00" table:style-name="ce2">
            <text:p>2022-02-07</text:p>
          </table:table-cell>
          <table:table-cell office:value-type="float" office:value="787" table:style-name="ce1">
            <text:p>787</text:p>
          </table:table-cell>
          <table:table-cell office:value-type="float" office:value="68941" table:style-name="ce1">
            <text:p>68941</text:p>
          </table:table-cell>
          <table:table-cell office:value-type="float" office:value="29015211" table:style-name="ce1">
            <text:p>2901521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11-06T00:00:00" table:style-name="ce2">
            <text:p>2023-11-06</text:p>
          </table:table-cell>
          <table:table-cell office:value-type="float" office:value="211" table:style-name="ce1">
            <text:p>211</text:p>
          </table:table-cell>
          <table:table-cell office:value-type="float" office:value="99988" table:style-name="ce1">
            <text:p>99988</text:p>
          </table:table-cell>
          <table:table-cell office:value-type="float" office:value="30068638" table:style-name="ce1">
            <text:p>30068638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Cuba</text:p>
          </table:table-cell>
          <table:table-cell office:value-type="date" office:date-value="2023-09-14T00:00:00" table:style-name="ce2">
            <text:p>2023-09-14</text:p>
          </table:table-cell>
          <table:table-cell office:value-type="float" office:value="445" table:style-name="ce1">
            <text:p>445</text:p>
          </table:table-cell>
          <table:table-cell office:value-type="float" office:value="14813" table:style-name="ce1">
            <text:p>14813</text:p>
          </table:table-cell>
          <table:table-cell office:value-type="float" office:value="23744987" table:style-name="ce1">
            <text:p>23744987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Anguilla</text:p>
          </table:table-cell>
          <table:table-cell office:value-type="date" office:date-value="2021-05-14T00:00:00" table:style-name="ce2">
            <text:p>2021-05-14</text:p>
          </table:table-cell>
          <table:table-cell office:value-type="float" office:value="18" table:style-name="ce1">
            <text:p>18</text:p>
          </table:table-cell>
          <table:table-cell office:value-type="float" office:value="60438" table:style-name="ce1">
            <text:p>60438</text:p>
          </table:table-cell>
          <table:table-cell office:value-type="float" office:value="42715556" table:style-name="ce1">
            <text:p>42715556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Ecuador</text:p>
          </table:table-cell>
          <table:table-cell office:value-type="date" office:date-value="2022-11-03T00:00:00" table:style-name="ce2">
            <text:p>2022-11-03</text:p>
          </table:table-cell>
          <table:table-cell office:value-type="float" office:value="4" table:style-name="ce1">
            <text:p>4</text:p>
          </table:table-cell>
          <table:table-cell office:value-type="float" office:value="75051" table:style-name="ce1">
            <text:p>75051</text:p>
          </table:table-cell>
          <table:table-cell office:value-type="float" office:value="30902347" table:style-name="ce1">
            <text:p>30902347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Italy</text:p>
          </table:table-cell>
          <table:table-cell office:value-type="date" office:date-value="2021-04-13T00:00:00" table:style-name="ce2">
            <text:p>2021-04-13</text:p>
          </table:table-cell>
          <table:table-cell office:value-type="float" office:value="29" table:style-name="ce1">
            <text:p>29</text:p>
          </table:table-cell>
          <table:table-cell office:value-type="float" office:value="74379" table:style-name="ce1">
            <text:p>74379</text:p>
          </table:table-cell>
          <table:table-cell office:value-type="float" office:value="15347072" table:style-name="ce1">
            <text:p>15347072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Benin</text:p>
          </table:table-cell>
          <table:table-cell office:value-type="date" office:date-value="2022-04-03T00:00:00" table:style-name="ce2">
            <text:p>2022-04-03</text:p>
          </table:table-cell>
          <table:table-cell office:value-type="float" office:value="815" table:style-name="ce1">
            <text:p>815</text:p>
          </table:table-cell>
          <table:table-cell office:value-type="float" office:value="2401" table:style-name="ce1">
            <text:p>2401</text:p>
          </table:table-cell>
          <table:table-cell office:value-type="float" office:value="11643283" table:style-name="ce1">
            <text:p>1164328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Sudan</text:p>
          </table:table-cell>
          <table:table-cell office:value-type="date" office:date-value="2022-02-28T00:00:00" table:style-name="ce2">
            <text:p>2022-02-28</text:p>
          </table:table-cell>
          <table:table-cell office:value-type="float" office:value="960" table:style-name="ce1">
            <text:p>960</text:p>
          </table:table-cell>
          <table:table-cell office:value-type="float" office:value="96010" table:style-name="ce1">
            <text:p>96010</text:p>
          </table:table-cell>
          <table:table-cell office:value-type="float" office:value="49684665" table:style-name="ce1">
            <text:p>49684665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akistan</text:p>
          </table:table-cell>
          <table:table-cell office:value-type="date" office:date-value="2021-05-04T00:00:00" table:style-name="ce2">
            <text:p>2021-05-04</text:p>
          </table:table-cell>
          <table:table-cell office:value-type="float" office:value="76" table:style-name="ce1">
            <text:p>76</text:p>
          </table:table-cell>
          <table:table-cell office:value-type="float" office:value="13994" table:style-name="ce1">
            <text:p>13994</text:p>
          </table:table-cell>
          <table:table-cell office:value-type="float" office:value="49244045" table:style-name="ce1">
            <text:p>49244045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Qatar</text:p>
          </table:table-cell>
          <table:table-cell office:value-type="date" office:date-value="2023-05-31T00:00:00" table:style-name="ce2">
            <text:p>2023-05-31</text:p>
          </table:table-cell>
          <table:table-cell office:value-type="float" office:value="276" table:style-name="ce1">
            <text:p>276</text:p>
          </table:table-cell>
          <table:table-cell office:value-type="float" office:value="9246" table:style-name="ce1">
            <text:p>9246</text:p>
          </table:table-cell>
          <table:table-cell office:value-type="float" office:value="2681832" table:style-name="ce1">
            <text:p>2681832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Mauritius</text:p>
          </table:table-cell>
          <table:table-cell office:value-type="date" office:date-value="2022-08-19T00:00:00" table:style-name="ce2">
            <text:p>2022-08-19</text:p>
          </table:table-cell>
          <table:table-cell office:value-type="float" office:value="749" table:style-name="ce1">
            <text:p>749</text:p>
          </table:table-cell>
          <table:table-cell office:value-type="float" office:value="53056" table:style-name="ce1">
            <text:p>53056</text:p>
          </table:table-cell>
          <table:table-cell office:value-type="float" office:value="11192282" table:style-name="ce1">
            <text:p>11192282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Cayman Islands</text:p>
          </table:table-cell>
          <table:table-cell office:value-type="date" office:date-value="2022-01-27T00:00:00" table:style-name="ce2">
            <text:p>2022-01-27</text:p>
          </table:table-cell>
          <table:table-cell office:value-type="float" office:value="15" table:style-name="ce1">
            <text:p>15</text:p>
          </table:table-cell>
          <table:table-cell office:value-type="float" office:value="66909" table:style-name="ce1">
            <text:p>66909</text:p>
          </table:table-cell>
          <table:table-cell office:value-type="float" office:value="7514781" table:style-name="ce1">
            <text:p>751478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Fiji</text:p>
          </table:table-cell>
          <table:table-cell office:value-type="date" office:date-value="2023-04-08T00:00:00" table:style-name="ce2">
            <text:p>2023-04-08</text:p>
          </table:table-cell>
          <table:table-cell office:value-type="float" office:value="521" table:style-name="ce1">
            <text:p>521</text:p>
          </table:table-cell>
          <table:table-cell office:value-type="float" office:value="51697" table:style-name="ce1">
            <text:p>51697</text:p>
          </table:table-cell>
          <table:table-cell office:value-type="float" office:value="41277216" table:style-name="ce1">
            <text:p>4127721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Mauritius</text:p>
          </table:table-cell>
          <table:table-cell office:value-type="date" office:date-value="2021-10-06T00:00:00" table:style-name="ce2">
            <text:p>2021-10-06</text:p>
          </table:table-cell>
          <table:table-cell office:value-type="float" office:value="305" table:style-name="ce1">
            <text:p>305</text:p>
          </table:table-cell>
          <table:table-cell office:value-type="float" office:value="72552" table:style-name="ce1">
            <text:p>72552</text:p>
          </table:table-cell>
          <table:table-cell office:value-type="float" office:value="40035428" table:style-name="ce1">
            <text:p>4003542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Mauritius</text:p>
          </table:table-cell>
          <table:table-cell office:value-type="date" office:date-value="2023-01-18T00:00:00" table:style-name="ce2">
            <text:p>2023-01-18</text:p>
          </table:table-cell>
          <table:table-cell office:value-type="float" office:value="507" table:style-name="ce1">
            <text:p>507</text:p>
          </table:table-cell>
          <table:table-cell office:value-type="float" office:value="86953" table:style-name="ce1">
            <text:p>86953</text:p>
          </table:table-cell>
          <table:table-cell office:value-type="float" office:value="6514446" table:style-name="ce1">
            <text:p>6514446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Cyprus</text:p>
          </table:table-cell>
          <table:table-cell office:value-type="date" office:date-value="2023-01-25T00:00:00" table:style-name="ce2">
            <text:p>2023-01-25</text:p>
          </table:table-cell>
          <table:table-cell office:value-type="float" office:value="159" table:style-name="ce1">
            <text:p>159</text:p>
          </table:table-cell>
          <table:table-cell office:value-type="float" office:value="66895" table:style-name="ce1">
            <text:p>66895</text:p>
          </table:table-cell>
          <table:table-cell office:value-type="float" office:value="19274978" table:style-name="ce1">
            <text:p>19274978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Antigua and Barbuda</text:p>
          </table:table-cell>
          <table:table-cell office:value-type="date" office:date-value="2021-02-11T00:00:00" table:style-name="ce2">
            <text:p>2021-02-11</text:p>
          </table:table-cell>
          <table:table-cell office:value-type="float" office:value="243" table:style-name="ce1">
            <text:p>243</text:p>
          </table:table-cell>
          <table:table-cell office:value-type="float" office:value="45347" table:style-name="ce1">
            <text:p>45347</text:p>
          </table:table-cell>
          <table:table-cell office:value-type="float" office:value="16089094" table:style-name="ce1">
            <text:p>1608909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7-10T00:00:00" table:style-name="ce2">
            <text:p>2022-07-10</text:p>
          </table:table-cell>
          <table:table-cell office:value-type="float" office:value="943" table:style-name="ce1">
            <text:p>943</text:p>
          </table:table-cell>
          <table:table-cell office:value-type="float" office:value="23850" table:style-name="ce1">
            <text:p>23850</text:p>
          </table:table-cell>
          <table:table-cell office:value-type="float" office:value="49643153" table:style-name="ce1">
            <text:p>49643153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Sudan</text:p>
          </table:table-cell>
          <table:table-cell office:value-type="date" office:date-value="2022-05-15T00:00:00" table:style-name="ce2">
            <text:p>2022-05-15</text:p>
          </table:table-cell>
          <table:table-cell office:value-type="float" office:value="598" table:style-name="ce1">
            <text:p>598</text:p>
          </table:table-cell>
          <table:table-cell office:value-type="float" office:value="88022" table:style-name="ce1">
            <text:p>88022</text:p>
          </table:table-cell>
          <table:table-cell office:value-type="float" office:value="5519838" table:style-name="ce1">
            <text:p>551983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Cuba</text:p>
          </table:table-cell>
          <table:table-cell office:value-type="date" office:date-value="2021-05-29T00:00:00" table:style-name="ce2">
            <text:p>2021-05-29</text:p>
          </table:table-cell>
          <table:table-cell office:value-type="float" office:value="386" table:style-name="ce1">
            <text:p>386</text:p>
          </table:table-cell>
          <table:table-cell office:value-type="float" office:value="511" table:style-name="ce1">
            <text:p>511</text:p>
          </table:table-cell>
          <table:table-cell office:value-type="float" office:value="29988214" table:style-name="ce1">
            <text:p>29988214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Cape Verde</text:p>
          </table:table-cell>
          <table:table-cell office:value-type="date" office:date-value="2021-05-06T00:00:00" table:style-name="ce2">
            <text:p>2021-05-06</text:p>
          </table:table-cell>
          <table:table-cell office:value-type="float" office:value="813" table:style-name="ce1">
            <text:p>813</text:p>
          </table:table-cell>
          <table:table-cell office:value-type="float" office:value="3139" table:style-name="ce1">
            <text:p>3139</text:p>
          </table:table-cell>
          <table:table-cell office:value-type="float" office:value="13380981" table:style-name="ce1">
            <text:p>13380981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Cuba</text:p>
          </table:table-cell>
          <table:table-cell office:value-type="date" office:date-value="2023-11-16T00:00:00" table:style-name="ce2">
            <text:p>2023-11-16</text:p>
          </table:table-cell>
          <table:table-cell office:value-type="float" office:value="513" table:style-name="ce1">
            <text:p>513</text:p>
          </table:table-cell>
          <table:table-cell office:value-type="float" office:value="14463" table:style-name="ce1">
            <text:p>14463</text:p>
          </table:table-cell>
          <table:table-cell office:value-type="float" office:value="6551834" table:style-name="ce1">
            <text:p>6551834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10-14T00:00:00" table:style-name="ce2">
            <text:p>2021-10-14</text:p>
          </table:table-cell>
          <table:table-cell office:value-type="float" office:value="669" table:style-name="ce1">
            <text:p>669</text:p>
          </table:table-cell>
          <table:table-cell office:value-type="float" office:value="82484" table:style-name="ce1">
            <text:p>82484</text:p>
          </table:table-cell>
          <table:table-cell office:value-type="float" office:value="46836545" table:style-name="ce1">
            <text:p>46836545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Jamaica</text:p>
          </table:table-cell>
          <table:table-cell office:value-type="date" office:date-value="2022-04-23T00:00:00" table:style-name="ce2">
            <text:p>2022-04-23</text:p>
          </table:table-cell>
          <table:table-cell office:value-type="float" office:value="723" table:style-name="ce1">
            <text:p>723</text:p>
          </table:table-cell>
          <table:table-cell office:value-type="float" office:value="41323" table:style-name="ce1">
            <text:p>41323</text:p>
          </table:table-cell>
          <table:table-cell office:value-type="float" office:value="23445359" table:style-name="ce1">
            <text:p>23445359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Anguilla</text:p>
          </table:table-cell>
          <table:table-cell office:value-type="date" office:date-value="2021-01-06T00:00:00" table:style-name="ce2">
            <text:p>2021-01-06</text:p>
          </table:table-cell>
          <table:table-cell office:value-type="float" office:value="457" table:style-name="ce1">
            <text:p>457</text:p>
          </table:table-cell>
          <table:table-cell office:value-type="float" office:value="39690" table:style-name="ce1">
            <text:p>39690</text:p>
          </table:table-cell>
          <table:table-cell office:value-type="float" office:value="15132768" table:style-name="ce1">
            <text:p>15132768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Kiribati</text:p>
          </table:table-cell>
          <table:table-cell office:value-type="date" office:date-value="2023-09-26T00:00:00" table:style-name="ce2">
            <text:p>2023-09-26</text:p>
          </table:table-cell>
          <table:table-cell office:value-type="float" office:value="329" table:style-name="ce1">
            <text:p>329</text:p>
          </table:table-cell>
          <table:table-cell office:value-type="float" office:value="96068" table:style-name="ce1">
            <text:p>96068</text:p>
          </table:table-cell>
          <table:table-cell office:value-type="float" office:value="31508311" table:style-name="ce1">
            <text:p>31508311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Cayman Islands</text:p>
          </table:table-cell>
          <table:table-cell office:value-type="date" office:date-value="2021-11-30T00:00:00" table:style-name="ce2">
            <text:p>2021-11-30</text:p>
          </table:table-cell>
          <table:table-cell office:value-type="float" office:value="540" table:style-name="ce1">
            <text:p>540</text:p>
          </table:table-cell>
          <table:table-cell office:value-type="float" office:value="21613" table:style-name="ce1">
            <text:p>21613</text:p>
          </table:table-cell>
          <table:table-cell office:value-type="float" office:value="16731078" table:style-name="ce1">
            <text:p>16731078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Cuba</text:p>
          </table:table-cell>
          <table:table-cell office:value-type="date" office:date-value="2023-05-22T00:00:00" table:style-name="ce2">
            <text:p>2023-05-22</text:p>
          </table:table-cell>
          <table:table-cell office:value-type="float" office:value="991" table:style-name="ce1">
            <text:p>991</text:p>
          </table:table-cell>
          <table:table-cell office:value-type="float" office:value="96349" table:style-name="ce1">
            <text:p>96349</text:p>
          </table:table-cell>
          <table:table-cell office:value-type="float" office:value="21338799" table:style-name="ce1">
            <text:p>21338799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Sri Lanka</text:p>
          </table:table-cell>
          <table:table-cell office:value-type="date" office:date-value="2023-01-13T00:00:00" table:style-name="ce2">
            <text:p>2023-01-13</text:p>
          </table:table-cell>
          <table:table-cell office:value-type="float" office:value="64" table:style-name="ce1">
            <text:p>64</text:p>
          </table:table-cell>
          <table:table-cell office:value-type="float" office:value="19845" table:style-name="ce1">
            <text:p>19845</text:p>
          </table:table-cell>
          <table:table-cell office:value-type="float" office:value="47280562" table:style-name="ce1">
            <text:p>47280562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Fiji</text:p>
          </table:table-cell>
          <table:table-cell office:value-type="date" office:date-value="2023-08-26T00:00:00" table:style-name="ce2">
            <text:p>2023-08-26</text:p>
          </table:table-cell>
          <table:table-cell office:value-type="float" office:value="132" table:style-name="ce1">
            <text:p>132</text:p>
          </table:table-cell>
          <table:table-cell office:value-type="float" office:value="97617" table:style-name="ce1">
            <text:p>97617</text:p>
          </table:table-cell>
          <table:table-cell office:value-type="float" office:value="21459016" table:style-name="ce1">
            <text:p>21459016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Djibouti</text:p>
          </table:table-cell>
          <table:table-cell office:value-type="date" office:date-value="2021-11-08T00:00:00" table:style-name="ce2">
            <text:p>2021-11-08</text:p>
          </table:table-cell>
          <table:table-cell office:value-type="float" office:value="752" table:style-name="ce1">
            <text:p>752</text:p>
          </table:table-cell>
          <table:table-cell office:value-type="float" office:value="72971" table:style-name="ce1">
            <text:p>72971</text:p>
          </table:table-cell>
          <table:table-cell office:value-type="float" office:value="15351019" table:style-name="ce1">
            <text:p>15351019</text:p>
          </table:table-cell>
          <table:table-cell office:value-type="string" table:style-name="ce1">
            <text:p>Europe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Mauritius</text:p>
          </table:table-cell>
          <table:table-cell office:value-type="date" office:date-value="2022-06-22T00:00:00" table:style-name="ce2">
            <text:p>2022-06-22</text:p>
          </table:table-cell>
          <table:table-cell office:value-type="float" office:value="199" table:style-name="ce1">
            <text:p>199</text:p>
          </table:table-cell>
          <table:table-cell office:value-type="float" office:value="46096" table:style-name="ce1">
            <text:p>46096</text:p>
          </table:table-cell>
          <table:table-cell office:value-type="float" office:value="12941565" table:style-name="ce1">
            <text:p>12941565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Czech Republic</text:p>
          </table:table-cell>
          <table:table-cell office:value-type="date" office:date-value="2022-03-23T00:00:00" table:style-name="ce2">
            <text:p>2022-03-23</text:p>
          </table:table-cell>
          <table:table-cell office:value-type="float" office:value="282" table:style-name="ce1">
            <text:p>282</text:p>
          </table:table-cell>
          <table:table-cell office:value-type="float" office:value="18103" table:style-name="ce1">
            <text:p>18103</text:p>
          </table:table-cell>
          <table:table-cell office:value-type="float" office:value="35948149" table:style-name="ce1">
            <text:p>3594814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Guam</text:p>
          </table:table-cell>
          <table:table-cell office:value-type="date" office:date-value="2021-03-26T00:00:00" table:style-name="ce2">
            <text:p>2021-03-26</text:p>
          </table:table-cell>
          <table:table-cell office:value-type="float" office:value="312" table:style-name="ce1">
            <text:p>312</text:p>
          </table:table-cell>
          <table:table-cell office:value-type="float" office:value="97605" table:style-name="ce1">
            <text:p>97605</text:p>
          </table:table-cell>
          <table:table-cell office:value-type="float" office:value="35993121" table:style-name="ce1">
            <text:p>35993121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8-16T00:00:00" table:style-name="ce2">
            <text:p>2022-08-16</text:p>
          </table:table-cell>
          <table:table-cell office:value-type="float" office:value="9" table:style-name="ce1">
            <text:p>9</text:p>
          </table:table-cell>
          <table:table-cell office:value-type="float" office:value="4649" table:style-name="ce1">
            <text:p>4649</text:p>
          </table:table-cell>
          <table:table-cell office:value-type="float" office:value="48689264" table:style-name="ce1">
            <text:p>48689264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Bermuda</text:p>
          </table:table-cell>
          <table:table-cell office:value-type="date" office:date-value="2023-09-10T00:00:00" table:style-name="ce2">
            <text:p>2023-09-10</text:p>
          </table:table-cell>
          <table:table-cell office:value-type="float" office:value="539" table:style-name="ce1">
            <text:p>539</text:p>
          </table:table-cell>
          <table:table-cell office:value-type="float" office:value="3993" table:style-name="ce1">
            <text:p>3993</text:p>
          </table:table-cell>
          <table:table-cell office:value-type="float" office:value="48400474" table:style-name="ce1">
            <text:p>48400474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2-18T00:00:00" table:style-name="ce2">
            <text:p>2023-02-18</text:p>
          </table:table-cell>
          <table:table-cell office:value-type="float" office:value="332" table:style-name="ce1">
            <text:p>332</text:p>
          </table:table-cell>
          <table:table-cell office:value-type="float" office:value="94864" table:style-name="ce1">
            <text:p>94864</text:p>
          </table:table-cell>
          <table:table-cell office:value-type="float" office:value="27711779" table:style-name="ce1">
            <text:p>27711779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Burundi</text:p>
          </table:table-cell>
          <table:table-cell office:value-type="date" office:date-value="2023-08-22T00:00:00" table:style-name="ce2">
            <text:p>2023-08-22</text:p>
          </table:table-cell>
          <table:table-cell office:value-type="float" office:value="507" table:style-name="ce1">
            <text:p>507</text:p>
          </table:table-cell>
          <table:table-cell office:value-type="float" office:value="36762" table:style-name="ce1">
            <text:p>36762</text:p>
          </table:table-cell>
          <table:table-cell office:value-type="float" office:value="21776336" table:style-name="ce1">
            <text:p>21776336</text:p>
          </table:table-cell>
          <table:table-cell office:value-type="string" table:style-name="ce1">
            <text:p>South America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10-24T00:00:00" table:style-name="ce2">
            <text:p>2023-10-24</text:p>
          </table:table-cell>
          <table:table-cell office:value-type="float" office:value="41" table:style-name="ce1">
            <text:p>41</text:p>
          </table:table-cell>
          <table:table-cell office:value-type="float" office:value="86245" table:style-name="ce1">
            <text:p>86245</text:p>
          </table:table-cell>
          <table:table-cell office:value-type="float" office:value="39264219" table:style-name="ce1">
            <text:p>39264219</text:p>
          </table:table-cell>
          <table:table-cell office:value-type="string" table:style-name="ce1">
            <text:p>North America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Albania</text:p>
          </table:table-cell>
          <table:table-cell office:value-type="date" office:date-value="2022-05-16T00:00:00" table:style-name="ce2">
            <text:p>2022-05-16</text:p>
          </table:table-cell>
          <table:table-cell office:value-type="float" office:value="595" table:style-name="ce1">
            <text:p>595</text:p>
          </table:table-cell>
          <table:table-cell office:value-type="float" office:value="77747" table:style-name="ce1">
            <text:p>77747</text:p>
          </table:table-cell>
          <table:table-cell office:value-type="float" office:value="7022811" table:style-name="ce1">
            <text:p>7022811</text:p>
          </table:table-cell>
          <table:table-cell office:value-type="string" table:style-name="ce1">
            <text:p>Oceania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Trinidad and Tobago</text:p>
          </table:table-cell>
          <table:table-cell office:value-type="date" office:date-value="2021-10-18T00:00:00" table:style-name="ce2">
            <text:p>2021-10-18</text:p>
          </table:table-cell>
          <table:table-cell office:value-type="float" office:value="37" table:style-name="ce1">
            <text:p>37</text:p>
          </table:table-cell>
          <table:table-cell office:value-type="float" office:value="7058" table:style-name="ce1">
            <text:p>7058</text:p>
          </table:table-cell>
          <table:table-cell office:value-type="float" office:value="30022510" table:style-name="ce1">
            <text:p>30022510</text:p>
          </table:table-cell>
          <table:table-cell office:value-type="string" table:style-name="ce1">
            <text:p>Asia</text:p>
          </table:table-cell>
          <table:table-cell table:number-columns-repeated="16377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Пользователь</meta:initial-creator>
    <dc:creator>Ibrohim</dc:creator>
    <meta:creation-date>2024-11-25T19:41:50Z</meta:creation-date>
    <dc:date>2024-11-25T19:41:50Z</dc:date>
  </office:meta>
</office:document-meta>
</file>